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501cm"/>
    </style:style>
    <style:style style:name="co10" style:family="table-column">
      <style:table-column-properties fo:break-before="auto" style:column-width="3.327cm"/>
    </style:style>
    <style:style style:name="co11" style:family="table-column">
      <style:table-column-properties fo:break-before="auto" style:column-width="2.97cm"/>
    </style:style>
    <style:style style:name="co12" style:family="table-column">
      <style:table-column-properties fo:break-before="auto" style:column-width="3.822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9cm"/>
    </style:style>
    <style:style style:name="co15" style:family="table-column">
      <style:table-column-properties fo:break-before="auto" style:column-width="2.822cm"/>
    </style:style>
    <style:style style:name="co16" style:family="table-column">
      <style:table-column-properties fo:break-before="auto" style:column-width="2.623cm"/>
    </style:style>
    <style:style style:name="co17" style:family="table-column">
      <style:table-column-properties fo:break-before="auto" style:column-width="3.415cm"/>
    </style:style>
    <style:style style:name="co18" style:family="table-column">
      <style:table-column-properties fo:break-before="auto" style:column-width="4.184cm"/>
    </style:style>
    <style:style style:name="co19" style:family="table-column">
      <style:table-column-properties fo:break-before="auto" style:column-width="4.189cm"/>
    </style:style>
    <style:style style:name="co20" style:family="table-column">
      <style:table-column-properties fo:break-before="auto" style:column-width="3.664cm"/>
    </style:style>
    <style:style style:name="co2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2.364cm"/>
    </style:style>
    <style:style style:name="co23" style:family="table-column">
      <style:table-column-properties fo:break-before="auto" style:column-width="3.064cm"/>
    </style:style>
    <style:style style:name="co24" style:family="table-column">
      <style:table-column-properties fo:break-before="auto" style:column-width="2.872cm"/>
    </style:style>
    <style:style style:name="co25" style:family="table-column">
      <style:table-column-properties fo:break-before="auto" style:column-width="4.193cm"/>
    </style:style>
    <style:style style:name="co26" style:family="table-column">
      <style:table-column-properties fo:break-before="auto" style:column-width="8.491cm"/>
    </style:style>
    <style:style style:name="co27" style:family="table-column">
      <style:table-column-properties fo:break-before="auto" style:column-width="3.316cm"/>
    </style:style>
    <style:style style:name="co28" style:family="table-column">
      <style:table-column-properties fo:break-before="auto" style:column-width="1.353cm"/>
    </style:style>
    <style:style style:name="co29" style:family="table-column">
      <style:table-column-properties fo:break-before="auto" style:column-width="2.759cm"/>
    </style:style>
    <style:style style:name="co30" style:family="table-column">
      <style:table-column-properties fo:break-before="auto" style:column-width="4.456cm"/>
    </style:style>
    <style:style style:name="co31" style:family="table-column">
      <style:table-column-properties fo:break-before="auto" style:column-width="7.303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9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2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20040" number:language="de" number:country="CH">
      <number:hours number:style="long"/>
      <number:text>:</number:text>
      <number:minutes number:style="long"/>
    </number:time-style>
    <style:style style:name="ce100" style:family="table-cell" style:parent-style-name="Default">
      <style:text-properties fo:color="#000080"/>
    </style:style>
    <style:style style:name="ce102" style:family="table-cell" style:parent-style-name="Default">
      <style:text-properties fo:color="#800000"/>
    </style:style>
    <style:style style:name="ce149" style:family="table-cell" style:parent-style-name="Default">
      <style:text-properties fo:color="#008000" fo:font-weight="bold" style:font-weight-asian="bold" style:font-weight-complex="bold"/>
    </style:style>
    <style:style style:name="ce150" style:family="table-cell" style:parent-style-name="Default" style:data-style-name="N100">
      <style:text-properties fo:color="#008000"/>
    </style:style>
    <style:style style:name="ce151" style:family="table-cell" style:parent-style-name="Default" style:data-style-name="N100">
      <style:text-properties fo:color="#800000" fo:font-weight="bold" style:font-weight-asian="bold" style:font-weight-complex="bold"/>
    </style:style>
    <style:style style:name="ce152" style:family="table-cell" style:parent-style-name="Default" style:data-style-name="N100">
      <style:text-properties fo:color="#800000"/>
    </style:style>
    <style:style style:name="ce153" style:family="table-cell" style:parent-style-name="Default">
      <style:text-properties fo:color="#000080" fo:font-weight="bold" style:font-weight-asian="bold" style:font-weight-complex="bold"/>
    </style:style>
    <style:style style:name="ce154" style:family="table-cell" style:parent-style-name="Default" style:data-style-name="N20040">
      <style:text-properties fo:color="#000080" fo:font-weight="bold" style:font-weight-asian="bold" style:font-weight-complex="bold"/>
    </style:style>
    <style:style style:name="ce155" style:family="table-cell" style:parent-style-name="Default" style:data-style-name="N20040">
      <style:text-properties fo:color="#000080"/>
    </style:style>
    <style:style style:name="ce156" style:family="table-cell" style:parent-style-name="Default" style:data-style-name="N20121">
      <style:text-properties fo:color="#008000" fo:font-weight="bold" style:font-weight-asian="bold" style:font-weight-complex="bold"/>
    </style:style>
    <style:style style:name="ce157" style:family="table-cell" style:parent-style-name="Default" style:data-style-name="N20121">
      <style:text-properties fo:color="#008000"/>
    </style:style>
    <style:style style:name="ce158" style:family="table-cell" style:parent-style-name="Default" style:data-style-name="N45">
      <style:text-properties fo:color="#008000" fo:font-weight="bold" style:font-weight-asian="bold" style:font-weight-complex="bold"/>
    </style:style>
    <style:style style:name="ce159" style:family="table-cell" style:parent-style-name="Default" style:data-style-name="N0">
      <style:text-properties fo:color="#008000"/>
    </style:style>
    <style:style style:name="ce160" style:family="table-cell" style:parent-style-name="Default" style:data-style-name="N20121">
      <style:table-cell-properties fo:border="none"/>
      <style:text-properties fo:color="#000080" fo:font-weight="bold" style:font-weight-asian="bold" style:font-weight-complex="bold"/>
    </style:style>
    <style:style style:name="ce161" style:family="table-cell" style:parent-style-name="Default" style:data-style-name="N20121">
      <style:text-properties fo:color="#000080"/>
    </style:style>
    <style:style style:name="ce170" style:family="table-cell" style:parent-style-name="Default" style:data-style-name="N20121">
      <style:text-properties fo:color="#000080" fo:font-weight="bold" style:font-weight-asian="bold" style:font-weight-complex="bold"/>
    </style:style>
    <style:style style:name="ce171" style:family="table-cell" style:parent-style-name="Default">
      <style:text-properties fo:font-weight="bold" style:font-weight-asian="bold" style:font-weight-complex="bold"/>
    </style:style>
    <style:style style:name="ce172" style:family="table-cell" style:parent-style-name="Default">
      <style:text-properties fo:font-weight="normal" style:font-weight-asian="normal" style:font-weight-complex="normal"/>
    </style:style>
    <style:style style:name="ce99" style:family="table-cell" style:parent-style-name="Default">
      <style:text-properties fo:color="#008000"/>
    </style:style>
    <style:style style:name="ce8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48" style:family="table-cell" style:parent-style-name="Default">
      <style:text-properties fo:font-size="11pt" style:font-size-asian="11pt" style:font-size-complex="11pt"/>
    </style:style>
    <style:style style:name="ce92" style:family="table-cell" style:parent-style-name="Default" style:data-style-name="N20036">
      <style:table-cell-properties fo:border="none"/>
      <style:text-properties fo:color="#008000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 style:data-style-name="N20036">
      <style:text-properties fo:font-size="11pt" style:font-size-asian="11pt" style:font-size-complex="11pt"/>
    </style:style>
    <style:style style:name="ce49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100"/>
    <style:style style:name="ce95" style:family="table-cell" style:parent-style-name="Default" style:data-style-name="N36">
      <style:text-properties fo:font-size="11pt" style:font-size-asian="11pt" style:font-size-complex="11pt"/>
    </style:style>
    <style:style style:name="ce101" style:family="table-cell" style:parent-style-name="Default" style:data-style-name="N76">
      <style:text-properties fo:color="#800000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124">
      <style:text-properties fo:color="#800000" fo:font-size="11pt" style:font-size-asian="11pt" style:font-size-complex="11pt"/>
    </style:style>
    <style:style style:name="ce131" style:family="table-cell" style:parent-style-name="Default">
      <style:table-cell-properties fo:border="none"/>
      <style:text-properties fo:color="#008000"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6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87" style:family="table-cell" style:parent-style-name="Default">
      <style:text-properties fo:color="#008000"/>
    </style:style>
    <style:style style:name="ce88" style:family="table-cell" style:parent-style-name="Default">
      <style:text-properties fo:color="#000080"/>
    </style:style>
    <style:style style:name="ce91" style:family="table-cell" style:parent-style-name="Default">
      <style:text-properties fo:color="#800000"/>
    </style:style>
    <style:style style:name="ce134" style:family="table-cell" style:parent-style-name="Default">
      <style:text-properties fo:color="#000000" fo:font-size="11pt" style:font-size-asian="11pt" style:font-size-complex="11pt"/>
    </style:style>
    <style:style style:name="ce19" style:family="table-cell" style:parent-style-name="Default" style:data-style-name="N0">
      <style:text-properties fo:color="#000080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0">
      <style:text-properties fo:color="#000080" fo:font-size="11pt" style:font-size-asian="11pt" style:font-size-complex="11pt"/>
    </style:style>
    <style:style style:name="ce21" style:family="table-cell" style:parent-style-name="Default" style:data-style-name="N0">
      <style:table-cell-properties fo:border="none"/>
      <style:text-properties fo:color="#000080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0">
      <style:text-properties fo:color="#000080"/>
    </style:style>
    <style:style style:name="ce23" style:family="table-cell" style:parent-style-name="Default" style:data-style-name="N0">
      <style:table-cell-properties style:rotation-align="none"/>
      <style:text-properties fo:color="#000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104">
      <style:text-properties fo:color="#000080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04">
      <style:text-properties fo:color="#000080"/>
    </style:style>
    <style:style style:name="ce26" style:family="table-cell" style:parent-style-name="Default" style:data-style-name="N104">
      <style:text-properties fo:color="#000080" fo:font-size="11pt" style:font-size-asian="11pt" style:font-size-complex="11pt"/>
    </style:style>
    <style:style style:name="ce27" style:family="table-cell" style:parent-style-name="Default" style:data-style-name="N104">
      <style:table-cell-properties fo:border="none"/>
      <style:text-properties fo:color="#000080"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ext-properties fo:color="#800000" fo:font-size="11pt" style:font-size-asian="11pt" style:font-size-complex="11pt"/>
    </style:style>
    <style:style style:name="ce135" style:family="table-cell" style:parent-style-name="Default">
      <style:table-cell-properties fo:border="none"/>
      <style:text-properties fo:color="#800000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 style:data-style-name="N0">
      <style:text-properties fo:color="#800000" fo:font-size="11pt" style:font-size-asian="11pt" style:font-size-complex="11pt"/>
      <style:map style:condition="cell-content()=#N/A" style:apply-style-name="Rot" style:base-cell-address="Zeiterfassung.G12"/>
    </style:style>
    <style:style style:name="ce31" style:family="table-cell" style:parent-style-name="Default">
      <style:text-properties fo:color="#800000"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 style:data-style-name="N121">
      <style:table-cell-properties fo:border="none"/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33" style:family="table-cell" style:parent-style-name="Default">
      <style:table-cell-properties fo:border="none"/>
      <style:text-properties fo:color="#800000" fo:font-size="11pt" style:font-size-asian="11pt" style:font-size-complex="11pt"/>
    </style:style>
    <style:style style:name="ce34" style:family="table-cell" style:parent-style-name="Default"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143" style:family="table-cell" style:parent-style-name="Default" style:data-style-name="N40">
      <style:table-cell-properties fo:border="none"/>
      <style:text-properties fo:color="#800000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40"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37" style:family="table-cell" style:parent-style-name="Default" style:data-style-name="N40">
      <style:text-properties fo:color="#800000" fo:font-size="11pt" style:font-size-asian="11pt" style:font-size-complex="11pt"/>
    </style:style>
    <style:style style:name="ce38" style:family="table-cell" style:parent-style-name="Default" style:data-style-name="N121"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39" style:family="table-cell" style:parent-style-name="Default">
      <style:text-properties fo:color="#000080" fo:font-size="11pt" style:font-size-asian="11pt" style:font-size-complex="11pt"/>
    </style:style>
    <style:style style:name="ce40" style:family="table-cell" style:parent-style-name="Default">
      <style:text-properties fo:color="#000080" fo:font-size="11pt" fo:font-weight="normal" style:font-size-asian="11pt" style:font-weight-asian="normal" style:font-size-complex="11pt" style:font-weight-complex="normal"/>
    </style:style>
    <style:style style:name="ce41" style:family="table-cell" style:parent-style-name="Default" style:data-style-name="N121">
      <style:text-properties fo:color="#000080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21">
      <style:text-properties fo:color="#000080" fo:font-size="11pt" style:font-size-asian="11pt" style:font-size-complex="11pt"/>
      <style:map style:condition="cell-content()=0" style:apply-style-name="Grau" style:base-cell-address="Zeiterfassung.H12"/>
    </style:style>
    <style:style style:name="ce43" style:family="table-cell" style:parent-style-name="Default" style:data-style-name="N45">
      <style:text-properties fo:color="#00008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0">
      <style:text-properties fo:color="#000080" fo:font-size="11pt" style:font-size-asian="11pt" style:font-size-complex="11pt"/>
      <style:map style:condition="cell-content()=0" style:apply-style-name="Grau" style:base-cell-address="Zeiterfassung.H12"/>
    </style:style>
    <style:style style:name="ce189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 style:data-style-name="N121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 style:data-style-name="N121">
      <style:text-properties fo:color="#000000" fo:font-size="11pt" style:font-size-asian="11pt" style:font-size-complex="11pt"/>
    </style:style>
    <style:style style:name="ce192" style:family="table-cell" style:parent-style-name="Default" style:data-style-name="N121">
      <style:text-properties fo:font-size="11pt" style:font-size-asian="11pt" style:font-size-complex="11pt"/>
    </style:style>
    <style:style style:name="ce193" style:family="table-cell" style:parent-style-name="Default" style:data-style-name="N0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 style:data-style-name="N0">
      <style:text-properties fo:color="#000000" fo:font-size="11pt" style:font-size-asian="11pt" style:font-size-complex="11pt"/>
    </style:style>
    <style:style style:name="ce195" style:family="table-cell" style:parent-style-name="Default" style:data-style-name="N0">
      <style:text-properties fo:font-size="11pt" style:font-size-asian="11pt" style:font-size-complex="11pt"/>
    </style:style>
    <style:style style:name="ce137" style:family="table-cell" style:parent-style-name="Default">
      <style:text-properties fo:color="#008000" fo:font-weight="bold" style:font-weight-asian="bold" style:font-weight-complex="bold"/>
    </style:style>
    <style:style style:name="ce138" style:family="table-cell" style:parent-style-name="Default" style:data-style-name="N100">
      <style:text-properties fo:color="#008000"/>
    </style:style>
    <style:style style:name="ce139" style:family="table-cell" style:parent-style-name="Default" style:data-style-name="N100">
      <style:text-properties fo:color="#800000" fo:font-weight="bold" style:font-weight-asian="bold" style:font-weight-complex="bold"/>
    </style:style>
    <style:style style:name="ce140" style:family="table-cell" style:parent-style-name="Default" style:data-style-name="N100">
      <style:text-properties fo:color="#800000"/>
    </style:style>
    <style:style style:name="ce141" style:family="table-cell" style:parent-style-name="Default">
      <style:text-properties fo:color="#000080" fo:font-weight="bold" style:font-weight-asian="bold" style:font-weight-complex="bold"/>
    </style:style>
    <style:style style:name="ce142" style:family="table-cell" style:parent-style-name="Default" style:data-style-name="N20040">
      <style:text-properties fo:color="#000080" fo:font-weight="bold" style:font-weight-asian="bold" style:font-weight-complex="bold"/>
    </style:style>
    <style:style style:name="ce144" style:family="table-cell" style:parent-style-name="Default" style:data-style-name="N20040">
      <style:text-properties fo:color="#000080"/>
    </style:style>
    <style:style style:name="ce145" style:family="table-cell" style:parent-style-name="Default" style:data-style-name="N20121">
      <style:text-properties fo:color="#008000" fo:font-weight="bold" style:font-weight-asian="bold" style:font-weight-complex="bold"/>
    </style:style>
    <style:style style:name="ce146" style:family="table-cell" style:parent-style-name="Default" style:data-style-name="N20121">
      <style:text-properties fo:color="#008000"/>
    </style:style>
    <style:style style:name="ce147" style:family="table-cell" style:parent-style-name="Default" style:data-style-name="N45">
      <style:text-properties fo:color="#008000" fo:font-weight="bold" style:font-weight-asian="bold" style:font-weight-complex="bold"/>
    </style:style>
    <style:style style:name="ce148" style:family="table-cell" style:parent-style-name="Default" style:data-style-name="N0">
      <style:text-properties fo:color="#008000"/>
    </style:style>
    <style:style style:name="ce162" style:family="table-cell" style:parent-style-name="Default" style:data-style-name="N20121">
      <style:table-cell-properties fo:border="none"/>
      <style:text-properties fo:color="#000080" fo:font-weight="bold" style:font-weight-asian="bold" style:font-weight-complex="bold"/>
    </style:style>
    <style:style style:name="ce163" style:family="table-cell" style:parent-style-name="Default" style:data-style-name="N20121">
      <style:text-properties fo:color="#000080"/>
    </style:style>
    <style:style style:name="ce164" style:family="table-cell" style:parent-style-name="Default" style:data-style-name="N20121">
      <style:text-properties fo:color="#000080" fo:font-weight="bold" style:font-weight-asian="bold" style:font-weight-complex="bold"/>
    </style:style>
    <style:style style:name="ce165" style:family="table-cell" style:parent-style-name="Default">
      <style:text-properties fo:font-weight="bold" style:font-weight-asian="bold" style:font-weight-complex="bold"/>
    </style:style>
    <style:style style:name="ce16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100">
      <style:table-cell-properties fo:border-bottom="1.5pt solid #000000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4" style:family="table-cell" style:parent-style-name="Default" style:data-style-name="N100">
      <style:table-cell-properties fo:border-bottom="1.5pt solid #000000" fo:border-left="1.5pt solid #000000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00">
      <style:table-cell-properties fo:border-bottom="1.5pt solid #000000" fo:border-left="1.5pt solid #000000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font-name="Times New Roman" fo:font-size="11pt" style:font-size-asian="11pt" style:font-size-complex="11pt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0" style:family="table-cell" style:parent-style-name="Default">
      <style:table-cell-properties fo:border-bottom="1.5pt solid #000000" fo:border-left="none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40">
      <style:text-properties style:font-name="Times New Roman" fo:font-size="11pt" style:font-size-asian="11pt" style:font-size-complex="11pt"/>
    </style:style>
    <style:style style:name="ce63" style:family="table-cell" style:parent-style-name="Default" style:data-style-name="N40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4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5" style:family="table-cell" style:parent-style-name="Default" style:data-style-name="N40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6" style:family="table-cell" style:parent-style-name="Default" style:data-style-name="N40">
      <style:table-cell-properties fo:border-bottom="1.5pt solid #000000" style:text-align-source="fix" style:repeat-content="false" fo:border-left="none" fo:border-right="none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 style:data-style-name="N40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 style:data-style-name="N20121">
      <style:text-properties style:font-name="Times New Roman" fo:font-size="11pt" style:font-size-asian="11pt" style:font-size-complex="11pt"/>
    </style:style>
    <style:style style:name="ce69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0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1" style:family="table-cell" style:parent-style-name="Default" style:data-style-name="N20121">
      <style:table-cell-properties fo:border-bottom="1.5pt solid #000000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2" style:family="table-cell" style:parent-style-name="Default" style:data-style-name="N20121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20122">
      <style:table-cell-properties fo:border-bottom="1.5pt solid #000000" fo:border-left="none" fo:border-right="1.5pt solid #000000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20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P1" style:family="paragraph">
      <style:paragraph-properties fo:text-align="center"/>
    </style:style>
    <style:style style:name="T1" style:family="text">
      <style:text-properties fo:color="#008000" loext:opacity="100%"/>
    </style:style>
    <style:style style:name="T2" style:family="text">
      <style:text-properties fo:color="#000080" loext:opacity="100%"/>
    </style:style>
    <style:style style:name="T3" style:family="text">
      <style:text-properties fo:color="#008000"/>
    </style:style>
    <style:style style:name="T4" style:family="text">
      <style:text-properties fo:color="#000080"/>
    </style:style>
  </office:automatic-styles>
  <office:body>
    <office:spreadsheet>
      <table:content-validations>
        <table:content-validation table:name="val1" table:condition="of:cell-content-is-in-list([$Arbeitstypen.$A$2:$Arbeitstypen.$A$100])" table:allow-empty-cell="true" table:display-list="unsorted" table:base-cell-address="Zeiterfassung.C290">
          <table:error-message table:message-type="stop" table:display="true"/>
        </table:content-validation>
      </table:content-validations>
      <table:table table:name="Zeiterfassung" table:style-name="ta1" table:print="false">
        <office:forms form:automatic-focus="false" form:apply-design-mode="false"/>
        <table:table-column table:style-name="co17" table:default-cell-style-name="ce94"/>
        <table:table-column table:style-name="co18" table:default-cell-style-name="ce48"/>
        <table:table-column table:style-name="co19" table:number-columns-repeated="2" table:default-cell-style-name="ce48"/>
        <table:table-column table:style-name="co20" table:default-cell-style-name="ce20"/>
        <table:table-column table:style-name="co20" table:default-cell-style-name="ce26"/>
        <table:table-column table:style-name="co20" table:default-cell-style-name="ce28"/>
        <table:table-column table:style-name="co21" table:default-cell-style-name="ce33"/>
        <table:table-column table:style-name="co22" table:default-cell-style-name="ce28"/>
        <table:table-column table:style-name="co23" table:default-cell-style-name="ce37"/>
        <table:table-column table:style-name="co23" table:default-cell-style-name="ce28"/>
        <table:table-column table:style-name="co21" table:default-cell-style-name="ce39"/>
        <table:table-column table:style-name="co24" table:default-cell-style-name="ce39"/>
        <table:table-column table:style-name="co21" table:default-cell-style-name="ce28"/>
        <table:table-column table:style-name="co21" table:default-cell-style-name="ce48"/>
        <table:table-column table:style-name="co21" table:number-columns-repeated="2" table:default-cell-style-name="ce192"/>
        <table:table-column table:style-name="co21" table:default-cell-style-name="ce195"/>
        <table:table-column table:style-name="co21" table:number-columns-repeated="1006" table:default-cell-style-name="ce48"/>
        <table:table-row table:style-name="ro2">
          <table:table-cell table:style-name="ce89" office:value-type="string" calcext:value-type="string">
            <text:p>Stammdaten</text:p>
          </table:table-cell>
          <table:table-cell/>
          <table:table-cell table:style-name="Default"/>
          <table:table-cell table:style-name="ce89" office:value-type="string" calcext:value-type="string">
            <text:p>Legende</text:p>
          </table:table-cell>
          <table:table-cell table:style-name="ce19"/>
          <table:table-cell table:style-name="ce24"/>
          <table:table-cell table:style-name="ce48"/>
          <table:table-cell table:style-name="ce28"/>
          <table:table-cell/>
          <table:table-cell table:style-name="ce28"/>
          <table:table-cell table:number-columns-repeated="5"/>
          <table:table-cell table:style-name="ce48" table:number-columns-repeated="3"/>
          <table:table-cell table:number-columns-repeated="1006"/>
        </table:table-row>
        <table:table-row table:style-name="ro2">
          <table:table-cell table:style-name="ce90" office:value-type="string" calcext:value-type="string">
            <text:p>Kunde Name</text:p>
          </table:table-cell>
          <table:table-cell table:style-name="ce49"/>
          <table:table-cell table:style-name="Default"/>
          <table:table-cell table:style-name="ce87" office:value-type="string" calcext:value-type="string">
            <text:p>grüne Spalten:</text:p>
          </table:table-cell>
          <table:table-cell table:style-name="ce87" office:value-type="string" calcext:value-type="string">
            <text:p>überschreiben, Angaben zum jeweiligen Arbeitseinsatz</text:p>
          </table:table-cell>
          <table:table-cell table:style-name="ce25"/>
          <table:table-cell table:style-name="Default"/>
          <table:table-cell table:style-name="ce31" table:number-columns-repeated="4"/>
          <table:table-cell table:style-name="ce40" table:number-columns-repeated="2"/>
          <table:table-cell table:style-name="ce31"/>
          <table:table-cell table:style-name="ce90" table:number-columns-repeated="1010"/>
        </table:table-row>
        <table:table-row table:style-name="ro2">
          <table:table-cell table:style-name="ce90" office:value-type="string" calcext:value-type="string">
            <text:p>Kunde Firma</text:p>
          </table:table-cell>
          <table:table-cell table:style-name="ce49"/>
          <table:table-cell table:style-name="Default"/>
          <table:table-cell table:style-name="ce88" office:value-type="string" calcext:value-type="string">
            <text:p>blaue Spalten:</text:p>
          </table:table-cell>
          <table:table-cell table:style-name="ce88" office:value-type="string" calcext:value-type="string">
            <text:p>optional, enthalten Standardwerte, die bei Bedarf überschrieben werden können</text:p>
          </table:table-cell>
          <table:table-cell table:style-name="ce25"/>
          <table:table-cell table:style-name="Default"/>
          <table:table-cell table:style-name="ce31" table:number-columns-repeated="4"/>
          <table:table-cell table:style-name="ce40" table:number-columns-repeated="2"/>
          <table:table-cell table:style-name="ce31"/>
          <table:table-cell table:style-name="ce90" table:number-columns-repeated="1010"/>
        </table:table-row>
        <table:table-row table:style-name="ro2">
          <table:table-cell table:style-name="ce48" office:value-type="string" calcext:value-type="string">
            <text:p>Kunde E-Mail</text:p>
          </table:table-cell>
          <table:table-cell table:style-name="ce50"/>
          <table:table-cell table:style-name="Default"/>
          <table:table-cell table:style-name="ce91" office:value-type="string" calcext:value-type="string">
            <text:p>rote Spalten:</text:p>
          </table:table-cell>
          <table:table-cell table:style-name="ce91" office:value-type="string" calcext:value-type="string">
            <text:p>nicht ändern, enthalten Formeln, die für das korrekte Funktionieren wichtig sind</text:p>
          </table:table-cell>
          <table:table-cell table:style-name="ce25"/>
          <table:table-cell table:style-name="Default"/>
          <table:table-cell table:style-name="ce28"/>
          <table:table-cell/>
          <table:table-cell table:style-name="ce28"/>
          <table:table-cell table:number-columns-repeated="5"/>
          <table:table-cell table:style-name="ce48" table:number-columns-repeated="3"/>
          <table:table-cell table:number-columns-repeated="1006"/>
        </table:table-row>
        <table:table-row table:style-name="ro2">
          <table:table-cell table:style-name="ce90" office:value-type="string" calcext:value-type="string">
            <text:p>Rechnungstitel</text:p>
          </table:table-cell>
          <table:table-cell table:style-name="ce9"/>
          <table:table-cell table:style-name="ce95"/>
          <table:table-cell table:number-columns-repeated="4"/>
          <table:table-cell table:style-name="ce28"/>
          <table:table-cell/>
          <table:table-cell table:style-name="ce28"/>
          <table:table-cell table:number-columns-repeated="5"/>
          <table:table-cell table:style-name="ce48" table:number-columns-repeated="3"/>
          <table:table-cell table:number-columns-repeated="1006"/>
        </table:table-row>
        <table:table-row table:style-name="ro2">
          <table:table-cell table:style-name="ce90" office:value-type="string" calcext:value-type="string">
            <text:p>Buchhaltung Eintrag</text:p>
          </table:table-cell>
          <table:table-cell table:style-name="ce9"/>
          <table:table-cell table:style-name="ce95"/>
          <table:table-cell table:number-columns-repeated="4"/>
          <table:table-cell table:style-name="ce28"/>
          <table:table-cell/>
          <table:table-cell table:style-name="ce28"/>
          <table:table-cell table:number-columns-repeated="5"/>
          <table:table-cell table:style-name="ce48" table:number-columns-repeated="3"/>
          <table:table-cell table:number-columns-repeated="1006"/>
        </table:table-row>
        <table:table-row table:style-name="ro2">
          <table:table-cell table:style-name="ce48" office:value-type="string" calcext:value-type="string">
            <text:p>Startdatum</text:p>
          </table:table-cell>
          <table:table-cell table:style-name="ce95"/>
          <table:table-cell table:style-name="Default"/>
          <table:table-cell table:number-columns-repeated="4"/>
          <table:table-cell table:style-name="ce28"/>
          <table:table-cell/>
          <table:table-cell table:style-name="ce28"/>
          <table:table-cell table:number-columns-repeated="5"/>
          <table:table-cell table:style-name="ce48" table:number-columns-repeated="3"/>
          <table:table-cell table:number-columns-repeated="1006"/>
        </table:table-row>
        <table:table-row table:style-name="ro2">
          <table:table-cell table:style-name="ce90" office:value-type="string" calcext:value-type="string">
            <text:p>Rechnungsdatum</text:p>
          </table:table-cell>
          <table:table-cell table:style-name="ce101" table:formula="of:=TODAY()" office:value-type="date" office:date-value="2021-01-20" calcext:value-type="date">
            <text:p>20. Januar 2021</text:p>
          </table:table-cell>
          <table:table-cell table:number-columns-repeated="5"/>
          <table:table-cell table:style-name="ce28"/>
          <table:table-cell/>
          <table:table-cell table:style-name="ce28"/>
          <table:table-cell table:number-columns-repeated="5"/>
          <table:table-cell table:style-name="ce48" table:number-columns-repeated="3"/>
          <table:table-cell table:number-columns-repeated="1006"/>
        </table:table-row>
        <table:table-row table:style-name="ro2">
          <table:table-cell table:style-name="ce48" office:value-type="string" calcext:value-type="string">
            <text:p>Buchhaltung Jahr</text:p>
          </table:table-cell>
          <table:table-cell table:style-name="ce12" table:formula="of:=[.B7]" office:value-type="date" office:date-value="1899-12-30" calcext:value-type="date">
            <text:p>1899</text:p>
          </table:table-cell>
          <table:table-cell table:number-columns-repeated="5"/>
          <table:table-cell table:style-name="ce28"/>
          <table:table-cell/>
          <table:table-cell table:style-name="ce28"/>
          <table:table-cell table:number-columns-repeated="5"/>
          <table:table-cell table:style-name="ce48" table:number-columns-repeated="3"/>
          <table:table-cell table:number-columns-repeated="1006"/>
        </table:table-row>
        <table:table-row table:style-name="ro2">
          <table:table-cell table:style-name="Default"/>
          <table:table-cell table:style-name="ce12"/>
          <table:table-cell table:number-columns-repeated="5"/>
          <table:table-cell table:style-name="ce28"/>
          <table:table-cell/>
          <table:table-cell table:style-name="ce28"/>
          <table:table-cell table:number-columns-repeated="5"/>
          <table:table-cell table:style-name="ce48" table:number-columns-repeated="3"/>
          <table:table-cell table:number-columns-repeated="1006"/>
        </table:table-row>
        <table:table-row table:style-name="ro2">
          <table:table-cell table:style-name="ce92" office:value-type="string" calcext:value-type="string">
            <text:p>Datum</text:p>
          </table:table-cell>
          <table:table-cell table:style-name="ce131" office:value-type="string" calcext:value-type="string">
            <text:p>gebrauchte Minuten</text:p>
          </table:table-cell>
          <table:table-cell table:style-name="ce131" office:value-type="string" calcext:value-type="string">
            <text:p>Typ</text:p>
          </table:table-cell>
          <table:table-cell table:style-name="ce131" office:value-type="string" calcext:value-type="string">
            <text:p>Beschreibung</text:p>
          </table:table-cell>
          <table:table-cell table:style-name="ce21" office:value-type="string" calcext:value-type="string">
            <text:p>Kostendach Zeit</text:p>
          </table:table-cell>
          <table:table-cell table:style-name="ce27" office:value-type="string" calcext:value-type="string">
            <text:p>Kostendach CHF</text:p>
          </table:table-cell>
          <table:table-cell table:style-name="ce135" office:value-type="string" calcext:value-type="string">
            <text:p>Zusammenfassen</text:p>
          </table:table-cell>
          <table:table-cell table:style-name="ce135" office:value-type="string" calcext:value-type="string">
            <text:p>Betrag</text:p>
          </table:table-cell>
          <table:table-cell table:style-name="ce135" office:value-type="string" calcext:value-type="string">
            <text:p>Zeit gerundet</text:p>
          </table:table-cell>
          <table:table-cell table:style-name="ce143" office:value-type="string" calcext:value-type="string">
            <text:p>Stunden gerundet</text:p>
          </table:table-cell>
          <table:table-cell table:style-name="ce135" office:value-type="string" calcext:value-type="string">
            <text:p>Betrag gerundet</text:p>
          </table:table-cell>
          <table:table-cell table:style-name="ce41" office:value-type="string" calcext:value-type="string">
            <text:p>CHF</text:p>
          </table:table-cell>
          <table:table-cell table:style-name="ce43" office:value-type="string" calcext:value-type="string">
            <text:p>Zeit (Minuten)</text:p>
          </table:table-cell>
          <table:table-cell table:style-name="ce135" office:value-type="string" calcext:value-type="string">
            <text:p>Minutenansatz</text:p>
          </table:table-cell>
          <table:table-cell table:style-name="ce189"/>
          <table:table-cell table:style-name="ce190" table:number-columns-repeated="2"/>
          <table:table-cell table:style-name="ce193"/>
          <table:table-cell table:style-name="ce189" table:number-columns-repeated="1006"/>
        </table:table-row>
        <table:table-row table:style-name="ro3">
          <table:table-cell table:style-name="ce93"/>
          <table:table-cell table:style-name="ce85"/>
          <table:table-cell table:style-name="Default" table:content-validation-name="val1"/>
          <table:table-cell table:style-name="Default"/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];[Arbeitstypen.$A$2:.$B$6];2;0)" office:value-type="string" office:string-value="" calcext:value-type="error">
            <text:p>#N/A</text:p>
          </table:table-cell>
          <table:table-cell table:style-name="ce32" table:formula="of:=[.B12]*[.N12]" office:value-type="currency" office:currency="SFr." office:value="0" calcext:value-type="currency">
            <text:p>SFr. 0.00</text:p>
          </table:table-cell>
          <table:table-cell table:style-name="ce34" table:formula="of:=IF([.E12]&lt;=0;CEILING([.B12];15);MIN(CEILING([.B12];15);[.E12]))" office:value-type="float" office:value="0" calcext:value-type="float">
            <text:p>0</text:p>
          </table:table-cell>
          <table:table-cell table:style-name="ce36" table:formula="of:=[.I12]/(24*60)" office:value-type="time" office:time-value="PT00H00M00S" calcext:value-type="time">
            <text:p>00:00</text:p>
          </table:table-cell>
          <table:table-cell table:style-name="ce38" table:formula="of:=IF([.F12]&lt;=0;[.I12]*[.N12];MIN([.I12]*[.N12];[.F1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]/[.M12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5">
          <table:table-cell table:style-name="ce93"/>
          <table:table-cell table:style-name="ce85"/>
          <table:table-cell table:style-name="Default" table:content-validation-name="val1"/>
          <table:table-cell table:style-name="Default"/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];[Arbeitstypen.$A$2:.$B$6];2;0)" office:value-type="string" office:string-value="" calcext:value-type="error">
            <text:p>#N/A</text:p>
          </table:table-cell>
          <table:table-cell table:style-name="ce32" table:formula="of:=[.B13]*[.N13]" office:value-type="currency" office:currency="SFr." office:value="0" calcext:value-type="currency">
            <text:p>SFr. 0.00</text:p>
          </table:table-cell>
          <table:table-cell table:style-name="ce34" table:formula="of:=IF([.E13]&lt;=0;CEILING([.B13];15);MIN(CEILING([.B13];15);[.E13]))" office:value-type="float" office:value="0" calcext:value-type="float">
            <text:p>0</text:p>
          </table:table-cell>
          <table:table-cell table:style-name="ce36" table:formula="of:=[.I13]/(24*60)" office:value-type="time" office:time-value="PT00H00M00S" calcext:value-type="time">
            <text:p>00:00</text:p>
          </table:table-cell>
          <table:table-cell table:style-name="ce38" table:formula="of:=IF([.F13]&lt;=0;[.I13]*[.N13];MIN([.I13]*[.N13];[.F1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]/[.M13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/>
          <table:table-cell table:style-name="ce85"/>
          <table:table-cell table:style-name="Default" table:content-validation-name="val1"/>
          <table:table-cell table:style-name="Default"/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];[Arbeitstypen.$A$2:.$B$6];2;0)" office:value-type="string" office:string-value="" calcext:value-type="error">
            <text:p>#N/A</text:p>
          </table:table-cell>
          <table:table-cell table:style-name="ce32" table:formula="of:=[.B14]*[.N14]" office:value-type="currency" office:currency="SFr." office:value="0" calcext:value-type="currency">
            <text:p>SFr. 0.00</text:p>
          </table:table-cell>
          <table:table-cell table:style-name="ce34" table:formula="of:=IF([.E14]&lt;=0;CEILING([.B14];15);MIN(CEILING([.B14];15);[.E14]))" office:value-type="float" office:value="0" calcext:value-type="float">
            <text:p>0</text:p>
          </table:table-cell>
          <table:table-cell table:style-name="ce36" table:formula="of:=[.I14]/(24*60)" office:value-type="time" office:time-value="PT00H00M00S" calcext:value-type="time">
            <text:p>00:00</text:p>
          </table:table-cell>
          <table:table-cell table:style-name="ce38" table:formula="of:=IF([.F14]&lt;=0;[.I14]*[.N14];MIN([.I14]*[.N14];[.F1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]/[.M14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/>
          <table:table-cell table:style-name="ce85"/>
          <table:table-cell table:style-name="ce85" table:content-validation-name="val1"/>
          <table:table-cell table:style-name="ce8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];[Arbeitstypen.$A$2:.$B$6];2;0)" office:value-type="string" office:string-value="" calcext:value-type="error">
            <text:p>#N/A</text:p>
          </table:table-cell>
          <table:table-cell table:style-name="ce32" table:formula="of:=[.B15]*[.N15]" office:value-type="currency" office:currency="SFr." office:value="0" calcext:value-type="currency">
            <text:p>SFr. 0.00</text:p>
          </table:table-cell>
          <table:table-cell table:style-name="ce34" table:formula="of:=IF([.E15]&lt;=0;CEILING([.B15];15);MIN(CEILING([.B15];15);[.E15]))" office:value-type="float" office:value="0" calcext:value-type="float">
            <text:p>0</text:p>
          </table:table-cell>
          <table:table-cell table:style-name="ce36" table:formula="of:=[.I15]/(24*60)" office:value-type="time" office:time-value="PT00H00M00S" calcext:value-type="time">
            <text:p>00:00</text:p>
          </table:table-cell>
          <table:table-cell table:style-name="ce38" table:formula="of:=IF([.F15]&lt;=0;[.I15]*[.N15];MIN([.I15]*[.N15];[.F1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]/[.M15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/>
          <table:table-cell table:style-name="ce85"/>
          <table:table-cell table:style-name="ce85" table:content-validation-name="val1"/>
          <table:table-cell table:style-name="ce8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];[Arbeitstypen.$A$2:.$B$6];2;0)" office:value-type="string" office:string-value="" calcext:value-type="error">
            <text:p>#N/A</text:p>
          </table:table-cell>
          <table:table-cell table:style-name="ce32" table:formula="of:=[.B16]*[.N16]" office:value-type="currency" office:currency="SFr." office:value="0" calcext:value-type="currency">
            <text:p>SFr. 0.00</text:p>
          </table:table-cell>
          <table:table-cell table:style-name="ce34" table:formula="of:=IF([.E16]&lt;=0;CEILING([.B16];15);MIN(CEILING([.B16];15);[.E16]))" office:value-type="float" office:value="0" calcext:value-type="float">
            <text:p>0</text:p>
          </table:table-cell>
          <table:table-cell table:style-name="ce36" table:formula="of:=[.I16]/(24*60)" office:value-type="time" office:time-value="PT00H00M00S" calcext:value-type="time">
            <text:p>00:00</text:p>
          </table:table-cell>
          <table:table-cell table:style-name="ce38" table:formula="of:=IF([.F16]&lt;=0;[.I16]*[.N16];MIN([.I16]*[.N16];[.F1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]/[.M16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/>
          <table:table-cell table:style-name="ce85"/>
          <table:table-cell table:style-name="ce85" table:content-validation-name="val1"/>
          <table:table-cell table:style-name="ce8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];[Arbeitstypen.$A$2:.$B$6];2;0)" office:value-type="string" office:string-value="" calcext:value-type="error">
            <text:p>#N/A</text:p>
          </table:table-cell>
          <table:table-cell table:style-name="ce32" table:formula="of:=[.B17]*[.N17]" office:value-type="currency" office:currency="SFr." office:value="0" calcext:value-type="currency">
            <text:p>SFr. 0.00</text:p>
          </table:table-cell>
          <table:table-cell table:style-name="ce34" table:formula="of:=IF([.E17]&lt;=0;CEILING([.B17];15);MIN(CEILING([.B17];15);[.E17]))" office:value-type="float" office:value="0" calcext:value-type="float">
            <text:p>0</text:p>
          </table:table-cell>
          <table:table-cell table:style-name="ce36" table:formula="of:=[.I17]/(24*60)" office:value-type="time" office:time-value="PT00H00M00S" calcext:value-type="time">
            <text:p>00:00</text:p>
          </table:table-cell>
          <table:table-cell table:style-name="ce38" table:formula="of:=IF([.F17]&lt;=0;[.I17]*[.N17];MIN([.I17]*[.N17];[.F1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]/[.M17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/>
          <table:table-cell table:style-name="ce85"/>
          <table:table-cell table:style-name="ce85" table:content-validation-name="val1"/>
          <table:table-cell table:style-name="ce8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];[Arbeitstypen.$A$2:.$B$6];2;0)" office:value-type="string" office:string-value="" calcext:value-type="error">
            <text:p>#N/A</text:p>
          </table:table-cell>
          <table:table-cell table:style-name="ce32" table:formula="of:=[.B18]*[.N18]" office:value-type="currency" office:currency="SFr." office:value="0" calcext:value-type="currency">
            <text:p>SFr. 0.00</text:p>
          </table:table-cell>
          <table:table-cell table:style-name="ce34" table:formula="of:=IF([.E18]&lt;=0;CEILING([.B18];15);MIN(CEILING([.B18];15);[.E18]))" office:value-type="float" office:value="0" calcext:value-type="float">
            <text:p>0</text:p>
          </table:table-cell>
          <table:table-cell table:style-name="ce36" table:formula="of:=[.I18]/(24*60)" office:value-type="time" office:time-value="PT00H00M00S" calcext:value-type="time">
            <text:p>00:00</text:p>
          </table:table-cell>
          <table:table-cell table:style-name="ce38" table:formula="of:=IF([.F18]&lt;=0;[.I18]*[.N18];MIN([.I18]*[.N18];[.F1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]/[.M18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/>
          <table:table-cell table:style-name="ce86"/>
          <table:table-cell table:style-name="ce85" table:content-validation-name="val1"/>
          <table:table-cell table:style-name="ce8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];[Arbeitstypen.$A$2:.$B$6];2;0)" office:value-type="string" office:string-value="" calcext:value-type="error">
            <text:p>#N/A</text:p>
          </table:table-cell>
          <table:table-cell table:style-name="ce32" table:formula="of:=[.B19]*[.N19]" office:value-type="currency" office:currency="SFr." office:value="0" calcext:value-type="currency">
            <text:p>SFr. 0.00</text:p>
          </table:table-cell>
          <table:table-cell table:style-name="ce34" table:formula="of:=IF([.E19]&lt;=0;CEILING([.B19];15);MIN(CEILING([.B19];15);[.E19]))" office:value-type="float" office:value="0" calcext:value-type="float">
            <text:p>0</text:p>
          </table:table-cell>
          <table:table-cell table:style-name="ce36" table:formula="of:=[.I19]/(24*60)" office:value-type="time" office:time-value="PT00H00M00S" calcext:value-type="time">
            <text:p>00:00</text:p>
          </table:table-cell>
          <table:table-cell table:style-name="ce38" table:formula="of:=IF([.F19]&lt;=0;[.I19]*[.N19];MIN([.I19]*[.N19];[.F1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]/[.M19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/>
          <table:table-cell table:style-name="ce86"/>
          <table:table-cell table:style-name="ce85" table:content-validation-name="val1"/>
          <table:table-cell table:style-name="ce86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];[Arbeitstypen.$A$2:.$B$6];2;0)" office:value-type="string" office:string-value="" calcext:value-type="error">
            <text:p>#N/A</text:p>
          </table:table-cell>
          <table:table-cell table:style-name="ce32" table:formula="of:=[.B20]*[.N20]" office:value-type="currency" office:currency="SFr." office:value="0" calcext:value-type="currency">
            <text:p>SFr. 0.00</text:p>
          </table:table-cell>
          <table:table-cell table:style-name="ce34" table:formula="of:=IF([.E20]&lt;=0;CEILING([.B20];15);MIN(CEILING([.B20];15);[.E20]))" office:value-type="float" office:value="0" calcext:value-type="float">
            <text:p>0</text:p>
          </table:table-cell>
          <table:table-cell table:style-name="ce36" table:formula="of:=[.I20]/(24*60)" office:value-type="time" office:time-value="PT00H00M00S" calcext:value-type="time">
            <text:p>00:00</text:p>
          </table:table-cell>
          <table:table-cell table:style-name="ce38" table:formula="of:=IF([.F20]&lt;=0;[.I20]*[.N20];MIN([.I20]*[.N20];[.F2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]/[.M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ce85"/>
          <table:table-cell table:style-name="ce85" table:content-validation-name="val1"/>
          <table:table-cell table:style-name="ce8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];[Arbeitstypen.$A$2:.$B$6];2;0)" office:value-type="string" office:string-value="" calcext:value-type="error">
            <text:p>#N/A</text:p>
          </table:table-cell>
          <table:table-cell table:style-name="ce32" table:formula="of:=[.B21]*[.N21]" office:value-type="currency" office:currency="SFr." office:value="0" calcext:value-type="currency">
            <text:p>SFr. 0.00</text:p>
          </table:table-cell>
          <table:table-cell table:style-name="ce34" table:formula="of:=IF([.E21]&lt;=0;CEILING([.B21];15);MIN(CEILING([.B21];15);[.E21]))" office:value-type="float" office:value="0" calcext:value-type="float">
            <text:p>0</text:p>
          </table:table-cell>
          <table:table-cell table:style-name="ce36" table:formula="of:=[.I21]/(24*60)" office:value-type="time" office:time-value="PT00H00M00S" calcext:value-type="time">
            <text:p>00:00</text:p>
          </table:table-cell>
          <table:table-cell table:style-name="ce38" table:formula="of:=IF([.F21]&lt;=0;[.I21]*[.N21];MIN([.I21]*[.N21];[.F2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]/[.M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ce86"/>
          <table:table-cell table:style-name="ce86" table:content-validation-name="val1"/>
          <table:table-cell table:style-name="ce86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];[Arbeitstypen.$A$2:.$B$6];2;0)" office:value-type="string" office:string-value="" calcext:value-type="error">
            <text:p>#N/A</text:p>
          </table:table-cell>
          <table:table-cell table:style-name="ce32" table:formula="of:=[.B22]*[.N22]" office:value-type="currency" office:currency="SFr." office:value="0" calcext:value-type="currency">
            <text:p>SFr. 0.00</text:p>
          </table:table-cell>
          <table:table-cell table:style-name="ce34" table:formula="of:=IF([.E22]&lt;=0;CEILING([.B22];15);MIN(CEILING([.B22];15);[.E22]))" office:value-type="float" office:value="0" calcext:value-type="float">
            <text:p>0</text:p>
          </table:table-cell>
          <table:table-cell table:style-name="ce36" table:formula="of:=[.I22]/(24*60)" office:value-type="time" office:time-value="PT00H00M00S" calcext:value-type="time">
            <text:p>00:00</text:p>
          </table:table-cell>
          <table:table-cell table:style-name="ce38" table:formula="of:=IF([.F22]&lt;=0;[.I22]*[.N22];MIN([.I22]*[.N22];[.F2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]/[.M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ce86"/>
          <table:table-cell table:style-name="ce86" table:content-validation-name="val1"/>
          <table:table-cell table:style-name="ce86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];[Arbeitstypen.$A$2:.$B$6];2;0)" office:value-type="string" office:string-value="" calcext:value-type="error">
            <text:p>#N/A</text:p>
          </table:table-cell>
          <table:table-cell table:style-name="ce32" table:formula="of:=[.B23]*[.N23]" office:value-type="currency" office:currency="SFr." office:value="0" calcext:value-type="currency">
            <text:p>SFr. 0.00</text:p>
          </table:table-cell>
          <table:table-cell table:style-name="ce34" table:formula="of:=IF([.E23]&lt;=0;CEILING([.B23];15);MIN(CEILING([.B23];15);[.E23]))" office:value-type="float" office:value="0" calcext:value-type="float">
            <text:p>0</text:p>
          </table:table-cell>
          <table:table-cell table:style-name="ce36" table:formula="of:=[.I23]/(24*60)" office:value-type="time" office:time-value="PT00H00M00S" calcext:value-type="time">
            <text:p>00:00</text:p>
          </table:table-cell>
          <table:table-cell table:style-name="ce38" table:formula="of:=IF([.F23]&lt;=0;[.I23]*[.N23];MIN([.I23]*[.N23];[.F2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]/[.M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ce86"/>
          <table:table-cell table:style-name="ce86" table:content-validation-name="val1"/>
          <table:table-cell table:style-name="ce86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];[Arbeitstypen.$A$2:.$B$6];2;0)" office:value-type="string" office:string-value="" calcext:value-type="error">
            <text:p>#N/A</text:p>
          </table:table-cell>
          <table:table-cell table:style-name="ce32" table:formula="of:=[.B24]*[.N24]" office:value-type="currency" office:currency="SFr." office:value="0" calcext:value-type="currency">
            <text:p>SFr. 0.00</text:p>
          </table:table-cell>
          <table:table-cell table:style-name="ce34" table:formula="of:=IF([.E24]&lt;=0;CEILING([.B24];15);MIN(CEILING([.B24];15);[.E24]))" office:value-type="float" office:value="0" calcext:value-type="float">
            <text:p>0</text:p>
          </table:table-cell>
          <table:table-cell table:style-name="ce36" table:formula="of:=[.I24]/(24*60)" office:value-type="time" office:time-value="PT00H00M00S" calcext:value-type="time">
            <text:p>00:00</text:p>
          </table:table-cell>
          <table:table-cell table:style-name="ce38" table:formula="of:=IF([.F24]&lt;=0;[.I24]*[.N24];MIN([.I24]*[.N24];[.F2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]/[.M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ce86"/>
          <table:table-cell table:style-name="ce86" table:content-validation-name="val1"/>
          <table:table-cell table:style-name="ce86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];[Arbeitstypen.$A$2:.$B$6];2;0)" office:value-type="string" office:string-value="" calcext:value-type="error">
            <text:p>#N/A</text:p>
          </table:table-cell>
          <table:table-cell table:style-name="ce32" table:formula="of:=[.B25]*[.N25]" office:value-type="currency" office:currency="SFr." office:value="0" calcext:value-type="currency">
            <text:p>SFr. 0.00</text:p>
          </table:table-cell>
          <table:table-cell table:style-name="ce34" table:formula="of:=IF([.E25]&lt;=0;CEILING([.B25];15);MIN(CEILING([.B25];15);[.E25]))" office:value-type="float" office:value="0" calcext:value-type="float">
            <text:p>0</text:p>
          </table:table-cell>
          <table:table-cell table:style-name="ce36" table:formula="of:=[.I25]/(24*60)" office:value-type="time" office:time-value="PT00H00M00S" calcext:value-type="time">
            <text:p>00:00</text:p>
          </table:table-cell>
          <table:table-cell table:style-name="ce38" table:formula="of:=IF([.F25]&lt;=0;[.I25]*[.N25];MIN([.I25]*[.N25];[.F2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]/[.M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];[Arbeitstypen.$A$2:.$B$6];2;0)" office:value-type="string" office:string-value="" calcext:value-type="error">
            <text:p>#N/A</text:p>
          </table:table-cell>
          <table:table-cell table:style-name="ce32" table:formula="of:=[.B26]*[.N26]" office:value-type="currency" office:currency="SFr." office:value="0" calcext:value-type="currency">
            <text:p>SFr. 0.00</text:p>
          </table:table-cell>
          <table:table-cell table:style-name="ce34" table:formula="of:=IF([.E26]&lt;=0;CEILING([.B26];15);MIN(CEILING([.B26];15);[.E26]))" office:value-type="float" office:value="0" calcext:value-type="float">
            <text:p>0</text:p>
          </table:table-cell>
          <table:table-cell table:style-name="ce36" table:formula="of:=[.I26]/(24*60)" office:value-type="time" office:time-value="PT00H00M00S" calcext:value-type="time">
            <text:p>00:00</text:p>
          </table:table-cell>
          <table:table-cell table:style-name="ce38" table:formula="of:=IF([.F26]&lt;=0;[.I26]*[.N26];MIN([.I26]*[.N26];[.F2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]/[.M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];[Arbeitstypen.$A$2:.$B$6];2;0)" office:value-type="string" office:string-value="" calcext:value-type="error">
            <text:p>#N/A</text:p>
          </table:table-cell>
          <table:table-cell table:style-name="ce32" table:formula="of:=[.B27]*[.N27]" office:value-type="currency" office:currency="SFr." office:value="0" calcext:value-type="currency">
            <text:p>SFr. 0.00</text:p>
          </table:table-cell>
          <table:table-cell table:style-name="ce34" table:formula="of:=IF([.E27]&lt;=0;CEILING([.B27];15);MIN(CEILING([.B27];15);[.E27]))" office:value-type="float" office:value="0" calcext:value-type="float">
            <text:p>0</text:p>
          </table:table-cell>
          <table:table-cell table:style-name="ce36" table:formula="of:=[.I27]/(24*60)" office:value-type="time" office:time-value="PT00H00M00S" calcext:value-type="time">
            <text:p>00:00</text:p>
          </table:table-cell>
          <table:table-cell table:style-name="ce38" table:formula="of:=IF([.F27]&lt;=0;[.I27]*[.N27];MIN([.I27]*[.N27];[.F2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]/[.M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 table:style-name="ce13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];[Arbeitstypen.$A$2:.$B$6];2;0)" office:value-type="string" office:string-value="" calcext:value-type="error">
            <text:p>#N/A</text:p>
          </table:table-cell>
          <table:table-cell table:style-name="ce32" table:formula="of:=[.B28]*[.N28]" office:value-type="currency" office:currency="SFr." office:value="0" calcext:value-type="currency">
            <text:p>SFr. 0.00</text:p>
          </table:table-cell>
          <table:table-cell table:style-name="ce34" table:formula="of:=IF([.E28]&lt;=0;CEILING([.B28];15);MIN(CEILING([.B28];15);[.E28]))" office:value-type="float" office:value="0" calcext:value-type="float">
            <text:p>0</text:p>
          </table:table-cell>
          <table:table-cell table:style-name="ce36" table:formula="of:=[.I28]/(24*60)" office:value-type="time" office:time-value="PT00H00M00S" calcext:value-type="time">
            <text:p>00:00</text:p>
          </table:table-cell>
          <table:table-cell table:style-name="ce38" table:formula="of:=IF([.F28]&lt;=0;[.I28]*[.N28];MIN([.I28]*[.N28];[.F2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]/[.M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];[Arbeitstypen.$A$2:.$B$6];2;0)" office:value-type="string" office:string-value="" calcext:value-type="error">
            <text:p>#N/A</text:p>
          </table:table-cell>
          <table:table-cell table:style-name="ce32" table:formula="of:=[.B29]*[.N29]" office:value-type="currency" office:currency="SFr." office:value="0" calcext:value-type="currency">
            <text:p>SFr. 0.00</text:p>
          </table:table-cell>
          <table:table-cell table:style-name="ce34" table:formula="of:=IF([.E29]&lt;=0;CEILING([.B29];15);MIN(CEILING([.B29];15);[.E29]))" office:value-type="float" office:value="0" calcext:value-type="float">
            <text:p>0</text:p>
          </table:table-cell>
          <table:table-cell table:style-name="ce36" table:formula="of:=[.I29]/(24*60)" office:value-type="time" office:time-value="PT00H00M00S" calcext:value-type="time">
            <text:p>00:00</text:p>
          </table:table-cell>
          <table:table-cell table:style-name="ce38" table:formula="of:=IF([.F29]&lt;=0;[.I29]*[.N29];MIN([.I29]*[.N29];[.F2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]/[.M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];[Arbeitstypen.$A$2:.$B$6];2;0)" office:value-type="string" office:string-value="" calcext:value-type="error">
            <text:p>#N/A</text:p>
          </table:table-cell>
          <table:table-cell table:style-name="ce32" table:formula="of:=[.B30]*[.N30]" office:value-type="currency" office:currency="SFr." office:value="0" calcext:value-type="currency">
            <text:p>SFr. 0.00</text:p>
          </table:table-cell>
          <table:table-cell table:style-name="ce34" table:formula="of:=IF([.E30]&lt;=0;CEILING([.B30];15);MIN(CEILING([.B30];15);[.E30]))" office:value-type="float" office:value="0" calcext:value-type="float">
            <text:p>0</text:p>
          </table:table-cell>
          <table:table-cell table:style-name="ce36" table:formula="of:=[.I30]/(24*60)" office:value-type="time" office:time-value="PT00H00M00S" calcext:value-type="time">
            <text:p>00:00</text:p>
          </table:table-cell>
          <table:table-cell table:style-name="ce38" table:formula="of:=IF([.F30]&lt;=0;[.I30]*[.N30];MIN([.I30]*[.N30];[.F3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]/[.M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1];[Arbeitstypen.$A$2:.$B$6];2;0)" office:value-type="string" office:string-value="" calcext:value-type="error">
            <text:p>#N/A</text:p>
          </table:table-cell>
          <table:table-cell table:style-name="ce32" table:formula="of:=[.B31]*[.N31]" office:value-type="currency" office:currency="SFr." office:value="0" calcext:value-type="currency">
            <text:p>SFr. 0.00</text:p>
          </table:table-cell>
          <table:table-cell table:style-name="ce34" table:formula="of:=IF([.E31]&lt;=0;CEILING([.B31];15);MIN(CEILING([.B31];15);[.E31]))" office:value-type="float" office:value="0" calcext:value-type="float">
            <text:p>0</text:p>
          </table:table-cell>
          <table:table-cell table:style-name="ce36" table:formula="of:=[.I31]/(24*60)" office:value-type="time" office:time-value="PT00H00M00S" calcext:value-type="time">
            <text:p>00:00</text:p>
          </table:table-cell>
          <table:table-cell table:style-name="ce38" table:formula="of:=IF([.F31]&lt;=0;[.I31]*[.N31];MIN([.I31]*[.N31];[.F3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1]/[.M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2];[Arbeitstypen.$A$2:.$B$6];2;0)" office:value-type="string" office:string-value="" calcext:value-type="error">
            <text:p>#N/A</text:p>
          </table:table-cell>
          <table:table-cell table:style-name="ce32" table:formula="of:=[.B32]*[.N32]" office:value-type="currency" office:currency="SFr." office:value="0" calcext:value-type="currency">
            <text:p>SFr. 0.00</text:p>
          </table:table-cell>
          <table:table-cell table:style-name="ce34" table:formula="of:=IF([.E32]&lt;=0;CEILING([.B32];15);MIN(CEILING([.B32];15);[.E32]))" office:value-type="float" office:value="0" calcext:value-type="float">
            <text:p>0</text:p>
          </table:table-cell>
          <table:table-cell table:style-name="ce36" table:formula="of:=[.I32]/(24*60)" office:value-type="time" office:time-value="PT00H00M00S" calcext:value-type="time">
            <text:p>00:00</text:p>
          </table:table-cell>
          <table:table-cell table:style-name="ce38" table:formula="of:=IF([.F32]&lt;=0;[.I32]*[.N32];MIN([.I32]*[.N32];[.F3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2]/[.M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3];[Arbeitstypen.$A$2:.$B$6];2;0)" office:value-type="string" office:string-value="" calcext:value-type="error">
            <text:p>#N/A</text:p>
          </table:table-cell>
          <table:table-cell table:style-name="ce32" table:formula="of:=[.B33]*[.N33]" office:value-type="currency" office:currency="SFr." office:value="0" calcext:value-type="currency">
            <text:p>SFr. 0.00</text:p>
          </table:table-cell>
          <table:table-cell table:style-name="ce34" table:formula="of:=IF([.E33]&lt;=0;CEILING([.B33];15);MIN(CEILING([.B33];15);[.E33]))" office:value-type="float" office:value="0" calcext:value-type="float">
            <text:p>0</text:p>
          </table:table-cell>
          <table:table-cell table:style-name="ce36" table:formula="of:=[.I33]/(24*60)" office:value-type="time" office:time-value="PT00H00M00S" calcext:value-type="time">
            <text:p>00:00</text:p>
          </table:table-cell>
          <table:table-cell table:style-name="ce38" table:formula="of:=IF([.F33]&lt;=0;[.I33]*[.N33];MIN([.I33]*[.N33];[.F3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3]/[.M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4];[Arbeitstypen.$A$2:.$B$6];2;0)" office:value-type="string" office:string-value="" calcext:value-type="error">
            <text:p>#N/A</text:p>
          </table:table-cell>
          <table:table-cell table:style-name="ce32" table:formula="of:=[.B34]*[.N34]" office:value-type="currency" office:currency="SFr." office:value="0" calcext:value-type="currency">
            <text:p>SFr. 0.00</text:p>
          </table:table-cell>
          <table:table-cell table:style-name="ce34" table:formula="of:=IF([.E34]&lt;=0;CEILING([.B34];15);MIN(CEILING([.B34];15);[.E34]))" office:value-type="float" office:value="0" calcext:value-type="float">
            <text:p>0</text:p>
          </table:table-cell>
          <table:table-cell table:style-name="ce36" table:formula="of:=[.I34]/(24*60)" office:value-type="time" office:time-value="PT00H00M00S" calcext:value-type="time">
            <text:p>00:00</text:p>
          </table:table-cell>
          <table:table-cell table:style-name="ce38" table:formula="of:=IF([.F34]&lt;=0;[.I34]*[.N34];MIN([.I34]*[.N34];[.F3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4]/[.M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5];[Arbeitstypen.$A$2:.$B$6];2;0)" office:value-type="string" office:string-value="" calcext:value-type="error">
            <text:p>#N/A</text:p>
          </table:table-cell>
          <table:table-cell table:style-name="ce32" table:formula="of:=[.B35]*[.N35]" office:value-type="currency" office:currency="SFr." office:value="0" calcext:value-type="currency">
            <text:p>SFr. 0.00</text:p>
          </table:table-cell>
          <table:table-cell table:style-name="ce34" table:formula="of:=IF([.E35]&lt;=0;CEILING([.B35];15);MIN(CEILING([.B35];15);[.E35]))" office:value-type="float" office:value="0" calcext:value-type="float">
            <text:p>0</text:p>
          </table:table-cell>
          <table:table-cell table:style-name="ce36" table:formula="of:=[.I35]/(24*60)" office:value-type="time" office:time-value="PT00H00M00S" calcext:value-type="time">
            <text:p>00:00</text:p>
          </table:table-cell>
          <table:table-cell table:style-name="ce38" table:formula="of:=IF([.F35]&lt;=0;[.I35]*[.N35];MIN([.I35]*[.N35];[.F3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5]/[.M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6];[Arbeitstypen.$A$2:.$B$6];2;0)" office:value-type="string" office:string-value="" calcext:value-type="error">
            <text:p>#N/A</text:p>
          </table:table-cell>
          <table:table-cell table:style-name="ce32" table:formula="of:=[.B36]*[.N36]" office:value-type="currency" office:currency="SFr." office:value="0" calcext:value-type="currency">
            <text:p>SFr. 0.00</text:p>
          </table:table-cell>
          <table:table-cell table:style-name="ce34" table:formula="of:=IF([.E36]&lt;=0;CEILING([.B36];15);MIN(CEILING([.B36];15);[.E36]))" office:value-type="float" office:value="0" calcext:value-type="float">
            <text:p>0</text:p>
          </table:table-cell>
          <table:table-cell table:style-name="ce36" table:formula="of:=[.I36]/(24*60)" office:value-type="time" office:time-value="PT00H00M00S" calcext:value-type="time">
            <text:p>00:00</text:p>
          </table:table-cell>
          <table:table-cell table:style-name="ce38" table:formula="of:=IF([.F36]&lt;=0;[.I36]*[.N36];MIN([.I36]*[.N36];[.F3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6]/[.M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7];[Arbeitstypen.$A$2:.$B$6];2;0)" office:value-type="string" office:string-value="" calcext:value-type="error">
            <text:p>#N/A</text:p>
          </table:table-cell>
          <table:table-cell table:style-name="ce32" table:formula="of:=[.B37]*[.N37]" office:value-type="currency" office:currency="SFr." office:value="0" calcext:value-type="currency">
            <text:p>SFr. 0.00</text:p>
          </table:table-cell>
          <table:table-cell table:style-name="ce34" table:formula="of:=IF([.E37]&lt;=0;CEILING([.B37];15);MIN(CEILING([.B37];15);[.E37]))" office:value-type="float" office:value="0" calcext:value-type="float">
            <text:p>0</text:p>
          </table:table-cell>
          <table:table-cell table:style-name="ce36" table:formula="of:=[.I37]/(24*60)" office:value-type="time" office:time-value="PT00H00M00S" calcext:value-type="time">
            <text:p>00:00</text:p>
          </table:table-cell>
          <table:table-cell table:style-name="ce38" table:formula="of:=IF([.F37]&lt;=0;[.I37]*[.N37];MIN([.I37]*[.N37];[.F3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7]/[.M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8];[Arbeitstypen.$A$2:.$B$6];2;0)" office:value-type="string" office:string-value="" calcext:value-type="error">
            <text:p>#N/A</text:p>
          </table:table-cell>
          <table:table-cell table:style-name="ce32" table:formula="of:=[.B38]*[.N38]" office:value-type="currency" office:currency="SFr." office:value="0" calcext:value-type="currency">
            <text:p>SFr. 0.00</text:p>
          </table:table-cell>
          <table:table-cell table:style-name="ce34" table:formula="of:=IF([.E38]&lt;=0;CEILING([.B38];15);MIN(CEILING([.B38];15);[.E38]))" office:value-type="float" office:value="0" calcext:value-type="float">
            <text:p>0</text:p>
          </table:table-cell>
          <table:table-cell table:style-name="ce36" table:formula="of:=[.I38]/(24*60)" office:value-type="time" office:time-value="PT00H00M00S" calcext:value-type="time">
            <text:p>00:00</text:p>
          </table:table-cell>
          <table:table-cell table:style-name="ce38" table:formula="of:=IF([.F38]&lt;=0;[.I38]*[.N38];MIN([.I38]*[.N38];[.F3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8]/[.M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9];[Arbeitstypen.$A$2:.$B$6];2;0)" office:value-type="string" office:string-value="" calcext:value-type="error">
            <text:p>#N/A</text:p>
          </table:table-cell>
          <table:table-cell table:style-name="ce32" table:formula="of:=[.B39]*[.N39]" office:value-type="currency" office:currency="SFr." office:value="0" calcext:value-type="currency">
            <text:p>SFr. 0.00</text:p>
          </table:table-cell>
          <table:table-cell table:style-name="ce34" table:formula="of:=IF([.E39]&lt;=0;CEILING([.B39];15);MIN(CEILING([.B39];15);[.E39]))" office:value-type="float" office:value="0" calcext:value-type="float">
            <text:p>0</text:p>
          </table:table-cell>
          <table:table-cell table:style-name="ce36" table:formula="of:=[.I39]/(24*60)" office:value-type="time" office:time-value="PT00H00M00S" calcext:value-type="time">
            <text:p>00:00</text:p>
          </table:table-cell>
          <table:table-cell table:style-name="ce38" table:formula="of:=IF([.F39]&lt;=0;[.I39]*[.N39];MIN([.I39]*[.N39];[.F3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9]/[.M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0];[Arbeitstypen.$A$2:.$B$6];2;0)" office:value-type="string" office:string-value="" calcext:value-type="error">
            <text:p>#N/A</text:p>
          </table:table-cell>
          <table:table-cell table:style-name="ce32" table:formula="of:=[.B40]*[.N40]" office:value-type="currency" office:currency="SFr." office:value="0" calcext:value-type="currency">
            <text:p>SFr. 0.00</text:p>
          </table:table-cell>
          <table:table-cell table:style-name="ce34" table:formula="of:=IF([.E40]&lt;=0;CEILING([.B40];15);MIN(CEILING([.B40];15);[.E40]))" office:value-type="float" office:value="0" calcext:value-type="float">
            <text:p>0</text:p>
          </table:table-cell>
          <table:table-cell table:style-name="ce36" table:formula="of:=[.I40]/(24*60)" office:value-type="time" office:time-value="PT00H00M00S" calcext:value-type="time">
            <text:p>00:00</text:p>
          </table:table-cell>
          <table:table-cell table:style-name="ce38" table:formula="of:=IF([.F40]&lt;=0;[.I40]*[.N40];MIN([.I40]*[.N40];[.F4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0]/[.M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1];[Arbeitstypen.$A$2:.$B$6];2;0)" office:value-type="string" office:string-value="" calcext:value-type="error">
            <text:p>#N/A</text:p>
          </table:table-cell>
          <table:table-cell table:style-name="ce32" table:formula="of:=[.B41]*[.N41]" office:value-type="currency" office:currency="SFr." office:value="0" calcext:value-type="currency">
            <text:p>SFr. 0.00</text:p>
          </table:table-cell>
          <table:table-cell table:style-name="ce34" table:formula="of:=IF([.E41]&lt;=0;CEILING([.B41];15);MIN(CEILING([.B41];15);[.E41]))" office:value-type="float" office:value="0" calcext:value-type="float">
            <text:p>0</text:p>
          </table:table-cell>
          <table:table-cell table:style-name="ce36" table:formula="of:=[.I41]/(24*60)" office:value-type="time" office:time-value="PT00H00M00S" calcext:value-type="time">
            <text:p>00:00</text:p>
          </table:table-cell>
          <table:table-cell table:style-name="ce38" table:formula="of:=IF([.F41]&lt;=0;[.I41]*[.N41];MIN([.I41]*[.N41];[.F4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1]/[.M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2];[Arbeitstypen.$A$2:.$B$6];2;0)" office:value-type="string" office:string-value="" calcext:value-type="error">
            <text:p>#N/A</text:p>
          </table:table-cell>
          <table:table-cell table:style-name="ce32" table:formula="of:=[.B42]*[.N42]" office:value-type="currency" office:currency="SFr." office:value="0" calcext:value-type="currency">
            <text:p>SFr. 0.00</text:p>
          </table:table-cell>
          <table:table-cell table:style-name="ce34" table:formula="of:=IF([.E42]&lt;=0;CEILING([.B42];15);MIN(CEILING([.B42];15);[.E42]))" office:value-type="float" office:value="0" calcext:value-type="float">
            <text:p>0</text:p>
          </table:table-cell>
          <table:table-cell table:style-name="ce36" table:formula="of:=[.I42]/(24*60)" office:value-type="time" office:time-value="PT00H00M00S" calcext:value-type="time">
            <text:p>00:00</text:p>
          </table:table-cell>
          <table:table-cell table:style-name="ce38" table:formula="of:=IF([.F42]&lt;=0;[.I42]*[.N42];MIN([.I42]*[.N42];[.F4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2]/[.M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3];[Arbeitstypen.$A$2:.$B$6];2;0)" office:value-type="string" office:string-value="" calcext:value-type="error">
            <text:p>#N/A</text:p>
          </table:table-cell>
          <table:table-cell table:style-name="ce32" table:formula="of:=[.B43]*[.N43]" office:value-type="currency" office:currency="SFr." office:value="0" calcext:value-type="currency">
            <text:p>SFr. 0.00</text:p>
          </table:table-cell>
          <table:table-cell table:style-name="ce34" table:formula="of:=IF([.E43]&lt;=0;CEILING([.B43];15);MIN(CEILING([.B43];15);[.E43]))" office:value-type="float" office:value="0" calcext:value-type="float">
            <text:p>0</text:p>
          </table:table-cell>
          <table:table-cell table:style-name="ce36" table:formula="of:=[.I43]/(24*60)" office:value-type="time" office:time-value="PT00H00M00S" calcext:value-type="time">
            <text:p>00:00</text:p>
          </table:table-cell>
          <table:table-cell table:style-name="ce38" table:formula="of:=IF([.F43]&lt;=0;[.I43]*[.N43];MIN([.I43]*[.N43];[.F4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3]/[.M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4];[Arbeitstypen.$A$2:.$B$6];2;0)" office:value-type="string" office:string-value="" calcext:value-type="error">
            <text:p>#N/A</text:p>
          </table:table-cell>
          <table:table-cell table:style-name="ce32" table:formula="of:=[.B44]*[.N44]" office:value-type="currency" office:currency="SFr." office:value="0" calcext:value-type="currency">
            <text:p>SFr. 0.00</text:p>
          </table:table-cell>
          <table:table-cell table:style-name="ce34" table:formula="of:=IF([.E44]&lt;=0;CEILING([.B44];15);MIN(CEILING([.B44];15);[.E44]))" office:value-type="float" office:value="0" calcext:value-type="float">
            <text:p>0</text:p>
          </table:table-cell>
          <table:table-cell table:style-name="ce36" table:formula="of:=[.I44]/(24*60)" office:value-type="time" office:time-value="PT00H00M00S" calcext:value-type="time">
            <text:p>00:00</text:p>
          </table:table-cell>
          <table:table-cell table:style-name="ce38" table:formula="of:=IF([.F44]&lt;=0;[.I44]*[.N44];MIN([.I44]*[.N44];[.F4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4]/[.M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5];[Arbeitstypen.$A$2:.$B$6];2;0)" office:value-type="string" office:string-value="" calcext:value-type="error">
            <text:p>#N/A</text:p>
          </table:table-cell>
          <table:table-cell table:style-name="ce32" table:formula="of:=[.B45]*[.N45]" office:value-type="currency" office:currency="SFr." office:value="0" calcext:value-type="currency">
            <text:p>SFr. 0.00</text:p>
          </table:table-cell>
          <table:table-cell table:style-name="ce34" table:formula="of:=IF([.E45]&lt;=0;CEILING([.B45];15);MIN(CEILING([.B45];15);[.E45]))" office:value-type="float" office:value="0" calcext:value-type="float">
            <text:p>0</text:p>
          </table:table-cell>
          <table:table-cell table:style-name="ce36" table:formula="of:=[.I45]/(24*60)" office:value-type="time" office:time-value="PT00H00M00S" calcext:value-type="time">
            <text:p>00:00</text:p>
          </table:table-cell>
          <table:table-cell table:style-name="ce38" table:formula="of:=IF([.F45]&lt;=0;[.I45]*[.N45];MIN([.I45]*[.N45];[.F4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5]/[.M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6];[Arbeitstypen.$A$2:.$B$6];2;0)" office:value-type="string" office:string-value="" calcext:value-type="error">
            <text:p>#N/A</text:p>
          </table:table-cell>
          <table:table-cell table:style-name="ce32" table:formula="of:=[.B46]*[.N46]" office:value-type="currency" office:currency="SFr." office:value="0" calcext:value-type="currency">
            <text:p>SFr. 0.00</text:p>
          </table:table-cell>
          <table:table-cell table:style-name="ce34" table:formula="of:=IF([.E46]&lt;=0;CEILING([.B46];15);MIN(CEILING([.B46];15);[.E46]))" office:value-type="float" office:value="0" calcext:value-type="float">
            <text:p>0</text:p>
          </table:table-cell>
          <table:table-cell table:style-name="ce36" table:formula="of:=[.I46]/(24*60)" office:value-type="time" office:time-value="PT00H00M00S" calcext:value-type="time">
            <text:p>00:00</text:p>
          </table:table-cell>
          <table:table-cell table:style-name="ce38" table:formula="of:=IF([.F46]&lt;=0;[.I46]*[.N46];MIN([.I46]*[.N46];[.F4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6]/[.M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7];[Arbeitstypen.$A$2:.$B$6];2;0)" office:value-type="string" office:string-value="" calcext:value-type="error">
            <text:p>#N/A</text:p>
          </table:table-cell>
          <table:table-cell table:style-name="ce32" table:formula="of:=[.B47]*[.N47]" office:value-type="currency" office:currency="SFr." office:value="0" calcext:value-type="currency">
            <text:p>SFr. 0.00</text:p>
          </table:table-cell>
          <table:table-cell table:style-name="ce34" table:formula="of:=IF([.E47]&lt;=0;CEILING([.B47];15);MIN(CEILING([.B47];15);[.E47]))" office:value-type="float" office:value="0" calcext:value-type="float">
            <text:p>0</text:p>
          </table:table-cell>
          <table:table-cell table:style-name="ce36" table:formula="of:=[.I47]/(24*60)" office:value-type="time" office:time-value="PT00H00M00S" calcext:value-type="time">
            <text:p>00:00</text:p>
          </table:table-cell>
          <table:table-cell table:style-name="ce38" table:formula="of:=IF([.F47]&lt;=0;[.I47]*[.N47];MIN([.I47]*[.N47];[.F4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7]/[.M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8];[Arbeitstypen.$A$2:.$B$6];2;0)" office:value-type="string" office:string-value="" calcext:value-type="error">
            <text:p>#N/A</text:p>
          </table:table-cell>
          <table:table-cell table:style-name="ce32" table:formula="of:=[.B48]*[.N48]" office:value-type="currency" office:currency="SFr." office:value="0" calcext:value-type="currency">
            <text:p>SFr. 0.00</text:p>
          </table:table-cell>
          <table:table-cell table:style-name="ce34" table:formula="of:=IF([.E48]&lt;=0;CEILING([.B48];15);MIN(CEILING([.B48];15);[.E48]))" office:value-type="float" office:value="0" calcext:value-type="float">
            <text:p>0</text:p>
          </table:table-cell>
          <table:table-cell table:style-name="ce36" table:formula="of:=[.I48]/(24*60)" office:value-type="time" office:time-value="PT00H00M00S" calcext:value-type="time">
            <text:p>00:00</text:p>
          </table:table-cell>
          <table:table-cell table:style-name="ce38" table:formula="of:=IF([.F48]&lt;=0;[.I48]*[.N48];MIN([.I48]*[.N48];[.F4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8]/[.M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9];[Arbeitstypen.$A$2:.$B$6];2;0)" office:value-type="string" office:string-value="" calcext:value-type="error">
            <text:p>#N/A</text:p>
          </table:table-cell>
          <table:table-cell table:style-name="ce32" table:formula="of:=[.B49]*[.N49]" office:value-type="currency" office:currency="SFr." office:value="0" calcext:value-type="currency">
            <text:p>SFr. 0.00</text:p>
          </table:table-cell>
          <table:table-cell table:style-name="ce34" table:formula="of:=IF([.E49]&lt;=0;CEILING([.B49];15);MIN(CEILING([.B49];15);[.E49]))" office:value-type="float" office:value="0" calcext:value-type="float">
            <text:p>0</text:p>
          </table:table-cell>
          <table:table-cell table:style-name="ce36" table:formula="of:=[.I49]/(24*60)" office:value-type="time" office:time-value="PT00H00M00S" calcext:value-type="time">
            <text:p>00:00</text:p>
          </table:table-cell>
          <table:table-cell table:style-name="ce38" table:formula="of:=IF([.F49]&lt;=0;[.I49]*[.N49];MIN([.I49]*[.N49];[.F4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9]/[.M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0];[Arbeitstypen.$A$2:.$B$6];2;0)" office:value-type="string" office:string-value="" calcext:value-type="error">
            <text:p>#N/A</text:p>
          </table:table-cell>
          <table:table-cell table:style-name="ce32" table:formula="of:=[.B50]*[.N50]" office:value-type="currency" office:currency="SFr." office:value="0" calcext:value-type="currency">
            <text:p>SFr. 0.00</text:p>
          </table:table-cell>
          <table:table-cell table:style-name="ce34" table:formula="of:=IF([.E50]&lt;=0;CEILING([.B50];15);MIN(CEILING([.B50];15);[.E50]))" office:value-type="float" office:value="0" calcext:value-type="float">
            <text:p>0</text:p>
          </table:table-cell>
          <table:table-cell table:style-name="ce36" table:formula="of:=[.I50]/(24*60)" office:value-type="time" office:time-value="PT00H00M00S" calcext:value-type="time">
            <text:p>00:00</text:p>
          </table:table-cell>
          <table:table-cell table:style-name="ce38" table:formula="of:=IF([.F50]&lt;=0;[.I50]*[.N50];MIN([.I50]*[.N50];[.F5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0]/[.M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1];[Arbeitstypen.$A$2:.$B$6];2;0)" office:value-type="string" office:string-value="" calcext:value-type="error">
            <text:p>#N/A</text:p>
          </table:table-cell>
          <table:table-cell table:style-name="ce32" table:formula="of:=[.B51]*[.N51]" office:value-type="currency" office:currency="SFr." office:value="0" calcext:value-type="currency">
            <text:p>SFr. 0.00</text:p>
          </table:table-cell>
          <table:table-cell table:style-name="ce34" table:formula="of:=IF([.E51]&lt;=0;CEILING([.B51];15);MIN(CEILING([.B51];15);[.E51]))" office:value-type="float" office:value="0" calcext:value-type="float">
            <text:p>0</text:p>
          </table:table-cell>
          <table:table-cell table:style-name="ce36" table:formula="of:=[.I51]/(24*60)" office:value-type="time" office:time-value="PT00H00M00S" calcext:value-type="time">
            <text:p>00:00</text:p>
          </table:table-cell>
          <table:table-cell table:style-name="ce38" table:formula="of:=IF([.F51]&lt;=0;[.I51]*[.N51];MIN([.I51]*[.N51];[.F5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1]/[.M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2];[Arbeitstypen.$A$2:.$B$6];2;0)" office:value-type="string" office:string-value="" calcext:value-type="error">
            <text:p>#N/A</text:p>
          </table:table-cell>
          <table:table-cell table:style-name="ce32" table:formula="of:=[.B52]*[.N52]" office:value-type="currency" office:currency="SFr." office:value="0" calcext:value-type="currency">
            <text:p>SFr. 0.00</text:p>
          </table:table-cell>
          <table:table-cell table:style-name="ce34" table:formula="of:=IF([.E52]&lt;=0;CEILING([.B52];15);MIN(CEILING([.B52];15);[.E52]))" office:value-type="float" office:value="0" calcext:value-type="float">
            <text:p>0</text:p>
          </table:table-cell>
          <table:table-cell table:style-name="ce36" table:formula="of:=[.I52]/(24*60)" office:value-type="time" office:time-value="PT00H00M00S" calcext:value-type="time">
            <text:p>00:00</text:p>
          </table:table-cell>
          <table:table-cell table:style-name="ce38" table:formula="of:=IF([.F52]&lt;=0;[.I52]*[.N52];MIN([.I52]*[.N52];[.F5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2]/[.M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3];[Arbeitstypen.$A$2:.$B$6];2;0)" office:value-type="string" office:string-value="" calcext:value-type="error">
            <text:p>#N/A</text:p>
          </table:table-cell>
          <table:table-cell table:style-name="ce32" table:formula="of:=[.B53]*[.N53]" office:value-type="currency" office:currency="SFr." office:value="0" calcext:value-type="currency">
            <text:p>SFr. 0.00</text:p>
          </table:table-cell>
          <table:table-cell table:style-name="ce34" table:formula="of:=IF([.E53]&lt;=0;CEILING([.B53];15);MIN(CEILING([.B53];15);[.E53]))" office:value-type="float" office:value="0" calcext:value-type="float">
            <text:p>0</text:p>
          </table:table-cell>
          <table:table-cell table:style-name="ce36" table:formula="of:=[.I53]/(24*60)" office:value-type="time" office:time-value="PT00H00M00S" calcext:value-type="time">
            <text:p>00:00</text:p>
          </table:table-cell>
          <table:table-cell table:style-name="ce38" table:formula="of:=IF([.F53]&lt;=0;[.I53]*[.N53];MIN([.I53]*[.N53];[.F5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3]/[.M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4];[Arbeitstypen.$A$2:.$B$6];2;0)" office:value-type="string" office:string-value="" calcext:value-type="error">
            <text:p>#N/A</text:p>
          </table:table-cell>
          <table:table-cell table:style-name="ce32" table:formula="of:=[.B54]*[.N54]" office:value-type="currency" office:currency="SFr." office:value="0" calcext:value-type="currency">
            <text:p>SFr. 0.00</text:p>
          </table:table-cell>
          <table:table-cell table:style-name="ce34" table:formula="of:=IF([.E54]&lt;=0;CEILING([.B54];15);MIN(CEILING([.B54];15);[.E54]))" office:value-type="float" office:value="0" calcext:value-type="float">
            <text:p>0</text:p>
          </table:table-cell>
          <table:table-cell table:style-name="ce36" table:formula="of:=[.I54]/(24*60)" office:value-type="time" office:time-value="PT00H00M00S" calcext:value-type="time">
            <text:p>00:00</text:p>
          </table:table-cell>
          <table:table-cell table:style-name="ce38" table:formula="of:=IF([.F54]&lt;=0;[.I54]*[.N54];MIN([.I54]*[.N54];[.F5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4]/[.M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5];[Arbeitstypen.$A$2:.$B$6];2;0)" office:value-type="string" office:string-value="" calcext:value-type="error">
            <text:p>#N/A</text:p>
          </table:table-cell>
          <table:table-cell table:style-name="ce32" table:formula="of:=[.B55]*[.N55]" office:value-type="currency" office:currency="SFr." office:value="0" calcext:value-type="currency">
            <text:p>SFr. 0.00</text:p>
          </table:table-cell>
          <table:table-cell table:style-name="ce34" table:formula="of:=IF([.E55]&lt;=0;CEILING([.B55];15);MIN(CEILING([.B55];15);[.E55]))" office:value-type="float" office:value="0" calcext:value-type="float">
            <text:p>0</text:p>
          </table:table-cell>
          <table:table-cell table:style-name="ce36" table:formula="of:=[.I55]/(24*60)" office:value-type="time" office:time-value="PT00H00M00S" calcext:value-type="time">
            <text:p>00:00</text:p>
          </table:table-cell>
          <table:table-cell table:style-name="ce38" table:formula="of:=IF([.F55]&lt;=0;[.I55]*[.N55];MIN([.I55]*[.N55];[.F5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5]/[.M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6];[Arbeitstypen.$A$2:.$B$6];2;0)" office:value-type="string" office:string-value="" calcext:value-type="error">
            <text:p>#N/A</text:p>
          </table:table-cell>
          <table:table-cell table:style-name="ce32" table:formula="of:=[.B56]*[.N56]" office:value-type="currency" office:currency="SFr." office:value="0" calcext:value-type="currency">
            <text:p>SFr. 0.00</text:p>
          </table:table-cell>
          <table:table-cell table:style-name="ce34" table:formula="of:=IF([.E56]&lt;=0;CEILING([.B56];15);MIN(CEILING([.B56];15);[.E56]))" office:value-type="float" office:value="0" calcext:value-type="float">
            <text:p>0</text:p>
          </table:table-cell>
          <table:table-cell table:style-name="ce36" table:formula="of:=[.I56]/(24*60)" office:value-type="time" office:time-value="PT00H00M00S" calcext:value-type="time">
            <text:p>00:00</text:p>
          </table:table-cell>
          <table:table-cell table:style-name="ce38" table:formula="of:=IF([.F56]&lt;=0;[.I56]*[.N56];MIN([.I56]*[.N56];[.F5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6]/[.M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7];[Arbeitstypen.$A$2:.$B$6];2;0)" office:value-type="string" office:string-value="" calcext:value-type="error">
            <text:p>#N/A</text:p>
          </table:table-cell>
          <table:table-cell table:style-name="ce32" table:formula="of:=[.B57]*[.N57]" office:value-type="currency" office:currency="SFr." office:value="0" calcext:value-type="currency">
            <text:p>SFr. 0.00</text:p>
          </table:table-cell>
          <table:table-cell table:style-name="ce34" table:formula="of:=IF([.E57]&lt;=0;CEILING([.B57];15);MIN(CEILING([.B57];15);[.E57]))" office:value-type="float" office:value="0" calcext:value-type="float">
            <text:p>0</text:p>
          </table:table-cell>
          <table:table-cell table:style-name="ce36" table:formula="of:=[.I57]/(24*60)" office:value-type="time" office:time-value="PT00H00M00S" calcext:value-type="time">
            <text:p>00:00</text:p>
          </table:table-cell>
          <table:table-cell table:style-name="ce38" table:formula="of:=IF([.F57]&lt;=0;[.I57]*[.N57];MIN([.I57]*[.N57];[.F5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7]/[.M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8];[Arbeitstypen.$A$2:.$B$6];2;0)" office:value-type="string" office:string-value="" calcext:value-type="error">
            <text:p>#N/A</text:p>
          </table:table-cell>
          <table:table-cell table:style-name="ce32" table:formula="of:=[.B58]*[.N58]" office:value-type="currency" office:currency="SFr." office:value="0" calcext:value-type="currency">
            <text:p>SFr. 0.00</text:p>
          </table:table-cell>
          <table:table-cell table:style-name="ce34" table:formula="of:=IF([.E58]&lt;=0;CEILING([.B58];15);MIN(CEILING([.B58];15);[.E58]))" office:value-type="float" office:value="0" calcext:value-type="float">
            <text:p>0</text:p>
          </table:table-cell>
          <table:table-cell table:style-name="ce36" table:formula="of:=[.I58]/(24*60)" office:value-type="time" office:time-value="PT00H00M00S" calcext:value-type="time">
            <text:p>00:00</text:p>
          </table:table-cell>
          <table:table-cell table:style-name="ce38" table:formula="of:=IF([.F58]&lt;=0;[.I58]*[.N58];MIN([.I58]*[.N58];[.F5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8]/[.M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9];[Arbeitstypen.$A$2:.$B$6];2;0)" office:value-type="string" office:string-value="" calcext:value-type="error">
            <text:p>#N/A</text:p>
          </table:table-cell>
          <table:table-cell table:style-name="ce32" table:formula="of:=[.B59]*[.N59]" office:value-type="currency" office:currency="SFr." office:value="0" calcext:value-type="currency">
            <text:p>SFr. 0.00</text:p>
          </table:table-cell>
          <table:table-cell table:style-name="ce34" table:formula="of:=IF([.E59]&lt;=0;CEILING([.B59];15);MIN(CEILING([.B59];15);[.E59]))" office:value-type="float" office:value="0" calcext:value-type="float">
            <text:p>0</text:p>
          </table:table-cell>
          <table:table-cell table:style-name="ce36" table:formula="of:=[.I59]/(24*60)" office:value-type="time" office:time-value="PT00H00M00S" calcext:value-type="time">
            <text:p>00:00</text:p>
          </table:table-cell>
          <table:table-cell table:style-name="ce38" table:formula="of:=IF([.F59]&lt;=0;[.I59]*[.N59];MIN([.I59]*[.N59];[.F5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9]/[.M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0];[Arbeitstypen.$A$2:.$B$6];2;0)" office:value-type="string" office:string-value="" calcext:value-type="error">
            <text:p>#N/A</text:p>
          </table:table-cell>
          <table:table-cell table:style-name="ce32" table:formula="of:=[.B60]*[.N60]" office:value-type="currency" office:currency="SFr." office:value="0" calcext:value-type="currency">
            <text:p>SFr. 0.00</text:p>
          </table:table-cell>
          <table:table-cell table:style-name="ce34" table:formula="of:=IF([.E60]&lt;=0;CEILING([.B60];15);MIN(CEILING([.B60];15);[.E60]))" office:value-type="float" office:value="0" calcext:value-type="float">
            <text:p>0</text:p>
          </table:table-cell>
          <table:table-cell table:style-name="ce36" table:formula="of:=[.I60]/(24*60)" office:value-type="time" office:time-value="PT00H00M00S" calcext:value-type="time">
            <text:p>00:00</text:p>
          </table:table-cell>
          <table:table-cell table:style-name="ce38" table:formula="of:=IF([.F60]&lt;=0;[.I60]*[.N60];MIN([.I60]*[.N60];[.F6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0]/[.M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1];[Arbeitstypen.$A$2:.$B$6];2;0)" office:value-type="string" office:string-value="" calcext:value-type="error">
            <text:p>#N/A</text:p>
          </table:table-cell>
          <table:table-cell table:style-name="ce32" table:formula="of:=[.B61]*[.N61]" office:value-type="currency" office:currency="SFr." office:value="0" calcext:value-type="currency">
            <text:p>SFr. 0.00</text:p>
          </table:table-cell>
          <table:table-cell table:style-name="ce34" table:formula="of:=IF([.E61]&lt;=0;CEILING([.B61];15);MIN(CEILING([.B61];15);[.E61]))" office:value-type="float" office:value="0" calcext:value-type="float">
            <text:p>0</text:p>
          </table:table-cell>
          <table:table-cell table:style-name="ce36" table:formula="of:=[.I61]/(24*60)" office:value-type="time" office:time-value="PT00H00M00S" calcext:value-type="time">
            <text:p>00:00</text:p>
          </table:table-cell>
          <table:table-cell table:style-name="ce38" table:formula="of:=IF([.F61]&lt;=0;[.I61]*[.N61];MIN([.I61]*[.N61];[.F6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1]/[.M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2];[Arbeitstypen.$A$2:.$B$6];2;0)" office:value-type="string" office:string-value="" calcext:value-type="error">
            <text:p>#N/A</text:p>
          </table:table-cell>
          <table:table-cell table:style-name="ce32" table:formula="of:=[.B62]*[.N62]" office:value-type="currency" office:currency="SFr." office:value="0" calcext:value-type="currency">
            <text:p>SFr. 0.00</text:p>
          </table:table-cell>
          <table:table-cell table:style-name="ce34" table:formula="of:=IF([.E62]&lt;=0;CEILING([.B62];15);MIN(CEILING([.B62];15);[.E62]))" office:value-type="float" office:value="0" calcext:value-type="float">
            <text:p>0</text:p>
          </table:table-cell>
          <table:table-cell table:style-name="ce36" table:formula="of:=[.I62]/(24*60)" office:value-type="time" office:time-value="PT00H00M00S" calcext:value-type="time">
            <text:p>00:00</text:p>
          </table:table-cell>
          <table:table-cell table:style-name="ce38" table:formula="of:=IF([.F62]&lt;=0;[.I62]*[.N62];MIN([.I62]*[.N62];[.F6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2]/[.M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3];[Arbeitstypen.$A$2:.$B$6];2;0)" office:value-type="string" office:string-value="" calcext:value-type="error">
            <text:p>#N/A</text:p>
          </table:table-cell>
          <table:table-cell table:style-name="ce32" table:formula="of:=[.B63]*[.N63]" office:value-type="currency" office:currency="SFr." office:value="0" calcext:value-type="currency">
            <text:p>SFr. 0.00</text:p>
          </table:table-cell>
          <table:table-cell table:style-name="ce34" table:formula="of:=IF([.E63]&lt;=0;CEILING([.B63];15);MIN(CEILING([.B63];15);[.E63]))" office:value-type="float" office:value="0" calcext:value-type="float">
            <text:p>0</text:p>
          </table:table-cell>
          <table:table-cell table:style-name="ce36" table:formula="of:=[.I63]/(24*60)" office:value-type="time" office:time-value="PT00H00M00S" calcext:value-type="time">
            <text:p>00:00</text:p>
          </table:table-cell>
          <table:table-cell table:style-name="ce38" table:formula="of:=IF([.F63]&lt;=0;[.I63]*[.N63];MIN([.I63]*[.N63];[.F6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3]/[.M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4];[Arbeitstypen.$A$2:.$B$6];2;0)" office:value-type="string" office:string-value="" calcext:value-type="error">
            <text:p>#N/A</text:p>
          </table:table-cell>
          <table:table-cell table:style-name="ce32" table:formula="of:=[.B64]*[.N64]" office:value-type="currency" office:currency="SFr." office:value="0" calcext:value-type="currency">
            <text:p>SFr. 0.00</text:p>
          </table:table-cell>
          <table:table-cell table:style-name="ce34" table:formula="of:=IF([.E64]&lt;=0;CEILING([.B64];15);MIN(CEILING([.B64];15);[.E64]))" office:value-type="float" office:value="0" calcext:value-type="float">
            <text:p>0</text:p>
          </table:table-cell>
          <table:table-cell table:style-name="ce36" table:formula="of:=[.I64]/(24*60)" office:value-type="time" office:time-value="PT00H00M00S" calcext:value-type="time">
            <text:p>00:00</text:p>
          </table:table-cell>
          <table:table-cell table:style-name="ce38" table:formula="of:=IF([.F64]&lt;=0;[.I64]*[.N64];MIN([.I64]*[.N64];[.F6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4]/[.M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5];[Arbeitstypen.$A$2:.$B$6];2;0)" office:value-type="string" office:string-value="" calcext:value-type="error">
            <text:p>#N/A</text:p>
          </table:table-cell>
          <table:table-cell table:style-name="ce32" table:formula="of:=[.B65]*[.N65]" office:value-type="currency" office:currency="SFr." office:value="0" calcext:value-type="currency">
            <text:p>SFr. 0.00</text:p>
          </table:table-cell>
          <table:table-cell table:style-name="ce34" table:formula="of:=IF([.E65]&lt;=0;CEILING([.B65];15);MIN(CEILING([.B65];15);[.E65]))" office:value-type="float" office:value="0" calcext:value-type="float">
            <text:p>0</text:p>
          </table:table-cell>
          <table:table-cell table:style-name="ce36" table:formula="of:=[.I65]/(24*60)" office:value-type="time" office:time-value="PT00H00M00S" calcext:value-type="time">
            <text:p>00:00</text:p>
          </table:table-cell>
          <table:table-cell table:style-name="ce38" table:formula="of:=IF([.F65]&lt;=0;[.I65]*[.N65];MIN([.I65]*[.N65];[.F6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5]/[.M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6];[Arbeitstypen.$A$2:.$B$6];2;0)" office:value-type="string" office:string-value="" calcext:value-type="error">
            <text:p>#N/A</text:p>
          </table:table-cell>
          <table:table-cell table:style-name="ce32" table:formula="of:=[.B66]*[.N66]" office:value-type="currency" office:currency="SFr." office:value="0" calcext:value-type="currency">
            <text:p>SFr. 0.00</text:p>
          </table:table-cell>
          <table:table-cell table:style-name="ce34" table:formula="of:=IF([.E66]&lt;=0;CEILING([.B66];15);MIN(CEILING([.B66];15);[.E66]))" office:value-type="float" office:value="0" calcext:value-type="float">
            <text:p>0</text:p>
          </table:table-cell>
          <table:table-cell table:style-name="ce36" table:formula="of:=[.I66]/(24*60)" office:value-type="time" office:time-value="PT00H00M00S" calcext:value-type="time">
            <text:p>00:00</text:p>
          </table:table-cell>
          <table:table-cell table:style-name="ce38" table:formula="of:=IF([.F66]&lt;=0;[.I66]*[.N66];MIN([.I66]*[.N66];[.F6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6]/[.M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7];[Arbeitstypen.$A$2:.$B$6];2;0)" office:value-type="string" office:string-value="" calcext:value-type="error">
            <text:p>#N/A</text:p>
          </table:table-cell>
          <table:table-cell table:style-name="ce32" table:formula="of:=[.B67]*[.N67]" office:value-type="currency" office:currency="SFr." office:value="0" calcext:value-type="currency">
            <text:p>SFr. 0.00</text:p>
          </table:table-cell>
          <table:table-cell table:style-name="ce34" table:formula="of:=IF([.E67]&lt;=0;CEILING([.B67];15);MIN(CEILING([.B67];15);[.E67]))" office:value-type="float" office:value="0" calcext:value-type="float">
            <text:p>0</text:p>
          </table:table-cell>
          <table:table-cell table:style-name="ce36" table:formula="of:=[.I67]/(24*60)" office:value-type="time" office:time-value="PT00H00M00S" calcext:value-type="time">
            <text:p>00:00</text:p>
          </table:table-cell>
          <table:table-cell table:style-name="ce38" table:formula="of:=IF([.F67]&lt;=0;[.I67]*[.N67];MIN([.I67]*[.N67];[.F6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7]/[.M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8];[Arbeitstypen.$A$2:.$B$6];2;0)" office:value-type="string" office:string-value="" calcext:value-type="error">
            <text:p>#N/A</text:p>
          </table:table-cell>
          <table:table-cell table:style-name="ce32" table:formula="of:=[.B68]*[.N68]" office:value-type="currency" office:currency="SFr." office:value="0" calcext:value-type="currency">
            <text:p>SFr. 0.00</text:p>
          </table:table-cell>
          <table:table-cell table:style-name="ce34" table:formula="of:=IF([.E68]&lt;=0;CEILING([.B68];15);MIN(CEILING([.B68];15);[.E68]))" office:value-type="float" office:value="0" calcext:value-type="float">
            <text:p>0</text:p>
          </table:table-cell>
          <table:table-cell table:style-name="ce36" table:formula="of:=[.I68]/(24*60)" office:value-type="time" office:time-value="PT00H00M00S" calcext:value-type="time">
            <text:p>00:00</text:p>
          </table:table-cell>
          <table:table-cell table:style-name="ce38" table:formula="of:=IF([.F68]&lt;=0;[.I68]*[.N68];MIN([.I68]*[.N68];[.F6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8]/[.M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9];[Arbeitstypen.$A$2:.$B$6];2;0)" office:value-type="string" office:string-value="" calcext:value-type="error">
            <text:p>#N/A</text:p>
          </table:table-cell>
          <table:table-cell table:style-name="ce32" table:formula="of:=[.B69]*[.N69]" office:value-type="currency" office:currency="SFr." office:value="0" calcext:value-type="currency">
            <text:p>SFr. 0.00</text:p>
          </table:table-cell>
          <table:table-cell table:style-name="ce34" table:formula="of:=IF([.E69]&lt;=0;CEILING([.B69];15);MIN(CEILING([.B69];15);[.E69]))" office:value-type="float" office:value="0" calcext:value-type="float">
            <text:p>0</text:p>
          </table:table-cell>
          <table:table-cell table:style-name="ce36" table:formula="of:=[.I69]/(24*60)" office:value-type="time" office:time-value="PT00H00M00S" calcext:value-type="time">
            <text:p>00:00</text:p>
          </table:table-cell>
          <table:table-cell table:style-name="ce38" table:formula="of:=IF([.F69]&lt;=0;[.I69]*[.N69];MIN([.I69]*[.N69];[.F6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9]/[.M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0];[Arbeitstypen.$A$2:.$B$6];2;0)" office:value-type="string" office:string-value="" calcext:value-type="error">
            <text:p>#N/A</text:p>
          </table:table-cell>
          <table:table-cell table:style-name="ce32" table:formula="of:=[.B70]*[.N70]" office:value-type="currency" office:currency="SFr." office:value="0" calcext:value-type="currency">
            <text:p>SFr. 0.00</text:p>
          </table:table-cell>
          <table:table-cell table:style-name="ce34" table:formula="of:=IF([.E70]&lt;=0;CEILING([.B70];15);MIN(CEILING([.B70];15);[.E70]))" office:value-type="float" office:value="0" calcext:value-type="float">
            <text:p>0</text:p>
          </table:table-cell>
          <table:table-cell table:style-name="ce36" table:formula="of:=[.I70]/(24*60)" office:value-type="time" office:time-value="PT00H00M00S" calcext:value-type="time">
            <text:p>00:00</text:p>
          </table:table-cell>
          <table:table-cell table:style-name="ce38" table:formula="of:=IF([.F70]&lt;=0;[.I70]*[.N70];MIN([.I70]*[.N70];[.F7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0]/[.M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1];[Arbeitstypen.$A$2:.$B$6];2;0)" office:value-type="string" office:string-value="" calcext:value-type="error">
            <text:p>#N/A</text:p>
          </table:table-cell>
          <table:table-cell table:style-name="ce32" table:formula="of:=[.B71]*[.N71]" office:value-type="currency" office:currency="SFr." office:value="0" calcext:value-type="currency">
            <text:p>SFr. 0.00</text:p>
          </table:table-cell>
          <table:table-cell table:style-name="ce34" table:formula="of:=IF([.E71]&lt;=0;CEILING([.B71];15);MIN(CEILING([.B71];15);[.E71]))" office:value-type="float" office:value="0" calcext:value-type="float">
            <text:p>0</text:p>
          </table:table-cell>
          <table:table-cell table:style-name="ce36" table:formula="of:=[.I71]/(24*60)" office:value-type="time" office:time-value="PT00H00M00S" calcext:value-type="time">
            <text:p>00:00</text:p>
          </table:table-cell>
          <table:table-cell table:style-name="ce38" table:formula="of:=IF([.F71]&lt;=0;[.I71]*[.N71];MIN([.I71]*[.N71];[.F7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1]/[.M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2];[Arbeitstypen.$A$2:.$B$6];2;0)" office:value-type="string" office:string-value="" calcext:value-type="error">
            <text:p>#N/A</text:p>
          </table:table-cell>
          <table:table-cell table:style-name="ce32" table:formula="of:=[.B72]*[.N72]" office:value-type="currency" office:currency="SFr." office:value="0" calcext:value-type="currency">
            <text:p>SFr. 0.00</text:p>
          </table:table-cell>
          <table:table-cell table:style-name="ce34" table:formula="of:=IF([.E72]&lt;=0;CEILING([.B72];15);MIN(CEILING([.B72];15);[.E72]))" office:value-type="float" office:value="0" calcext:value-type="float">
            <text:p>0</text:p>
          </table:table-cell>
          <table:table-cell table:style-name="ce36" table:formula="of:=[.I72]/(24*60)" office:value-type="time" office:time-value="PT00H00M00S" calcext:value-type="time">
            <text:p>00:00</text:p>
          </table:table-cell>
          <table:table-cell table:style-name="ce38" table:formula="of:=IF([.F72]&lt;=0;[.I72]*[.N72];MIN([.I72]*[.N72];[.F7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2]/[.M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3];[Arbeitstypen.$A$2:.$B$6];2;0)" office:value-type="string" office:string-value="" calcext:value-type="error">
            <text:p>#N/A</text:p>
          </table:table-cell>
          <table:table-cell table:style-name="ce32" table:formula="of:=[.B73]*[.N73]" office:value-type="currency" office:currency="SFr." office:value="0" calcext:value-type="currency">
            <text:p>SFr. 0.00</text:p>
          </table:table-cell>
          <table:table-cell table:style-name="ce34" table:formula="of:=IF([.E73]&lt;=0;CEILING([.B73];15);MIN(CEILING([.B73];15);[.E73]))" office:value-type="float" office:value="0" calcext:value-type="float">
            <text:p>0</text:p>
          </table:table-cell>
          <table:table-cell table:style-name="ce36" table:formula="of:=[.I73]/(24*60)" office:value-type="time" office:time-value="PT00H00M00S" calcext:value-type="time">
            <text:p>00:00</text:p>
          </table:table-cell>
          <table:table-cell table:style-name="ce38" table:formula="of:=IF([.F73]&lt;=0;[.I73]*[.N73];MIN([.I73]*[.N73];[.F7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3]/[.M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4];[Arbeitstypen.$A$2:.$B$6];2;0)" office:value-type="string" office:string-value="" calcext:value-type="error">
            <text:p>#N/A</text:p>
          </table:table-cell>
          <table:table-cell table:style-name="ce32" table:formula="of:=[.B74]*[.N74]" office:value-type="currency" office:currency="SFr." office:value="0" calcext:value-type="currency">
            <text:p>SFr. 0.00</text:p>
          </table:table-cell>
          <table:table-cell table:style-name="ce34" table:formula="of:=IF([.E74]&lt;=0;CEILING([.B74];15);MIN(CEILING([.B74];15);[.E74]))" office:value-type="float" office:value="0" calcext:value-type="float">
            <text:p>0</text:p>
          </table:table-cell>
          <table:table-cell table:style-name="ce36" table:formula="of:=[.I74]/(24*60)" office:value-type="time" office:time-value="PT00H00M00S" calcext:value-type="time">
            <text:p>00:00</text:p>
          </table:table-cell>
          <table:table-cell table:style-name="ce38" table:formula="of:=IF([.F74]&lt;=0;[.I74]*[.N74];MIN([.I74]*[.N74];[.F7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4]/[.M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5];[Arbeitstypen.$A$2:.$B$6];2;0)" office:value-type="string" office:string-value="" calcext:value-type="error">
            <text:p>#N/A</text:p>
          </table:table-cell>
          <table:table-cell table:style-name="ce32" table:formula="of:=[.B75]*[.N75]" office:value-type="currency" office:currency="SFr." office:value="0" calcext:value-type="currency">
            <text:p>SFr. 0.00</text:p>
          </table:table-cell>
          <table:table-cell table:style-name="ce34" table:formula="of:=IF([.E75]&lt;=0;CEILING([.B75];15);MIN(CEILING([.B75];15);[.E75]))" office:value-type="float" office:value="0" calcext:value-type="float">
            <text:p>0</text:p>
          </table:table-cell>
          <table:table-cell table:style-name="ce36" table:formula="of:=[.I75]/(24*60)" office:value-type="time" office:time-value="PT00H00M00S" calcext:value-type="time">
            <text:p>00:00</text:p>
          </table:table-cell>
          <table:table-cell table:style-name="ce38" table:formula="of:=IF([.F75]&lt;=0;[.I75]*[.N75];MIN([.I75]*[.N75];[.F7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5]/[.M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6];[Arbeitstypen.$A$2:.$B$6];2;0)" office:value-type="string" office:string-value="" calcext:value-type="error">
            <text:p>#N/A</text:p>
          </table:table-cell>
          <table:table-cell table:style-name="ce32" table:formula="of:=[.B76]*[.N76]" office:value-type="currency" office:currency="SFr." office:value="0" calcext:value-type="currency">
            <text:p>SFr. 0.00</text:p>
          </table:table-cell>
          <table:table-cell table:style-name="ce34" table:formula="of:=IF([.E76]&lt;=0;CEILING([.B76];15);MIN(CEILING([.B76];15);[.E76]))" office:value-type="float" office:value="0" calcext:value-type="float">
            <text:p>0</text:p>
          </table:table-cell>
          <table:table-cell table:style-name="ce36" table:formula="of:=[.I76]/(24*60)" office:value-type="time" office:time-value="PT00H00M00S" calcext:value-type="time">
            <text:p>00:00</text:p>
          </table:table-cell>
          <table:table-cell table:style-name="ce38" table:formula="of:=IF([.F76]&lt;=0;[.I76]*[.N76];MIN([.I76]*[.N76];[.F7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6]/[.M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7];[Arbeitstypen.$A$2:.$B$6];2;0)" office:value-type="string" office:string-value="" calcext:value-type="error">
            <text:p>#N/A</text:p>
          </table:table-cell>
          <table:table-cell table:style-name="ce32" table:formula="of:=[.B77]*[.N77]" office:value-type="currency" office:currency="SFr." office:value="0" calcext:value-type="currency">
            <text:p>SFr. 0.00</text:p>
          </table:table-cell>
          <table:table-cell table:style-name="ce34" table:formula="of:=IF([.E77]&lt;=0;CEILING([.B77];15);MIN(CEILING([.B77];15);[.E77]))" office:value-type="float" office:value="0" calcext:value-type="float">
            <text:p>0</text:p>
          </table:table-cell>
          <table:table-cell table:style-name="ce36" table:formula="of:=[.I77]/(24*60)" office:value-type="time" office:time-value="PT00H00M00S" calcext:value-type="time">
            <text:p>00:00</text:p>
          </table:table-cell>
          <table:table-cell table:style-name="ce38" table:formula="of:=IF([.F77]&lt;=0;[.I77]*[.N77];MIN([.I77]*[.N77];[.F7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7]/[.M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8];[Arbeitstypen.$A$2:.$B$6];2;0)" office:value-type="string" office:string-value="" calcext:value-type="error">
            <text:p>#N/A</text:p>
          </table:table-cell>
          <table:table-cell table:style-name="ce32" table:formula="of:=[.B78]*[.N78]" office:value-type="currency" office:currency="SFr." office:value="0" calcext:value-type="currency">
            <text:p>SFr. 0.00</text:p>
          </table:table-cell>
          <table:table-cell table:style-name="ce34" table:formula="of:=IF([.E78]&lt;=0;CEILING([.B78];15);MIN(CEILING([.B78];15);[.E78]))" office:value-type="float" office:value="0" calcext:value-type="float">
            <text:p>0</text:p>
          </table:table-cell>
          <table:table-cell table:style-name="ce36" table:formula="of:=[.I78]/(24*60)" office:value-type="time" office:time-value="PT00H00M00S" calcext:value-type="time">
            <text:p>00:00</text:p>
          </table:table-cell>
          <table:table-cell table:style-name="ce38" table:formula="of:=IF([.F78]&lt;=0;[.I78]*[.N78];MIN([.I78]*[.N78];[.F7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8]/[.M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9];[Arbeitstypen.$A$2:.$B$6];2;0)" office:value-type="string" office:string-value="" calcext:value-type="error">
            <text:p>#N/A</text:p>
          </table:table-cell>
          <table:table-cell table:style-name="ce32" table:formula="of:=[.B79]*[.N79]" office:value-type="currency" office:currency="SFr." office:value="0" calcext:value-type="currency">
            <text:p>SFr. 0.00</text:p>
          </table:table-cell>
          <table:table-cell table:style-name="ce34" table:formula="of:=IF([.E79]&lt;=0;CEILING([.B79];15);MIN(CEILING([.B79];15);[.E79]))" office:value-type="float" office:value="0" calcext:value-type="float">
            <text:p>0</text:p>
          </table:table-cell>
          <table:table-cell table:style-name="ce36" table:formula="of:=[.I79]/(24*60)" office:value-type="time" office:time-value="PT00H00M00S" calcext:value-type="time">
            <text:p>00:00</text:p>
          </table:table-cell>
          <table:table-cell table:style-name="ce38" table:formula="of:=IF([.F79]&lt;=0;[.I79]*[.N79];MIN([.I79]*[.N79];[.F7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9]/[.M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0];[Arbeitstypen.$A$2:.$B$6];2;0)" office:value-type="string" office:string-value="" calcext:value-type="error">
            <text:p>#N/A</text:p>
          </table:table-cell>
          <table:table-cell table:style-name="ce32" table:formula="of:=[.B80]*[.N80]" office:value-type="currency" office:currency="SFr." office:value="0" calcext:value-type="currency">
            <text:p>SFr. 0.00</text:p>
          </table:table-cell>
          <table:table-cell table:style-name="ce34" table:formula="of:=IF([.E80]&lt;=0;CEILING([.B80];15);MIN(CEILING([.B80];15);[.E80]))" office:value-type="float" office:value="0" calcext:value-type="float">
            <text:p>0</text:p>
          </table:table-cell>
          <table:table-cell table:style-name="ce36" table:formula="of:=[.I80]/(24*60)" office:value-type="time" office:time-value="PT00H00M00S" calcext:value-type="time">
            <text:p>00:00</text:p>
          </table:table-cell>
          <table:table-cell table:style-name="ce38" table:formula="of:=IF([.F80]&lt;=0;[.I80]*[.N80];MIN([.I80]*[.N80];[.F8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0]/[.M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1];[Arbeitstypen.$A$2:.$B$6];2;0)" office:value-type="string" office:string-value="" calcext:value-type="error">
            <text:p>#N/A</text:p>
          </table:table-cell>
          <table:table-cell table:style-name="ce32" table:formula="of:=[.B81]*[.N81]" office:value-type="currency" office:currency="SFr." office:value="0" calcext:value-type="currency">
            <text:p>SFr. 0.00</text:p>
          </table:table-cell>
          <table:table-cell table:style-name="ce34" table:formula="of:=IF([.E81]&lt;=0;CEILING([.B81];15);MIN(CEILING([.B81];15);[.E81]))" office:value-type="float" office:value="0" calcext:value-type="float">
            <text:p>0</text:p>
          </table:table-cell>
          <table:table-cell table:style-name="ce36" table:formula="of:=[.I81]/(24*60)" office:value-type="time" office:time-value="PT00H00M00S" calcext:value-type="time">
            <text:p>00:00</text:p>
          </table:table-cell>
          <table:table-cell table:style-name="ce38" table:formula="of:=IF([.F81]&lt;=0;[.I81]*[.N81];MIN([.I81]*[.N81];[.F8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1]/[.M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2];[Arbeitstypen.$A$2:.$B$6];2;0)" office:value-type="string" office:string-value="" calcext:value-type="error">
            <text:p>#N/A</text:p>
          </table:table-cell>
          <table:table-cell table:style-name="ce32" table:formula="of:=[.B82]*[.N82]" office:value-type="currency" office:currency="SFr." office:value="0" calcext:value-type="currency">
            <text:p>SFr. 0.00</text:p>
          </table:table-cell>
          <table:table-cell table:style-name="ce34" table:formula="of:=IF([.E82]&lt;=0;CEILING([.B82];15);MIN(CEILING([.B82];15);[.E82]))" office:value-type="float" office:value="0" calcext:value-type="float">
            <text:p>0</text:p>
          </table:table-cell>
          <table:table-cell table:style-name="ce36" table:formula="of:=[.I82]/(24*60)" office:value-type="time" office:time-value="PT00H00M00S" calcext:value-type="time">
            <text:p>00:00</text:p>
          </table:table-cell>
          <table:table-cell table:style-name="ce38" table:formula="of:=IF([.F82]&lt;=0;[.I82]*[.N82];MIN([.I82]*[.N82];[.F8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2]/[.M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3];[Arbeitstypen.$A$2:.$B$6];2;0)" office:value-type="string" office:string-value="" calcext:value-type="error">
            <text:p>#N/A</text:p>
          </table:table-cell>
          <table:table-cell table:style-name="ce32" table:formula="of:=[.B83]*[.N83]" office:value-type="currency" office:currency="SFr." office:value="0" calcext:value-type="currency">
            <text:p>SFr. 0.00</text:p>
          </table:table-cell>
          <table:table-cell table:style-name="ce34" table:formula="of:=IF([.E83]&lt;=0;CEILING([.B83];15);MIN(CEILING([.B83];15);[.E83]))" office:value-type="float" office:value="0" calcext:value-type="float">
            <text:p>0</text:p>
          </table:table-cell>
          <table:table-cell table:style-name="ce36" table:formula="of:=[.I83]/(24*60)" office:value-type="time" office:time-value="PT00H00M00S" calcext:value-type="time">
            <text:p>00:00</text:p>
          </table:table-cell>
          <table:table-cell table:style-name="ce38" table:formula="of:=IF([.F83]&lt;=0;[.I83]*[.N83];MIN([.I83]*[.N83];[.F8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3]/[.M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4];[Arbeitstypen.$A$2:.$B$6];2;0)" office:value-type="string" office:string-value="" calcext:value-type="error">
            <text:p>#N/A</text:p>
          </table:table-cell>
          <table:table-cell table:style-name="ce32" table:formula="of:=[.B84]*[.N84]" office:value-type="currency" office:currency="SFr." office:value="0" calcext:value-type="currency">
            <text:p>SFr. 0.00</text:p>
          </table:table-cell>
          <table:table-cell table:style-name="ce34" table:formula="of:=IF([.E84]&lt;=0;CEILING([.B84];15);MIN(CEILING([.B84];15);[.E84]))" office:value-type="float" office:value="0" calcext:value-type="float">
            <text:p>0</text:p>
          </table:table-cell>
          <table:table-cell table:style-name="ce36" table:formula="of:=[.I84]/(24*60)" office:value-type="time" office:time-value="PT00H00M00S" calcext:value-type="time">
            <text:p>00:00</text:p>
          </table:table-cell>
          <table:table-cell table:style-name="ce38" table:formula="of:=IF([.F84]&lt;=0;[.I84]*[.N84];MIN([.I84]*[.N84];[.F8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4]/[.M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5];[Arbeitstypen.$A$2:.$B$6];2;0)" office:value-type="string" office:string-value="" calcext:value-type="error">
            <text:p>#N/A</text:p>
          </table:table-cell>
          <table:table-cell table:style-name="ce32" table:formula="of:=[.B85]*[.N85]" office:value-type="currency" office:currency="SFr." office:value="0" calcext:value-type="currency">
            <text:p>SFr. 0.00</text:p>
          </table:table-cell>
          <table:table-cell table:style-name="ce34" table:formula="of:=IF([.E85]&lt;=0;CEILING([.B85];15);MIN(CEILING([.B85];15);[.E85]))" office:value-type="float" office:value="0" calcext:value-type="float">
            <text:p>0</text:p>
          </table:table-cell>
          <table:table-cell table:style-name="ce36" table:formula="of:=[.I85]/(24*60)" office:value-type="time" office:time-value="PT00H00M00S" calcext:value-type="time">
            <text:p>00:00</text:p>
          </table:table-cell>
          <table:table-cell table:style-name="ce38" table:formula="of:=IF([.F85]&lt;=0;[.I85]*[.N85];MIN([.I85]*[.N85];[.F8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5]/[.M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6];[Arbeitstypen.$A$2:.$B$6];2;0)" office:value-type="string" office:string-value="" calcext:value-type="error">
            <text:p>#N/A</text:p>
          </table:table-cell>
          <table:table-cell table:style-name="ce32" table:formula="of:=[.B86]*[.N86]" office:value-type="currency" office:currency="SFr." office:value="0" calcext:value-type="currency">
            <text:p>SFr. 0.00</text:p>
          </table:table-cell>
          <table:table-cell table:style-name="ce34" table:formula="of:=IF([.E86]&lt;=0;CEILING([.B86];15);MIN(CEILING([.B86];15);[.E86]))" office:value-type="float" office:value="0" calcext:value-type="float">
            <text:p>0</text:p>
          </table:table-cell>
          <table:table-cell table:style-name="ce36" table:formula="of:=[.I86]/(24*60)" office:value-type="time" office:time-value="PT00H00M00S" calcext:value-type="time">
            <text:p>00:00</text:p>
          </table:table-cell>
          <table:table-cell table:style-name="ce38" table:formula="of:=IF([.F86]&lt;=0;[.I86]*[.N86];MIN([.I86]*[.N86];[.F8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6]/[.M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7];[Arbeitstypen.$A$2:.$B$6];2;0)" office:value-type="string" office:string-value="" calcext:value-type="error">
            <text:p>#N/A</text:p>
          </table:table-cell>
          <table:table-cell table:style-name="ce32" table:formula="of:=[.B87]*[.N87]" office:value-type="currency" office:currency="SFr." office:value="0" calcext:value-type="currency">
            <text:p>SFr. 0.00</text:p>
          </table:table-cell>
          <table:table-cell table:style-name="ce34" table:formula="of:=IF([.E87]&lt;=0;CEILING([.B87];15);MIN(CEILING([.B87];15);[.E87]))" office:value-type="float" office:value="0" calcext:value-type="float">
            <text:p>0</text:p>
          </table:table-cell>
          <table:table-cell table:style-name="ce36" table:formula="of:=[.I87]/(24*60)" office:value-type="time" office:time-value="PT00H00M00S" calcext:value-type="time">
            <text:p>00:00</text:p>
          </table:table-cell>
          <table:table-cell table:style-name="ce38" table:formula="of:=IF([.F87]&lt;=0;[.I87]*[.N87];MIN([.I87]*[.N87];[.F8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7]/[.M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8];[Arbeitstypen.$A$2:.$B$6];2;0)" office:value-type="string" office:string-value="" calcext:value-type="error">
            <text:p>#N/A</text:p>
          </table:table-cell>
          <table:table-cell table:style-name="ce32" table:formula="of:=[.B88]*[.N88]" office:value-type="currency" office:currency="SFr." office:value="0" calcext:value-type="currency">
            <text:p>SFr. 0.00</text:p>
          </table:table-cell>
          <table:table-cell table:style-name="ce34" table:formula="of:=IF([.E88]&lt;=0;CEILING([.B88];15);MIN(CEILING([.B88];15);[.E88]))" office:value-type="float" office:value="0" calcext:value-type="float">
            <text:p>0</text:p>
          </table:table-cell>
          <table:table-cell table:style-name="ce36" table:formula="of:=[.I88]/(24*60)" office:value-type="time" office:time-value="PT00H00M00S" calcext:value-type="time">
            <text:p>00:00</text:p>
          </table:table-cell>
          <table:table-cell table:style-name="ce38" table:formula="of:=IF([.F88]&lt;=0;[.I88]*[.N88];MIN([.I88]*[.N88];[.F8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8]/[.M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9];[Arbeitstypen.$A$2:.$B$6];2;0)" office:value-type="string" office:string-value="" calcext:value-type="error">
            <text:p>#N/A</text:p>
          </table:table-cell>
          <table:table-cell table:style-name="ce32" table:formula="of:=[.B89]*[.N89]" office:value-type="currency" office:currency="SFr." office:value="0" calcext:value-type="currency">
            <text:p>SFr. 0.00</text:p>
          </table:table-cell>
          <table:table-cell table:style-name="ce34" table:formula="of:=IF([.E89]&lt;=0;CEILING([.B89];15);MIN(CEILING([.B89];15);[.E89]))" office:value-type="float" office:value="0" calcext:value-type="float">
            <text:p>0</text:p>
          </table:table-cell>
          <table:table-cell table:style-name="ce36" table:formula="of:=[.I89]/(24*60)" office:value-type="time" office:time-value="PT00H00M00S" calcext:value-type="time">
            <text:p>00:00</text:p>
          </table:table-cell>
          <table:table-cell table:style-name="ce38" table:formula="of:=IF([.F89]&lt;=0;[.I89]*[.N89];MIN([.I89]*[.N89];[.F8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9]/[.M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0];[Arbeitstypen.$A$2:.$B$6];2;0)" office:value-type="string" office:string-value="" calcext:value-type="error">
            <text:p>#N/A</text:p>
          </table:table-cell>
          <table:table-cell table:style-name="ce32" table:formula="of:=[.B90]*[.N90]" office:value-type="currency" office:currency="SFr." office:value="0" calcext:value-type="currency">
            <text:p>SFr. 0.00</text:p>
          </table:table-cell>
          <table:table-cell table:style-name="ce34" table:formula="of:=IF([.E90]&lt;=0;CEILING([.B90];15);MIN(CEILING([.B90];15);[.E90]))" office:value-type="float" office:value="0" calcext:value-type="float">
            <text:p>0</text:p>
          </table:table-cell>
          <table:table-cell table:style-name="ce36" table:formula="of:=[.I90]/(24*60)" office:value-type="time" office:time-value="PT00H00M00S" calcext:value-type="time">
            <text:p>00:00</text:p>
          </table:table-cell>
          <table:table-cell table:style-name="ce38" table:formula="of:=IF([.F90]&lt;=0;[.I90]*[.N90];MIN([.I90]*[.N90];[.F9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0]/[.M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1];[Arbeitstypen.$A$2:.$B$6];2;0)" office:value-type="string" office:string-value="" calcext:value-type="error">
            <text:p>#N/A</text:p>
          </table:table-cell>
          <table:table-cell table:style-name="ce32" table:formula="of:=[.B91]*[.N91]" office:value-type="currency" office:currency="SFr." office:value="0" calcext:value-type="currency">
            <text:p>SFr. 0.00</text:p>
          </table:table-cell>
          <table:table-cell table:style-name="ce34" table:formula="of:=IF([.E91]&lt;=0;CEILING([.B91];15);MIN(CEILING([.B91];15);[.E91]))" office:value-type="float" office:value="0" calcext:value-type="float">
            <text:p>0</text:p>
          </table:table-cell>
          <table:table-cell table:style-name="ce36" table:formula="of:=[.I91]/(24*60)" office:value-type="time" office:time-value="PT00H00M00S" calcext:value-type="time">
            <text:p>00:00</text:p>
          </table:table-cell>
          <table:table-cell table:style-name="ce38" table:formula="of:=IF([.F91]&lt;=0;[.I91]*[.N91];MIN([.I91]*[.N91];[.F9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1]/[.M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2];[Arbeitstypen.$A$2:.$B$6];2;0)" office:value-type="string" office:string-value="" calcext:value-type="error">
            <text:p>#N/A</text:p>
          </table:table-cell>
          <table:table-cell table:style-name="ce32" table:formula="of:=[.B92]*[.N92]" office:value-type="currency" office:currency="SFr." office:value="0" calcext:value-type="currency">
            <text:p>SFr. 0.00</text:p>
          </table:table-cell>
          <table:table-cell table:style-name="ce34" table:formula="of:=IF([.E92]&lt;=0;CEILING([.B92];15);MIN(CEILING([.B92];15);[.E92]))" office:value-type="float" office:value="0" calcext:value-type="float">
            <text:p>0</text:p>
          </table:table-cell>
          <table:table-cell table:style-name="ce36" table:formula="of:=[.I92]/(24*60)" office:value-type="time" office:time-value="PT00H00M00S" calcext:value-type="time">
            <text:p>00:00</text:p>
          </table:table-cell>
          <table:table-cell table:style-name="ce38" table:formula="of:=IF([.F92]&lt;=0;[.I92]*[.N92];MIN([.I92]*[.N92];[.F9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2]/[.M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3];[Arbeitstypen.$A$2:.$B$6];2;0)" office:value-type="string" office:string-value="" calcext:value-type="error">
            <text:p>#N/A</text:p>
          </table:table-cell>
          <table:table-cell table:style-name="ce32" table:formula="of:=[.B93]*[.N93]" office:value-type="currency" office:currency="SFr." office:value="0" calcext:value-type="currency">
            <text:p>SFr. 0.00</text:p>
          </table:table-cell>
          <table:table-cell table:style-name="ce34" table:formula="of:=IF([.E93]&lt;=0;CEILING([.B93];15);MIN(CEILING([.B93];15);[.E93]))" office:value-type="float" office:value="0" calcext:value-type="float">
            <text:p>0</text:p>
          </table:table-cell>
          <table:table-cell table:style-name="ce36" table:formula="of:=[.I93]/(24*60)" office:value-type="time" office:time-value="PT00H00M00S" calcext:value-type="time">
            <text:p>00:00</text:p>
          </table:table-cell>
          <table:table-cell table:style-name="ce38" table:formula="of:=IF([.F93]&lt;=0;[.I93]*[.N93];MIN([.I93]*[.N93];[.F9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3]/[.M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4];[Arbeitstypen.$A$2:.$B$6];2;0)" office:value-type="string" office:string-value="" calcext:value-type="error">
            <text:p>#N/A</text:p>
          </table:table-cell>
          <table:table-cell table:style-name="ce32" table:formula="of:=[.B94]*[.N94]" office:value-type="currency" office:currency="SFr." office:value="0" calcext:value-type="currency">
            <text:p>SFr. 0.00</text:p>
          </table:table-cell>
          <table:table-cell table:style-name="ce34" table:formula="of:=IF([.E94]&lt;=0;CEILING([.B94];15);MIN(CEILING([.B94];15);[.E94]))" office:value-type="float" office:value="0" calcext:value-type="float">
            <text:p>0</text:p>
          </table:table-cell>
          <table:table-cell table:style-name="ce36" table:formula="of:=[.I94]/(24*60)" office:value-type="time" office:time-value="PT00H00M00S" calcext:value-type="time">
            <text:p>00:00</text:p>
          </table:table-cell>
          <table:table-cell table:style-name="ce38" table:formula="of:=IF([.F94]&lt;=0;[.I94]*[.N94];MIN([.I94]*[.N94];[.F9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4]/[.M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5];[Arbeitstypen.$A$2:.$B$6];2;0)" office:value-type="string" office:string-value="" calcext:value-type="error">
            <text:p>#N/A</text:p>
          </table:table-cell>
          <table:table-cell table:style-name="ce32" table:formula="of:=[.B95]*[.N95]" office:value-type="currency" office:currency="SFr." office:value="0" calcext:value-type="currency">
            <text:p>SFr. 0.00</text:p>
          </table:table-cell>
          <table:table-cell table:style-name="ce34" table:formula="of:=IF([.E95]&lt;=0;CEILING([.B95];15);MIN(CEILING([.B95];15);[.E95]))" office:value-type="float" office:value="0" calcext:value-type="float">
            <text:p>0</text:p>
          </table:table-cell>
          <table:table-cell table:style-name="ce36" table:formula="of:=[.I95]/(24*60)" office:value-type="time" office:time-value="PT00H00M00S" calcext:value-type="time">
            <text:p>00:00</text:p>
          </table:table-cell>
          <table:table-cell table:style-name="ce38" table:formula="of:=IF([.F95]&lt;=0;[.I95]*[.N95];MIN([.I95]*[.N95];[.F9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5]/[.M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6];[Arbeitstypen.$A$2:.$B$6];2;0)" office:value-type="string" office:string-value="" calcext:value-type="error">
            <text:p>#N/A</text:p>
          </table:table-cell>
          <table:table-cell table:style-name="ce32" table:formula="of:=[.B96]*[.N96]" office:value-type="currency" office:currency="SFr." office:value="0" calcext:value-type="currency">
            <text:p>SFr. 0.00</text:p>
          </table:table-cell>
          <table:table-cell table:style-name="ce34" table:formula="of:=IF([.E96]&lt;=0;CEILING([.B96];15);MIN(CEILING([.B96];15);[.E96]))" office:value-type="float" office:value="0" calcext:value-type="float">
            <text:p>0</text:p>
          </table:table-cell>
          <table:table-cell table:style-name="ce36" table:formula="of:=[.I96]/(24*60)" office:value-type="time" office:time-value="PT00H00M00S" calcext:value-type="time">
            <text:p>00:00</text:p>
          </table:table-cell>
          <table:table-cell table:style-name="ce38" table:formula="of:=IF([.F96]&lt;=0;[.I96]*[.N96];MIN([.I96]*[.N96];[.F9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6]/[.M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7];[Arbeitstypen.$A$2:.$B$6];2;0)" office:value-type="string" office:string-value="" calcext:value-type="error">
            <text:p>#N/A</text:p>
          </table:table-cell>
          <table:table-cell table:style-name="ce32" table:formula="of:=[.B97]*[.N97]" office:value-type="currency" office:currency="SFr." office:value="0" calcext:value-type="currency">
            <text:p>SFr. 0.00</text:p>
          </table:table-cell>
          <table:table-cell table:style-name="ce34" table:formula="of:=IF([.E97]&lt;=0;CEILING([.B97];15);MIN(CEILING([.B97];15);[.E97]))" office:value-type="float" office:value="0" calcext:value-type="float">
            <text:p>0</text:p>
          </table:table-cell>
          <table:table-cell table:style-name="ce36" table:formula="of:=[.I97]/(24*60)" office:value-type="time" office:time-value="PT00H00M00S" calcext:value-type="time">
            <text:p>00:00</text:p>
          </table:table-cell>
          <table:table-cell table:style-name="ce38" table:formula="of:=IF([.F97]&lt;=0;[.I97]*[.N97];MIN([.I97]*[.N97];[.F9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7]/[.M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8];[Arbeitstypen.$A$2:.$B$6];2;0)" office:value-type="string" office:string-value="" calcext:value-type="error">
            <text:p>#N/A</text:p>
          </table:table-cell>
          <table:table-cell table:style-name="ce32" table:formula="of:=[.B98]*[.N98]" office:value-type="currency" office:currency="SFr." office:value="0" calcext:value-type="currency">
            <text:p>SFr. 0.00</text:p>
          </table:table-cell>
          <table:table-cell table:style-name="ce34" table:formula="of:=IF([.E98]&lt;=0;CEILING([.B98];15);MIN(CEILING([.B98];15);[.E98]))" office:value-type="float" office:value="0" calcext:value-type="float">
            <text:p>0</text:p>
          </table:table-cell>
          <table:table-cell table:style-name="ce36" table:formula="of:=[.I98]/(24*60)" office:value-type="time" office:time-value="PT00H00M00S" calcext:value-type="time">
            <text:p>00:00</text:p>
          </table:table-cell>
          <table:table-cell table:style-name="ce38" table:formula="of:=IF([.F98]&lt;=0;[.I98]*[.N98];MIN([.I98]*[.N98];[.F9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8]/[.M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9];[Arbeitstypen.$A$2:.$B$6];2;0)" office:value-type="string" office:string-value="" calcext:value-type="error">
            <text:p>#N/A</text:p>
          </table:table-cell>
          <table:table-cell table:style-name="ce32" table:formula="of:=[.B99]*[.N99]" office:value-type="currency" office:currency="SFr." office:value="0" calcext:value-type="currency">
            <text:p>SFr. 0.00</text:p>
          </table:table-cell>
          <table:table-cell table:style-name="ce34" table:formula="of:=IF([.E99]&lt;=0;CEILING([.B99];15);MIN(CEILING([.B99];15);[.E99]))" office:value-type="float" office:value="0" calcext:value-type="float">
            <text:p>0</text:p>
          </table:table-cell>
          <table:table-cell table:style-name="ce36" table:formula="of:=[.I99]/(24*60)" office:value-type="time" office:time-value="PT00H00M00S" calcext:value-type="time">
            <text:p>00:00</text:p>
          </table:table-cell>
          <table:table-cell table:style-name="ce38" table:formula="of:=IF([.F99]&lt;=0;[.I99]*[.N99];MIN([.I99]*[.N99];[.F9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9]/[.M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0];[Arbeitstypen.$A$2:.$B$6];2;0)" office:value-type="string" office:string-value="" calcext:value-type="error">
            <text:p>#N/A</text:p>
          </table:table-cell>
          <table:table-cell table:style-name="ce32" table:formula="of:=[.B100]*[.N100]" office:value-type="currency" office:currency="SFr." office:value="0" calcext:value-type="currency">
            <text:p>SFr. 0.00</text:p>
          </table:table-cell>
          <table:table-cell table:style-name="ce34" table:formula="of:=IF([.E100]&lt;=0;CEILING([.B100];15);MIN(CEILING([.B100];15);[.E100]))" office:value-type="float" office:value="0" calcext:value-type="float">
            <text:p>0</text:p>
          </table:table-cell>
          <table:table-cell table:style-name="ce36" table:formula="of:=[.I100]/(24*60)" office:value-type="time" office:time-value="PT00H00M00S" calcext:value-type="time">
            <text:p>00:00</text:p>
          </table:table-cell>
          <table:table-cell table:style-name="ce38" table:formula="of:=IF([.F100]&lt;=0;[.I100]*[.N100];MIN([.I100]*[.N100];[.F10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0]/[.M1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1];[Arbeitstypen.$A$2:.$B$6];2;0)" office:value-type="string" office:string-value="" calcext:value-type="error">
            <text:p>#N/A</text:p>
          </table:table-cell>
          <table:table-cell table:style-name="ce32" table:formula="of:=[.B101]*[.N101]" office:value-type="currency" office:currency="SFr." office:value="0" calcext:value-type="currency">
            <text:p>SFr. 0.00</text:p>
          </table:table-cell>
          <table:table-cell table:style-name="ce34" table:formula="of:=IF([.E101]&lt;=0;CEILING([.B101];15);MIN(CEILING([.B101];15);[.E101]))" office:value-type="float" office:value="0" calcext:value-type="float">
            <text:p>0</text:p>
          </table:table-cell>
          <table:table-cell table:style-name="ce36" table:formula="of:=[.I101]/(24*60)" office:value-type="time" office:time-value="PT00H00M00S" calcext:value-type="time">
            <text:p>00:00</text:p>
          </table:table-cell>
          <table:table-cell table:style-name="ce38" table:formula="of:=IF([.F101]&lt;=0;[.I101]*[.N101];MIN([.I101]*[.N101];[.F10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1]/[.M1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2];[Arbeitstypen.$A$2:.$B$6];2;0)" office:value-type="string" office:string-value="" calcext:value-type="error">
            <text:p>#N/A</text:p>
          </table:table-cell>
          <table:table-cell table:style-name="ce32" table:formula="of:=[.B102]*[.N102]" office:value-type="currency" office:currency="SFr." office:value="0" calcext:value-type="currency">
            <text:p>SFr. 0.00</text:p>
          </table:table-cell>
          <table:table-cell table:style-name="ce34" table:formula="of:=IF([.E102]&lt;=0;CEILING([.B102];15);MIN(CEILING([.B102];15);[.E102]))" office:value-type="float" office:value="0" calcext:value-type="float">
            <text:p>0</text:p>
          </table:table-cell>
          <table:table-cell table:style-name="ce36" table:formula="of:=[.I102]/(24*60)" office:value-type="time" office:time-value="PT00H00M00S" calcext:value-type="time">
            <text:p>00:00</text:p>
          </table:table-cell>
          <table:table-cell table:style-name="ce38" table:formula="of:=IF([.F102]&lt;=0;[.I102]*[.N102];MIN([.I102]*[.N102];[.F10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2]/[.M1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3];[Arbeitstypen.$A$2:.$B$6];2;0)" office:value-type="string" office:string-value="" calcext:value-type="error">
            <text:p>#N/A</text:p>
          </table:table-cell>
          <table:table-cell table:style-name="ce32" table:formula="of:=[.B103]*[.N103]" office:value-type="currency" office:currency="SFr." office:value="0" calcext:value-type="currency">
            <text:p>SFr. 0.00</text:p>
          </table:table-cell>
          <table:table-cell table:style-name="ce34" table:formula="of:=IF([.E103]&lt;=0;CEILING([.B103];15);MIN(CEILING([.B103];15);[.E103]))" office:value-type="float" office:value="0" calcext:value-type="float">
            <text:p>0</text:p>
          </table:table-cell>
          <table:table-cell table:style-name="ce36" table:formula="of:=[.I103]/(24*60)" office:value-type="time" office:time-value="PT00H00M00S" calcext:value-type="time">
            <text:p>00:00</text:p>
          </table:table-cell>
          <table:table-cell table:style-name="ce38" table:formula="of:=IF([.F103]&lt;=0;[.I103]*[.N103];MIN([.I103]*[.N103];[.F10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3]/[.M1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4];[Arbeitstypen.$A$2:.$B$6];2;0)" office:value-type="string" office:string-value="" calcext:value-type="error">
            <text:p>#N/A</text:p>
          </table:table-cell>
          <table:table-cell table:style-name="ce32" table:formula="of:=[.B104]*[.N104]" office:value-type="currency" office:currency="SFr." office:value="0" calcext:value-type="currency">
            <text:p>SFr. 0.00</text:p>
          </table:table-cell>
          <table:table-cell table:style-name="ce34" table:formula="of:=IF([.E104]&lt;=0;CEILING([.B104];15);MIN(CEILING([.B104];15);[.E104]))" office:value-type="float" office:value="0" calcext:value-type="float">
            <text:p>0</text:p>
          </table:table-cell>
          <table:table-cell table:style-name="ce36" table:formula="of:=[.I104]/(24*60)" office:value-type="time" office:time-value="PT00H00M00S" calcext:value-type="time">
            <text:p>00:00</text:p>
          </table:table-cell>
          <table:table-cell table:style-name="ce38" table:formula="of:=IF([.F104]&lt;=0;[.I104]*[.N104];MIN([.I104]*[.N104];[.F10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4]/[.M1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5];[Arbeitstypen.$A$2:.$B$6];2;0)" office:value-type="string" office:string-value="" calcext:value-type="error">
            <text:p>#N/A</text:p>
          </table:table-cell>
          <table:table-cell table:style-name="ce32" table:formula="of:=[.B105]*[.N105]" office:value-type="currency" office:currency="SFr." office:value="0" calcext:value-type="currency">
            <text:p>SFr. 0.00</text:p>
          </table:table-cell>
          <table:table-cell table:style-name="ce34" table:formula="of:=IF([.E105]&lt;=0;CEILING([.B105];15);MIN(CEILING([.B105];15);[.E105]))" office:value-type="float" office:value="0" calcext:value-type="float">
            <text:p>0</text:p>
          </table:table-cell>
          <table:table-cell table:style-name="ce36" table:formula="of:=[.I105]/(24*60)" office:value-type="time" office:time-value="PT00H00M00S" calcext:value-type="time">
            <text:p>00:00</text:p>
          </table:table-cell>
          <table:table-cell table:style-name="ce38" table:formula="of:=IF([.F105]&lt;=0;[.I105]*[.N105];MIN([.I105]*[.N105];[.F10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5]/[.M1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6];[Arbeitstypen.$A$2:.$B$6];2;0)" office:value-type="string" office:string-value="" calcext:value-type="error">
            <text:p>#N/A</text:p>
          </table:table-cell>
          <table:table-cell table:style-name="ce32" table:formula="of:=[.B106]*[.N106]" office:value-type="currency" office:currency="SFr." office:value="0" calcext:value-type="currency">
            <text:p>SFr. 0.00</text:p>
          </table:table-cell>
          <table:table-cell table:style-name="ce34" table:formula="of:=IF([.E106]&lt;=0;CEILING([.B106];15);MIN(CEILING([.B106];15);[.E106]))" office:value-type="float" office:value="0" calcext:value-type="float">
            <text:p>0</text:p>
          </table:table-cell>
          <table:table-cell table:style-name="ce36" table:formula="of:=[.I106]/(24*60)" office:value-type="time" office:time-value="PT00H00M00S" calcext:value-type="time">
            <text:p>00:00</text:p>
          </table:table-cell>
          <table:table-cell table:style-name="ce38" table:formula="of:=IF([.F106]&lt;=0;[.I106]*[.N106];MIN([.I106]*[.N106];[.F10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6]/[.M1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7];[Arbeitstypen.$A$2:.$B$6];2;0)" office:value-type="string" office:string-value="" calcext:value-type="error">
            <text:p>#N/A</text:p>
          </table:table-cell>
          <table:table-cell table:style-name="ce32" table:formula="of:=[.B107]*[.N107]" office:value-type="currency" office:currency="SFr." office:value="0" calcext:value-type="currency">
            <text:p>SFr. 0.00</text:p>
          </table:table-cell>
          <table:table-cell table:style-name="ce34" table:formula="of:=IF([.E107]&lt;=0;CEILING([.B107];15);MIN(CEILING([.B107];15);[.E107]))" office:value-type="float" office:value="0" calcext:value-type="float">
            <text:p>0</text:p>
          </table:table-cell>
          <table:table-cell table:style-name="ce36" table:formula="of:=[.I107]/(24*60)" office:value-type="time" office:time-value="PT00H00M00S" calcext:value-type="time">
            <text:p>00:00</text:p>
          </table:table-cell>
          <table:table-cell table:style-name="ce38" table:formula="of:=IF([.F107]&lt;=0;[.I107]*[.N107];MIN([.I107]*[.N107];[.F10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7]/[.M1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8];[Arbeitstypen.$A$2:.$B$6];2;0)" office:value-type="string" office:string-value="" calcext:value-type="error">
            <text:p>#N/A</text:p>
          </table:table-cell>
          <table:table-cell table:style-name="ce32" table:formula="of:=[.B108]*[.N108]" office:value-type="currency" office:currency="SFr." office:value="0" calcext:value-type="currency">
            <text:p>SFr. 0.00</text:p>
          </table:table-cell>
          <table:table-cell table:style-name="ce34" table:formula="of:=IF([.E108]&lt;=0;CEILING([.B108];15);MIN(CEILING([.B108];15);[.E108]))" office:value-type="float" office:value="0" calcext:value-type="float">
            <text:p>0</text:p>
          </table:table-cell>
          <table:table-cell table:style-name="ce36" table:formula="of:=[.I108]/(24*60)" office:value-type="time" office:time-value="PT00H00M00S" calcext:value-type="time">
            <text:p>00:00</text:p>
          </table:table-cell>
          <table:table-cell table:style-name="ce38" table:formula="of:=IF([.F108]&lt;=0;[.I108]*[.N108];MIN([.I108]*[.N108];[.F10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8]/[.M1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9];[Arbeitstypen.$A$2:.$B$6];2;0)" office:value-type="string" office:string-value="" calcext:value-type="error">
            <text:p>#N/A</text:p>
          </table:table-cell>
          <table:table-cell table:style-name="ce32" table:formula="of:=[.B109]*[.N109]" office:value-type="currency" office:currency="SFr." office:value="0" calcext:value-type="currency">
            <text:p>SFr. 0.00</text:p>
          </table:table-cell>
          <table:table-cell table:style-name="ce34" table:formula="of:=IF([.E109]&lt;=0;CEILING([.B109];15);MIN(CEILING([.B109];15);[.E109]))" office:value-type="float" office:value="0" calcext:value-type="float">
            <text:p>0</text:p>
          </table:table-cell>
          <table:table-cell table:style-name="ce36" table:formula="of:=[.I109]/(24*60)" office:value-type="time" office:time-value="PT00H00M00S" calcext:value-type="time">
            <text:p>00:00</text:p>
          </table:table-cell>
          <table:table-cell table:style-name="ce38" table:formula="of:=IF([.F109]&lt;=0;[.I109]*[.N109];MIN([.I109]*[.N109];[.F10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9]/[.M1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0];[Arbeitstypen.$A$2:.$B$6];2;0)" office:value-type="string" office:string-value="" calcext:value-type="error">
            <text:p>#N/A</text:p>
          </table:table-cell>
          <table:table-cell table:style-name="ce32" table:formula="of:=[.B110]*[.N110]" office:value-type="currency" office:currency="SFr." office:value="0" calcext:value-type="currency">
            <text:p>SFr. 0.00</text:p>
          </table:table-cell>
          <table:table-cell table:style-name="ce34" table:formula="of:=IF([.E110]&lt;=0;CEILING([.B110];15);MIN(CEILING([.B110];15);[.E110]))" office:value-type="float" office:value="0" calcext:value-type="float">
            <text:p>0</text:p>
          </table:table-cell>
          <table:table-cell table:style-name="ce36" table:formula="of:=[.I110]/(24*60)" office:value-type="time" office:time-value="PT00H00M00S" calcext:value-type="time">
            <text:p>00:00</text:p>
          </table:table-cell>
          <table:table-cell table:style-name="ce38" table:formula="of:=IF([.F110]&lt;=0;[.I110]*[.N110];MIN([.I110]*[.N110];[.F11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0]/[.M1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1];[Arbeitstypen.$A$2:.$B$6];2;0)" office:value-type="string" office:string-value="" calcext:value-type="error">
            <text:p>#N/A</text:p>
          </table:table-cell>
          <table:table-cell table:style-name="ce32" table:formula="of:=[.B111]*[.N111]" office:value-type="currency" office:currency="SFr." office:value="0" calcext:value-type="currency">
            <text:p>SFr. 0.00</text:p>
          </table:table-cell>
          <table:table-cell table:style-name="ce34" table:formula="of:=IF([.E111]&lt;=0;CEILING([.B111];15);MIN(CEILING([.B111];15);[.E111]))" office:value-type="float" office:value="0" calcext:value-type="float">
            <text:p>0</text:p>
          </table:table-cell>
          <table:table-cell table:style-name="ce36" table:formula="of:=[.I111]/(24*60)" office:value-type="time" office:time-value="PT00H00M00S" calcext:value-type="time">
            <text:p>00:00</text:p>
          </table:table-cell>
          <table:table-cell table:style-name="ce38" table:formula="of:=IF([.F111]&lt;=0;[.I111]*[.N111];MIN([.I111]*[.N111];[.F11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1]/[.M1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2];[Arbeitstypen.$A$2:.$B$6];2;0)" office:value-type="string" office:string-value="" calcext:value-type="error">
            <text:p>#N/A</text:p>
          </table:table-cell>
          <table:table-cell table:style-name="ce32" table:formula="of:=[.B112]*[.N112]" office:value-type="currency" office:currency="SFr." office:value="0" calcext:value-type="currency">
            <text:p>SFr. 0.00</text:p>
          </table:table-cell>
          <table:table-cell table:style-name="ce34" table:formula="of:=IF([.E112]&lt;=0;CEILING([.B112];15);MIN(CEILING([.B112];15);[.E112]))" office:value-type="float" office:value="0" calcext:value-type="float">
            <text:p>0</text:p>
          </table:table-cell>
          <table:table-cell table:style-name="ce36" table:formula="of:=[.I112]/(24*60)" office:value-type="time" office:time-value="PT00H00M00S" calcext:value-type="time">
            <text:p>00:00</text:p>
          </table:table-cell>
          <table:table-cell table:style-name="ce38" table:formula="of:=IF([.F112]&lt;=0;[.I112]*[.N112];MIN([.I112]*[.N112];[.F11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2]/[.M1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3];[Arbeitstypen.$A$2:.$B$6];2;0)" office:value-type="string" office:string-value="" calcext:value-type="error">
            <text:p>#N/A</text:p>
          </table:table-cell>
          <table:table-cell table:style-name="ce32" table:formula="of:=[.B113]*[.N113]" office:value-type="currency" office:currency="SFr." office:value="0" calcext:value-type="currency">
            <text:p>SFr. 0.00</text:p>
          </table:table-cell>
          <table:table-cell table:style-name="ce34" table:formula="of:=IF([.E113]&lt;=0;CEILING([.B113];15);MIN(CEILING([.B113];15);[.E113]))" office:value-type="float" office:value="0" calcext:value-type="float">
            <text:p>0</text:p>
          </table:table-cell>
          <table:table-cell table:style-name="ce36" table:formula="of:=[.I113]/(24*60)" office:value-type="time" office:time-value="PT00H00M00S" calcext:value-type="time">
            <text:p>00:00</text:p>
          </table:table-cell>
          <table:table-cell table:style-name="ce38" table:formula="of:=IF([.F113]&lt;=0;[.I113]*[.N113];MIN([.I113]*[.N113];[.F11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3]/[.M1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4];[Arbeitstypen.$A$2:.$B$6];2;0)" office:value-type="string" office:string-value="" calcext:value-type="error">
            <text:p>#N/A</text:p>
          </table:table-cell>
          <table:table-cell table:style-name="ce32" table:formula="of:=[.B114]*[.N114]" office:value-type="currency" office:currency="SFr." office:value="0" calcext:value-type="currency">
            <text:p>SFr. 0.00</text:p>
          </table:table-cell>
          <table:table-cell table:style-name="ce34" table:formula="of:=IF([.E114]&lt;=0;CEILING([.B114];15);MIN(CEILING([.B114];15);[.E114]))" office:value-type="float" office:value="0" calcext:value-type="float">
            <text:p>0</text:p>
          </table:table-cell>
          <table:table-cell table:style-name="ce36" table:formula="of:=[.I114]/(24*60)" office:value-type="time" office:time-value="PT00H00M00S" calcext:value-type="time">
            <text:p>00:00</text:p>
          </table:table-cell>
          <table:table-cell table:style-name="ce38" table:formula="of:=IF([.F114]&lt;=0;[.I114]*[.N114];MIN([.I114]*[.N114];[.F11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4]/[.M1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5];[Arbeitstypen.$A$2:.$B$6];2;0)" office:value-type="string" office:string-value="" calcext:value-type="error">
            <text:p>#N/A</text:p>
          </table:table-cell>
          <table:table-cell table:style-name="ce32" table:formula="of:=[.B115]*[.N115]" office:value-type="currency" office:currency="SFr." office:value="0" calcext:value-type="currency">
            <text:p>SFr. 0.00</text:p>
          </table:table-cell>
          <table:table-cell table:style-name="ce34" table:formula="of:=IF([.E115]&lt;=0;CEILING([.B115];15);MIN(CEILING([.B115];15);[.E115]))" office:value-type="float" office:value="0" calcext:value-type="float">
            <text:p>0</text:p>
          </table:table-cell>
          <table:table-cell table:style-name="ce36" table:formula="of:=[.I115]/(24*60)" office:value-type="time" office:time-value="PT00H00M00S" calcext:value-type="time">
            <text:p>00:00</text:p>
          </table:table-cell>
          <table:table-cell table:style-name="ce38" table:formula="of:=IF([.F115]&lt;=0;[.I115]*[.N115];MIN([.I115]*[.N115];[.F11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5]/[.M1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6];[Arbeitstypen.$A$2:.$B$6];2;0)" office:value-type="string" office:string-value="" calcext:value-type="error">
            <text:p>#N/A</text:p>
          </table:table-cell>
          <table:table-cell table:style-name="ce32" table:formula="of:=[.B116]*[.N116]" office:value-type="currency" office:currency="SFr." office:value="0" calcext:value-type="currency">
            <text:p>SFr. 0.00</text:p>
          </table:table-cell>
          <table:table-cell table:style-name="ce34" table:formula="of:=IF([.E116]&lt;=0;CEILING([.B116];15);MIN(CEILING([.B116];15);[.E116]))" office:value-type="float" office:value="0" calcext:value-type="float">
            <text:p>0</text:p>
          </table:table-cell>
          <table:table-cell table:style-name="ce36" table:formula="of:=[.I116]/(24*60)" office:value-type="time" office:time-value="PT00H00M00S" calcext:value-type="time">
            <text:p>00:00</text:p>
          </table:table-cell>
          <table:table-cell table:style-name="ce38" table:formula="of:=IF([.F116]&lt;=0;[.I116]*[.N116];MIN([.I116]*[.N116];[.F11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6]/[.M1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7];[Arbeitstypen.$A$2:.$B$6];2;0)" office:value-type="string" office:string-value="" calcext:value-type="error">
            <text:p>#N/A</text:p>
          </table:table-cell>
          <table:table-cell table:style-name="ce32" table:formula="of:=[.B117]*[.N117]" office:value-type="currency" office:currency="SFr." office:value="0" calcext:value-type="currency">
            <text:p>SFr. 0.00</text:p>
          </table:table-cell>
          <table:table-cell table:style-name="ce34" table:formula="of:=IF([.E117]&lt;=0;CEILING([.B117];15);MIN(CEILING([.B117];15);[.E117]))" office:value-type="float" office:value="0" calcext:value-type="float">
            <text:p>0</text:p>
          </table:table-cell>
          <table:table-cell table:style-name="ce36" table:formula="of:=[.I117]/(24*60)" office:value-type="time" office:time-value="PT00H00M00S" calcext:value-type="time">
            <text:p>00:00</text:p>
          </table:table-cell>
          <table:table-cell table:style-name="ce38" table:formula="of:=IF([.F117]&lt;=0;[.I117]*[.N117];MIN([.I117]*[.N117];[.F11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7]/[.M1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8];[Arbeitstypen.$A$2:.$B$6];2;0)" office:value-type="string" office:string-value="" calcext:value-type="error">
            <text:p>#N/A</text:p>
          </table:table-cell>
          <table:table-cell table:style-name="ce32" table:formula="of:=[.B118]*[.N118]" office:value-type="currency" office:currency="SFr." office:value="0" calcext:value-type="currency">
            <text:p>SFr. 0.00</text:p>
          </table:table-cell>
          <table:table-cell table:style-name="ce34" table:formula="of:=IF([.E118]&lt;=0;CEILING([.B118];15);MIN(CEILING([.B118];15);[.E118]))" office:value-type="float" office:value="0" calcext:value-type="float">
            <text:p>0</text:p>
          </table:table-cell>
          <table:table-cell table:style-name="ce36" table:formula="of:=[.I118]/(24*60)" office:value-type="time" office:time-value="PT00H00M00S" calcext:value-type="time">
            <text:p>00:00</text:p>
          </table:table-cell>
          <table:table-cell table:style-name="ce38" table:formula="of:=IF([.F118]&lt;=0;[.I118]*[.N118];MIN([.I118]*[.N118];[.F11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8]/[.M1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9];[Arbeitstypen.$A$2:.$B$6];2;0)" office:value-type="string" office:string-value="" calcext:value-type="error">
            <text:p>#N/A</text:p>
          </table:table-cell>
          <table:table-cell table:style-name="ce32" table:formula="of:=[.B119]*[.N119]" office:value-type="currency" office:currency="SFr." office:value="0" calcext:value-type="currency">
            <text:p>SFr. 0.00</text:p>
          </table:table-cell>
          <table:table-cell table:style-name="ce34" table:formula="of:=IF([.E119]&lt;=0;CEILING([.B119];15);MIN(CEILING([.B119];15);[.E119]))" office:value-type="float" office:value="0" calcext:value-type="float">
            <text:p>0</text:p>
          </table:table-cell>
          <table:table-cell table:style-name="ce36" table:formula="of:=[.I119]/(24*60)" office:value-type="time" office:time-value="PT00H00M00S" calcext:value-type="time">
            <text:p>00:00</text:p>
          </table:table-cell>
          <table:table-cell table:style-name="ce38" table:formula="of:=IF([.F119]&lt;=0;[.I119]*[.N119];MIN([.I119]*[.N119];[.F11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9]/[.M1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0];[Arbeitstypen.$A$2:.$B$6];2;0)" office:value-type="string" office:string-value="" calcext:value-type="error">
            <text:p>#N/A</text:p>
          </table:table-cell>
          <table:table-cell table:style-name="ce32" table:formula="of:=[.B120]*[.N120]" office:value-type="currency" office:currency="SFr." office:value="0" calcext:value-type="currency">
            <text:p>SFr. 0.00</text:p>
          </table:table-cell>
          <table:table-cell table:style-name="ce34" table:formula="of:=IF([.E120]&lt;=0;CEILING([.B120];15);MIN(CEILING([.B120];15);[.E120]))" office:value-type="float" office:value="0" calcext:value-type="float">
            <text:p>0</text:p>
          </table:table-cell>
          <table:table-cell table:style-name="ce36" table:formula="of:=[.I120]/(24*60)" office:value-type="time" office:time-value="PT00H00M00S" calcext:value-type="time">
            <text:p>00:00</text:p>
          </table:table-cell>
          <table:table-cell table:style-name="ce38" table:formula="of:=IF([.F120]&lt;=0;[.I120]*[.N120];MIN([.I120]*[.N120];[.F12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0]/[.M1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1];[Arbeitstypen.$A$2:.$B$6];2;0)" office:value-type="string" office:string-value="" calcext:value-type="error">
            <text:p>#N/A</text:p>
          </table:table-cell>
          <table:table-cell table:style-name="ce32" table:formula="of:=[.B121]*[.N121]" office:value-type="currency" office:currency="SFr." office:value="0" calcext:value-type="currency">
            <text:p>SFr. 0.00</text:p>
          </table:table-cell>
          <table:table-cell table:style-name="ce34" table:formula="of:=IF([.E121]&lt;=0;CEILING([.B121];15);MIN(CEILING([.B121];15);[.E121]))" office:value-type="float" office:value="0" calcext:value-type="float">
            <text:p>0</text:p>
          </table:table-cell>
          <table:table-cell table:style-name="ce36" table:formula="of:=[.I121]/(24*60)" office:value-type="time" office:time-value="PT00H00M00S" calcext:value-type="time">
            <text:p>00:00</text:p>
          </table:table-cell>
          <table:table-cell table:style-name="ce38" table:formula="of:=IF([.F121]&lt;=0;[.I121]*[.N121];MIN([.I121]*[.N121];[.F12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1]/[.M1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2];[Arbeitstypen.$A$2:.$B$6];2;0)" office:value-type="string" office:string-value="" calcext:value-type="error">
            <text:p>#N/A</text:p>
          </table:table-cell>
          <table:table-cell table:style-name="ce32" table:formula="of:=[.B122]*[.N122]" office:value-type="currency" office:currency="SFr." office:value="0" calcext:value-type="currency">
            <text:p>SFr. 0.00</text:p>
          </table:table-cell>
          <table:table-cell table:style-name="ce34" table:formula="of:=IF([.E122]&lt;=0;CEILING([.B122];15);MIN(CEILING([.B122];15);[.E122]))" office:value-type="float" office:value="0" calcext:value-type="float">
            <text:p>0</text:p>
          </table:table-cell>
          <table:table-cell table:style-name="ce36" table:formula="of:=[.I122]/(24*60)" office:value-type="time" office:time-value="PT00H00M00S" calcext:value-type="time">
            <text:p>00:00</text:p>
          </table:table-cell>
          <table:table-cell table:style-name="ce38" table:formula="of:=IF([.F122]&lt;=0;[.I122]*[.N122];MIN([.I122]*[.N122];[.F12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2]/[.M1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3];[Arbeitstypen.$A$2:.$B$6];2;0)" office:value-type="string" office:string-value="" calcext:value-type="error">
            <text:p>#N/A</text:p>
          </table:table-cell>
          <table:table-cell table:style-name="ce32" table:formula="of:=[.B123]*[.N123]" office:value-type="currency" office:currency="SFr." office:value="0" calcext:value-type="currency">
            <text:p>SFr. 0.00</text:p>
          </table:table-cell>
          <table:table-cell table:style-name="ce34" table:formula="of:=IF([.E123]&lt;=0;CEILING([.B123];15);MIN(CEILING([.B123];15);[.E123]))" office:value-type="float" office:value="0" calcext:value-type="float">
            <text:p>0</text:p>
          </table:table-cell>
          <table:table-cell table:style-name="ce36" table:formula="of:=[.I123]/(24*60)" office:value-type="time" office:time-value="PT00H00M00S" calcext:value-type="time">
            <text:p>00:00</text:p>
          </table:table-cell>
          <table:table-cell table:style-name="ce38" table:formula="of:=IF([.F123]&lt;=0;[.I123]*[.N123];MIN([.I123]*[.N123];[.F12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3]/[.M1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4];[Arbeitstypen.$A$2:.$B$6];2;0)" office:value-type="string" office:string-value="" calcext:value-type="error">
            <text:p>#N/A</text:p>
          </table:table-cell>
          <table:table-cell table:style-name="ce32" table:formula="of:=[.B124]*[.N124]" office:value-type="currency" office:currency="SFr." office:value="0" calcext:value-type="currency">
            <text:p>SFr. 0.00</text:p>
          </table:table-cell>
          <table:table-cell table:style-name="ce34" table:formula="of:=IF([.E124]&lt;=0;CEILING([.B124];15);MIN(CEILING([.B124];15);[.E124]))" office:value-type="float" office:value="0" calcext:value-type="float">
            <text:p>0</text:p>
          </table:table-cell>
          <table:table-cell table:style-name="ce36" table:formula="of:=[.I124]/(24*60)" office:value-type="time" office:time-value="PT00H00M00S" calcext:value-type="time">
            <text:p>00:00</text:p>
          </table:table-cell>
          <table:table-cell table:style-name="ce38" table:formula="of:=IF([.F124]&lt;=0;[.I124]*[.N124];MIN([.I124]*[.N124];[.F12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4]/[.M1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5];[Arbeitstypen.$A$2:.$B$6];2;0)" office:value-type="string" office:string-value="" calcext:value-type="error">
            <text:p>#N/A</text:p>
          </table:table-cell>
          <table:table-cell table:style-name="ce32" table:formula="of:=[.B125]*[.N125]" office:value-type="currency" office:currency="SFr." office:value="0" calcext:value-type="currency">
            <text:p>SFr. 0.00</text:p>
          </table:table-cell>
          <table:table-cell table:style-name="ce34" table:formula="of:=IF([.E125]&lt;=0;CEILING([.B125];15);MIN(CEILING([.B125];15);[.E125]))" office:value-type="float" office:value="0" calcext:value-type="float">
            <text:p>0</text:p>
          </table:table-cell>
          <table:table-cell table:style-name="ce36" table:formula="of:=[.I125]/(24*60)" office:value-type="time" office:time-value="PT00H00M00S" calcext:value-type="time">
            <text:p>00:00</text:p>
          </table:table-cell>
          <table:table-cell table:style-name="ce38" table:formula="of:=IF([.F125]&lt;=0;[.I125]*[.N125];MIN([.I125]*[.N125];[.F12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5]/[.M1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6];[Arbeitstypen.$A$2:.$B$6];2;0)" office:value-type="string" office:string-value="" calcext:value-type="error">
            <text:p>#N/A</text:p>
          </table:table-cell>
          <table:table-cell table:style-name="ce32" table:formula="of:=[.B126]*[.N126]" office:value-type="currency" office:currency="SFr." office:value="0" calcext:value-type="currency">
            <text:p>SFr. 0.00</text:p>
          </table:table-cell>
          <table:table-cell table:style-name="ce34" table:formula="of:=IF([.E126]&lt;=0;CEILING([.B126];15);MIN(CEILING([.B126];15);[.E126]))" office:value-type="float" office:value="0" calcext:value-type="float">
            <text:p>0</text:p>
          </table:table-cell>
          <table:table-cell table:style-name="ce36" table:formula="of:=[.I126]/(24*60)" office:value-type="time" office:time-value="PT00H00M00S" calcext:value-type="time">
            <text:p>00:00</text:p>
          </table:table-cell>
          <table:table-cell table:style-name="ce38" table:formula="of:=IF([.F126]&lt;=0;[.I126]*[.N126];MIN([.I126]*[.N126];[.F12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6]/[.M1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7];[Arbeitstypen.$A$2:.$B$6];2;0)" office:value-type="string" office:string-value="" calcext:value-type="error">
            <text:p>#N/A</text:p>
          </table:table-cell>
          <table:table-cell table:style-name="ce32" table:formula="of:=[.B127]*[.N127]" office:value-type="currency" office:currency="SFr." office:value="0" calcext:value-type="currency">
            <text:p>SFr. 0.00</text:p>
          </table:table-cell>
          <table:table-cell table:style-name="ce34" table:formula="of:=IF([.E127]&lt;=0;CEILING([.B127];15);MIN(CEILING([.B127];15);[.E127]))" office:value-type="float" office:value="0" calcext:value-type="float">
            <text:p>0</text:p>
          </table:table-cell>
          <table:table-cell table:style-name="ce36" table:formula="of:=[.I127]/(24*60)" office:value-type="time" office:time-value="PT00H00M00S" calcext:value-type="time">
            <text:p>00:00</text:p>
          </table:table-cell>
          <table:table-cell table:style-name="ce38" table:formula="of:=IF([.F127]&lt;=0;[.I127]*[.N127];MIN([.I127]*[.N127];[.F12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7]/[.M1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8];[Arbeitstypen.$A$2:.$B$6];2;0)" office:value-type="string" office:string-value="" calcext:value-type="error">
            <text:p>#N/A</text:p>
          </table:table-cell>
          <table:table-cell table:style-name="ce32" table:formula="of:=[.B128]*[.N128]" office:value-type="currency" office:currency="SFr." office:value="0" calcext:value-type="currency">
            <text:p>SFr. 0.00</text:p>
          </table:table-cell>
          <table:table-cell table:style-name="ce34" table:formula="of:=IF([.E128]&lt;=0;CEILING([.B128];15);MIN(CEILING([.B128];15);[.E128]))" office:value-type="float" office:value="0" calcext:value-type="float">
            <text:p>0</text:p>
          </table:table-cell>
          <table:table-cell table:style-name="ce36" table:formula="of:=[.I128]/(24*60)" office:value-type="time" office:time-value="PT00H00M00S" calcext:value-type="time">
            <text:p>00:00</text:p>
          </table:table-cell>
          <table:table-cell table:style-name="ce38" table:formula="of:=IF([.F128]&lt;=0;[.I128]*[.N128];MIN([.I128]*[.N128];[.F12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8]/[.M1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9];[Arbeitstypen.$A$2:.$B$6];2;0)" office:value-type="string" office:string-value="" calcext:value-type="error">
            <text:p>#N/A</text:p>
          </table:table-cell>
          <table:table-cell table:style-name="ce32" table:formula="of:=[.B129]*[.N129]" office:value-type="currency" office:currency="SFr." office:value="0" calcext:value-type="currency">
            <text:p>SFr. 0.00</text:p>
          </table:table-cell>
          <table:table-cell table:style-name="ce34" table:formula="of:=IF([.E129]&lt;=0;CEILING([.B129];15);MIN(CEILING([.B129];15);[.E129]))" office:value-type="float" office:value="0" calcext:value-type="float">
            <text:p>0</text:p>
          </table:table-cell>
          <table:table-cell table:style-name="ce36" table:formula="of:=[.I129]/(24*60)" office:value-type="time" office:time-value="PT00H00M00S" calcext:value-type="time">
            <text:p>00:00</text:p>
          </table:table-cell>
          <table:table-cell table:style-name="ce38" table:formula="of:=IF([.F129]&lt;=0;[.I129]*[.N129];MIN([.I129]*[.N129];[.F12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9]/[.M1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0];[Arbeitstypen.$A$2:.$B$6];2;0)" office:value-type="string" office:string-value="" calcext:value-type="error">
            <text:p>#N/A</text:p>
          </table:table-cell>
          <table:table-cell table:style-name="ce32" table:formula="of:=[.B130]*[.N130]" office:value-type="currency" office:currency="SFr." office:value="0" calcext:value-type="currency">
            <text:p>SFr. 0.00</text:p>
          </table:table-cell>
          <table:table-cell table:style-name="ce34" table:formula="of:=IF([.E130]&lt;=0;CEILING([.B130];15);MIN(CEILING([.B130];15);[.E130]))" office:value-type="float" office:value="0" calcext:value-type="float">
            <text:p>0</text:p>
          </table:table-cell>
          <table:table-cell table:style-name="ce36" table:formula="of:=[.I130]/(24*60)" office:value-type="time" office:time-value="PT00H00M00S" calcext:value-type="time">
            <text:p>00:00</text:p>
          </table:table-cell>
          <table:table-cell table:style-name="ce38" table:formula="of:=IF([.F130]&lt;=0;[.I130]*[.N130];MIN([.I130]*[.N130];[.F13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0]/[.M1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1];[Arbeitstypen.$A$2:.$B$6];2;0)" office:value-type="string" office:string-value="" calcext:value-type="error">
            <text:p>#N/A</text:p>
          </table:table-cell>
          <table:table-cell table:style-name="ce32" table:formula="of:=[.B131]*[.N131]" office:value-type="currency" office:currency="SFr." office:value="0" calcext:value-type="currency">
            <text:p>SFr. 0.00</text:p>
          </table:table-cell>
          <table:table-cell table:style-name="ce34" table:formula="of:=IF([.E131]&lt;=0;CEILING([.B131];15);MIN(CEILING([.B131];15);[.E131]))" office:value-type="float" office:value="0" calcext:value-type="float">
            <text:p>0</text:p>
          </table:table-cell>
          <table:table-cell table:style-name="ce36" table:formula="of:=[.I131]/(24*60)" office:value-type="time" office:time-value="PT00H00M00S" calcext:value-type="time">
            <text:p>00:00</text:p>
          </table:table-cell>
          <table:table-cell table:style-name="ce38" table:formula="of:=IF([.F131]&lt;=0;[.I131]*[.N131];MIN([.I131]*[.N131];[.F13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1]/[.M1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2];[Arbeitstypen.$A$2:.$B$6];2;0)" office:value-type="string" office:string-value="" calcext:value-type="error">
            <text:p>#N/A</text:p>
          </table:table-cell>
          <table:table-cell table:style-name="ce32" table:formula="of:=[.B132]*[.N132]" office:value-type="currency" office:currency="SFr." office:value="0" calcext:value-type="currency">
            <text:p>SFr. 0.00</text:p>
          </table:table-cell>
          <table:table-cell table:style-name="ce34" table:formula="of:=IF([.E132]&lt;=0;CEILING([.B132];15);MIN(CEILING([.B132];15);[.E132]))" office:value-type="float" office:value="0" calcext:value-type="float">
            <text:p>0</text:p>
          </table:table-cell>
          <table:table-cell table:style-name="ce36" table:formula="of:=[.I132]/(24*60)" office:value-type="time" office:time-value="PT00H00M00S" calcext:value-type="time">
            <text:p>00:00</text:p>
          </table:table-cell>
          <table:table-cell table:style-name="ce38" table:formula="of:=IF([.F132]&lt;=0;[.I132]*[.N132];MIN([.I132]*[.N132];[.F13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2]/[.M1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3];[Arbeitstypen.$A$2:.$B$6];2;0)" office:value-type="string" office:string-value="" calcext:value-type="error">
            <text:p>#N/A</text:p>
          </table:table-cell>
          <table:table-cell table:style-name="ce32" table:formula="of:=[.B133]*[.N133]" office:value-type="currency" office:currency="SFr." office:value="0" calcext:value-type="currency">
            <text:p>SFr. 0.00</text:p>
          </table:table-cell>
          <table:table-cell table:style-name="ce34" table:formula="of:=IF([.E133]&lt;=0;CEILING([.B133];15);MIN(CEILING([.B133];15);[.E133]))" office:value-type="float" office:value="0" calcext:value-type="float">
            <text:p>0</text:p>
          </table:table-cell>
          <table:table-cell table:style-name="ce36" table:formula="of:=[.I133]/(24*60)" office:value-type="time" office:time-value="PT00H00M00S" calcext:value-type="time">
            <text:p>00:00</text:p>
          </table:table-cell>
          <table:table-cell table:style-name="ce38" table:formula="of:=IF([.F133]&lt;=0;[.I133]*[.N133];MIN([.I133]*[.N133];[.F13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3]/[.M1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4];[Arbeitstypen.$A$2:.$B$6];2;0)" office:value-type="string" office:string-value="" calcext:value-type="error">
            <text:p>#N/A</text:p>
          </table:table-cell>
          <table:table-cell table:style-name="ce32" table:formula="of:=[.B134]*[.N134]" office:value-type="currency" office:currency="SFr." office:value="0" calcext:value-type="currency">
            <text:p>SFr. 0.00</text:p>
          </table:table-cell>
          <table:table-cell table:style-name="ce34" table:formula="of:=IF([.E134]&lt;=0;CEILING([.B134];15);MIN(CEILING([.B134];15);[.E134]))" office:value-type="float" office:value="0" calcext:value-type="float">
            <text:p>0</text:p>
          </table:table-cell>
          <table:table-cell table:style-name="ce36" table:formula="of:=[.I134]/(24*60)" office:value-type="time" office:time-value="PT00H00M00S" calcext:value-type="time">
            <text:p>00:00</text:p>
          </table:table-cell>
          <table:table-cell table:style-name="ce38" table:formula="of:=IF([.F134]&lt;=0;[.I134]*[.N134];MIN([.I134]*[.N134];[.F13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4]/[.M1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5];[Arbeitstypen.$A$2:.$B$6];2;0)" office:value-type="string" office:string-value="" calcext:value-type="error">
            <text:p>#N/A</text:p>
          </table:table-cell>
          <table:table-cell table:style-name="ce32" table:formula="of:=[.B135]*[.N135]" office:value-type="currency" office:currency="SFr." office:value="0" calcext:value-type="currency">
            <text:p>SFr. 0.00</text:p>
          </table:table-cell>
          <table:table-cell table:style-name="ce34" table:formula="of:=IF([.E135]&lt;=0;CEILING([.B135];15);MIN(CEILING([.B135];15);[.E135]))" office:value-type="float" office:value="0" calcext:value-type="float">
            <text:p>0</text:p>
          </table:table-cell>
          <table:table-cell table:style-name="ce36" table:formula="of:=[.I135]/(24*60)" office:value-type="time" office:time-value="PT00H00M00S" calcext:value-type="time">
            <text:p>00:00</text:p>
          </table:table-cell>
          <table:table-cell table:style-name="ce38" table:formula="of:=IF([.F135]&lt;=0;[.I135]*[.N135];MIN([.I135]*[.N135];[.F13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5]/[.M1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6];[Arbeitstypen.$A$2:.$B$6];2;0)" office:value-type="string" office:string-value="" calcext:value-type="error">
            <text:p>#N/A</text:p>
          </table:table-cell>
          <table:table-cell table:style-name="ce32" table:formula="of:=[.B136]*[.N136]" office:value-type="currency" office:currency="SFr." office:value="0" calcext:value-type="currency">
            <text:p>SFr. 0.00</text:p>
          </table:table-cell>
          <table:table-cell table:style-name="ce34" table:formula="of:=IF([.E136]&lt;=0;CEILING([.B136];15);MIN(CEILING([.B136];15);[.E136]))" office:value-type="float" office:value="0" calcext:value-type="float">
            <text:p>0</text:p>
          </table:table-cell>
          <table:table-cell table:style-name="ce36" table:formula="of:=[.I136]/(24*60)" office:value-type="time" office:time-value="PT00H00M00S" calcext:value-type="time">
            <text:p>00:00</text:p>
          </table:table-cell>
          <table:table-cell table:style-name="ce38" table:formula="of:=IF([.F136]&lt;=0;[.I136]*[.N136];MIN([.I136]*[.N136];[.F13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6]/[.M1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7];[Arbeitstypen.$A$2:.$B$6];2;0)" office:value-type="string" office:string-value="" calcext:value-type="error">
            <text:p>#N/A</text:p>
          </table:table-cell>
          <table:table-cell table:style-name="ce32" table:formula="of:=[.B137]*[.N137]" office:value-type="currency" office:currency="SFr." office:value="0" calcext:value-type="currency">
            <text:p>SFr. 0.00</text:p>
          </table:table-cell>
          <table:table-cell table:style-name="ce34" table:formula="of:=IF([.E137]&lt;=0;CEILING([.B137];15);MIN(CEILING([.B137];15);[.E137]))" office:value-type="float" office:value="0" calcext:value-type="float">
            <text:p>0</text:p>
          </table:table-cell>
          <table:table-cell table:style-name="ce36" table:formula="of:=[.I137]/(24*60)" office:value-type="time" office:time-value="PT00H00M00S" calcext:value-type="time">
            <text:p>00:00</text:p>
          </table:table-cell>
          <table:table-cell table:style-name="ce38" table:formula="of:=IF([.F137]&lt;=0;[.I137]*[.N137];MIN([.I137]*[.N137];[.F13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7]/[.M1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8];[Arbeitstypen.$A$2:.$B$6];2;0)" office:value-type="string" office:string-value="" calcext:value-type="error">
            <text:p>#N/A</text:p>
          </table:table-cell>
          <table:table-cell table:style-name="ce32" table:formula="of:=[.B138]*[.N138]" office:value-type="currency" office:currency="SFr." office:value="0" calcext:value-type="currency">
            <text:p>SFr. 0.00</text:p>
          </table:table-cell>
          <table:table-cell table:style-name="ce34" table:formula="of:=IF([.E138]&lt;=0;CEILING([.B138];15);MIN(CEILING([.B138];15);[.E138]))" office:value-type="float" office:value="0" calcext:value-type="float">
            <text:p>0</text:p>
          </table:table-cell>
          <table:table-cell table:style-name="ce36" table:formula="of:=[.I138]/(24*60)" office:value-type="time" office:time-value="PT00H00M00S" calcext:value-type="time">
            <text:p>00:00</text:p>
          </table:table-cell>
          <table:table-cell table:style-name="ce38" table:formula="of:=IF([.F138]&lt;=0;[.I138]*[.N138];MIN([.I138]*[.N138];[.F13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8]/[.M1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9];[Arbeitstypen.$A$2:.$B$6];2;0)" office:value-type="string" office:string-value="" calcext:value-type="error">
            <text:p>#N/A</text:p>
          </table:table-cell>
          <table:table-cell table:style-name="ce32" table:formula="of:=[.B139]*[.N139]" office:value-type="currency" office:currency="SFr." office:value="0" calcext:value-type="currency">
            <text:p>SFr. 0.00</text:p>
          </table:table-cell>
          <table:table-cell table:style-name="ce34" table:formula="of:=IF([.E139]&lt;=0;CEILING([.B139];15);MIN(CEILING([.B139];15);[.E139]))" office:value-type="float" office:value="0" calcext:value-type="float">
            <text:p>0</text:p>
          </table:table-cell>
          <table:table-cell table:style-name="ce36" table:formula="of:=[.I139]/(24*60)" office:value-type="time" office:time-value="PT00H00M00S" calcext:value-type="time">
            <text:p>00:00</text:p>
          </table:table-cell>
          <table:table-cell table:style-name="ce38" table:formula="of:=IF([.F139]&lt;=0;[.I139]*[.N139];MIN([.I139]*[.N139];[.F13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9]/[.M1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0];[Arbeitstypen.$A$2:.$B$6];2;0)" office:value-type="string" office:string-value="" calcext:value-type="error">
            <text:p>#N/A</text:p>
          </table:table-cell>
          <table:table-cell table:style-name="ce32" table:formula="of:=[.B140]*[.N140]" office:value-type="currency" office:currency="SFr." office:value="0" calcext:value-type="currency">
            <text:p>SFr. 0.00</text:p>
          </table:table-cell>
          <table:table-cell table:style-name="ce34" table:formula="of:=IF([.E140]&lt;=0;CEILING([.B140];15);MIN(CEILING([.B140];15);[.E140]))" office:value-type="float" office:value="0" calcext:value-type="float">
            <text:p>0</text:p>
          </table:table-cell>
          <table:table-cell table:style-name="ce36" table:formula="of:=[.I140]/(24*60)" office:value-type="time" office:time-value="PT00H00M00S" calcext:value-type="time">
            <text:p>00:00</text:p>
          </table:table-cell>
          <table:table-cell table:style-name="ce38" table:formula="of:=IF([.F140]&lt;=0;[.I140]*[.N140];MIN([.I140]*[.N140];[.F14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0]/[.M1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1];[Arbeitstypen.$A$2:.$B$6];2;0)" office:value-type="string" office:string-value="" calcext:value-type="error">
            <text:p>#N/A</text:p>
          </table:table-cell>
          <table:table-cell table:style-name="ce32" table:formula="of:=[.B141]*[.N141]" office:value-type="currency" office:currency="SFr." office:value="0" calcext:value-type="currency">
            <text:p>SFr. 0.00</text:p>
          </table:table-cell>
          <table:table-cell table:style-name="ce34" table:formula="of:=IF([.E141]&lt;=0;CEILING([.B141];15);MIN(CEILING([.B141];15);[.E141]))" office:value-type="float" office:value="0" calcext:value-type="float">
            <text:p>0</text:p>
          </table:table-cell>
          <table:table-cell table:style-name="ce36" table:formula="of:=[.I141]/(24*60)" office:value-type="time" office:time-value="PT00H00M00S" calcext:value-type="time">
            <text:p>00:00</text:p>
          </table:table-cell>
          <table:table-cell table:style-name="ce38" table:formula="of:=IF([.F141]&lt;=0;[.I141]*[.N141];MIN([.I141]*[.N141];[.F14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1]/[.M1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2];[Arbeitstypen.$A$2:.$B$6];2;0)" office:value-type="string" office:string-value="" calcext:value-type="error">
            <text:p>#N/A</text:p>
          </table:table-cell>
          <table:table-cell table:style-name="ce32" table:formula="of:=[.B142]*[.N142]" office:value-type="currency" office:currency="SFr." office:value="0" calcext:value-type="currency">
            <text:p>SFr. 0.00</text:p>
          </table:table-cell>
          <table:table-cell table:style-name="ce34" table:formula="of:=IF([.E142]&lt;=0;CEILING([.B142];15);MIN(CEILING([.B142];15);[.E142]))" office:value-type="float" office:value="0" calcext:value-type="float">
            <text:p>0</text:p>
          </table:table-cell>
          <table:table-cell table:style-name="ce36" table:formula="of:=[.I142]/(24*60)" office:value-type="time" office:time-value="PT00H00M00S" calcext:value-type="time">
            <text:p>00:00</text:p>
          </table:table-cell>
          <table:table-cell table:style-name="ce38" table:formula="of:=IF([.F142]&lt;=0;[.I142]*[.N142];MIN([.I142]*[.N142];[.F14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2]/[.M1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3];[Arbeitstypen.$A$2:.$B$6];2;0)" office:value-type="string" office:string-value="" calcext:value-type="error">
            <text:p>#N/A</text:p>
          </table:table-cell>
          <table:table-cell table:style-name="ce32" table:formula="of:=[.B143]*[.N143]" office:value-type="currency" office:currency="SFr." office:value="0" calcext:value-type="currency">
            <text:p>SFr. 0.00</text:p>
          </table:table-cell>
          <table:table-cell table:style-name="ce34" table:formula="of:=IF([.E143]&lt;=0;CEILING([.B143];15);MIN(CEILING([.B143];15);[.E143]))" office:value-type="float" office:value="0" calcext:value-type="float">
            <text:p>0</text:p>
          </table:table-cell>
          <table:table-cell table:style-name="ce36" table:formula="of:=[.I143]/(24*60)" office:value-type="time" office:time-value="PT00H00M00S" calcext:value-type="time">
            <text:p>00:00</text:p>
          </table:table-cell>
          <table:table-cell table:style-name="ce38" table:formula="of:=IF([.F143]&lt;=0;[.I143]*[.N143];MIN([.I143]*[.N143];[.F14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3]/[.M1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4];[Arbeitstypen.$A$2:.$B$6];2;0)" office:value-type="string" office:string-value="" calcext:value-type="error">
            <text:p>#N/A</text:p>
          </table:table-cell>
          <table:table-cell table:style-name="ce32" table:formula="of:=[.B144]*[.N144]" office:value-type="currency" office:currency="SFr." office:value="0" calcext:value-type="currency">
            <text:p>SFr. 0.00</text:p>
          </table:table-cell>
          <table:table-cell table:style-name="ce34" table:formula="of:=IF([.E144]&lt;=0;CEILING([.B144];15);MIN(CEILING([.B144];15);[.E144]))" office:value-type="float" office:value="0" calcext:value-type="float">
            <text:p>0</text:p>
          </table:table-cell>
          <table:table-cell table:style-name="ce36" table:formula="of:=[.I144]/(24*60)" office:value-type="time" office:time-value="PT00H00M00S" calcext:value-type="time">
            <text:p>00:00</text:p>
          </table:table-cell>
          <table:table-cell table:style-name="ce38" table:formula="of:=IF([.F144]&lt;=0;[.I144]*[.N144];MIN([.I144]*[.N144];[.F14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4]/[.M1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5];[Arbeitstypen.$A$2:.$B$6];2;0)" office:value-type="string" office:string-value="" calcext:value-type="error">
            <text:p>#N/A</text:p>
          </table:table-cell>
          <table:table-cell table:style-name="ce32" table:formula="of:=[.B145]*[.N145]" office:value-type="currency" office:currency="SFr." office:value="0" calcext:value-type="currency">
            <text:p>SFr. 0.00</text:p>
          </table:table-cell>
          <table:table-cell table:style-name="ce34" table:formula="of:=IF([.E145]&lt;=0;CEILING([.B145];15);MIN(CEILING([.B145];15);[.E145]))" office:value-type="float" office:value="0" calcext:value-type="float">
            <text:p>0</text:p>
          </table:table-cell>
          <table:table-cell table:style-name="ce36" table:formula="of:=[.I145]/(24*60)" office:value-type="time" office:time-value="PT00H00M00S" calcext:value-type="time">
            <text:p>00:00</text:p>
          </table:table-cell>
          <table:table-cell table:style-name="ce38" table:formula="of:=IF([.F145]&lt;=0;[.I145]*[.N145];MIN([.I145]*[.N145];[.F14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5]/[.M1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6];[Arbeitstypen.$A$2:.$B$6];2;0)" office:value-type="string" office:string-value="" calcext:value-type="error">
            <text:p>#N/A</text:p>
          </table:table-cell>
          <table:table-cell table:style-name="ce32" table:formula="of:=[.B146]*[.N146]" office:value-type="currency" office:currency="SFr." office:value="0" calcext:value-type="currency">
            <text:p>SFr. 0.00</text:p>
          </table:table-cell>
          <table:table-cell table:style-name="ce34" table:formula="of:=IF([.E146]&lt;=0;CEILING([.B146];15);MIN(CEILING([.B146];15);[.E146]))" office:value-type="float" office:value="0" calcext:value-type="float">
            <text:p>0</text:p>
          </table:table-cell>
          <table:table-cell table:style-name="ce36" table:formula="of:=[.I146]/(24*60)" office:value-type="time" office:time-value="PT00H00M00S" calcext:value-type="time">
            <text:p>00:00</text:p>
          </table:table-cell>
          <table:table-cell table:style-name="ce38" table:formula="of:=IF([.F146]&lt;=0;[.I146]*[.N146];MIN([.I146]*[.N146];[.F14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6]/[.M1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7];[Arbeitstypen.$A$2:.$B$6];2;0)" office:value-type="string" office:string-value="" calcext:value-type="error">
            <text:p>#N/A</text:p>
          </table:table-cell>
          <table:table-cell table:style-name="ce32" table:formula="of:=[.B147]*[.N147]" office:value-type="currency" office:currency="SFr." office:value="0" calcext:value-type="currency">
            <text:p>SFr. 0.00</text:p>
          </table:table-cell>
          <table:table-cell table:style-name="ce34" table:formula="of:=IF([.E147]&lt;=0;CEILING([.B147];15);MIN(CEILING([.B147];15);[.E147]))" office:value-type="float" office:value="0" calcext:value-type="float">
            <text:p>0</text:p>
          </table:table-cell>
          <table:table-cell table:style-name="ce36" table:formula="of:=[.I147]/(24*60)" office:value-type="time" office:time-value="PT00H00M00S" calcext:value-type="time">
            <text:p>00:00</text:p>
          </table:table-cell>
          <table:table-cell table:style-name="ce38" table:formula="of:=IF([.F147]&lt;=0;[.I147]*[.N147];MIN([.I147]*[.N147];[.F14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7]/[.M1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8];[Arbeitstypen.$A$2:.$B$6];2;0)" office:value-type="string" office:string-value="" calcext:value-type="error">
            <text:p>#N/A</text:p>
          </table:table-cell>
          <table:table-cell table:style-name="ce32" table:formula="of:=[.B148]*[.N148]" office:value-type="currency" office:currency="SFr." office:value="0" calcext:value-type="currency">
            <text:p>SFr. 0.00</text:p>
          </table:table-cell>
          <table:table-cell table:style-name="ce34" table:formula="of:=IF([.E148]&lt;=0;CEILING([.B148];15);MIN(CEILING([.B148];15);[.E148]))" office:value-type="float" office:value="0" calcext:value-type="float">
            <text:p>0</text:p>
          </table:table-cell>
          <table:table-cell table:style-name="ce36" table:formula="of:=[.I148]/(24*60)" office:value-type="time" office:time-value="PT00H00M00S" calcext:value-type="time">
            <text:p>00:00</text:p>
          </table:table-cell>
          <table:table-cell table:style-name="ce38" table:formula="of:=IF([.F148]&lt;=0;[.I148]*[.N148];MIN([.I148]*[.N148];[.F14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8]/[.M1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9];[Arbeitstypen.$A$2:.$B$6];2;0)" office:value-type="string" office:string-value="" calcext:value-type="error">
            <text:p>#N/A</text:p>
          </table:table-cell>
          <table:table-cell table:style-name="ce32" table:formula="of:=[.B149]*[.N149]" office:value-type="currency" office:currency="SFr." office:value="0" calcext:value-type="currency">
            <text:p>SFr. 0.00</text:p>
          </table:table-cell>
          <table:table-cell table:style-name="ce34" table:formula="of:=IF([.E149]&lt;=0;CEILING([.B149];15);MIN(CEILING([.B149];15);[.E149]))" office:value-type="float" office:value="0" calcext:value-type="float">
            <text:p>0</text:p>
          </table:table-cell>
          <table:table-cell table:style-name="ce36" table:formula="of:=[.I149]/(24*60)" office:value-type="time" office:time-value="PT00H00M00S" calcext:value-type="time">
            <text:p>00:00</text:p>
          </table:table-cell>
          <table:table-cell table:style-name="ce38" table:formula="of:=IF([.F149]&lt;=0;[.I149]*[.N149];MIN([.I149]*[.N149];[.F14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9]/[.M1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0];[Arbeitstypen.$A$2:.$B$6];2;0)" office:value-type="string" office:string-value="" calcext:value-type="error">
            <text:p>#N/A</text:p>
          </table:table-cell>
          <table:table-cell table:style-name="ce32" table:formula="of:=[.B150]*[.N150]" office:value-type="currency" office:currency="SFr." office:value="0" calcext:value-type="currency">
            <text:p>SFr. 0.00</text:p>
          </table:table-cell>
          <table:table-cell table:style-name="ce34" table:formula="of:=IF([.E150]&lt;=0;CEILING([.B150];15);MIN(CEILING([.B150];15);[.E150]))" office:value-type="float" office:value="0" calcext:value-type="float">
            <text:p>0</text:p>
          </table:table-cell>
          <table:table-cell table:style-name="ce36" table:formula="of:=[.I150]/(24*60)" office:value-type="time" office:time-value="PT00H00M00S" calcext:value-type="time">
            <text:p>00:00</text:p>
          </table:table-cell>
          <table:table-cell table:style-name="ce38" table:formula="of:=IF([.F150]&lt;=0;[.I150]*[.N150];MIN([.I150]*[.N150];[.F15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0]/[.M1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1];[Arbeitstypen.$A$2:.$B$6];2;0)" office:value-type="string" office:string-value="" calcext:value-type="error">
            <text:p>#N/A</text:p>
          </table:table-cell>
          <table:table-cell table:style-name="ce32" table:formula="of:=[.B151]*[.N151]" office:value-type="currency" office:currency="SFr." office:value="0" calcext:value-type="currency">
            <text:p>SFr. 0.00</text:p>
          </table:table-cell>
          <table:table-cell table:style-name="ce34" table:formula="of:=IF([.E151]&lt;=0;CEILING([.B151];15);MIN(CEILING([.B151];15);[.E151]))" office:value-type="float" office:value="0" calcext:value-type="float">
            <text:p>0</text:p>
          </table:table-cell>
          <table:table-cell table:style-name="ce36" table:formula="of:=[.I151]/(24*60)" office:value-type="time" office:time-value="PT00H00M00S" calcext:value-type="time">
            <text:p>00:00</text:p>
          </table:table-cell>
          <table:table-cell table:style-name="ce38" table:formula="of:=IF([.F151]&lt;=0;[.I151]*[.N151];MIN([.I151]*[.N151];[.F15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1]/[.M1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2];[Arbeitstypen.$A$2:.$B$6];2;0)" office:value-type="string" office:string-value="" calcext:value-type="error">
            <text:p>#N/A</text:p>
          </table:table-cell>
          <table:table-cell table:style-name="ce32" table:formula="of:=[.B152]*[.N152]" office:value-type="currency" office:currency="SFr." office:value="0" calcext:value-type="currency">
            <text:p>SFr. 0.00</text:p>
          </table:table-cell>
          <table:table-cell table:style-name="ce34" table:formula="of:=IF([.E152]&lt;=0;CEILING([.B152];15);MIN(CEILING([.B152];15);[.E152]))" office:value-type="float" office:value="0" calcext:value-type="float">
            <text:p>0</text:p>
          </table:table-cell>
          <table:table-cell table:style-name="ce36" table:formula="of:=[.I152]/(24*60)" office:value-type="time" office:time-value="PT00H00M00S" calcext:value-type="time">
            <text:p>00:00</text:p>
          </table:table-cell>
          <table:table-cell table:style-name="ce38" table:formula="of:=IF([.F152]&lt;=0;[.I152]*[.N152];MIN([.I152]*[.N152];[.F15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2]/[.M1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3];[Arbeitstypen.$A$2:.$B$6];2;0)" office:value-type="string" office:string-value="" calcext:value-type="error">
            <text:p>#N/A</text:p>
          </table:table-cell>
          <table:table-cell table:style-name="ce32" table:formula="of:=[.B153]*[.N153]" office:value-type="currency" office:currency="SFr." office:value="0" calcext:value-type="currency">
            <text:p>SFr. 0.00</text:p>
          </table:table-cell>
          <table:table-cell table:style-name="ce34" table:formula="of:=IF([.E153]&lt;=0;CEILING([.B153];15);MIN(CEILING([.B153];15);[.E153]))" office:value-type="float" office:value="0" calcext:value-type="float">
            <text:p>0</text:p>
          </table:table-cell>
          <table:table-cell table:style-name="ce36" table:formula="of:=[.I153]/(24*60)" office:value-type="time" office:time-value="PT00H00M00S" calcext:value-type="time">
            <text:p>00:00</text:p>
          </table:table-cell>
          <table:table-cell table:style-name="ce38" table:formula="of:=IF([.F153]&lt;=0;[.I153]*[.N153];MIN([.I153]*[.N153];[.F15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3]/[.M1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4];[Arbeitstypen.$A$2:.$B$6];2;0)" office:value-type="string" office:string-value="" calcext:value-type="error">
            <text:p>#N/A</text:p>
          </table:table-cell>
          <table:table-cell table:style-name="ce32" table:formula="of:=[.B154]*[.N154]" office:value-type="currency" office:currency="SFr." office:value="0" calcext:value-type="currency">
            <text:p>SFr. 0.00</text:p>
          </table:table-cell>
          <table:table-cell table:style-name="ce34" table:formula="of:=IF([.E154]&lt;=0;CEILING([.B154];15);MIN(CEILING([.B154];15);[.E154]))" office:value-type="float" office:value="0" calcext:value-type="float">
            <text:p>0</text:p>
          </table:table-cell>
          <table:table-cell table:style-name="ce36" table:formula="of:=[.I154]/(24*60)" office:value-type="time" office:time-value="PT00H00M00S" calcext:value-type="time">
            <text:p>00:00</text:p>
          </table:table-cell>
          <table:table-cell table:style-name="ce38" table:formula="of:=IF([.F154]&lt;=0;[.I154]*[.N154];MIN([.I154]*[.N154];[.F15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4]/[.M1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5];[Arbeitstypen.$A$2:.$B$6];2;0)" office:value-type="string" office:string-value="" calcext:value-type="error">
            <text:p>#N/A</text:p>
          </table:table-cell>
          <table:table-cell table:style-name="ce32" table:formula="of:=[.B155]*[.N155]" office:value-type="currency" office:currency="SFr." office:value="0" calcext:value-type="currency">
            <text:p>SFr. 0.00</text:p>
          </table:table-cell>
          <table:table-cell table:style-name="ce34" table:formula="of:=IF([.E155]&lt;=0;CEILING([.B155];15);MIN(CEILING([.B155];15);[.E155]))" office:value-type="float" office:value="0" calcext:value-type="float">
            <text:p>0</text:p>
          </table:table-cell>
          <table:table-cell table:style-name="ce36" table:formula="of:=[.I155]/(24*60)" office:value-type="time" office:time-value="PT00H00M00S" calcext:value-type="time">
            <text:p>00:00</text:p>
          </table:table-cell>
          <table:table-cell table:style-name="ce38" table:formula="of:=IF([.F155]&lt;=0;[.I155]*[.N155];MIN([.I155]*[.N155];[.F15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5]/[.M1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6];[Arbeitstypen.$A$2:.$B$6];2;0)" office:value-type="string" office:string-value="" calcext:value-type="error">
            <text:p>#N/A</text:p>
          </table:table-cell>
          <table:table-cell table:style-name="ce32" table:formula="of:=[.B156]*[.N156]" office:value-type="currency" office:currency="SFr." office:value="0" calcext:value-type="currency">
            <text:p>SFr. 0.00</text:p>
          </table:table-cell>
          <table:table-cell table:style-name="ce34" table:formula="of:=IF([.E156]&lt;=0;CEILING([.B156];15);MIN(CEILING([.B156];15);[.E156]))" office:value-type="float" office:value="0" calcext:value-type="float">
            <text:p>0</text:p>
          </table:table-cell>
          <table:table-cell table:style-name="ce36" table:formula="of:=[.I156]/(24*60)" office:value-type="time" office:time-value="PT00H00M00S" calcext:value-type="time">
            <text:p>00:00</text:p>
          </table:table-cell>
          <table:table-cell table:style-name="ce38" table:formula="of:=IF([.F156]&lt;=0;[.I156]*[.N156];MIN([.I156]*[.N156];[.F15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6]/[.M1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7];[Arbeitstypen.$A$2:.$B$6];2;0)" office:value-type="string" office:string-value="" calcext:value-type="error">
            <text:p>#N/A</text:p>
          </table:table-cell>
          <table:table-cell table:style-name="ce32" table:formula="of:=[.B157]*[.N157]" office:value-type="currency" office:currency="SFr." office:value="0" calcext:value-type="currency">
            <text:p>SFr. 0.00</text:p>
          </table:table-cell>
          <table:table-cell table:style-name="ce34" table:formula="of:=IF([.E157]&lt;=0;CEILING([.B157];15);MIN(CEILING([.B157];15);[.E157]))" office:value-type="float" office:value="0" calcext:value-type="float">
            <text:p>0</text:p>
          </table:table-cell>
          <table:table-cell table:style-name="ce36" table:formula="of:=[.I157]/(24*60)" office:value-type="time" office:time-value="PT00H00M00S" calcext:value-type="time">
            <text:p>00:00</text:p>
          </table:table-cell>
          <table:table-cell table:style-name="ce38" table:formula="of:=IF([.F157]&lt;=0;[.I157]*[.N157];MIN([.I157]*[.N157];[.F15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7]/[.M1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8];[Arbeitstypen.$A$2:.$B$6];2;0)" office:value-type="string" office:string-value="" calcext:value-type="error">
            <text:p>#N/A</text:p>
          </table:table-cell>
          <table:table-cell table:style-name="ce32" table:formula="of:=[.B158]*[.N158]" office:value-type="currency" office:currency="SFr." office:value="0" calcext:value-type="currency">
            <text:p>SFr. 0.00</text:p>
          </table:table-cell>
          <table:table-cell table:style-name="ce34" table:formula="of:=IF([.E158]&lt;=0;CEILING([.B158];15);MIN(CEILING([.B158];15);[.E158]))" office:value-type="float" office:value="0" calcext:value-type="float">
            <text:p>0</text:p>
          </table:table-cell>
          <table:table-cell table:style-name="ce36" table:formula="of:=[.I158]/(24*60)" office:value-type="time" office:time-value="PT00H00M00S" calcext:value-type="time">
            <text:p>00:00</text:p>
          </table:table-cell>
          <table:table-cell table:style-name="ce38" table:formula="of:=IF([.F158]&lt;=0;[.I158]*[.N158];MIN([.I158]*[.N158];[.F15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8]/[.M1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9];[Arbeitstypen.$A$2:.$B$6];2;0)" office:value-type="string" office:string-value="" calcext:value-type="error">
            <text:p>#N/A</text:p>
          </table:table-cell>
          <table:table-cell table:style-name="ce32" table:formula="of:=[.B159]*[.N159]" office:value-type="currency" office:currency="SFr." office:value="0" calcext:value-type="currency">
            <text:p>SFr. 0.00</text:p>
          </table:table-cell>
          <table:table-cell table:style-name="ce34" table:formula="of:=IF([.E159]&lt;=0;CEILING([.B159];15);MIN(CEILING([.B159];15);[.E159]))" office:value-type="float" office:value="0" calcext:value-type="float">
            <text:p>0</text:p>
          </table:table-cell>
          <table:table-cell table:style-name="ce36" table:formula="of:=[.I159]/(24*60)" office:value-type="time" office:time-value="PT00H00M00S" calcext:value-type="time">
            <text:p>00:00</text:p>
          </table:table-cell>
          <table:table-cell table:style-name="ce38" table:formula="of:=IF([.F159]&lt;=0;[.I159]*[.N159];MIN([.I159]*[.N159];[.F15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9]/[.M1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0];[Arbeitstypen.$A$2:.$B$6];2;0)" office:value-type="string" office:string-value="" calcext:value-type="error">
            <text:p>#N/A</text:p>
          </table:table-cell>
          <table:table-cell table:style-name="ce32" table:formula="of:=[.B160]*[.N160]" office:value-type="currency" office:currency="SFr." office:value="0" calcext:value-type="currency">
            <text:p>SFr. 0.00</text:p>
          </table:table-cell>
          <table:table-cell table:style-name="ce34" table:formula="of:=IF([.E160]&lt;=0;CEILING([.B160];15);MIN(CEILING([.B160];15);[.E160]))" office:value-type="float" office:value="0" calcext:value-type="float">
            <text:p>0</text:p>
          </table:table-cell>
          <table:table-cell table:style-name="ce36" table:formula="of:=[.I160]/(24*60)" office:value-type="time" office:time-value="PT00H00M00S" calcext:value-type="time">
            <text:p>00:00</text:p>
          </table:table-cell>
          <table:table-cell table:style-name="ce38" table:formula="of:=IF([.F160]&lt;=0;[.I160]*[.N160];MIN([.I160]*[.N160];[.F16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0]/[.M1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1];[Arbeitstypen.$A$2:.$B$6];2;0)" office:value-type="string" office:string-value="" calcext:value-type="error">
            <text:p>#N/A</text:p>
          </table:table-cell>
          <table:table-cell table:style-name="ce32" table:formula="of:=[.B161]*[.N161]" office:value-type="currency" office:currency="SFr." office:value="0" calcext:value-type="currency">
            <text:p>SFr. 0.00</text:p>
          </table:table-cell>
          <table:table-cell table:style-name="ce34" table:formula="of:=IF([.E161]&lt;=0;CEILING([.B161];15);MIN(CEILING([.B161];15);[.E161]))" office:value-type="float" office:value="0" calcext:value-type="float">
            <text:p>0</text:p>
          </table:table-cell>
          <table:table-cell table:style-name="ce36" table:formula="of:=[.I161]/(24*60)" office:value-type="time" office:time-value="PT00H00M00S" calcext:value-type="time">
            <text:p>00:00</text:p>
          </table:table-cell>
          <table:table-cell table:style-name="ce38" table:formula="of:=IF([.F161]&lt;=0;[.I161]*[.N161];MIN([.I161]*[.N161];[.F16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1]/[.M1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2];[Arbeitstypen.$A$2:.$B$6];2;0)" office:value-type="string" office:string-value="" calcext:value-type="error">
            <text:p>#N/A</text:p>
          </table:table-cell>
          <table:table-cell table:style-name="ce32" table:formula="of:=[.B162]*[.N162]" office:value-type="currency" office:currency="SFr." office:value="0" calcext:value-type="currency">
            <text:p>SFr. 0.00</text:p>
          </table:table-cell>
          <table:table-cell table:style-name="ce34" table:formula="of:=IF([.E162]&lt;=0;CEILING([.B162];15);MIN(CEILING([.B162];15);[.E162]))" office:value-type="float" office:value="0" calcext:value-type="float">
            <text:p>0</text:p>
          </table:table-cell>
          <table:table-cell table:style-name="ce36" table:formula="of:=[.I162]/(24*60)" office:value-type="time" office:time-value="PT00H00M00S" calcext:value-type="time">
            <text:p>00:00</text:p>
          </table:table-cell>
          <table:table-cell table:style-name="ce38" table:formula="of:=IF([.F162]&lt;=0;[.I162]*[.N162];MIN([.I162]*[.N162];[.F16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2]/[.M1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3];[Arbeitstypen.$A$2:.$B$6];2;0)" office:value-type="string" office:string-value="" calcext:value-type="error">
            <text:p>#N/A</text:p>
          </table:table-cell>
          <table:table-cell table:style-name="ce32" table:formula="of:=[.B163]*[.N163]" office:value-type="currency" office:currency="SFr." office:value="0" calcext:value-type="currency">
            <text:p>SFr. 0.00</text:p>
          </table:table-cell>
          <table:table-cell table:style-name="ce34" table:formula="of:=IF([.E163]&lt;=0;CEILING([.B163];15);MIN(CEILING([.B163];15);[.E163]))" office:value-type="float" office:value="0" calcext:value-type="float">
            <text:p>0</text:p>
          </table:table-cell>
          <table:table-cell table:style-name="ce36" table:formula="of:=[.I163]/(24*60)" office:value-type="time" office:time-value="PT00H00M00S" calcext:value-type="time">
            <text:p>00:00</text:p>
          </table:table-cell>
          <table:table-cell table:style-name="ce38" table:formula="of:=IF([.F163]&lt;=0;[.I163]*[.N163];MIN([.I163]*[.N163];[.F16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3]/[.M1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4];[Arbeitstypen.$A$2:.$B$6];2;0)" office:value-type="string" office:string-value="" calcext:value-type="error">
            <text:p>#N/A</text:p>
          </table:table-cell>
          <table:table-cell table:style-name="ce32" table:formula="of:=[.B164]*[.N164]" office:value-type="currency" office:currency="SFr." office:value="0" calcext:value-type="currency">
            <text:p>SFr. 0.00</text:p>
          </table:table-cell>
          <table:table-cell table:style-name="ce34" table:formula="of:=IF([.E164]&lt;=0;CEILING([.B164];15);MIN(CEILING([.B164];15);[.E164]))" office:value-type="float" office:value="0" calcext:value-type="float">
            <text:p>0</text:p>
          </table:table-cell>
          <table:table-cell table:style-name="ce36" table:formula="of:=[.I164]/(24*60)" office:value-type="time" office:time-value="PT00H00M00S" calcext:value-type="time">
            <text:p>00:00</text:p>
          </table:table-cell>
          <table:table-cell table:style-name="ce38" table:formula="of:=IF([.F164]&lt;=0;[.I164]*[.N164];MIN([.I164]*[.N164];[.F16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4]/[.M1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5];[Arbeitstypen.$A$2:.$B$6];2;0)" office:value-type="string" office:string-value="" calcext:value-type="error">
            <text:p>#N/A</text:p>
          </table:table-cell>
          <table:table-cell table:style-name="ce32" table:formula="of:=[.B165]*[.N165]" office:value-type="currency" office:currency="SFr." office:value="0" calcext:value-type="currency">
            <text:p>SFr. 0.00</text:p>
          </table:table-cell>
          <table:table-cell table:style-name="ce34" table:formula="of:=IF([.E165]&lt;=0;CEILING([.B165];15);MIN(CEILING([.B165];15);[.E165]))" office:value-type="float" office:value="0" calcext:value-type="float">
            <text:p>0</text:p>
          </table:table-cell>
          <table:table-cell table:style-name="ce36" table:formula="of:=[.I165]/(24*60)" office:value-type="time" office:time-value="PT00H00M00S" calcext:value-type="time">
            <text:p>00:00</text:p>
          </table:table-cell>
          <table:table-cell table:style-name="ce38" table:formula="of:=IF([.F165]&lt;=0;[.I165]*[.N165];MIN([.I165]*[.N165];[.F16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5]/[.M1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6];[Arbeitstypen.$A$2:.$B$6];2;0)" office:value-type="string" office:string-value="" calcext:value-type="error">
            <text:p>#N/A</text:p>
          </table:table-cell>
          <table:table-cell table:style-name="ce32" table:formula="of:=[.B166]*[.N166]" office:value-type="currency" office:currency="SFr." office:value="0" calcext:value-type="currency">
            <text:p>SFr. 0.00</text:p>
          </table:table-cell>
          <table:table-cell table:style-name="ce34" table:formula="of:=IF([.E166]&lt;=0;CEILING([.B166];15);MIN(CEILING([.B166];15);[.E166]))" office:value-type="float" office:value="0" calcext:value-type="float">
            <text:p>0</text:p>
          </table:table-cell>
          <table:table-cell table:style-name="ce36" table:formula="of:=[.I166]/(24*60)" office:value-type="time" office:time-value="PT00H00M00S" calcext:value-type="time">
            <text:p>00:00</text:p>
          </table:table-cell>
          <table:table-cell table:style-name="ce38" table:formula="of:=IF([.F166]&lt;=0;[.I166]*[.N166];MIN([.I166]*[.N166];[.F16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6]/[.M1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7];[Arbeitstypen.$A$2:.$B$6];2;0)" office:value-type="string" office:string-value="" calcext:value-type="error">
            <text:p>#N/A</text:p>
          </table:table-cell>
          <table:table-cell table:style-name="ce32" table:formula="of:=[.B167]*[.N167]" office:value-type="currency" office:currency="SFr." office:value="0" calcext:value-type="currency">
            <text:p>SFr. 0.00</text:p>
          </table:table-cell>
          <table:table-cell table:style-name="ce34" table:formula="of:=IF([.E167]&lt;=0;CEILING([.B167];15);MIN(CEILING([.B167];15);[.E167]))" office:value-type="float" office:value="0" calcext:value-type="float">
            <text:p>0</text:p>
          </table:table-cell>
          <table:table-cell table:style-name="ce36" table:formula="of:=[.I167]/(24*60)" office:value-type="time" office:time-value="PT00H00M00S" calcext:value-type="time">
            <text:p>00:00</text:p>
          </table:table-cell>
          <table:table-cell table:style-name="ce38" table:formula="of:=IF([.F167]&lt;=0;[.I167]*[.N167];MIN([.I167]*[.N167];[.F16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7]/[.M1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8];[Arbeitstypen.$A$2:.$B$6];2;0)" office:value-type="string" office:string-value="" calcext:value-type="error">
            <text:p>#N/A</text:p>
          </table:table-cell>
          <table:table-cell table:style-name="ce32" table:formula="of:=[.B168]*[.N168]" office:value-type="currency" office:currency="SFr." office:value="0" calcext:value-type="currency">
            <text:p>SFr. 0.00</text:p>
          </table:table-cell>
          <table:table-cell table:style-name="ce34" table:formula="of:=IF([.E168]&lt;=0;CEILING([.B168];15);MIN(CEILING([.B168];15);[.E168]))" office:value-type="float" office:value="0" calcext:value-type="float">
            <text:p>0</text:p>
          </table:table-cell>
          <table:table-cell table:style-name="ce36" table:formula="of:=[.I168]/(24*60)" office:value-type="time" office:time-value="PT00H00M00S" calcext:value-type="time">
            <text:p>00:00</text:p>
          </table:table-cell>
          <table:table-cell table:style-name="ce38" table:formula="of:=IF([.F168]&lt;=0;[.I168]*[.N168];MIN([.I168]*[.N168];[.F16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8]/[.M1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9];[Arbeitstypen.$A$2:.$B$6];2;0)" office:value-type="string" office:string-value="" calcext:value-type="error">
            <text:p>#N/A</text:p>
          </table:table-cell>
          <table:table-cell table:style-name="ce32" table:formula="of:=[.B169]*[.N169]" office:value-type="currency" office:currency="SFr." office:value="0" calcext:value-type="currency">
            <text:p>SFr. 0.00</text:p>
          </table:table-cell>
          <table:table-cell table:style-name="ce34" table:formula="of:=IF([.E169]&lt;=0;CEILING([.B169];15);MIN(CEILING([.B169];15);[.E169]))" office:value-type="float" office:value="0" calcext:value-type="float">
            <text:p>0</text:p>
          </table:table-cell>
          <table:table-cell table:style-name="ce36" table:formula="of:=[.I169]/(24*60)" office:value-type="time" office:time-value="PT00H00M00S" calcext:value-type="time">
            <text:p>00:00</text:p>
          </table:table-cell>
          <table:table-cell table:style-name="ce38" table:formula="of:=IF([.F169]&lt;=0;[.I169]*[.N169];MIN([.I169]*[.N169];[.F16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9]/[.M1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0];[Arbeitstypen.$A$2:.$B$6];2;0)" office:value-type="string" office:string-value="" calcext:value-type="error">
            <text:p>#N/A</text:p>
          </table:table-cell>
          <table:table-cell table:style-name="ce32" table:formula="of:=[.B170]*[.N170]" office:value-type="currency" office:currency="SFr." office:value="0" calcext:value-type="currency">
            <text:p>SFr. 0.00</text:p>
          </table:table-cell>
          <table:table-cell table:style-name="ce34" table:formula="of:=IF([.E170]&lt;=0;CEILING([.B170];15);MIN(CEILING([.B170];15);[.E170]))" office:value-type="float" office:value="0" calcext:value-type="float">
            <text:p>0</text:p>
          </table:table-cell>
          <table:table-cell table:style-name="ce36" table:formula="of:=[.I170]/(24*60)" office:value-type="time" office:time-value="PT00H00M00S" calcext:value-type="time">
            <text:p>00:00</text:p>
          </table:table-cell>
          <table:table-cell table:style-name="ce38" table:formula="of:=IF([.F170]&lt;=0;[.I170]*[.N170];MIN([.I170]*[.N170];[.F17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0]/[.M1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1];[Arbeitstypen.$A$2:.$B$6];2;0)" office:value-type="string" office:string-value="" calcext:value-type="error">
            <text:p>#N/A</text:p>
          </table:table-cell>
          <table:table-cell table:style-name="ce32" table:formula="of:=[.B171]*[.N171]" office:value-type="currency" office:currency="SFr." office:value="0" calcext:value-type="currency">
            <text:p>SFr. 0.00</text:p>
          </table:table-cell>
          <table:table-cell table:style-name="ce34" table:formula="of:=IF([.E171]&lt;=0;CEILING([.B171];15);MIN(CEILING([.B171];15);[.E171]))" office:value-type="float" office:value="0" calcext:value-type="float">
            <text:p>0</text:p>
          </table:table-cell>
          <table:table-cell table:style-name="ce36" table:formula="of:=[.I171]/(24*60)" office:value-type="time" office:time-value="PT00H00M00S" calcext:value-type="time">
            <text:p>00:00</text:p>
          </table:table-cell>
          <table:table-cell table:style-name="ce38" table:formula="of:=IF([.F171]&lt;=0;[.I171]*[.N171];MIN([.I171]*[.N171];[.F17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1]/[.M1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2];[Arbeitstypen.$A$2:.$B$6];2;0)" office:value-type="string" office:string-value="" calcext:value-type="error">
            <text:p>#N/A</text:p>
          </table:table-cell>
          <table:table-cell table:style-name="ce32" table:formula="of:=[.B172]*[.N172]" office:value-type="currency" office:currency="SFr." office:value="0" calcext:value-type="currency">
            <text:p>SFr. 0.00</text:p>
          </table:table-cell>
          <table:table-cell table:style-name="ce34" table:formula="of:=IF([.E172]&lt;=0;CEILING([.B172];15);MIN(CEILING([.B172];15);[.E172]))" office:value-type="float" office:value="0" calcext:value-type="float">
            <text:p>0</text:p>
          </table:table-cell>
          <table:table-cell table:style-name="ce36" table:formula="of:=[.I172]/(24*60)" office:value-type="time" office:time-value="PT00H00M00S" calcext:value-type="time">
            <text:p>00:00</text:p>
          </table:table-cell>
          <table:table-cell table:style-name="ce38" table:formula="of:=IF([.F172]&lt;=0;[.I172]*[.N172];MIN([.I172]*[.N172];[.F17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2]/[.M1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3];[Arbeitstypen.$A$2:.$B$6];2;0)" office:value-type="string" office:string-value="" calcext:value-type="error">
            <text:p>#N/A</text:p>
          </table:table-cell>
          <table:table-cell table:style-name="ce32" table:formula="of:=[.B173]*[.N173]" office:value-type="currency" office:currency="SFr." office:value="0" calcext:value-type="currency">
            <text:p>SFr. 0.00</text:p>
          </table:table-cell>
          <table:table-cell table:style-name="ce34" table:formula="of:=IF([.E173]&lt;=0;CEILING([.B173];15);MIN(CEILING([.B173];15);[.E173]))" office:value-type="float" office:value="0" calcext:value-type="float">
            <text:p>0</text:p>
          </table:table-cell>
          <table:table-cell table:style-name="ce36" table:formula="of:=[.I173]/(24*60)" office:value-type="time" office:time-value="PT00H00M00S" calcext:value-type="time">
            <text:p>00:00</text:p>
          </table:table-cell>
          <table:table-cell table:style-name="ce38" table:formula="of:=IF([.F173]&lt;=0;[.I173]*[.N173];MIN([.I173]*[.N173];[.F17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3]/[.M1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4];[Arbeitstypen.$A$2:.$B$6];2;0)" office:value-type="string" office:string-value="" calcext:value-type="error">
            <text:p>#N/A</text:p>
          </table:table-cell>
          <table:table-cell table:style-name="ce32" table:formula="of:=[.B174]*[.N174]" office:value-type="currency" office:currency="SFr." office:value="0" calcext:value-type="currency">
            <text:p>SFr. 0.00</text:p>
          </table:table-cell>
          <table:table-cell table:style-name="ce34" table:formula="of:=IF([.E174]&lt;=0;CEILING([.B174];15);MIN(CEILING([.B174];15);[.E174]))" office:value-type="float" office:value="0" calcext:value-type="float">
            <text:p>0</text:p>
          </table:table-cell>
          <table:table-cell table:style-name="ce36" table:formula="of:=[.I174]/(24*60)" office:value-type="time" office:time-value="PT00H00M00S" calcext:value-type="time">
            <text:p>00:00</text:p>
          </table:table-cell>
          <table:table-cell table:style-name="ce38" table:formula="of:=IF([.F174]&lt;=0;[.I174]*[.N174];MIN([.I174]*[.N174];[.F17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4]/[.M1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5];[Arbeitstypen.$A$2:.$B$6];2;0)" office:value-type="string" office:string-value="" calcext:value-type="error">
            <text:p>#N/A</text:p>
          </table:table-cell>
          <table:table-cell table:style-name="ce32" table:formula="of:=[.B175]*[.N175]" office:value-type="currency" office:currency="SFr." office:value="0" calcext:value-type="currency">
            <text:p>SFr. 0.00</text:p>
          </table:table-cell>
          <table:table-cell table:style-name="ce34" table:formula="of:=IF([.E175]&lt;=0;CEILING([.B175];15);MIN(CEILING([.B175];15);[.E175]))" office:value-type="float" office:value="0" calcext:value-type="float">
            <text:p>0</text:p>
          </table:table-cell>
          <table:table-cell table:style-name="ce36" table:formula="of:=[.I175]/(24*60)" office:value-type="time" office:time-value="PT00H00M00S" calcext:value-type="time">
            <text:p>00:00</text:p>
          </table:table-cell>
          <table:table-cell table:style-name="ce38" table:formula="of:=IF([.F175]&lt;=0;[.I175]*[.N175];MIN([.I175]*[.N175];[.F17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5]/[.M1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6];[Arbeitstypen.$A$2:.$B$6];2;0)" office:value-type="string" office:string-value="" calcext:value-type="error">
            <text:p>#N/A</text:p>
          </table:table-cell>
          <table:table-cell table:style-name="ce32" table:formula="of:=[.B176]*[.N176]" office:value-type="currency" office:currency="SFr." office:value="0" calcext:value-type="currency">
            <text:p>SFr. 0.00</text:p>
          </table:table-cell>
          <table:table-cell table:style-name="ce34" table:formula="of:=IF([.E176]&lt;=0;CEILING([.B176];15);MIN(CEILING([.B176];15);[.E176]))" office:value-type="float" office:value="0" calcext:value-type="float">
            <text:p>0</text:p>
          </table:table-cell>
          <table:table-cell table:style-name="ce36" table:formula="of:=[.I176]/(24*60)" office:value-type="time" office:time-value="PT00H00M00S" calcext:value-type="time">
            <text:p>00:00</text:p>
          </table:table-cell>
          <table:table-cell table:style-name="ce38" table:formula="of:=IF([.F176]&lt;=0;[.I176]*[.N176];MIN([.I176]*[.N176];[.F17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6]/[.M1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7];[Arbeitstypen.$A$2:.$B$6];2;0)" office:value-type="string" office:string-value="" calcext:value-type="error">
            <text:p>#N/A</text:p>
          </table:table-cell>
          <table:table-cell table:style-name="ce32" table:formula="of:=[.B177]*[.N177]" office:value-type="currency" office:currency="SFr." office:value="0" calcext:value-type="currency">
            <text:p>SFr. 0.00</text:p>
          </table:table-cell>
          <table:table-cell table:style-name="ce34" table:formula="of:=IF([.E177]&lt;=0;CEILING([.B177];15);MIN(CEILING([.B177];15);[.E177]))" office:value-type="float" office:value="0" calcext:value-type="float">
            <text:p>0</text:p>
          </table:table-cell>
          <table:table-cell table:style-name="ce36" table:formula="of:=[.I177]/(24*60)" office:value-type="time" office:time-value="PT00H00M00S" calcext:value-type="time">
            <text:p>00:00</text:p>
          </table:table-cell>
          <table:table-cell table:style-name="ce38" table:formula="of:=IF([.F177]&lt;=0;[.I177]*[.N177];MIN([.I177]*[.N177];[.F17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7]/[.M1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8];[Arbeitstypen.$A$2:.$B$6];2;0)" office:value-type="string" office:string-value="" calcext:value-type="error">
            <text:p>#N/A</text:p>
          </table:table-cell>
          <table:table-cell table:style-name="ce32" table:formula="of:=[.B178]*[.N178]" office:value-type="currency" office:currency="SFr." office:value="0" calcext:value-type="currency">
            <text:p>SFr. 0.00</text:p>
          </table:table-cell>
          <table:table-cell table:style-name="ce34" table:formula="of:=IF([.E178]&lt;=0;CEILING([.B178];15);MIN(CEILING([.B178];15);[.E178]))" office:value-type="float" office:value="0" calcext:value-type="float">
            <text:p>0</text:p>
          </table:table-cell>
          <table:table-cell table:style-name="ce36" table:formula="of:=[.I178]/(24*60)" office:value-type="time" office:time-value="PT00H00M00S" calcext:value-type="time">
            <text:p>00:00</text:p>
          </table:table-cell>
          <table:table-cell table:style-name="ce38" table:formula="of:=IF([.F178]&lt;=0;[.I178]*[.N178];MIN([.I178]*[.N178];[.F17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8]/[.M1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9];[Arbeitstypen.$A$2:.$B$6];2;0)" office:value-type="string" office:string-value="" calcext:value-type="error">
            <text:p>#N/A</text:p>
          </table:table-cell>
          <table:table-cell table:style-name="ce32" table:formula="of:=[.B179]*[.N179]" office:value-type="currency" office:currency="SFr." office:value="0" calcext:value-type="currency">
            <text:p>SFr. 0.00</text:p>
          </table:table-cell>
          <table:table-cell table:style-name="ce34" table:formula="of:=IF([.E179]&lt;=0;CEILING([.B179];15);MIN(CEILING([.B179];15);[.E179]))" office:value-type="float" office:value="0" calcext:value-type="float">
            <text:p>0</text:p>
          </table:table-cell>
          <table:table-cell table:style-name="ce36" table:formula="of:=[.I179]/(24*60)" office:value-type="time" office:time-value="PT00H00M00S" calcext:value-type="time">
            <text:p>00:00</text:p>
          </table:table-cell>
          <table:table-cell table:style-name="ce38" table:formula="of:=IF([.F179]&lt;=0;[.I179]*[.N179];MIN([.I179]*[.N179];[.F17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9]/[.M1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0];[Arbeitstypen.$A$2:.$B$6];2;0)" office:value-type="string" office:string-value="" calcext:value-type="error">
            <text:p>#N/A</text:p>
          </table:table-cell>
          <table:table-cell table:style-name="ce32" table:formula="of:=[.B180]*[.N180]" office:value-type="currency" office:currency="SFr." office:value="0" calcext:value-type="currency">
            <text:p>SFr. 0.00</text:p>
          </table:table-cell>
          <table:table-cell table:style-name="ce34" table:formula="of:=IF([.E180]&lt;=0;CEILING([.B180];15);MIN(CEILING([.B180];15);[.E180]))" office:value-type="float" office:value="0" calcext:value-type="float">
            <text:p>0</text:p>
          </table:table-cell>
          <table:table-cell table:style-name="ce36" table:formula="of:=[.I180]/(24*60)" office:value-type="time" office:time-value="PT00H00M00S" calcext:value-type="time">
            <text:p>00:00</text:p>
          </table:table-cell>
          <table:table-cell table:style-name="ce38" table:formula="of:=IF([.F180]&lt;=0;[.I180]*[.N180];MIN([.I180]*[.N180];[.F18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0]/[.M1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1];[Arbeitstypen.$A$2:.$B$6];2;0)" office:value-type="string" office:string-value="" calcext:value-type="error">
            <text:p>#N/A</text:p>
          </table:table-cell>
          <table:table-cell table:style-name="ce32" table:formula="of:=[.B181]*[.N181]" office:value-type="currency" office:currency="SFr." office:value="0" calcext:value-type="currency">
            <text:p>SFr. 0.00</text:p>
          </table:table-cell>
          <table:table-cell table:style-name="ce34" table:formula="of:=IF([.E181]&lt;=0;CEILING([.B181];15);MIN(CEILING([.B181];15);[.E181]))" office:value-type="float" office:value="0" calcext:value-type="float">
            <text:p>0</text:p>
          </table:table-cell>
          <table:table-cell table:style-name="ce36" table:formula="of:=[.I181]/(24*60)" office:value-type="time" office:time-value="PT00H00M00S" calcext:value-type="time">
            <text:p>00:00</text:p>
          </table:table-cell>
          <table:table-cell table:style-name="ce38" table:formula="of:=IF([.F181]&lt;=0;[.I181]*[.N181];MIN([.I181]*[.N181];[.F18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1]/[.M1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2];[Arbeitstypen.$A$2:.$B$6];2;0)" office:value-type="string" office:string-value="" calcext:value-type="error">
            <text:p>#N/A</text:p>
          </table:table-cell>
          <table:table-cell table:style-name="ce32" table:formula="of:=[.B182]*[.N182]" office:value-type="currency" office:currency="SFr." office:value="0" calcext:value-type="currency">
            <text:p>SFr. 0.00</text:p>
          </table:table-cell>
          <table:table-cell table:style-name="ce34" table:formula="of:=IF([.E182]&lt;=0;CEILING([.B182];15);MIN(CEILING([.B182];15);[.E182]))" office:value-type="float" office:value="0" calcext:value-type="float">
            <text:p>0</text:p>
          </table:table-cell>
          <table:table-cell table:style-name="ce36" table:formula="of:=[.I182]/(24*60)" office:value-type="time" office:time-value="PT00H00M00S" calcext:value-type="time">
            <text:p>00:00</text:p>
          </table:table-cell>
          <table:table-cell table:style-name="ce38" table:formula="of:=IF([.F182]&lt;=0;[.I182]*[.N182];MIN([.I182]*[.N182];[.F18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2]/[.M1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3];[Arbeitstypen.$A$2:.$B$6];2;0)" office:value-type="string" office:string-value="" calcext:value-type="error">
            <text:p>#N/A</text:p>
          </table:table-cell>
          <table:table-cell table:style-name="ce32" table:formula="of:=[.B183]*[.N183]" office:value-type="currency" office:currency="SFr." office:value="0" calcext:value-type="currency">
            <text:p>SFr. 0.00</text:p>
          </table:table-cell>
          <table:table-cell table:style-name="ce34" table:formula="of:=IF([.E183]&lt;=0;CEILING([.B183];15);MIN(CEILING([.B183];15);[.E183]))" office:value-type="float" office:value="0" calcext:value-type="float">
            <text:p>0</text:p>
          </table:table-cell>
          <table:table-cell table:style-name="ce36" table:formula="of:=[.I183]/(24*60)" office:value-type="time" office:time-value="PT00H00M00S" calcext:value-type="time">
            <text:p>00:00</text:p>
          </table:table-cell>
          <table:table-cell table:style-name="ce38" table:formula="of:=IF([.F183]&lt;=0;[.I183]*[.N183];MIN([.I183]*[.N183];[.F18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3]/[.M1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4];[Arbeitstypen.$A$2:.$B$6];2;0)" office:value-type="string" office:string-value="" calcext:value-type="error">
            <text:p>#N/A</text:p>
          </table:table-cell>
          <table:table-cell table:style-name="ce32" table:formula="of:=[.B184]*[.N184]" office:value-type="currency" office:currency="SFr." office:value="0" calcext:value-type="currency">
            <text:p>SFr. 0.00</text:p>
          </table:table-cell>
          <table:table-cell table:style-name="ce34" table:formula="of:=IF([.E184]&lt;=0;CEILING([.B184];15);MIN(CEILING([.B184];15);[.E184]))" office:value-type="float" office:value="0" calcext:value-type="float">
            <text:p>0</text:p>
          </table:table-cell>
          <table:table-cell table:style-name="ce36" table:formula="of:=[.I184]/(24*60)" office:value-type="time" office:time-value="PT00H00M00S" calcext:value-type="time">
            <text:p>00:00</text:p>
          </table:table-cell>
          <table:table-cell table:style-name="ce38" table:formula="of:=IF([.F184]&lt;=0;[.I184]*[.N184];MIN([.I184]*[.N184];[.F18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4]/[.M1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5];[Arbeitstypen.$A$2:.$B$6];2;0)" office:value-type="string" office:string-value="" calcext:value-type="error">
            <text:p>#N/A</text:p>
          </table:table-cell>
          <table:table-cell table:style-name="ce32" table:formula="of:=[.B185]*[.N185]" office:value-type="currency" office:currency="SFr." office:value="0" calcext:value-type="currency">
            <text:p>SFr. 0.00</text:p>
          </table:table-cell>
          <table:table-cell table:style-name="ce34" table:formula="of:=IF([.E185]&lt;=0;CEILING([.B185];15);MIN(CEILING([.B185];15);[.E185]))" office:value-type="float" office:value="0" calcext:value-type="float">
            <text:p>0</text:p>
          </table:table-cell>
          <table:table-cell table:style-name="ce36" table:formula="of:=[.I185]/(24*60)" office:value-type="time" office:time-value="PT00H00M00S" calcext:value-type="time">
            <text:p>00:00</text:p>
          </table:table-cell>
          <table:table-cell table:style-name="ce38" table:formula="of:=IF([.F185]&lt;=0;[.I185]*[.N185];MIN([.I185]*[.N185];[.F18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5]/[.M1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6];[Arbeitstypen.$A$2:.$B$6];2;0)" office:value-type="string" office:string-value="" calcext:value-type="error">
            <text:p>#N/A</text:p>
          </table:table-cell>
          <table:table-cell table:style-name="ce32" table:formula="of:=[.B186]*[.N186]" office:value-type="currency" office:currency="SFr." office:value="0" calcext:value-type="currency">
            <text:p>SFr. 0.00</text:p>
          </table:table-cell>
          <table:table-cell table:style-name="ce34" table:formula="of:=IF([.E186]&lt;=0;CEILING([.B186];15);MIN(CEILING([.B186];15);[.E186]))" office:value-type="float" office:value="0" calcext:value-type="float">
            <text:p>0</text:p>
          </table:table-cell>
          <table:table-cell table:style-name="ce36" table:formula="of:=[.I186]/(24*60)" office:value-type="time" office:time-value="PT00H00M00S" calcext:value-type="time">
            <text:p>00:00</text:p>
          </table:table-cell>
          <table:table-cell table:style-name="ce38" table:formula="of:=IF([.F186]&lt;=0;[.I186]*[.N186];MIN([.I186]*[.N186];[.F18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6]/[.M1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7];[Arbeitstypen.$A$2:.$B$6];2;0)" office:value-type="string" office:string-value="" calcext:value-type="error">
            <text:p>#N/A</text:p>
          </table:table-cell>
          <table:table-cell table:style-name="ce32" table:formula="of:=[.B187]*[.N187]" office:value-type="currency" office:currency="SFr." office:value="0" calcext:value-type="currency">
            <text:p>SFr. 0.00</text:p>
          </table:table-cell>
          <table:table-cell table:style-name="ce34" table:formula="of:=IF([.E187]&lt;=0;CEILING([.B187];15);MIN(CEILING([.B187];15);[.E187]))" office:value-type="float" office:value="0" calcext:value-type="float">
            <text:p>0</text:p>
          </table:table-cell>
          <table:table-cell table:style-name="ce36" table:formula="of:=[.I187]/(24*60)" office:value-type="time" office:time-value="PT00H00M00S" calcext:value-type="time">
            <text:p>00:00</text:p>
          </table:table-cell>
          <table:table-cell table:style-name="ce38" table:formula="of:=IF([.F187]&lt;=0;[.I187]*[.N187];MIN([.I187]*[.N187];[.F18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7]/[.M1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8];[Arbeitstypen.$A$2:.$B$6];2;0)" office:value-type="string" office:string-value="" calcext:value-type="error">
            <text:p>#N/A</text:p>
          </table:table-cell>
          <table:table-cell table:style-name="ce32" table:formula="of:=[.B188]*[.N188]" office:value-type="currency" office:currency="SFr." office:value="0" calcext:value-type="currency">
            <text:p>SFr. 0.00</text:p>
          </table:table-cell>
          <table:table-cell table:style-name="ce34" table:formula="of:=IF([.E188]&lt;=0;CEILING([.B188];15);MIN(CEILING([.B188];15);[.E188]))" office:value-type="float" office:value="0" calcext:value-type="float">
            <text:p>0</text:p>
          </table:table-cell>
          <table:table-cell table:style-name="ce36" table:formula="of:=[.I188]/(24*60)" office:value-type="time" office:time-value="PT00H00M00S" calcext:value-type="time">
            <text:p>00:00</text:p>
          </table:table-cell>
          <table:table-cell table:style-name="ce38" table:formula="of:=IF([.F188]&lt;=0;[.I188]*[.N188];MIN([.I188]*[.N188];[.F18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8]/[.M1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9];[Arbeitstypen.$A$2:.$B$6];2;0)" office:value-type="string" office:string-value="" calcext:value-type="error">
            <text:p>#N/A</text:p>
          </table:table-cell>
          <table:table-cell table:style-name="ce32" table:formula="of:=[.B189]*[.N189]" office:value-type="currency" office:currency="SFr." office:value="0" calcext:value-type="currency">
            <text:p>SFr. 0.00</text:p>
          </table:table-cell>
          <table:table-cell table:style-name="ce34" table:formula="of:=IF([.E189]&lt;=0;CEILING([.B189];15);MIN(CEILING([.B189];15);[.E189]))" office:value-type="float" office:value="0" calcext:value-type="float">
            <text:p>0</text:p>
          </table:table-cell>
          <table:table-cell table:style-name="ce36" table:formula="of:=[.I189]/(24*60)" office:value-type="time" office:time-value="PT00H00M00S" calcext:value-type="time">
            <text:p>00:00</text:p>
          </table:table-cell>
          <table:table-cell table:style-name="ce38" table:formula="of:=IF([.F189]&lt;=0;[.I189]*[.N189];MIN([.I189]*[.N189];[.F18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9]/[.M1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0];[Arbeitstypen.$A$2:.$B$6];2;0)" office:value-type="string" office:string-value="" calcext:value-type="error">
            <text:p>#N/A</text:p>
          </table:table-cell>
          <table:table-cell table:style-name="ce32" table:formula="of:=[.B190]*[.N190]" office:value-type="currency" office:currency="SFr." office:value="0" calcext:value-type="currency">
            <text:p>SFr. 0.00</text:p>
          </table:table-cell>
          <table:table-cell table:style-name="ce34" table:formula="of:=IF([.E190]&lt;=0;CEILING([.B190];15);MIN(CEILING([.B190];15);[.E190]))" office:value-type="float" office:value="0" calcext:value-type="float">
            <text:p>0</text:p>
          </table:table-cell>
          <table:table-cell table:style-name="ce36" table:formula="of:=[.I190]/(24*60)" office:value-type="time" office:time-value="PT00H00M00S" calcext:value-type="time">
            <text:p>00:00</text:p>
          </table:table-cell>
          <table:table-cell table:style-name="ce38" table:formula="of:=IF([.F190]&lt;=0;[.I190]*[.N190];MIN([.I190]*[.N190];[.F19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0]/[.M1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1];[Arbeitstypen.$A$2:.$B$6];2;0)" office:value-type="string" office:string-value="" calcext:value-type="error">
            <text:p>#N/A</text:p>
          </table:table-cell>
          <table:table-cell table:style-name="ce32" table:formula="of:=[.B191]*[.N191]" office:value-type="currency" office:currency="SFr." office:value="0" calcext:value-type="currency">
            <text:p>SFr. 0.00</text:p>
          </table:table-cell>
          <table:table-cell table:style-name="ce34" table:formula="of:=IF([.E191]&lt;=0;CEILING([.B191];15);MIN(CEILING([.B191];15);[.E191]))" office:value-type="float" office:value="0" calcext:value-type="float">
            <text:p>0</text:p>
          </table:table-cell>
          <table:table-cell table:style-name="ce36" table:formula="of:=[.I191]/(24*60)" office:value-type="time" office:time-value="PT00H00M00S" calcext:value-type="time">
            <text:p>00:00</text:p>
          </table:table-cell>
          <table:table-cell table:style-name="ce38" table:formula="of:=IF([.F191]&lt;=0;[.I191]*[.N191];MIN([.I191]*[.N191];[.F19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1]/[.M1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2];[Arbeitstypen.$A$2:.$B$6];2;0)" office:value-type="string" office:string-value="" calcext:value-type="error">
            <text:p>#N/A</text:p>
          </table:table-cell>
          <table:table-cell table:style-name="ce32" table:formula="of:=[.B192]*[.N192]" office:value-type="currency" office:currency="SFr." office:value="0" calcext:value-type="currency">
            <text:p>SFr. 0.00</text:p>
          </table:table-cell>
          <table:table-cell table:style-name="ce34" table:formula="of:=IF([.E192]&lt;=0;CEILING([.B192];15);MIN(CEILING([.B192];15);[.E192]))" office:value-type="float" office:value="0" calcext:value-type="float">
            <text:p>0</text:p>
          </table:table-cell>
          <table:table-cell table:style-name="ce36" table:formula="of:=[.I192]/(24*60)" office:value-type="time" office:time-value="PT00H00M00S" calcext:value-type="time">
            <text:p>00:00</text:p>
          </table:table-cell>
          <table:table-cell table:style-name="ce38" table:formula="of:=IF([.F192]&lt;=0;[.I192]*[.N192];MIN([.I192]*[.N192];[.F19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2]/[.M1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3];[Arbeitstypen.$A$2:.$B$6];2;0)" office:value-type="string" office:string-value="" calcext:value-type="error">
            <text:p>#N/A</text:p>
          </table:table-cell>
          <table:table-cell table:style-name="ce32" table:formula="of:=[.B193]*[.N193]" office:value-type="currency" office:currency="SFr." office:value="0" calcext:value-type="currency">
            <text:p>SFr. 0.00</text:p>
          </table:table-cell>
          <table:table-cell table:style-name="ce34" table:formula="of:=IF([.E193]&lt;=0;CEILING([.B193];15);MIN(CEILING([.B193];15);[.E193]))" office:value-type="float" office:value="0" calcext:value-type="float">
            <text:p>0</text:p>
          </table:table-cell>
          <table:table-cell table:style-name="ce36" table:formula="of:=[.I193]/(24*60)" office:value-type="time" office:time-value="PT00H00M00S" calcext:value-type="time">
            <text:p>00:00</text:p>
          </table:table-cell>
          <table:table-cell table:style-name="ce38" table:formula="of:=IF([.F193]&lt;=0;[.I193]*[.N193];MIN([.I193]*[.N193];[.F19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3]/[.M1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4];[Arbeitstypen.$A$2:.$B$6];2;0)" office:value-type="string" office:string-value="" calcext:value-type="error">
            <text:p>#N/A</text:p>
          </table:table-cell>
          <table:table-cell table:style-name="ce32" table:formula="of:=[.B194]*[.N194]" office:value-type="currency" office:currency="SFr." office:value="0" calcext:value-type="currency">
            <text:p>SFr. 0.00</text:p>
          </table:table-cell>
          <table:table-cell table:style-name="ce34" table:formula="of:=IF([.E194]&lt;=0;CEILING([.B194];15);MIN(CEILING([.B194];15);[.E194]))" office:value-type="float" office:value="0" calcext:value-type="float">
            <text:p>0</text:p>
          </table:table-cell>
          <table:table-cell table:style-name="ce36" table:formula="of:=[.I194]/(24*60)" office:value-type="time" office:time-value="PT00H00M00S" calcext:value-type="time">
            <text:p>00:00</text:p>
          </table:table-cell>
          <table:table-cell table:style-name="ce38" table:formula="of:=IF([.F194]&lt;=0;[.I194]*[.N194];MIN([.I194]*[.N194];[.F19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4]/[.M1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5];[Arbeitstypen.$A$2:.$B$6];2;0)" office:value-type="string" office:string-value="" calcext:value-type="error">
            <text:p>#N/A</text:p>
          </table:table-cell>
          <table:table-cell table:style-name="ce32" table:formula="of:=[.B195]*[.N195]" office:value-type="currency" office:currency="SFr." office:value="0" calcext:value-type="currency">
            <text:p>SFr. 0.00</text:p>
          </table:table-cell>
          <table:table-cell table:style-name="ce34" table:formula="of:=IF([.E195]&lt;=0;CEILING([.B195];15);MIN(CEILING([.B195];15);[.E195]))" office:value-type="float" office:value="0" calcext:value-type="float">
            <text:p>0</text:p>
          </table:table-cell>
          <table:table-cell table:style-name="ce36" table:formula="of:=[.I195]/(24*60)" office:value-type="time" office:time-value="PT00H00M00S" calcext:value-type="time">
            <text:p>00:00</text:p>
          </table:table-cell>
          <table:table-cell table:style-name="ce38" table:formula="of:=IF([.F195]&lt;=0;[.I195]*[.N195];MIN([.I195]*[.N195];[.F19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5]/[.M1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6];[Arbeitstypen.$A$2:.$B$6];2;0)" office:value-type="string" office:string-value="" calcext:value-type="error">
            <text:p>#N/A</text:p>
          </table:table-cell>
          <table:table-cell table:style-name="ce32" table:formula="of:=[.B196]*[.N196]" office:value-type="currency" office:currency="SFr." office:value="0" calcext:value-type="currency">
            <text:p>SFr. 0.00</text:p>
          </table:table-cell>
          <table:table-cell table:style-name="ce34" table:formula="of:=IF([.E196]&lt;=0;CEILING([.B196];15);MIN(CEILING([.B196];15);[.E196]))" office:value-type="float" office:value="0" calcext:value-type="float">
            <text:p>0</text:p>
          </table:table-cell>
          <table:table-cell table:style-name="ce36" table:formula="of:=[.I196]/(24*60)" office:value-type="time" office:time-value="PT00H00M00S" calcext:value-type="time">
            <text:p>00:00</text:p>
          </table:table-cell>
          <table:table-cell table:style-name="ce38" table:formula="of:=IF([.F196]&lt;=0;[.I196]*[.N196];MIN([.I196]*[.N196];[.F19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6]/[.M1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7];[Arbeitstypen.$A$2:.$B$6];2;0)" office:value-type="string" office:string-value="" calcext:value-type="error">
            <text:p>#N/A</text:p>
          </table:table-cell>
          <table:table-cell table:style-name="ce32" table:formula="of:=[.B197]*[.N197]" office:value-type="currency" office:currency="SFr." office:value="0" calcext:value-type="currency">
            <text:p>SFr. 0.00</text:p>
          </table:table-cell>
          <table:table-cell table:style-name="ce34" table:formula="of:=IF([.E197]&lt;=0;CEILING([.B197];15);MIN(CEILING([.B197];15);[.E197]))" office:value-type="float" office:value="0" calcext:value-type="float">
            <text:p>0</text:p>
          </table:table-cell>
          <table:table-cell table:style-name="ce36" table:formula="of:=[.I197]/(24*60)" office:value-type="time" office:time-value="PT00H00M00S" calcext:value-type="time">
            <text:p>00:00</text:p>
          </table:table-cell>
          <table:table-cell table:style-name="ce38" table:formula="of:=IF([.F197]&lt;=0;[.I197]*[.N197];MIN([.I197]*[.N197];[.F19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7]/[.M1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8];[Arbeitstypen.$A$2:.$B$6];2;0)" office:value-type="string" office:string-value="" calcext:value-type="error">
            <text:p>#N/A</text:p>
          </table:table-cell>
          <table:table-cell table:style-name="ce32" table:formula="of:=[.B198]*[.N198]" office:value-type="currency" office:currency="SFr." office:value="0" calcext:value-type="currency">
            <text:p>SFr. 0.00</text:p>
          </table:table-cell>
          <table:table-cell table:style-name="ce34" table:formula="of:=IF([.E198]&lt;=0;CEILING([.B198];15);MIN(CEILING([.B198];15);[.E198]))" office:value-type="float" office:value="0" calcext:value-type="float">
            <text:p>0</text:p>
          </table:table-cell>
          <table:table-cell table:style-name="ce36" table:formula="of:=[.I198]/(24*60)" office:value-type="time" office:time-value="PT00H00M00S" calcext:value-type="time">
            <text:p>00:00</text:p>
          </table:table-cell>
          <table:table-cell table:style-name="ce38" table:formula="of:=IF([.F198]&lt;=0;[.I198]*[.N198];MIN([.I198]*[.N198];[.F19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8]/[.M1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9];[Arbeitstypen.$A$2:.$B$6];2;0)" office:value-type="string" office:string-value="" calcext:value-type="error">
            <text:p>#N/A</text:p>
          </table:table-cell>
          <table:table-cell table:style-name="ce32" table:formula="of:=[.B199]*[.N199]" office:value-type="currency" office:currency="SFr." office:value="0" calcext:value-type="currency">
            <text:p>SFr. 0.00</text:p>
          </table:table-cell>
          <table:table-cell table:style-name="ce34" table:formula="of:=IF([.E199]&lt;=0;CEILING([.B199];15);MIN(CEILING([.B199];15);[.E199]))" office:value-type="float" office:value="0" calcext:value-type="float">
            <text:p>0</text:p>
          </table:table-cell>
          <table:table-cell table:style-name="ce36" table:formula="of:=[.I199]/(24*60)" office:value-type="time" office:time-value="PT00H00M00S" calcext:value-type="time">
            <text:p>00:00</text:p>
          </table:table-cell>
          <table:table-cell table:style-name="ce38" table:formula="of:=IF([.F199]&lt;=0;[.I199]*[.N199];MIN([.I199]*[.N199];[.F19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9]/[.M1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0];[Arbeitstypen.$A$2:.$B$6];2;0)" office:value-type="string" office:string-value="" calcext:value-type="error">
            <text:p>#N/A</text:p>
          </table:table-cell>
          <table:table-cell table:style-name="ce32" table:formula="of:=[.B200]*[.N200]" office:value-type="currency" office:currency="SFr." office:value="0" calcext:value-type="currency">
            <text:p>SFr. 0.00</text:p>
          </table:table-cell>
          <table:table-cell table:style-name="ce34" table:formula="of:=IF([.E200]&lt;=0;CEILING([.B200];15);MIN(CEILING([.B200];15);[.E200]))" office:value-type="float" office:value="0" calcext:value-type="float">
            <text:p>0</text:p>
          </table:table-cell>
          <table:table-cell table:style-name="ce36" table:formula="of:=[.I200]/(24*60)" office:value-type="time" office:time-value="PT00H00M00S" calcext:value-type="time">
            <text:p>00:00</text:p>
          </table:table-cell>
          <table:table-cell table:style-name="ce38" table:formula="of:=IF([.F200]&lt;=0;[.I200]*[.N200];MIN([.I200]*[.N200];[.F20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0]/[.M2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1];[Arbeitstypen.$A$2:.$B$6];2;0)" office:value-type="string" office:string-value="" calcext:value-type="error">
            <text:p>#N/A</text:p>
          </table:table-cell>
          <table:table-cell table:style-name="ce32" table:formula="of:=[.B201]*[.N201]" office:value-type="currency" office:currency="SFr." office:value="0" calcext:value-type="currency">
            <text:p>SFr. 0.00</text:p>
          </table:table-cell>
          <table:table-cell table:style-name="ce34" table:formula="of:=IF([.E201]&lt;=0;CEILING([.B201];15);MIN(CEILING([.B201];15);[.E201]))" office:value-type="float" office:value="0" calcext:value-type="float">
            <text:p>0</text:p>
          </table:table-cell>
          <table:table-cell table:style-name="ce36" table:formula="of:=[.I201]/(24*60)" office:value-type="time" office:time-value="PT00H00M00S" calcext:value-type="time">
            <text:p>00:00</text:p>
          </table:table-cell>
          <table:table-cell table:style-name="ce38" table:formula="of:=IF([.F201]&lt;=0;[.I201]*[.N201];MIN([.I201]*[.N201];[.F20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1]/[.M2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2];[Arbeitstypen.$A$2:.$B$6];2;0)" office:value-type="string" office:string-value="" calcext:value-type="error">
            <text:p>#N/A</text:p>
          </table:table-cell>
          <table:table-cell table:style-name="ce32" table:formula="of:=[.B202]*[.N202]" office:value-type="currency" office:currency="SFr." office:value="0" calcext:value-type="currency">
            <text:p>SFr. 0.00</text:p>
          </table:table-cell>
          <table:table-cell table:style-name="ce34" table:formula="of:=IF([.E202]&lt;=0;CEILING([.B202];15);MIN(CEILING([.B202];15);[.E202]))" office:value-type="float" office:value="0" calcext:value-type="float">
            <text:p>0</text:p>
          </table:table-cell>
          <table:table-cell table:style-name="ce36" table:formula="of:=[.I202]/(24*60)" office:value-type="time" office:time-value="PT00H00M00S" calcext:value-type="time">
            <text:p>00:00</text:p>
          </table:table-cell>
          <table:table-cell table:style-name="ce38" table:formula="of:=IF([.F202]&lt;=0;[.I202]*[.N202];MIN([.I202]*[.N202];[.F20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2]/[.M2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3];[Arbeitstypen.$A$2:.$B$6];2;0)" office:value-type="string" office:string-value="" calcext:value-type="error">
            <text:p>#N/A</text:p>
          </table:table-cell>
          <table:table-cell table:style-name="ce32" table:formula="of:=[.B203]*[.N203]" office:value-type="currency" office:currency="SFr." office:value="0" calcext:value-type="currency">
            <text:p>SFr. 0.00</text:p>
          </table:table-cell>
          <table:table-cell table:style-name="ce34" table:formula="of:=IF([.E203]&lt;=0;CEILING([.B203];15);MIN(CEILING([.B203];15);[.E203]))" office:value-type="float" office:value="0" calcext:value-type="float">
            <text:p>0</text:p>
          </table:table-cell>
          <table:table-cell table:style-name="ce36" table:formula="of:=[.I203]/(24*60)" office:value-type="time" office:time-value="PT00H00M00S" calcext:value-type="time">
            <text:p>00:00</text:p>
          </table:table-cell>
          <table:table-cell table:style-name="ce38" table:formula="of:=IF([.F203]&lt;=0;[.I203]*[.N203];MIN([.I203]*[.N203];[.F20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3]/[.M2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4];[Arbeitstypen.$A$2:.$B$6];2;0)" office:value-type="string" office:string-value="" calcext:value-type="error">
            <text:p>#N/A</text:p>
          </table:table-cell>
          <table:table-cell table:style-name="ce32" table:formula="of:=[.B204]*[.N204]" office:value-type="currency" office:currency="SFr." office:value="0" calcext:value-type="currency">
            <text:p>SFr. 0.00</text:p>
          </table:table-cell>
          <table:table-cell table:style-name="ce34" table:formula="of:=IF([.E204]&lt;=0;CEILING([.B204];15);MIN(CEILING([.B204];15);[.E204]))" office:value-type="float" office:value="0" calcext:value-type="float">
            <text:p>0</text:p>
          </table:table-cell>
          <table:table-cell table:style-name="ce36" table:formula="of:=[.I204]/(24*60)" office:value-type="time" office:time-value="PT00H00M00S" calcext:value-type="time">
            <text:p>00:00</text:p>
          </table:table-cell>
          <table:table-cell table:style-name="ce38" table:formula="of:=IF([.F204]&lt;=0;[.I204]*[.N204];MIN([.I204]*[.N204];[.F20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4]/[.M2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5];[Arbeitstypen.$A$2:.$B$6];2;0)" office:value-type="string" office:string-value="" calcext:value-type="error">
            <text:p>#N/A</text:p>
          </table:table-cell>
          <table:table-cell table:style-name="ce32" table:formula="of:=[.B205]*[.N205]" office:value-type="currency" office:currency="SFr." office:value="0" calcext:value-type="currency">
            <text:p>SFr. 0.00</text:p>
          </table:table-cell>
          <table:table-cell table:style-name="ce34" table:formula="of:=IF([.E205]&lt;=0;CEILING([.B205];15);MIN(CEILING([.B205];15);[.E205]))" office:value-type="float" office:value="0" calcext:value-type="float">
            <text:p>0</text:p>
          </table:table-cell>
          <table:table-cell table:style-name="ce36" table:formula="of:=[.I205]/(24*60)" office:value-type="time" office:time-value="PT00H00M00S" calcext:value-type="time">
            <text:p>00:00</text:p>
          </table:table-cell>
          <table:table-cell table:style-name="ce38" table:formula="of:=IF([.F205]&lt;=0;[.I205]*[.N205];MIN([.I205]*[.N205];[.F20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5]/[.M2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6];[Arbeitstypen.$A$2:.$B$6];2;0)" office:value-type="string" office:string-value="" calcext:value-type="error">
            <text:p>#N/A</text:p>
          </table:table-cell>
          <table:table-cell table:style-name="ce32" table:formula="of:=[.B206]*[.N206]" office:value-type="currency" office:currency="SFr." office:value="0" calcext:value-type="currency">
            <text:p>SFr. 0.00</text:p>
          </table:table-cell>
          <table:table-cell table:style-name="ce34" table:formula="of:=IF([.E206]&lt;=0;CEILING([.B206];15);MIN(CEILING([.B206];15);[.E206]))" office:value-type="float" office:value="0" calcext:value-type="float">
            <text:p>0</text:p>
          </table:table-cell>
          <table:table-cell table:style-name="ce36" table:formula="of:=[.I206]/(24*60)" office:value-type="time" office:time-value="PT00H00M00S" calcext:value-type="time">
            <text:p>00:00</text:p>
          </table:table-cell>
          <table:table-cell table:style-name="ce38" table:formula="of:=IF([.F206]&lt;=0;[.I206]*[.N206];MIN([.I206]*[.N206];[.F20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6]/[.M2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7];[Arbeitstypen.$A$2:.$B$6];2;0)" office:value-type="string" office:string-value="" calcext:value-type="error">
            <text:p>#N/A</text:p>
          </table:table-cell>
          <table:table-cell table:style-name="ce32" table:formula="of:=[.B207]*[.N207]" office:value-type="currency" office:currency="SFr." office:value="0" calcext:value-type="currency">
            <text:p>SFr. 0.00</text:p>
          </table:table-cell>
          <table:table-cell table:style-name="ce34" table:formula="of:=IF([.E207]&lt;=0;CEILING([.B207];15);MIN(CEILING([.B207];15);[.E207]))" office:value-type="float" office:value="0" calcext:value-type="float">
            <text:p>0</text:p>
          </table:table-cell>
          <table:table-cell table:style-name="ce36" table:formula="of:=[.I207]/(24*60)" office:value-type="time" office:time-value="PT00H00M00S" calcext:value-type="time">
            <text:p>00:00</text:p>
          </table:table-cell>
          <table:table-cell table:style-name="ce38" table:formula="of:=IF([.F207]&lt;=0;[.I207]*[.N207];MIN([.I207]*[.N207];[.F20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7]/[.M2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8];[Arbeitstypen.$A$2:.$B$6];2;0)" office:value-type="string" office:string-value="" calcext:value-type="error">
            <text:p>#N/A</text:p>
          </table:table-cell>
          <table:table-cell table:style-name="ce32" table:formula="of:=[.B208]*[.N208]" office:value-type="currency" office:currency="SFr." office:value="0" calcext:value-type="currency">
            <text:p>SFr. 0.00</text:p>
          </table:table-cell>
          <table:table-cell table:style-name="ce34" table:formula="of:=IF([.E208]&lt;=0;CEILING([.B208];15);MIN(CEILING([.B208];15);[.E208]))" office:value-type="float" office:value="0" calcext:value-type="float">
            <text:p>0</text:p>
          </table:table-cell>
          <table:table-cell table:style-name="ce36" table:formula="of:=[.I208]/(24*60)" office:value-type="time" office:time-value="PT00H00M00S" calcext:value-type="time">
            <text:p>00:00</text:p>
          </table:table-cell>
          <table:table-cell table:style-name="ce38" table:formula="of:=IF([.F208]&lt;=0;[.I208]*[.N208];MIN([.I208]*[.N208];[.F20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8]/[.M2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9];[Arbeitstypen.$A$2:.$B$6];2;0)" office:value-type="string" office:string-value="" calcext:value-type="error">
            <text:p>#N/A</text:p>
          </table:table-cell>
          <table:table-cell table:style-name="ce32" table:formula="of:=[.B209]*[.N209]" office:value-type="currency" office:currency="SFr." office:value="0" calcext:value-type="currency">
            <text:p>SFr. 0.00</text:p>
          </table:table-cell>
          <table:table-cell table:style-name="ce34" table:formula="of:=IF([.E209]&lt;=0;CEILING([.B209];15);MIN(CEILING([.B209];15);[.E209]))" office:value-type="float" office:value="0" calcext:value-type="float">
            <text:p>0</text:p>
          </table:table-cell>
          <table:table-cell table:style-name="ce36" table:formula="of:=[.I209]/(24*60)" office:value-type="time" office:time-value="PT00H00M00S" calcext:value-type="time">
            <text:p>00:00</text:p>
          </table:table-cell>
          <table:table-cell table:style-name="ce38" table:formula="of:=IF([.F209]&lt;=0;[.I209]*[.N209];MIN([.I209]*[.N209];[.F20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9]/[.M2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0];[Arbeitstypen.$A$2:.$B$6];2;0)" office:value-type="string" office:string-value="" calcext:value-type="error">
            <text:p>#N/A</text:p>
          </table:table-cell>
          <table:table-cell table:style-name="ce32" table:formula="of:=[.B210]*[.N210]" office:value-type="currency" office:currency="SFr." office:value="0" calcext:value-type="currency">
            <text:p>SFr. 0.00</text:p>
          </table:table-cell>
          <table:table-cell table:style-name="ce34" table:formula="of:=IF([.E210]&lt;=0;CEILING([.B210];15);MIN(CEILING([.B210];15);[.E210]))" office:value-type="float" office:value="0" calcext:value-type="float">
            <text:p>0</text:p>
          </table:table-cell>
          <table:table-cell table:style-name="ce36" table:formula="of:=[.I210]/(24*60)" office:value-type="time" office:time-value="PT00H00M00S" calcext:value-type="time">
            <text:p>00:00</text:p>
          </table:table-cell>
          <table:table-cell table:style-name="ce38" table:formula="of:=IF([.F210]&lt;=0;[.I210]*[.N210];MIN([.I210]*[.N210];[.F21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0]/[.M2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1];[Arbeitstypen.$A$2:.$B$6];2;0)" office:value-type="string" office:string-value="" calcext:value-type="error">
            <text:p>#N/A</text:p>
          </table:table-cell>
          <table:table-cell table:style-name="ce32" table:formula="of:=[.B211]*[.N211]" office:value-type="currency" office:currency="SFr." office:value="0" calcext:value-type="currency">
            <text:p>SFr. 0.00</text:p>
          </table:table-cell>
          <table:table-cell table:style-name="ce34" table:formula="of:=IF([.E211]&lt;=0;CEILING([.B211];15);MIN(CEILING([.B211];15);[.E211]))" office:value-type="float" office:value="0" calcext:value-type="float">
            <text:p>0</text:p>
          </table:table-cell>
          <table:table-cell table:style-name="ce36" table:formula="of:=[.I211]/(24*60)" office:value-type="time" office:time-value="PT00H00M00S" calcext:value-type="time">
            <text:p>00:00</text:p>
          </table:table-cell>
          <table:table-cell table:style-name="ce38" table:formula="of:=IF([.F211]&lt;=0;[.I211]*[.N211];MIN([.I211]*[.N211];[.F21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1]/[.M2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2];[Arbeitstypen.$A$2:.$B$6];2;0)" office:value-type="string" office:string-value="" calcext:value-type="error">
            <text:p>#N/A</text:p>
          </table:table-cell>
          <table:table-cell table:style-name="ce32" table:formula="of:=[.B212]*[.N212]" office:value-type="currency" office:currency="SFr." office:value="0" calcext:value-type="currency">
            <text:p>SFr. 0.00</text:p>
          </table:table-cell>
          <table:table-cell table:style-name="ce34" table:formula="of:=IF([.E212]&lt;=0;CEILING([.B212];15);MIN(CEILING([.B212];15);[.E212]))" office:value-type="float" office:value="0" calcext:value-type="float">
            <text:p>0</text:p>
          </table:table-cell>
          <table:table-cell table:style-name="ce36" table:formula="of:=[.I212]/(24*60)" office:value-type="time" office:time-value="PT00H00M00S" calcext:value-type="time">
            <text:p>00:00</text:p>
          </table:table-cell>
          <table:table-cell table:style-name="ce38" table:formula="of:=IF([.F212]&lt;=0;[.I212]*[.N212];MIN([.I212]*[.N212];[.F21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2]/[.M2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3];[Arbeitstypen.$A$2:.$B$6];2;0)" office:value-type="string" office:string-value="" calcext:value-type="error">
            <text:p>#N/A</text:p>
          </table:table-cell>
          <table:table-cell table:style-name="ce32" table:formula="of:=[.B213]*[.N213]" office:value-type="currency" office:currency="SFr." office:value="0" calcext:value-type="currency">
            <text:p>SFr. 0.00</text:p>
          </table:table-cell>
          <table:table-cell table:style-name="ce34" table:formula="of:=IF([.E213]&lt;=0;CEILING([.B213];15);MIN(CEILING([.B213];15);[.E213]))" office:value-type="float" office:value="0" calcext:value-type="float">
            <text:p>0</text:p>
          </table:table-cell>
          <table:table-cell table:style-name="ce36" table:formula="of:=[.I213]/(24*60)" office:value-type="time" office:time-value="PT00H00M00S" calcext:value-type="time">
            <text:p>00:00</text:p>
          </table:table-cell>
          <table:table-cell table:style-name="ce38" table:formula="of:=IF([.F213]&lt;=0;[.I213]*[.N213];MIN([.I213]*[.N213];[.F21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3]/[.M2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4];[Arbeitstypen.$A$2:.$B$6];2;0)" office:value-type="string" office:string-value="" calcext:value-type="error">
            <text:p>#N/A</text:p>
          </table:table-cell>
          <table:table-cell table:style-name="ce32" table:formula="of:=[.B214]*[.N214]" office:value-type="currency" office:currency="SFr." office:value="0" calcext:value-type="currency">
            <text:p>SFr. 0.00</text:p>
          </table:table-cell>
          <table:table-cell table:style-name="ce34" table:formula="of:=IF([.E214]&lt;=0;CEILING([.B214];15);MIN(CEILING([.B214];15);[.E214]))" office:value-type="float" office:value="0" calcext:value-type="float">
            <text:p>0</text:p>
          </table:table-cell>
          <table:table-cell table:style-name="ce36" table:formula="of:=[.I214]/(24*60)" office:value-type="time" office:time-value="PT00H00M00S" calcext:value-type="time">
            <text:p>00:00</text:p>
          </table:table-cell>
          <table:table-cell table:style-name="ce38" table:formula="of:=IF([.F214]&lt;=0;[.I214]*[.N214];MIN([.I214]*[.N214];[.F21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4]/[.M2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5];[Arbeitstypen.$A$2:.$B$6];2;0)" office:value-type="string" office:string-value="" calcext:value-type="error">
            <text:p>#N/A</text:p>
          </table:table-cell>
          <table:table-cell table:style-name="ce32" table:formula="of:=[.B215]*[.N215]" office:value-type="currency" office:currency="SFr." office:value="0" calcext:value-type="currency">
            <text:p>SFr. 0.00</text:p>
          </table:table-cell>
          <table:table-cell table:style-name="ce34" table:formula="of:=IF([.E215]&lt;=0;CEILING([.B215];15);MIN(CEILING([.B215];15);[.E215]))" office:value-type="float" office:value="0" calcext:value-type="float">
            <text:p>0</text:p>
          </table:table-cell>
          <table:table-cell table:style-name="ce36" table:formula="of:=[.I215]/(24*60)" office:value-type="time" office:time-value="PT00H00M00S" calcext:value-type="time">
            <text:p>00:00</text:p>
          </table:table-cell>
          <table:table-cell table:style-name="ce38" table:formula="of:=IF([.F215]&lt;=0;[.I215]*[.N215];MIN([.I215]*[.N215];[.F21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5]/[.M2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6];[Arbeitstypen.$A$2:.$B$6];2;0)" office:value-type="string" office:string-value="" calcext:value-type="error">
            <text:p>#N/A</text:p>
          </table:table-cell>
          <table:table-cell table:style-name="ce32" table:formula="of:=[.B216]*[.N216]" office:value-type="currency" office:currency="SFr." office:value="0" calcext:value-type="currency">
            <text:p>SFr. 0.00</text:p>
          </table:table-cell>
          <table:table-cell table:style-name="ce34" table:formula="of:=IF([.E216]&lt;=0;CEILING([.B216];15);MIN(CEILING([.B216];15);[.E216]))" office:value-type="float" office:value="0" calcext:value-type="float">
            <text:p>0</text:p>
          </table:table-cell>
          <table:table-cell table:style-name="ce36" table:formula="of:=[.I216]/(24*60)" office:value-type="time" office:time-value="PT00H00M00S" calcext:value-type="time">
            <text:p>00:00</text:p>
          </table:table-cell>
          <table:table-cell table:style-name="ce38" table:formula="of:=IF([.F216]&lt;=0;[.I216]*[.N216];MIN([.I216]*[.N216];[.F21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6]/[.M2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7];[Arbeitstypen.$A$2:.$B$6];2;0)" office:value-type="string" office:string-value="" calcext:value-type="error">
            <text:p>#N/A</text:p>
          </table:table-cell>
          <table:table-cell table:style-name="ce32" table:formula="of:=[.B217]*[.N217]" office:value-type="currency" office:currency="SFr." office:value="0" calcext:value-type="currency">
            <text:p>SFr. 0.00</text:p>
          </table:table-cell>
          <table:table-cell table:style-name="ce34" table:formula="of:=IF([.E217]&lt;=0;CEILING([.B217];15);MIN(CEILING([.B217];15);[.E217]))" office:value-type="float" office:value="0" calcext:value-type="float">
            <text:p>0</text:p>
          </table:table-cell>
          <table:table-cell table:style-name="ce36" table:formula="of:=[.I217]/(24*60)" office:value-type="time" office:time-value="PT00H00M00S" calcext:value-type="time">
            <text:p>00:00</text:p>
          </table:table-cell>
          <table:table-cell table:style-name="ce38" table:formula="of:=IF([.F217]&lt;=0;[.I217]*[.N217];MIN([.I217]*[.N217];[.F21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7]/[.M2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8];[Arbeitstypen.$A$2:.$B$6];2;0)" office:value-type="string" office:string-value="" calcext:value-type="error">
            <text:p>#N/A</text:p>
          </table:table-cell>
          <table:table-cell table:style-name="ce32" table:formula="of:=[.B218]*[.N218]" office:value-type="currency" office:currency="SFr." office:value="0" calcext:value-type="currency">
            <text:p>SFr. 0.00</text:p>
          </table:table-cell>
          <table:table-cell table:style-name="ce34" table:formula="of:=IF([.E218]&lt;=0;CEILING([.B218];15);MIN(CEILING([.B218];15);[.E218]))" office:value-type="float" office:value="0" calcext:value-type="float">
            <text:p>0</text:p>
          </table:table-cell>
          <table:table-cell table:style-name="ce36" table:formula="of:=[.I218]/(24*60)" office:value-type="time" office:time-value="PT00H00M00S" calcext:value-type="time">
            <text:p>00:00</text:p>
          </table:table-cell>
          <table:table-cell table:style-name="ce38" table:formula="of:=IF([.F218]&lt;=0;[.I218]*[.N218];MIN([.I218]*[.N218];[.F21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8]/[.M2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9];[Arbeitstypen.$A$2:.$B$6];2;0)" office:value-type="string" office:string-value="" calcext:value-type="error">
            <text:p>#N/A</text:p>
          </table:table-cell>
          <table:table-cell table:style-name="ce32" table:formula="of:=[.B219]*[.N219]" office:value-type="currency" office:currency="SFr." office:value="0" calcext:value-type="currency">
            <text:p>SFr. 0.00</text:p>
          </table:table-cell>
          <table:table-cell table:style-name="ce34" table:formula="of:=IF([.E219]&lt;=0;CEILING([.B219];15);MIN(CEILING([.B219];15);[.E219]))" office:value-type="float" office:value="0" calcext:value-type="float">
            <text:p>0</text:p>
          </table:table-cell>
          <table:table-cell table:style-name="ce36" table:formula="of:=[.I219]/(24*60)" office:value-type="time" office:time-value="PT00H00M00S" calcext:value-type="time">
            <text:p>00:00</text:p>
          </table:table-cell>
          <table:table-cell table:style-name="ce38" table:formula="of:=IF([.F219]&lt;=0;[.I219]*[.N219];MIN([.I219]*[.N219];[.F21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9]/[.M2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0];[Arbeitstypen.$A$2:.$B$6];2;0)" office:value-type="string" office:string-value="" calcext:value-type="error">
            <text:p>#N/A</text:p>
          </table:table-cell>
          <table:table-cell table:style-name="ce32" table:formula="of:=[.B220]*[.N220]" office:value-type="currency" office:currency="SFr." office:value="0" calcext:value-type="currency">
            <text:p>SFr. 0.00</text:p>
          </table:table-cell>
          <table:table-cell table:style-name="ce34" table:formula="of:=IF([.E220]&lt;=0;CEILING([.B220];15);MIN(CEILING([.B220];15);[.E220]))" office:value-type="float" office:value="0" calcext:value-type="float">
            <text:p>0</text:p>
          </table:table-cell>
          <table:table-cell table:style-name="ce36" table:formula="of:=[.I220]/(24*60)" office:value-type="time" office:time-value="PT00H00M00S" calcext:value-type="time">
            <text:p>00:00</text:p>
          </table:table-cell>
          <table:table-cell table:style-name="ce38" table:formula="of:=IF([.F220]&lt;=0;[.I220]*[.N220];MIN([.I220]*[.N220];[.F22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0]/[.M2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1];[Arbeitstypen.$A$2:.$B$6];2;0)" office:value-type="string" office:string-value="" calcext:value-type="error">
            <text:p>#N/A</text:p>
          </table:table-cell>
          <table:table-cell table:style-name="ce32" table:formula="of:=[.B221]*[.N221]" office:value-type="currency" office:currency="SFr." office:value="0" calcext:value-type="currency">
            <text:p>SFr. 0.00</text:p>
          </table:table-cell>
          <table:table-cell table:style-name="ce34" table:formula="of:=IF([.E221]&lt;=0;CEILING([.B221];15);MIN(CEILING([.B221];15);[.E221]))" office:value-type="float" office:value="0" calcext:value-type="float">
            <text:p>0</text:p>
          </table:table-cell>
          <table:table-cell table:style-name="ce36" table:formula="of:=[.I221]/(24*60)" office:value-type="time" office:time-value="PT00H00M00S" calcext:value-type="time">
            <text:p>00:00</text:p>
          </table:table-cell>
          <table:table-cell table:style-name="ce38" table:formula="of:=IF([.F221]&lt;=0;[.I221]*[.N221];MIN([.I221]*[.N221];[.F22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1]/[.M2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2];[Arbeitstypen.$A$2:.$B$6];2;0)" office:value-type="string" office:string-value="" calcext:value-type="error">
            <text:p>#N/A</text:p>
          </table:table-cell>
          <table:table-cell table:style-name="ce32" table:formula="of:=[.B222]*[.N222]" office:value-type="currency" office:currency="SFr." office:value="0" calcext:value-type="currency">
            <text:p>SFr. 0.00</text:p>
          </table:table-cell>
          <table:table-cell table:style-name="ce34" table:formula="of:=IF([.E222]&lt;=0;CEILING([.B222];15);MIN(CEILING([.B222];15);[.E222]))" office:value-type="float" office:value="0" calcext:value-type="float">
            <text:p>0</text:p>
          </table:table-cell>
          <table:table-cell table:style-name="ce36" table:formula="of:=[.I222]/(24*60)" office:value-type="time" office:time-value="PT00H00M00S" calcext:value-type="time">
            <text:p>00:00</text:p>
          </table:table-cell>
          <table:table-cell table:style-name="ce38" table:formula="of:=IF([.F222]&lt;=0;[.I222]*[.N222];MIN([.I222]*[.N222];[.F22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2]/[.M2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3];[Arbeitstypen.$A$2:.$B$6];2;0)" office:value-type="string" office:string-value="" calcext:value-type="error">
            <text:p>#N/A</text:p>
          </table:table-cell>
          <table:table-cell table:style-name="ce32" table:formula="of:=[.B223]*[.N223]" office:value-type="currency" office:currency="SFr." office:value="0" calcext:value-type="currency">
            <text:p>SFr. 0.00</text:p>
          </table:table-cell>
          <table:table-cell table:style-name="ce34" table:formula="of:=IF([.E223]&lt;=0;CEILING([.B223];15);MIN(CEILING([.B223];15);[.E223]))" office:value-type="float" office:value="0" calcext:value-type="float">
            <text:p>0</text:p>
          </table:table-cell>
          <table:table-cell table:style-name="ce36" table:formula="of:=[.I223]/(24*60)" office:value-type="time" office:time-value="PT00H00M00S" calcext:value-type="time">
            <text:p>00:00</text:p>
          </table:table-cell>
          <table:table-cell table:style-name="ce38" table:formula="of:=IF([.F223]&lt;=0;[.I223]*[.N223];MIN([.I223]*[.N223];[.F22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3]/[.M2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4];[Arbeitstypen.$A$2:.$B$6];2;0)" office:value-type="string" office:string-value="" calcext:value-type="error">
            <text:p>#N/A</text:p>
          </table:table-cell>
          <table:table-cell table:style-name="ce32" table:formula="of:=[.B224]*[.N224]" office:value-type="currency" office:currency="SFr." office:value="0" calcext:value-type="currency">
            <text:p>SFr. 0.00</text:p>
          </table:table-cell>
          <table:table-cell table:style-name="ce34" table:formula="of:=IF([.E224]&lt;=0;CEILING([.B224];15);MIN(CEILING([.B224];15);[.E224]))" office:value-type="float" office:value="0" calcext:value-type="float">
            <text:p>0</text:p>
          </table:table-cell>
          <table:table-cell table:style-name="ce36" table:formula="of:=[.I224]/(24*60)" office:value-type="time" office:time-value="PT00H00M00S" calcext:value-type="time">
            <text:p>00:00</text:p>
          </table:table-cell>
          <table:table-cell table:style-name="ce38" table:formula="of:=IF([.F224]&lt;=0;[.I224]*[.N224];MIN([.I224]*[.N224];[.F22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4]/[.M2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5];[Arbeitstypen.$A$2:.$B$6];2;0)" office:value-type="string" office:string-value="" calcext:value-type="error">
            <text:p>#N/A</text:p>
          </table:table-cell>
          <table:table-cell table:style-name="ce32" table:formula="of:=[.B225]*[.N225]" office:value-type="currency" office:currency="SFr." office:value="0" calcext:value-type="currency">
            <text:p>SFr. 0.00</text:p>
          </table:table-cell>
          <table:table-cell table:style-name="ce34" table:formula="of:=IF([.E225]&lt;=0;CEILING([.B225];15);MIN(CEILING([.B225];15);[.E225]))" office:value-type="float" office:value="0" calcext:value-type="float">
            <text:p>0</text:p>
          </table:table-cell>
          <table:table-cell table:style-name="ce36" table:formula="of:=[.I225]/(24*60)" office:value-type="time" office:time-value="PT00H00M00S" calcext:value-type="time">
            <text:p>00:00</text:p>
          </table:table-cell>
          <table:table-cell table:style-name="ce38" table:formula="of:=IF([.F225]&lt;=0;[.I225]*[.N225];MIN([.I225]*[.N225];[.F22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5]/[.M2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6];[Arbeitstypen.$A$2:.$B$6];2;0)" office:value-type="string" office:string-value="" calcext:value-type="error">
            <text:p>#N/A</text:p>
          </table:table-cell>
          <table:table-cell table:style-name="ce32" table:formula="of:=[.B226]*[.N226]" office:value-type="currency" office:currency="SFr." office:value="0" calcext:value-type="currency">
            <text:p>SFr. 0.00</text:p>
          </table:table-cell>
          <table:table-cell table:style-name="ce34" table:formula="of:=IF([.E226]&lt;=0;CEILING([.B226];15);MIN(CEILING([.B226];15);[.E226]))" office:value-type="float" office:value="0" calcext:value-type="float">
            <text:p>0</text:p>
          </table:table-cell>
          <table:table-cell table:style-name="ce36" table:formula="of:=[.I226]/(24*60)" office:value-type="time" office:time-value="PT00H00M00S" calcext:value-type="time">
            <text:p>00:00</text:p>
          </table:table-cell>
          <table:table-cell table:style-name="ce38" table:formula="of:=IF([.F226]&lt;=0;[.I226]*[.N226];MIN([.I226]*[.N226];[.F22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6]/[.M2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7];[Arbeitstypen.$A$2:.$B$6];2;0)" office:value-type="string" office:string-value="" calcext:value-type="error">
            <text:p>#N/A</text:p>
          </table:table-cell>
          <table:table-cell table:style-name="ce32" table:formula="of:=[.B227]*[.N227]" office:value-type="currency" office:currency="SFr." office:value="0" calcext:value-type="currency">
            <text:p>SFr. 0.00</text:p>
          </table:table-cell>
          <table:table-cell table:style-name="ce34" table:formula="of:=IF([.E227]&lt;=0;CEILING([.B227];15);MIN(CEILING([.B227];15);[.E227]))" office:value-type="float" office:value="0" calcext:value-type="float">
            <text:p>0</text:p>
          </table:table-cell>
          <table:table-cell table:style-name="ce36" table:formula="of:=[.I227]/(24*60)" office:value-type="time" office:time-value="PT00H00M00S" calcext:value-type="time">
            <text:p>00:00</text:p>
          </table:table-cell>
          <table:table-cell table:style-name="ce38" table:formula="of:=IF([.F227]&lt;=0;[.I227]*[.N227];MIN([.I227]*[.N227];[.F22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7]/[.M2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8];[Arbeitstypen.$A$2:.$B$6];2;0)" office:value-type="string" office:string-value="" calcext:value-type="error">
            <text:p>#N/A</text:p>
          </table:table-cell>
          <table:table-cell table:style-name="ce32" table:formula="of:=[.B228]*[.N228]" office:value-type="currency" office:currency="SFr." office:value="0" calcext:value-type="currency">
            <text:p>SFr. 0.00</text:p>
          </table:table-cell>
          <table:table-cell table:style-name="ce34" table:formula="of:=IF([.E228]&lt;=0;CEILING([.B228];15);MIN(CEILING([.B228];15);[.E228]))" office:value-type="float" office:value="0" calcext:value-type="float">
            <text:p>0</text:p>
          </table:table-cell>
          <table:table-cell table:style-name="ce36" table:formula="of:=[.I228]/(24*60)" office:value-type="time" office:time-value="PT00H00M00S" calcext:value-type="time">
            <text:p>00:00</text:p>
          </table:table-cell>
          <table:table-cell table:style-name="ce38" table:formula="of:=IF([.F228]&lt;=0;[.I228]*[.N228];MIN([.I228]*[.N228];[.F22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8]/[.M2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9];[Arbeitstypen.$A$2:.$B$6];2;0)" office:value-type="string" office:string-value="" calcext:value-type="error">
            <text:p>#N/A</text:p>
          </table:table-cell>
          <table:table-cell table:style-name="ce32" table:formula="of:=[.B229]*[.N229]" office:value-type="currency" office:currency="SFr." office:value="0" calcext:value-type="currency">
            <text:p>SFr. 0.00</text:p>
          </table:table-cell>
          <table:table-cell table:style-name="ce34" table:formula="of:=IF([.E229]&lt;=0;CEILING([.B229];15);MIN(CEILING([.B229];15);[.E229]))" office:value-type="float" office:value="0" calcext:value-type="float">
            <text:p>0</text:p>
          </table:table-cell>
          <table:table-cell table:style-name="ce36" table:formula="of:=[.I229]/(24*60)" office:value-type="time" office:time-value="PT00H00M00S" calcext:value-type="time">
            <text:p>00:00</text:p>
          </table:table-cell>
          <table:table-cell table:style-name="ce38" table:formula="of:=IF([.F229]&lt;=0;[.I229]*[.N229];MIN([.I229]*[.N229];[.F22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9]/[.M2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0];[Arbeitstypen.$A$2:.$B$6];2;0)" office:value-type="string" office:string-value="" calcext:value-type="error">
            <text:p>#N/A</text:p>
          </table:table-cell>
          <table:table-cell table:style-name="ce32" table:formula="of:=[.B230]*[.N230]" office:value-type="currency" office:currency="SFr." office:value="0" calcext:value-type="currency">
            <text:p>SFr. 0.00</text:p>
          </table:table-cell>
          <table:table-cell table:style-name="ce34" table:formula="of:=IF([.E230]&lt;=0;CEILING([.B230];15);MIN(CEILING([.B230];15);[.E230]))" office:value-type="float" office:value="0" calcext:value-type="float">
            <text:p>0</text:p>
          </table:table-cell>
          <table:table-cell table:style-name="ce36" table:formula="of:=[.I230]/(24*60)" office:value-type="time" office:time-value="PT00H00M00S" calcext:value-type="time">
            <text:p>00:00</text:p>
          </table:table-cell>
          <table:table-cell table:style-name="ce38" table:formula="of:=IF([.F230]&lt;=0;[.I230]*[.N230];MIN([.I230]*[.N230];[.F23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0]/[.M2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1];[Arbeitstypen.$A$2:.$B$6];2;0)" office:value-type="string" office:string-value="" calcext:value-type="error">
            <text:p>#N/A</text:p>
          </table:table-cell>
          <table:table-cell table:style-name="ce32" table:formula="of:=[.B231]*[.N231]" office:value-type="currency" office:currency="SFr." office:value="0" calcext:value-type="currency">
            <text:p>SFr. 0.00</text:p>
          </table:table-cell>
          <table:table-cell table:style-name="ce34" table:formula="of:=IF([.E231]&lt;=0;CEILING([.B231];15);MIN(CEILING([.B231];15);[.E231]))" office:value-type="float" office:value="0" calcext:value-type="float">
            <text:p>0</text:p>
          </table:table-cell>
          <table:table-cell table:style-name="ce36" table:formula="of:=[.I231]/(24*60)" office:value-type="time" office:time-value="PT00H00M00S" calcext:value-type="time">
            <text:p>00:00</text:p>
          </table:table-cell>
          <table:table-cell table:style-name="ce38" table:formula="of:=IF([.F231]&lt;=0;[.I231]*[.N231];MIN([.I231]*[.N231];[.F23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1]/[.M2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2];[Arbeitstypen.$A$2:.$B$6];2;0)" office:value-type="string" office:string-value="" calcext:value-type="error">
            <text:p>#N/A</text:p>
          </table:table-cell>
          <table:table-cell table:style-name="ce32" table:formula="of:=[.B232]*[.N232]" office:value-type="currency" office:currency="SFr." office:value="0" calcext:value-type="currency">
            <text:p>SFr. 0.00</text:p>
          </table:table-cell>
          <table:table-cell table:style-name="ce34" table:formula="of:=IF([.E232]&lt;=0;CEILING([.B232];15);MIN(CEILING([.B232];15);[.E232]))" office:value-type="float" office:value="0" calcext:value-type="float">
            <text:p>0</text:p>
          </table:table-cell>
          <table:table-cell table:style-name="ce36" table:formula="of:=[.I232]/(24*60)" office:value-type="time" office:time-value="PT00H00M00S" calcext:value-type="time">
            <text:p>00:00</text:p>
          </table:table-cell>
          <table:table-cell table:style-name="ce38" table:formula="of:=IF([.F232]&lt;=0;[.I232]*[.N232];MIN([.I232]*[.N232];[.F23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2]/[.M2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3];[Arbeitstypen.$A$2:.$B$6];2;0)" office:value-type="string" office:string-value="" calcext:value-type="error">
            <text:p>#N/A</text:p>
          </table:table-cell>
          <table:table-cell table:style-name="ce32" table:formula="of:=[.B233]*[.N233]" office:value-type="currency" office:currency="SFr." office:value="0" calcext:value-type="currency">
            <text:p>SFr. 0.00</text:p>
          </table:table-cell>
          <table:table-cell table:style-name="ce34" table:formula="of:=IF([.E233]&lt;=0;CEILING([.B233];15);MIN(CEILING([.B233];15);[.E233]))" office:value-type="float" office:value="0" calcext:value-type="float">
            <text:p>0</text:p>
          </table:table-cell>
          <table:table-cell table:style-name="ce36" table:formula="of:=[.I233]/(24*60)" office:value-type="time" office:time-value="PT00H00M00S" calcext:value-type="time">
            <text:p>00:00</text:p>
          </table:table-cell>
          <table:table-cell table:style-name="ce38" table:formula="of:=IF([.F233]&lt;=0;[.I233]*[.N233];MIN([.I233]*[.N233];[.F23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3]/[.M2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4];[Arbeitstypen.$A$2:.$B$6];2;0)" office:value-type="string" office:string-value="" calcext:value-type="error">
            <text:p>#N/A</text:p>
          </table:table-cell>
          <table:table-cell table:style-name="ce32" table:formula="of:=[.B234]*[.N234]" office:value-type="currency" office:currency="SFr." office:value="0" calcext:value-type="currency">
            <text:p>SFr. 0.00</text:p>
          </table:table-cell>
          <table:table-cell table:style-name="ce34" table:formula="of:=IF([.E234]&lt;=0;CEILING([.B234];15);MIN(CEILING([.B234];15);[.E234]))" office:value-type="float" office:value="0" calcext:value-type="float">
            <text:p>0</text:p>
          </table:table-cell>
          <table:table-cell table:style-name="ce36" table:formula="of:=[.I234]/(24*60)" office:value-type="time" office:time-value="PT00H00M00S" calcext:value-type="time">
            <text:p>00:00</text:p>
          </table:table-cell>
          <table:table-cell table:style-name="ce38" table:formula="of:=IF([.F234]&lt;=0;[.I234]*[.N234];MIN([.I234]*[.N234];[.F23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4]/[.M2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5];[Arbeitstypen.$A$2:.$B$6];2;0)" office:value-type="string" office:string-value="" calcext:value-type="error">
            <text:p>#N/A</text:p>
          </table:table-cell>
          <table:table-cell table:style-name="ce32" table:formula="of:=[.B235]*[.N235]" office:value-type="currency" office:currency="SFr." office:value="0" calcext:value-type="currency">
            <text:p>SFr. 0.00</text:p>
          </table:table-cell>
          <table:table-cell table:style-name="ce34" table:formula="of:=IF([.E235]&lt;=0;CEILING([.B235];15);MIN(CEILING([.B235];15);[.E235]))" office:value-type="float" office:value="0" calcext:value-type="float">
            <text:p>0</text:p>
          </table:table-cell>
          <table:table-cell table:style-name="ce36" table:formula="of:=[.I235]/(24*60)" office:value-type="time" office:time-value="PT00H00M00S" calcext:value-type="time">
            <text:p>00:00</text:p>
          </table:table-cell>
          <table:table-cell table:style-name="ce38" table:formula="of:=IF([.F235]&lt;=0;[.I235]*[.N235];MIN([.I235]*[.N235];[.F23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5]/[.M2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6];[Arbeitstypen.$A$2:.$B$6];2;0)" office:value-type="string" office:string-value="" calcext:value-type="error">
            <text:p>#N/A</text:p>
          </table:table-cell>
          <table:table-cell table:style-name="ce32" table:formula="of:=[.B236]*[.N236]" office:value-type="currency" office:currency="SFr." office:value="0" calcext:value-type="currency">
            <text:p>SFr. 0.00</text:p>
          </table:table-cell>
          <table:table-cell table:style-name="ce34" table:formula="of:=IF([.E236]&lt;=0;CEILING([.B236];15);MIN(CEILING([.B236];15);[.E236]))" office:value-type="float" office:value="0" calcext:value-type="float">
            <text:p>0</text:p>
          </table:table-cell>
          <table:table-cell table:style-name="ce36" table:formula="of:=[.I236]/(24*60)" office:value-type="time" office:time-value="PT00H00M00S" calcext:value-type="time">
            <text:p>00:00</text:p>
          </table:table-cell>
          <table:table-cell table:style-name="ce38" table:formula="of:=IF([.F236]&lt;=0;[.I236]*[.N236];MIN([.I236]*[.N236];[.F23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6]/[.M2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7];[Arbeitstypen.$A$2:.$B$6];2;0)" office:value-type="string" office:string-value="" calcext:value-type="error">
            <text:p>#N/A</text:p>
          </table:table-cell>
          <table:table-cell table:style-name="ce32" table:formula="of:=[.B237]*[.N237]" office:value-type="currency" office:currency="SFr." office:value="0" calcext:value-type="currency">
            <text:p>SFr. 0.00</text:p>
          </table:table-cell>
          <table:table-cell table:style-name="ce34" table:formula="of:=IF([.E237]&lt;=0;CEILING([.B237];15);MIN(CEILING([.B237];15);[.E237]))" office:value-type="float" office:value="0" calcext:value-type="float">
            <text:p>0</text:p>
          </table:table-cell>
          <table:table-cell table:style-name="ce36" table:formula="of:=[.I237]/(24*60)" office:value-type="time" office:time-value="PT00H00M00S" calcext:value-type="time">
            <text:p>00:00</text:p>
          </table:table-cell>
          <table:table-cell table:style-name="ce38" table:formula="of:=IF([.F237]&lt;=0;[.I237]*[.N237];MIN([.I237]*[.N237];[.F23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7]/[.M2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8];[Arbeitstypen.$A$2:.$B$6];2;0)" office:value-type="string" office:string-value="" calcext:value-type="error">
            <text:p>#N/A</text:p>
          </table:table-cell>
          <table:table-cell table:style-name="ce32" table:formula="of:=[.B238]*[.N238]" office:value-type="currency" office:currency="SFr." office:value="0" calcext:value-type="currency">
            <text:p>SFr. 0.00</text:p>
          </table:table-cell>
          <table:table-cell table:style-name="ce34" table:formula="of:=IF([.E238]&lt;=0;CEILING([.B238];15);MIN(CEILING([.B238];15);[.E238]))" office:value-type="float" office:value="0" calcext:value-type="float">
            <text:p>0</text:p>
          </table:table-cell>
          <table:table-cell table:style-name="ce36" table:formula="of:=[.I238]/(24*60)" office:value-type="time" office:time-value="PT00H00M00S" calcext:value-type="time">
            <text:p>00:00</text:p>
          </table:table-cell>
          <table:table-cell table:style-name="ce38" table:formula="of:=IF([.F238]&lt;=0;[.I238]*[.N238];MIN([.I238]*[.N238];[.F23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8]/[.M2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9];[Arbeitstypen.$A$2:.$B$6];2;0)" office:value-type="string" office:string-value="" calcext:value-type="error">
            <text:p>#N/A</text:p>
          </table:table-cell>
          <table:table-cell table:style-name="ce32" table:formula="of:=[.B239]*[.N239]" office:value-type="currency" office:currency="SFr." office:value="0" calcext:value-type="currency">
            <text:p>SFr. 0.00</text:p>
          </table:table-cell>
          <table:table-cell table:style-name="ce34" table:formula="of:=IF([.E239]&lt;=0;CEILING([.B239];15);MIN(CEILING([.B239];15);[.E239]))" office:value-type="float" office:value="0" calcext:value-type="float">
            <text:p>0</text:p>
          </table:table-cell>
          <table:table-cell table:style-name="ce36" table:formula="of:=[.I239]/(24*60)" office:value-type="time" office:time-value="PT00H00M00S" calcext:value-type="time">
            <text:p>00:00</text:p>
          </table:table-cell>
          <table:table-cell table:style-name="ce38" table:formula="of:=IF([.F239]&lt;=0;[.I239]*[.N239];MIN([.I239]*[.N239];[.F23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9]/[.M2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0];[Arbeitstypen.$A$2:.$B$6];2;0)" office:value-type="string" office:string-value="" calcext:value-type="error">
            <text:p>#N/A</text:p>
          </table:table-cell>
          <table:table-cell table:style-name="ce32" table:formula="of:=[.B240]*[.N240]" office:value-type="currency" office:currency="SFr." office:value="0" calcext:value-type="currency">
            <text:p>SFr. 0.00</text:p>
          </table:table-cell>
          <table:table-cell table:style-name="ce34" table:formula="of:=IF([.E240]&lt;=0;CEILING([.B240];15);MIN(CEILING([.B240];15);[.E240]))" office:value-type="float" office:value="0" calcext:value-type="float">
            <text:p>0</text:p>
          </table:table-cell>
          <table:table-cell table:style-name="ce36" table:formula="of:=[.I240]/(24*60)" office:value-type="time" office:time-value="PT00H00M00S" calcext:value-type="time">
            <text:p>00:00</text:p>
          </table:table-cell>
          <table:table-cell table:style-name="ce38" table:formula="of:=IF([.F240]&lt;=0;[.I240]*[.N240];MIN([.I240]*[.N240];[.F24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0]/[.M2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1];[Arbeitstypen.$A$2:.$B$6];2;0)" office:value-type="string" office:string-value="" calcext:value-type="error">
            <text:p>#N/A</text:p>
          </table:table-cell>
          <table:table-cell table:style-name="ce32" table:formula="of:=[.B241]*[.N241]" office:value-type="currency" office:currency="SFr." office:value="0" calcext:value-type="currency">
            <text:p>SFr. 0.00</text:p>
          </table:table-cell>
          <table:table-cell table:style-name="ce34" table:formula="of:=IF([.E241]&lt;=0;CEILING([.B241];15);MIN(CEILING([.B241];15);[.E241]))" office:value-type="float" office:value="0" calcext:value-type="float">
            <text:p>0</text:p>
          </table:table-cell>
          <table:table-cell table:style-name="ce36" table:formula="of:=[.I241]/(24*60)" office:value-type="time" office:time-value="PT00H00M00S" calcext:value-type="time">
            <text:p>00:00</text:p>
          </table:table-cell>
          <table:table-cell table:style-name="ce38" table:formula="of:=IF([.F241]&lt;=0;[.I241]*[.N241];MIN([.I241]*[.N241];[.F24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1]/[.M2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2];[Arbeitstypen.$A$2:.$B$6];2;0)" office:value-type="string" office:string-value="" calcext:value-type="error">
            <text:p>#N/A</text:p>
          </table:table-cell>
          <table:table-cell table:style-name="ce32" table:formula="of:=[.B242]*[.N242]" office:value-type="currency" office:currency="SFr." office:value="0" calcext:value-type="currency">
            <text:p>SFr. 0.00</text:p>
          </table:table-cell>
          <table:table-cell table:style-name="ce34" table:formula="of:=IF([.E242]&lt;=0;CEILING([.B242];15);MIN(CEILING([.B242];15);[.E242]))" office:value-type="float" office:value="0" calcext:value-type="float">
            <text:p>0</text:p>
          </table:table-cell>
          <table:table-cell table:style-name="ce36" table:formula="of:=[.I242]/(24*60)" office:value-type="time" office:time-value="PT00H00M00S" calcext:value-type="time">
            <text:p>00:00</text:p>
          </table:table-cell>
          <table:table-cell table:style-name="ce38" table:formula="of:=IF([.F242]&lt;=0;[.I242]*[.N242];MIN([.I242]*[.N242];[.F24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2]/[.M2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3];[Arbeitstypen.$A$2:.$B$6];2;0)" office:value-type="string" office:string-value="" calcext:value-type="error">
            <text:p>#N/A</text:p>
          </table:table-cell>
          <table:table-cell table:style-name="ce32" table:formula="of:=[.B243]*[.N243]" office:value-type="currency" office:currency="SFr." office:value="0" calcext:value-type="currency">
            <text:p>SFr. 0.00</text:p>
          </table:table-cell>
          <table:table-cell table:style-name="ce34" table:formula="of:=IF([.E243]&lt;=0;CEILING([.B243];15);MIN(CEILING([.B243];15);[.E243]))" office:value-type="float" office:value="0" calcext:value-type="float">
            <text:p>0</text:p>
          </table:table-cell>
          <table:table-cell table:style-name="ce36" table:formula="of:=[.I243]/(24*60)" office:value-type="time" office:time-value="PT00H00M00S" calcext:value-type="time">
            <text:p>00:00</text:p>
          </table:table-cell>
          <table:table-cell table:style-name="ce38" table:formula="of:=IF([.F243]&lt;=0;[.I243]*[.N243];MIN([.I243]*[.N243];[.F24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3]/[.M2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4];[Arbeitstypen.$A$2:.$B$6];2;0)" office:value-type="string" office:string-value="" calcext:value-type="error">
            <text:p>#N/A</text:p>
          </table:table-cell>
          <table:table-cell table:style-name="ce32" table:formula="of:=[.B244]*[.N244]" office:value-type="currency" office:currency="SFr." office:value="0" calcext:value-type="currency">
            <text:p>SFr. 0.00</text:p>
          </table:table-cell>
          <table:table-cell table:style-name="ce34" table:formula="of:=IF([.E244]&lt;=0;CEILING([.B244];15);MIN(CEILING([.B244];15);[.E244]))" office:value-type="float" office:value="0" calcext:value-type="float">
            <text:p>0</text:p>
          </table:table-cell>
          <table:table-cell table:style-name="ce36" table:formula="of:=[.I244]/(24*60)" office:value-type="time" office:time-value="PT00H00M00S" calcext:value-type="time">
            <text:p>00:00</text:p>
          </table:table-cell>
          <table:table-cell table:style-name="ce38" table:formula="of:=IF([.F244]&lt;=0;[.I244]*[.N244];MIN([.I244]*[.N244];[.F24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4]/[.M2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5];[Arbeitstypen.$A$2:.$B$6];2;0)" office:value-type="string" office:string-value="" calcext:value-type="error">
            <text:p>#N/A</text:p>
          </table:table-cell>
          <table:table-cell table:style-name="ce32" table:formula="of:=[.B245]*[.N245]" office:value-type="currency" office:currency="SFr." office:value="0" calcext:value-type="currency">
            <text:p>SFr. 0.00</text:p>
          </table:table-cell>
          <table:table-cell table:style-name="ce34" table:formula="of:=IF([.E245]&lt;=0;CEILING([.B245];15);MIN(CEILING([.B245];15);[.E245]))" office:value-type="float" office:value="0" calcext:value-type="float">
            <text:p>0</text:p>
          </table:table-cell>
          <table:table-cell table:style-name="ce36" table:formula="of:=[.I245]/(24*60)" office:value-type="time" office:time-value="PT00H00M00S" calcext:value-type="time">
            <text:p>00:00</text:p>
          </table:table-cell>
          <table:table-cell table:style-name="ce38" table:formula="of:=IF([.F245]&lt;=0;[.I245]*[.N245];MIN([.I245]*[.N245];[.F24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5]/[.M2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6];[Arbeitstypen.$A$2:.$B$6];2;0)" office:value-type="string" office:string-value="" calcext:value-type="error">
            <text:p>#N/A</text:p>
          </table:table-cell>
          <table:table-cell table:style-name="ce32" table:formula="of:=[.B246]*[.N246]" office:value-type="currency" office:currency="SFr." office:value="0" calcext:value-type="currency">
            <text:p>SFr. 0.00</text:p>
          </table:table-cell>
          <table:table-cell table:style-name="ce34" table:formula="of:=IF([.E246]&lt;=0;CEILING([.B246];15);MIN(CEILING([.B246];15);[.E246]))" office:value-type="float" office:value="0" calcext:value-type="float">
            <text:p>0</text:p>
          </table:table-cell>
          <table:table-cell table:style-name="ce36" table:formula="of:=[.I246]/(24*60)" office:value-type="time" office:time-value="PT00H00M00S" calcext:value-type="time">
            <text:p>00:00</text:p>
          </table:table-cell>
          <table:table-cell table:style-name="ce38" table:formula="of:=IF([.F246]&lt;=0;[.I246]*[.N246];MIN([.I246]*[.N246];[.F24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6]/[.M2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7];[Arbeitstypen.$A$2:.$B$6];2;0)" office:value-type="string" office:string-value="" calcext:value-type="error">
            <text:p>#N/A</text:p>
          </table:table-cell>
          <table:table-cell table:style-name="ce32" table:formula="of:=[.B247]*[.N247]" office:value-type="currency" office:currency="SFr." office:value="0" calcext:value-type="currency">
            <text:p>SFr. 0.00</text:p>
          </table:table-cell>
          <table:table-cell table:style-name="ce34" table:formula="of:=IF([.E247]&lt;=0;CEILING([.B247];15);MIN(CEILING([.B247];15);[.E247]))" office:value-type="float" office:value="0" calcext:value-type="float">
            <text:p>0</text:p>
          </table:table-cell>
          <table:table-cell table:style-name="ce36" table:formula="of:=[.I247]/(24*60)" office:value-type="time" office:time-value="PT00H00M00S" calcext:value-type="time">
            <text:p>00:00</text:p>
          </table:table-cell>
          <table:table-cell table:style-name="ce38" table:formula="of:=IF([.F247]&lt;=0;[.I247]*[.N247];MIN([.I247]*[.N247];[.F24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7]/[.M2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8];[Arbeitstypen.$A$2:.$B$6];2;0)" office:value-type="string" office:string-value="" calcext:value-type="error">
            <text:p>#N/A</text:p>
          </table:table-cell>
          <table:table-cell table:style-name="ce32" table:formula="of:=[.B248]*[.N248]" office:value-type="currency" office:currency="SFr." office:value="0" calcext:value-type="currency">
            <text:p>SFr. 0.00</text:p>
          </table:table-cell>
          <table:table-cell table:style-name="ce34" table:formula="of:=IF([.E248]&lt;=0;CEILING([.B248];15);MIN(CEILING([.B248];15);[.E248]))" office:value-type="float" office:value="0" calcext:value-type="float">
            <text:p>0</text:p>
          </table:table-cell>
          <table:table-cell table:style-name="ce36" table:formula="of:=[.I248]/(24*60)" office:value-type="time" office:time-value="PT00H00M00S" calcext:value-type="time">
            <text:p>00:00</text:p>
          </table:table-cell>
          <table:table-cell table:style-name="ce38" table:formula="of:=IF([.F248]&lt;=0;[.I248]*[.N248];MIN([.I248]*[.N248];[.F24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8]/[.M2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9];[Arbeitstypen.$A$2:.$B$6];2;0)" office:value-type="string" office:string-value="" calcext:value-type="error">
            <text:p>#N/A</text:p>
          </table:table-cell>
          <table:table-cell table:style-name="ce32" table:formula="of:=[.B249]*[.N249]" office:value-type="currency" office:currency="SFr." office:value="0" calcext:value-type="currency">
            <text:p>SFr. 0.00</text:p>
          </table:table-cell>
          <table:table-cell table:style-name="ce34" table:formula="of:=IF([.E249]&lt;=0;CEILING([.B249];15);MIN(CEILING([.B249];15);[.E249]))" office:value-type="float" office:value="0" calcext:value-type="float">
            <text:p>0</text:p>
          </table:table-cell>
          <table:table-cell table:style-name="ce36" table:formula="of:=[.I249]/(24*60)" office:value-type="time" office:time-value="PT00H00M00S" calcext:value-type="time">
            <text:p>00:00</text:p>
          </table:table-cell>
          <table:table-cell table:style-name="ce38" table:formula="of:=IF([.F249]&lt;=0;[.I249]*[.N249];MIN([.I249]*[.N249];[.F24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9]/[.M2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0];[Arbeitstypen.$A$2:.$B$6];2;0)" office:value-type="string" office:string-value="" calcext:value-type="error">
            <text:p>#N/A</text:p>
          </table:table-cell>
          <table:table-cell table:style-name="ce32" table:formula="of:=[.B250]*[.N250]" office:value-type="currency" office:currency="SFr." office:value="0" calcext:value-type="currency">
            <text:p>SFr. 0.00</text:p>
          </table:table-cell>
          <table:table-cell table:style-name="ce34" table:formula="of:=IF([.E250]&lt;=0;CEILING([.B250];15);MIN(CEILING([.B250];15);[.E250]))" office:value-type="float" office:value="0" calcext:value-type="float">
            <text:p>0</text:p>
          </table:table-cell>
          <table:table-cell table:style-name="ce36" table:formula="of:=[.I250]/(24*60)" office:value-type="time" office:time-value="PT00H00M00S" calcext:value-type="time">
            <text:p>00:00</text:p>
          </table:table-cell>
          <table:table-cell table:style-name="ce38" table:formula="of:=IF([.F250]&lt;=0;[.I250]*[.N250];MIN([.I250]*[.N250];[.F25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0]/[.M2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1];[Arbeitstypen.$A$2:.$B$6];2;0)" office:value-type="string" office:string-value="" calcext:value-type="error">
            <text:p>#N/A</text:p>
          </table:table-cell>
          <table:table-cell table:style-name="ce32" table:formula="of:=[.B251]*[.N251]" office:value-type="currency" office:currency="SFr." office:value="0" calcext:value-type="currency">
            <text:p>SFr. 0.00</text:p>
          </table:table-cell>
          <table:table-cell table:style-name="ce34" table:formula="of:=IF([.E251]&lt;=0;CEILING([.B251];15);MIN(CEILING([.B251];15);[.E251]))" office:value-type="float" office:value="0" calcext:value-type="float">
            <text:p>0</text:p>
          </table:table-cell>
          <table:table-cell table:style-name="ce36" table:formula="of:=[.I251]/(24*60)" office:value-type="time" office:time-value="PT00H00M00S" calcext:value-type="time">
            <text:p>00:00</text:p>
          </table:table-cell>
          <table:table-cell table:style-name="ce38" table:formula="of:=IF([.F251]&lt;=0;[.I251]*[.N251];MIN([.I251]*[.N251];[.F25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1]/[.M2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2];[Arbeitstypen.$A$2:.$B$6];2;0)" office:value-type="string" office:string-value="" calcext:value-type="error">
            <text:p>#N/A</text:p>
          </table:table-cell>
          <table:table-cell table:style-name="ce32" table:formula="of:=[.B252]*[.N252]" office:value-type="currency" office:currency="SFr." office:value="0" calcext:value-type="currency">
            <text:p>SFr. 0.00</text:p>
          </table:table-cell>
          <table:table-cell table:style-name="ce34" table:formula="of:=IF([.E252]&lt;=0;CEILING([.B252];15);MIN(CEILING([.B252];15);[.E252]))" office:value-type="float" office:value="0" calcext:value-type="float">
            <text:p>0</text:p>
          </table:table-cell>
          <table:table-cell table:style-name="ce36" table:formula="of:=[.I252]/(24*60)" office:value-type="time" office:time-value="PT00H00M00S" calcext:value-type="time">
            <text:p>00:00</text:p>
          </table:table-cell>
          <table:table-cell table:style-name="ce38" table:formula="of:=IF([.F252]&lt;=0;[.I252]*[.N252];MIN([.I252]*[.N252];[.F25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2]/[.M2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3];[Arbeitstypen.$A$2:.$B$6];2;0)" office:value-type="string" office:string-value="" calcext:value-type="error">
            <text:p>#N/A</text:p>
          </table:table-cell>
          <table:table-cell table:style-name="ce32" table:formula="of:=[.B253]*[.N253]" office:value-type="currency" office:currency="SFr." office:value="0" calcext:value-type="currency">
            <text:p>SFr. 0.00</text:p>
          </table:table-cell>
          <table:table-cell table:style-name="ce34" table:formula="of:=IF([.E253]&lt;=0;CEILING([.B253];15);MIN(CEILING([.B253];15);[.E253]))" office:value-type="float" office:value="0" calcext:value-type="float">
            <text:p>0</text:p>
          </table:table-cell>
          <table:table-cell table:style-name="ce36" table:formula="of:=[.I253]/(24*60)" office:value-type="time" office:time-value="PT00H00M00S" calcext:value-type="time">
            <text:p>00:00</text:p>
          </table:table-cell>
          <table:table-cell table:style-name="ce38" table:formula="of:=IF([.F253]&lt;=0;[.I253]*[.N253];MIN([.I253]*[.N253];[.F25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3]/[.M2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4];[Arbeitstypen.$A$2:.$B$6];2;0)" office:value-type="string" office:string-value="" calcext:value-type="error">
            <text:p>#N/A</text:p>
          </table:table-cell>
          <table:table-cell table:style-name="ce32" table:formula="of:=[.B254]*[.N254]" office:value-type="currency" office:currency="SFr." office:value="0" calcext:value-type="currency">
            <text:p>SFr. 0.00</text:p>
          </table:table-cell>
          <table:table-cell table:style-name="ce34" table:formula="of:=IF([.E254]&lt;=0;CEILING([.B254];15);MIN(CEILING([.B254];15);[.E254]))" office:value-type="float" office:value="0" calcext:value-type="float">
            <text:p>0</text:p>
          </table:table-cell>
          <table:table-cell table:style-name="ce36" table:formula="of:=[.I254]/(24*60)" office:value-type="time" office:time-value="PT00H00M00S" calcext:value-type="time">
            <text:p>00:00</text:p>
          </table:table-cell>
          <table:table-cell table:style-name="ce38" table:formula="of:=IF([.F254]&lt;=0;[.I254]*[.N254];MIN([.I254]*[.N254];[.F25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4]/[.M2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5];[Arbeitstypen.$A$2:.$B$6];2;0)" office:value-type="string" office:string-value="" calcext:value-type="error">
            <text:p>#N/A</text:p>
          </table:table-cell>
          <table:table-cell table:style-name="ce32" table:formula="of:=[.B255]*[.N255]" office:value-type="currency" office:currency="SFr." office:value="0" calcext:value-type="currency">
            <text:p>SFr. 0.00</text:p>
          </table:table-cell>
          <table:table-cell table:style-name="ce34" table:formula="of:=IF([.E255]&lt;=0;CEILING([.B255];15);MIN(CEILING([.B255];15);[.E255]))" office:value-type="float" office:value="0" calcext:value-type="float">
            <text:p>0</text:p>
          </table:table-cell>
          <table:table-cell table:style-name="ce36" table:formula="of:=[.I255]/(24*60)" office:value-type="time" office:time-value="PT00H00M00S" calcext:value-type="time">
            <text:p>00:00</text:p>
          </table:table-cell>
          <table:table-cell table:style-name="ce38" table:formula="of:=IF([.F255]&lt;=0;[.I255]*[.N255];MIN([.I255]*[.N255];[.F25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5]/[.M2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6];[Arbeitstypen.$A$2:.$B$6];2;0)" office:value-type="string" office:string-value="" calcext:value-type="error">
            <text:p>#N/A</text:p>
          </table:table-cell>
          <table:table-cell table:style-name="ce32" table:formula="of:=[.B256]*[.N256]" office:value-type="currency" office:currency="SFr." office:value="0" calcext:value-type="currency">
            <text:p>SFr. 0.00</text:p>
          </table:table-cell>
          <table:table-cell table:style-name="ce34" table:formula="of:=IF([.E256]&lt;=0;CEILING([.B256];15);MIN(CEILING([.B256];15);[.E256]))" office:value-type="float" office:value="0" calcext:value-type="float">
            <text:p>0</text:p>
          </table:table-cell>
          <table:table-cell table:style-name="ce36" table:formula="of:=[.I256]/(24*60)" office:value-type="time" office:time-value="PT00H00M00S" calcext:value-type="time">
            <text:p>00:00</text:p>
          </table:table-cell>
          <table:table-cell table:style-name="ce38" table:formula="of:=IF([.F256]&lt;=0;[.I256]*[.N256];MIN([.I256]*[.N256];[.F25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6]/[.M2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7];[Arbeitstypen.$A$2:.$B$6];2;0)" office:value-type="string" office:string-value="" calcext:value-type="error">
            <text:p>#N/A</text:p>
          </table:table-cell>
          <table:table-cell table:style-name="ce32" table:formula="of:=[.B257]*[.N257]" office:value-type="currency" office:currency="SFr." office:value="0" calcext:value-type="currency">
            <text:p>SFr. 0.00</text:p>
          </table:table-cell>
          <table:table-cell table:style-name="ce34" table:formula="of:=IF([.E257]&lt;=0;CEILING([.B257];15);MIN(CEILING([.B257];15);[.E257]))" office:value-type="float" office:value="0" calcext:value-type="float">
            <text:p>0</text:p>
          </table:table-cell>
          <table:table-cell table:style-name="ce36" table:formula="of:=[.I257]/(24*60)" office:value-type="time" office:time-value="PT00H00M00S" calcext:value-type="time">
            <text:p>00:00</text:p>
          </table:table-cell>
          <table:table-cell table:style-name="ce38" table:formula="of:=IF([.F257]&lt;=0;[.I257]*[.N257];MIN([.I257]*[.N257];[.F25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7]/[.M2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8];[Arbeitstypen.$A$2:.$B$6];2;0)" office:value-type="string" office:string-value="" calcext:value-type="error">
            <text:p>#N/A</text:p>
          </table:table-cell>
          <table:table-cell table:style-name="ce32" table:formula="of:=[.B258]*[.N258]" office:value-type="currency" office:currency="SFr." office:value="0" calcext:value-type="currency">
            <text:p>SFr. 0.00</text:p>
          </table:table-cell>
          <table:table-cell table:style-name="ce34" table:formula="of:=IF([.E258]&lt;=0;CEILING([.B258];15);MIN(CEILING([.B258];15);[.E258]))" office:value-type="float" office:value="0" calcext:value-type="float">
            <text:p>0</text:p>
          </table:table-cell>
          <table:table-cell table:style-name="ce36" table:formula="of:=[.I258]/(24*60)" office:value-type="time" office:time-value="PT00H00M00S" calcext:value-type="time">
            <text:p>00:00</text:p>
          </table:table-cell>
          <table:table-cell table:style-name="ce38" table:formula="of:=IF([.F258]&lt;=0;[.I258]*[.N258];MIN([.I258]*[.N258];[.F25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8]/[.M2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9];[Arbeitstypen.$A$2:.$B$6];2;0)" office:value-type="string" office:string-value="" calcext:value-type="error">
            <text:p>#N/A</text:p>
          </table:table-cell>
          <table:table-cell table:style-name="ce32" table:formula="of:=[.B259]*[.N259]" office:value-type="currency" office:currency="SFr." office:value="0" calcext:value-type="currency">
            <text:p>SFr. 0.00</text:p>
          </table:table-cell>
          <table:table-cell table:style-name="ce34" table:formula="of:=IF([.E259]&lt;=0;CEILING([.B259];15);MIN(CEILING([.B259];15);[.E259]))" office:value-type="float" office:value="0" calcext:value-type="float">
            <text:p>0</text:p>
          </table:table-cell>
          <table:table-cell table:style-name="ce36" table:formula="of:=[.I259]/(24*60)" office:value-type="time" office:time-value="PT00H00M00S" calcext:value-type="time">
            <text:p>00:00</text:p>
          </table:table-cell>
          <table:table-cell table:style-name="ce38" table:formula="of:=IF([.F259]&lt;=0;[.I259]*[.N259];MIN([.I259]*[.N259];[.F25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9]/[.M2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0];[Arbeitstypen.$A$2:.$B$6];2;0)" office:value-type="string" office:string-value="" calcext:value-type="error">
            <text:p>#N/A</text:p>
          </table:table-cell>
          <table:table-cell table:style-name="ce32" table:formula="of:=[.B260]*[.N260]" office:value-type="currency" office:currency="SFr." office:value="0" calcext:value-type="currency">
            <text:p>SFr. 0.00</text:p>
          </table:table-cell>
          <table:table-cell table:style-name="ce34" table:formula="of:=IF([.E260]&lt;=0;CEILING([.B260];15);MIN(CEILING([.B260];15);[.E260]))" office:value-type="float" office:value="0" calcext:value-type="float">
            <text:p>0</text:p>
          </table:table-cell>
          <table:table-cell table:style-name="ce36" table:formula="of:=[.I260]/(24*60)" office:value-type="time" office:time-value="PT00H00M00S" calcext:value-type="time">
            <text:p>00:00</text:p>
          </table:table-cell>
          <table:table-cell table:style-name="ce38" table:formula="of:=IF([.F260]&lt;=0;[.I260]*[.N260];MIN([.I260]*[.N260];[.F26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0]/[.M2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1];[Arbeitstypen.$A$2:.$B$6];2;0)" office:value-type="string" office:string-value="" calcext:value-type="error">
            <text:p>#N/A</text:p>
          </table:table-cell>
          <table:table-cell table:style-name="ce32" table:formula="of:=[.B261]*[.N261]" office:value-type="currency" office:currency="SFr." office:value="0" calcext:value-type="currency">
            <text:p>SFr. 0.00</text:p>
          </table:table-cell>
          <table:table-cell table:style-name="ce34" table:formula="of:=IF([.E261]&lt;=0;CEILING([.B261];15);MIN(CEILING([.B261];15);[.E261]))" office:value-type="float" office:value="0" calcext:value-type="float">
            <text:p>0</text:p>
          </table:table-cell>
          <table:table-cell table:style-name="ce36" table:formula="of:=[.I261]/(24*60)" office:value-type="time" office:time-value="PT00H00M00S" calcext:value-type="time">
            <text:p>00:00</text:p>
          </table:table-cell>
          <table:table-cell table:style-name="ce38" table:formula="of:=IF([.F261]&lt;=0;[.I261]*[.N261];MIN([.I261]*[.N261];[.F26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1]/[.M2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2];[Arbeitstypen.$A$2:.$B$6];2;0)" office:value-type="string" office:string-value="" calcext:value-type="error">
            <text:p>#N/A</text:p>
          </table:table-cell>
          <table:table-cell table:style-name="ce32" table:formula="of:=[.B262]*[.N262]" office:value-type="currency" office:currency="SFr." office:value="0" calcext:value-type="currency">
            <text:p>SFr. 0.00</text:p>
          </table:table-cell>
          <table:table-cell table:style-name="ce34" table:formula="of:=IF([.E262]&lt;=0;CEILING([.B262];15);MIN(CEILING([.B262];15);[.E262]))" office:value-type="float" office:value="0" calcext:value-type="float">
            <text:p>0</text:p>
          </table:table-cell>
          <table:table-cell table:style-name="ce36" table:formula="of:=[.I262]/(24*60)" office:value-type="time" office:time-value="PT00H00M00S" calcext:value-type="time">
            <text:p>00:00</text:p>
          </table:table-cell>
          <table:table-cell table:style-name="ce38" table:formula="of:=IF([.F262]&lt;=0;[.I262]*[.N262];MIN([.I262]*[.N262];[.F26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2]/[.M2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3];[Arbeitstypen.$A$2:.$B$6];2;0)" office:value-type="string" office:string-value="" calcext:value-type="error">
            <text:p>#N/A</text:p>
          </table:table-cell>
          <table:table-cell table:style-name="ce32" table:formula="of:=[.B263]*[.N263]" office:value-type="currency" office:currency="SFr." office:value="0" calcext:value-type="currency">
            <text:p>SFr. 0.00</text:p>
          </table:table-cell>
          <table:table-cell table:style-name="ce34" table:formula="of:=IF([.E263]&lt;=0;CEILING([.B263];15);MIN(CEILING([.B263];15);[.E263]))" office:value-type="float" office:value="0" calcext:value-type="float">
            <text:p>0</text:p>
          </table:table-cell>
          <table:table-cell table:style-name="ce36" table:formula="of:=[.I263]/(24*60)" office:value-type="time" office:time-value="PT00H00M00S" calcext:value-type="time">
            <text:p>00:00</text:p>
          </table:table-cell>
          <table:table-cell table:style-name="ce38" table:formula="of:=IF([.F263]&lt;=0;[.I263]*[.N263];MIN([.I263]*[.N263];[.F26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3]/[.M2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4];[Arbeitstypen.$A$2:.$B$6];2;0)" office:value-type="string" office:string-value="" calcext:value-type="error">
            <text:p>#N/A</text:p>
          </table:table-cell>
          <table:table-cell table:style-name="ce32" table:formula="of:=[.B264]*[.N264]" office:value-type="currency" office:currency="SFr." office:value="0" calcext:value-type="currency">
            <text:p>SFr. 0.00</text:p>
          </table:table-cell>
          <table:table-cell table:style-name="ce34" table:formula="of:=IF([.E264]&lt;=0;CEILING([.B264];15);MIN(CEILING([.B264];15);[.E264]))" office:value-type="float" office:value="0" calcext:value-type="float">
            <text:p>0</text:p>
          </table:table-cell>
          <table:table-cell table:style-name="ce36" table:formula="of:=[.I264]/(24*60)" office:value-type="time" office:time-value="PT00H00M00S" calcext:value-type="time">
            <text:p>00:00</text:p>
          </table:table-cell>
          <table:table-cell table:style-name="ce38" table:formula="of:=IF([.F264]&lt;=0;[.I264]*[.N264];MIN([.I264]*[.N264];[.F26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4]/[.M2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5];[Arbeitstypen.$A$2:.$B$6];2;0)" office:value-type="string" office:string-value="" calcext:value-type="error">
            <text:p>#N/A</text:p>
          </table:table-cell>
          <table:table-cell table:style-name="ce32" table:formula="of:=[.B265]*[.N265]" office:value-type="currency" office:currency="SFr." office:value="0" calcext:value-type="currency">
            <text:p>SFr. 0.00</text:p>
          </table:table-cell>
          <table:table-cell table:style-name="ce34" table:formula="of:=IF([.E265]&lt;=0;CEILING([.B265];15);MIN(CEILING([.B265];15);[.E265]))" office:value-type="float" office:value="0" calcext:value-type="float">
            <text:p>0</text:p>
          </table:table-cell>
          <table:table-cell table:style-name="ce36" table:formula="of:=[.I265]/(24*60)" office:value-type="time" office:time-value="PT00H00M00S" calcext:value-type="time">
            <text:p>00:00</text:p>
          </table:table-cell>
          <table:table-cell table:style-name="ce38" table:formula="of:=IF([.F265]&lt;=0;[.I265]*[.N265];MIN([.I265]*[.N265];[.F26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5]/[.M2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6];[Arbeitstypen.$A$2:.$B$6];2;0)" office:value-type="string" office:string-value="" calcext:value-type="error">
            <text:p>#N/A</text:p>
          </table:table-cell>
          <table:table-cell table:style-name="ce32" table:formula="of:=[.B266]*[.N266]" office:value-type="currency" office:currency="SFr." office:value="0" calcext:value-type="currency">
            <text:p>SFr. 0.00</text:p>
          </table:table-cell>
          <table:table-cell table:style-name="ce34" table:formula="of:=IF([.E266]&lt;=0;CEILING([.B266];15);MIN(CEILING([.B266];15);[.E266]))" office:value-type="float" office:value="0" calcext:value-type="float">
            <text:p>0</text:p>
          </table:table-cell>
          <table:table-cell table:style-name="ce36" table:formula="of:=[.I266]/(24*60)" office:value-type="time" office:time-value="PT00H00M00S" calcext:value-type="time">
            <text:p>00:00</text:p>
          </table:table-cell>
          <table:table-cell table:style-name="ce38" table:formula="of:=IF([.F266]&lt;=0;[.I266]*[.N266];MIN([.I266]*[.N266];[.F26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6]/[.M2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7];[Arbeitstypen.$A$2:.$B$6];2;0)" office:value-type="string" office:string-value="" calcext:value-type="error">
            <text:p>#N/A</text:p>
          </table:table-cell>
          <table:table-cell table:style-name="ce32" table:formula="of:=[.B267]*[.N267]" office:value-type="currency" office:currency="SFr." office:value="0" calcext:value-type="currency">
            <text:p>SFr. 0.00</text:p>
          </table:table-cell>
          <table:table-cell table:style-name="ce34" table:formula="of:=IF([.E267]&lt;=0;CEILING([.B267];15);MIN(CEILING([.B267];15);[.E267]))" office:value-type="float" office:value="0" calcext:value-type="float">
            <text:p>0</text:p>
          </table:table-cell>
          <table:table-cell table:style-name="ce36" table:formula="of:=[.I267]/(24*60)" office:value-type="time" office:time-value="PT00H00M00S" calcext:value-type="time">
            <text:p>00:00</text:p>
          </table:table-cell>
          <table:table-cell table:style-name="ce38" table:formula="of:=IF([.F267]&lt;=0;[.I267]*[.N267];MIN([.I267]*[.N267];[.F26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7]/[.M2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8];[Arbeitstypen.$A$2:.$B$6];2;0)" office:value-type="string" office:string-value="" calcext:value-type="error">
            <text:p>#N/A</text:p>
          </table:table-cell>
          <table:table-cell table:style-name="ce32" table:formula="of:=[.B268]*[.N268]" office:value-type="currency" office:currency="SFr." office:value="0" calcext:value-type="currency">
            <text:p>SFr. 0.00</text:p>
          </table:table-cell>
          <table:table-cell table:style-name="ce34" table:formula="of:=IF([.E268]&lt;=0;CEILING([.B268];15);MIN(CEILING([.B268];15);[.E268]))" office:value-type="float" office:value="0" calcext:value-type="float">
            <text:p>0</text:p>
          </table:table-cell>
          <table:table-cell table:style-name="ce36" table:formula="of:=[.I268]/(24*60)" office:value-type="time" office:time-value="PT00H00M00S" calcext:value-type="time">
            <text:p>00:00</text:p>
          </table:table-cell>
          <table:table-cell table:style-name="ce38" table:formula="of:=IF([.F268]&lt;=0;[.I268]*[.N268];MIN([.I268]*[.N268];[.F26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8]/[.M2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9];[Arbeitstypen.$A$2:.$B$6];2;0)" office:value-type="string" office:string-value="" calcext:value-type="error">
            <text:p>#N/A</text:p>
          </table:table-cell>
          <table:table-cell table:style-name="ce32" table:formula="of:=[.B269]*[.N269]" office:value-type="currency" office:currency="SFr." office:value="0" calcext:value-type="currency">
            <text:p>SFr. 0.00</text:p>
          </table:table-cell>
          <table:table-cell table:style-name="ce34" table:formula="of:=IF([.E269]&lt;=0;CEILING([.B269];15);MIN(CEILING([.B269];15);[.E269]))" office:value-type="float" office:value="0" calcext:value-type="float">
            <text:p>0</text:p>
          </table:table-cell>
          <table:table-cell table:style-name="ce36" table:formula="of:=[.I269]/(24*60)" office:value-type="time" office:time-value="PT00H00M00S" calcext:value-type="time">
            <text:p>00:00</text:p>
          </table:table-cell>
          <table:table-cell table:style-name="ce38" table:formula="of:=IF([.F269]&lt;=0;[.I269]*[.N269];MIN([.I269]*[.N269];[.F26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9]/[.M2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0];[Arbeitstypen.$A$2:.$B$6];2;0)" office:value-type="string" office:string-value="" calcext:value-type="error">
            <text:p>#N/A</text:p>
          </table:table-cell>
          <table:table-cell table:style-name="ce32" table:formula="of:=[.B270]*[.N270]" office:value-type="currency" office:currency="SFr." office:value="0" calcext:value-type="currency">
            <text:p>SFr. 0.00</text:p>
          </table:table-cell>
          <table:table-cell table:style-name="ce34" table:formula="of:=IF([.E270]&lt;=0;CEILING([.B270];15);MIN(CEILING([.B270];15);[.E270]))" office:value-type="float" office:value="0" calcext:value-type="float">
            <text:p>0</text:p>
          </table:table-cell>
          <table:table-cell table:style-name="ce36" table:formula="of:=[.I270]/(24*60)" office:value-type="time" office:time-value="PT00H00M00S" calcext:value-type="time">
            <text:p>00:00</text:p>
          </table:table-cell>
          <table:table-cell table:style-name="ce38" table:formula="of:=IF([.F270]&lt;=0;[.I270]*[.N270];MIN([.I270]*[.N270];[.F27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0]/[.M2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1];[Arbeitstypen.$A$2:.$B$6];2;0)" office:value-type="string" office:string-value="" calcext:value-type="error">
            <text:p>#N/A</text:p>
          </table:table-cell>
          <table:table-cell table:style-name="ce32" table:formula="of:=[.B271]*[.N271]" office:value-type="currency" office:currency="SFr." office:value="0" calcext:value-type="currency">
            <text:p>SFr. 0.00</text:p>
          </table:table-cell>
          <table:table-cell table:style-name="ce34" table:formula="of:=IF([.E271]&lt;=0;CEILING([.B271];15);MIN(CEILING([.B271];15);[.E271]))" office:value-type="float" office:value="0" calcext:value-type="float">
            <text:p>0</text:p>
          </table:table-cell>
          <table:table-cell table:style-name="ce36" table:formula="of:=[.I271]/(24*60)" office:value-type="time" office:time-value="PT00H00M00S" calcext:value-type="time">
            <text:p>00:00</text:p>
          </table:table-cell>
          <table:table-cell table:style-name="ce38" table:formula="of:=IF([.F271]&lt;=0;[.I271]*[.N271];MIN([.I271]*[.N271];[.F27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1]/[.M2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2];[Arbeitstypen.$A$2:.$B$6];2;0)" office:value-type="string" office:string-value="" calcext:value-type="error">
            <text:p>#N/A</text:p>
          </table:table-cell>
          <table:table-cell table:style-name="ce32" table:formula="of:=[.B272]*[.N272]" office:value-type="currency" office:currency="SFr." office:value="0" calcext:value-type="currency">
            <text:p>SFr. 0.00</text:p>
          </table:table-cell>
          <table:table-cell table:style-name="ce34" table:formula="of:=IF([.E272]&lt;=0;CEILING([.B272];15);MIN(CEILING([.B272];15);[.E272]))" office:value-type="float" office:value="0" calcext:value-type="float">
            <text:p>0</text:p>
          </table:table-cell>
          <table:table-cell table:style-name="ce36" table:formula="of:=[.I272]/(24*60)" office:value-type="time" office:time-value="PT00H00M00S" calcext:value-type="time">
            <text:p>00:00</text:p>
          </table:table-cell>
          <table:table-cell table:style-name="ce38" table:formula="of:=IF([.F272]&lt;=0;[.I272]*[.N272];MIN([.I272]*[.N272];[.F27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2]/[.M2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3];[Arbeitstypen.$A$2:.$B$6];2;0)" office:value-type="string" office:string-value="" calcext:value-type="error">
            <text:p>#N/A</text:p>
          </table:table-cell>
          <table:table-cell table:style-name="ce32" table:formula="of:=[.B273]*[.N273]" office:value-type="currency" office:currency="SFr." office:value="0" calcext:value-type="currency">
            <text:p>SFr. 0.00</text:p>
          </table:table-cell>
          <table:table-cell table:style-name="ce34" table:formula="of:=IF([.E273]&lt;=0;CEILING([.B273];15);MIN(CEILING([.B273];15);[.E273]))" office:value-type="float" office:value="0" calcext:value-type="float">
            <text:p>0</text:p>
          </table:table-cell>
          <table:table-cell table:style-name="ce36" table:formula="of:=[.I273]/(24*60)" office:value-type="time" office:time-value="PT00H00M00S" calcext:value-type="time">
            <text:p>00:00</text:p>
          </table:table-cell>
          <table:table-cell table:style-name="ce38" table:formula="of:=IF([.F273]&lt;=0;[.I273]*[.N273];MIN([.I273]*[.N273];[.F27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3]/[.M2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4];[Arbeitstypen.$A$2:.$B$6];2;0)" office:value-type="string" office:string-value="" calcext:value-type="error">
            <text:p>#N/A</text:p>
          </table:table-cell>
          <table:table-cell table:style-name="ce32" table:formula="of:=[.B274]*[.N274]" office:value-type="currency" office:currency="SFr." office:value="0" calcext:value-type="currency">
            <text:p>SFr. 0.00</text:p>
          </table:table-cell>
          <table:table-cell table:style-name="ce34" table:formula="of:=IF([.E274]&lt;=0;CEILING([.B274];15);MIN(CEILING([.B274];15);[.E274]))" office:value-type="float" office:value="0" calcext:value-type="float">
            <text:p>0</text:p>
          </table:table-cell>
          <table:table-cell table:style-name="ce36" table:formula="of:=[.I274]/(24*60)" office:value-type="time" office:time-value="PT00H00M00S" calcext:value-type="time">
            <text:p>00:00</text:p>
          </table:table-cell>
          <table:table-cell table:style-name="ce38" table:formula="of:=IF([.F274]&lt;=0;[.I274]*[.N274];MIN([.I274]*[.N274];[.F27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4]/[.M2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5];[Arbeitstypen.$A$2:.$B$6];2;0)" office:value-type="string" office:string-value="" calcext:value-type="error">
            <text:p>#N/A</text:p>
          </table:table-cell>
          <table:table-cell table:style-name="ce32" table:formula="of:=[.B275]*[.N275]" office:value-type="currency" office:currency="SFr." office:value="0" calcext:value-type="currency">
            <text:p>SFr. 0.00</text:p>
          </table:table-cell>
          <table:table-cell table:style-name="ce34" table:formula="of:=IF([.E275]&lt;=0;CEILING([.B275];15);MIN(CEILING([.B275];15);[.E275]))" office:value-type="float" office:value="0" calcext:value-type="float">
            <text:p>0</text:p>
          </table:table-cell>
          <table:table-cell table:style-name="ce36" table:formula="of:=[.I275]/(24*60)" office:value-type="time" office:time-value="PT00H00M00S" calcext:value-type="time">
            <text:p>00:00</text:p>
          </table:table-cell>
          <table:table-cell table:style-name="ce38" table:formula="of:=IF([.F275]&lt;=0;[.I275]*[.N275];MIN([.I275]*[.N275];[.F27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5]/[.M2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6];[Arbeitstypen.$A$2:.$B$6];2;0)" office:value-type="string" office:string-value="" calcext:value-type="error">
            <text:p>#N/A</text:p>
          </table:table-cell>
          <table:table-cell table:style-name="ce32" table:formula="of:=[.B276]*[.N276]" office:value-type="currency" office:currency="SFr." office:value="0" calcext:value-type="currency">
            <text:p>SFr. 0.00</text:p>
          </table:table-cell>
          <table:table-cell table:style-name="ce34" table:formula="of:=IF([.E276]&lt;=0;CEILING([.B276];15);MIN(CEILING([.B276];15);[.E276]))" office:value-type="float" office:value="0" calcext:value-type="float">
            <text:p>0</text:p>
          </table:table-cell>
          <table:table-cell table:style-name="ce36" table:formula="of:=[.I276]/(24*60)" office:value-type="time" office:time-value="PT00H00M00S" calcext:value-type="time">
            <text:p>00:00</text:p>
          </table:table-cell>
          <table:table-cell table:style-name="ce38" table:formula="of:=IF([.F276]&lt;=0;[.I276]*[.N276];MIN([.I276]*[.N276];[.F27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6]/[.M2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7];[Arbeitstypen.$A$2:.$B$6];2;0)" office:value-type="string" office:string-value="" calcext:value-type="error">
            <text:p>#N/A</text:p>
          </table:table-cell>
          <table:table-cell table:style-name="ce32" table:formula="of:=[.B277]*[.N277]" office:value-type="currency" office:currency="SFr." office:value="0" calcext:value-type="currency">
            <text:p>SFr. 0.00</text:p>
          </table:table-cell>
          <table:table-cell table:style-name="ce34" table:formula="of:=IF([.E277]&lt;=0;CEILING([.B277];15);MIN(CEILING([.B277];15);[.E277]))" office:value-type="float" office:value="0" calcext:value-type="float">
            <text:p>0</text:p>
          </table:table-cell>
          <table:table-cell table:style-name="ce36" table:formula="of:=[.I277]/(24*60)" office:value-type="time" office:time-value="PT00H00M00S" calcext:value-type="time">
            <text:p>00:00</text:p>
          </table:table-cell>
          <table:table-cell table:style-name="ce38" table:formula="of:=IF([.F277]&lt;=0;[.I277]*[.N277];MIN([.I277]*[.N277];[.F27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7]/[.M2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8];[Arbeitstypen.$A$2:.$B$6];2;0)" office:value-type="string" office:string-value="" calcext:value-type="error">
            <text:p>#N/A</text:p>
          </table:table-cell>
          <table:table-cell table:style-name="ce32" table:formula="of:=[.B278]*[.N278]" office:value-type="currency" office:currency="SFr." office:value="0" calcext:value-type="currency">
            <text:p>SFr. 0.00</text:p>
          </table:table-cell>
          <table:table-cell table:style-name="ce34" table:formula="of:=IF([.E278]&lt;=0;CEILING([.B278];15);MIN(CEILING([.B278];15);[.E278]))" office:value-type="float" office:value="0" calcext:value-type="float">
            <text:p>0</text:p>
          </table:table-cell>
          <table:table-cell table:style-name="ce36" table:formula="of:=[.I278]/(24*60)" office:value-type="time" office:time-value="PT00H00M00S" calcext:value-type="time">
            <text:p>00:00</text:p>
          </table:table-cell>
          <table:table-cell table:style-name="ce38" table:formula="of:=IF([.F278]&lt;=0;[.I278]*[.N278];MIN([.I278]*[.N278];[.F27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8]/[.M2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9];[Arbeitstypen.$A$2:.$B$6];2;0)" office:value-type="string" office:string-value="" calcext:value-type="error">
            <text:p>#N/A</text:p>
          </table:table-cell>
          <table:table-cell table:style-name="ce32" table:formula="of:=[.B279]*[.N279]" office:value-type="currency" office:currency="SFr." office:value="0" calcext:value-type="currency">
            <text:p>SFr. 0.00</text:p>
          </table:table-cell>
          <table:table-cell table:style-name="ce34" table:formula="of:=IF([.E279]&lt;=0;CEILING([.B279];15);MIN(CEILING([.B279];15);[.E279]))" office:value-type="float" office:value="0" calcext:value-type="float">
            <text:p>0</text:p>
          </table:table-cell>
          <table:table-cell table:style-name="ce36" table:formula="of:=[.I279]/(24*60)" office:value-type="time" office:time-value="PT00H00M00S" calcext:value-type="time">
            <text:p>00:00</text:p>
          </table:table-cell>
          <table:table-cell table:style-name="ce38" table:formula="of:=IF([.F279]&lt;=0;[.I279]*[.N279];MIN([.I279]*[.N279];[.F27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9]/[.M2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0];[Arbeitstypen.$A$2:.$B$6];2;0)" office:value-type="string" office:string-value="" calcext:value-type="error">
            <text:p>#N/A</text:p>
          </table:table-cell>
          <table:table-cell table:style-name="ce32" table:formula="of:=[.B280]*[.N280]" office:value-type="currency" office:currency="SFr." office:value="0" calcext:value-type="currency">
            <text:p>SFr. 0.00</text:p>
          </table:table-cell>
          <table:table-cell table:style-name="ce34" table:formula="of:=IF([.E280]&lt;=0;CEILING([.B280];15);MIN(CEILING([.B280];15);[.E280]))" office:value-type="float" office:value="0" calcext:value-type="float">
            <text:p>0</text:p>
          </table:table-cell>
          <table:table-cell table:style-name="ce36" table:formula="of:=[.I280]/(24*60)" office:value-type="time" office:time-value="PT00H00M00S" calcext:value-type="time">
            <text:p>00:00</text:p>
          </table:table-cell>
          <table:table-cell table:style-name="ce38" table:formula="of:=IF([.F280]&lt;=0;[.I280]*[.N280];MIN([.I280]*[.N280];[.F28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0]/[.M2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1];[Arbeitstypen.$A$2:.$B$6];2;0)" office:value-type="string" office:string-value="" calcext:value-type="error">
            <text:p>#N/A</text:p>
          </table:table-cell>
          <table:table-cell table:style-name="ce32" table:formula="of:=[.B281]*[.N281]" office:value-type="currency" office:currency="SFr." office:value="0" calcext:value-type="currency">
            <text:p>SFr. 0.00</text:p>
          </table:table-cell>
          <table:table-cell table:style-name="ce34" table:formula="of:=IF([.E281]&lt;=0;CEILING([.B281];15);MIN(CEILING([.B281];15);[.E281]))" office:value-type="float" office:value="0" calcext:value-type="float">
            <text:p>0</text:p>
          </table:table-cell>
          <table:table-cell table:style-name="ce36" table:formula="of:=[.I281]/(24*60)" office:value-type="time" office:time-value="PT00H00M00S" calcext:value-type="time">
            <text:p>00:00</text:p>
          </table:table-cell>
          <table:table-cell table:style-name="ce38" table:formula="of:=IF([.F281]&lt;=0;[.I281]*[.N281];MIN([.I281]*[.N281];[.F28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1]/[.M2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2];[Arbeitstypen.$A$2:.$B$6];2;0)" office:value-type="string" office:string-value="" calcext:value-type="error">
            <text:p>#N/A</text:p>
          </table:table-cell>
          <table:table-cell table:style-name="ce32" table:formula="of:=[.B282]*[.N282]" office:value-type="currency" office:currency="SFr." office:value="0" calcext:value-type="currency">
            <text:p>SFr. 0.00</text:p>
          </table:table-cell>
          <table:table-cell table:style-name="ce34" table:formula="of:=IF([.E282]&lt;=0;CEILING([.B282];15);MIN(CEILING([.B282];15);[.E282]))" office:value-type="float" office:value="0" calcext:value-type="float">
            <text:p>0</text:p>
          </table:table-cell>
          <table:table-cell table:style-name="ce36" table:formula="of:=[.I282]/(24*60)" office:value-type="time" office:time-value="PT00H00M00S" calcext:value-type="time">
            <text:p>00:00</text:p>
          </table:table-cell>
          <table:table-cell table:style-name="ce38" table:formula="of:=IF([.F282]&lt;=0;[.I282]*[.N282];MIN([.I282]*[.N282];[.F28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2]/[.M2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3];[Arbeitstypen.$A$2:.$B$6];2;0)" office:value-type="string" office:string-value="" calcext:value-type="error">
            <text:p>#N/A</text:p>
          </table:table-cell>
          <table:table-cell table:style-name="ce32" table:formula="of:=[.B283]*[.N283]" office:value-type="currency" office:currency="SFr." office:value="0" calcext:value-type="currency">
            <text:p>SFr. 0.00</text:p>
          </table:table-cell>
          <table:table-cell table:style-name="ce34" table:formula="of:=IF([.E283]&lt;=0;CEILING([.B283];15);MIN(CEILING([.B283];15);[.E283]))" office:value-type="float" office:value="0" calcext:value-type="float">
            <text:p>0</text:p>
          </table:table-cell>
          <table:table-cell table:style-name="ce36" table:formula="of:=[.I283]/(24*60)" office:value-type="time" office:time-value="PT00H00M00S" calcext:value-type="time">
            <text:p>00:00</text:p>
          </table:table-cell>
          <table:table-cell table:style-name="ce38" table:formula="of:=IF([.F283]&lt;=0;[.I283]*[.N283];MIN([.I283]*[.N283];[.F28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3]/[.M2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4];[Arbeitstypen.$A$2:.$B$6];2;0)" office:value-type="string" office:string-value="" calcext:value-type="error">
            <text:p>#N/A</text:p>
          </table:table-cell>
          <table:table-cell table:style-name="ce32" table:formula="of:=[.B284]*[.N284]" office:value-type="currency" office:currency="SFr." office:value="0" calcext:value-type="currency">
            <text:p>SFr. 0.00</text:p>
          </table:table-cell>
          <table:table-cell table:style-name="ce34" table:formula="of:=IF([.E284]&lt;=0;CEILING([.B284];15);MIN(CEILING([.B284];15);[.E284]))" office:value-type="float" office:value="0" calcext:value-type="float">
            <text:p>0</text:p>
          </table:table-cell>
          <table:table-cell table:style-name="ce36" table:formula="of:=[.I284]/(24*60)" office:value-type="time" office:time-value="PT00H00M00S" calcext:value-type="time">
            <text:p>00:00</text:p>
          </table:table-cell>
          <table:table-cell table:style-name="ce38" table:formula="of:=IF([.F284]&lt;=0;[.I284]*[.N284];MIN([.I284]*[.N284];[.F28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4]/[.M2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5];[Arbeitstypen.$A$2:.$B$6];2;0)" office:value-type="string" office:string-value="" calcext:value-type="error">
            <text:p>#N/A</text:p>
          </table:table-cell>
          <table:table-cell table:style-name="ce32" table:formula="of:=[.B285]*[.N285]" office:value-type="currency" office:currency="SFr." office:value="0" calcext:value-type="currency">
            <text:p>SFr. 0.00</text:p>
          </table:table-cell>
          <table:table-cell table:style-name="ce34" table:formula="of:=IF([.E285]&lt;=0;CEILING([.B285];15);MIN(CEILING([.B285];15);[.E285]))" office:value-type="float" office:value="0" calcext:value-type="float">
            <text:p>0</text:p>
          </table:table-cell>
          <table:table-cell table:style-name="ce36" table:formula="of:=[.I285]/(24*60)" office:value-type="time" office:time-value="PT00H00M00S" calcext:value-type="time">
            <text:p>00:00</text:p>
          </table:table-cell>
          <table:table-cell table:style-name="ce38" table:formula="of:=IF([.F285]&lt;=0;[.I285]*[.N285];MIN([.I285]*[.N285];[.F28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5]/[.M2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6];[Arbeitstypen.$A$2:.$B$6];2;0)" office:value-type="string" office:string-value="" calcext:value-type="error">
            <text:p>#N/A</text:p>
          </table:table-cell>
          <table:table-cell table:style-name="ce32" table:formula="of:=[.B286]*[.N286]" office:value-type="currency" office:currency="SFr." office:value="0" calcext:value-type="currency">
            <text:p>SFr. 0.00</text:p>
          </table:table-cell>
          <table:table-cell table:style-name="ce34" table:formula="of:=IF([.E286]&lt;=0;CEILING([.B286];15);MIN(CEILING([.B286];15);[.E286]))" office:value-type="float" office:value="0" calcext:value-type="float">
            <text:p>0</text:p>
          </table:table-cell>
          <table:table-cell table:style-name="ce36" table:formula="of:=[.I286]/(24*60)" office:value-type="time" office:time-value="PT00H00M00S" calcext:value-type="time">
            <text:p>00:00</text:p>
          </table:table-cell>
          <table:table-cell table:style-name="ce38" table:formula="of:=IF([.F286]&lt;=0;[.I286]*[.N286];MIN([.I286]*[.N286];[.F28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6]/[.M2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7];[Arbeitstypen.$A$2:.$B$6];2;0)" office:value-type="string" office:string-value="" calcext:value-type="error">
            <text:p>#N/A</text:p>
          </table:table-cell>
          <table:table-cell table:style-name="ce32" table:formula="of:=[.B287]*[.N287]" office:value-type="currency" office:currency="SFr." office:value="0" calcext:value-type="currency">
            <text:p>SFr. 0.00</text:p>
          </table:table-cell>
          <table:table-cell table:style-name="ce34" table:formula="of:=IF([.E287]&lt;=0;CEILING([.B287];15);MIN(CEILING([.B287];15);[.E287]))" office:value-type="float" office:value="0" calcext:value-type="float">
            <text:p>0</text:p>
          </table:table-cell>
          <table:table-cell table:style-name="ce36" table:formula="of:=[.I287]/(24*60)" office:value-type="time" office:time-value="PT00H00M00S" calcext:value-type="time">
            <text:p>00:00</text:p>
          </table:table-cell>
          <table:table-cell table:style-name="ce38" table:formula="of:=IF([.F287]&lt;=0;[.I287]*[.N287];MIN([.I287]*[.N287];[.F28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7]/[.M2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8];[Arbeitstypen.$A$2:.$B$6];2;0)" office:value-type="string" office:string-value="" calcext:value-type="error">
            <text:p>#N/A</text:p>
          </table:table-cell>
          <table:table-cell table:style-name="ce32" table:formula="of:=[.B288]*[.N288]" office:value-type="currency" office:currency="SFr." office:value="0" calcext:value-type="currency">
            <text:p>SFr. 0.00</text:p>
          </table:table-cell>
          <table:table-cell table:style-name="ce34" table:formula="of:=IF([.E288]&lt;=0;CEILING([.B288];15);MIN(CEILING([.B288];15);[.E288]))" office:value-type="float" office:value="0" calcext:value-type="float">
            <text:p>0</text:p>
          </table:table-cell>
          <table:table-cell table:style-name="ce36" table:formula="of:=[.I288]/(24*60)" office:value-type="time" office:time-value="PT00H00M00S" calcext:value-type="time">
            <text:p>00:00</text:p>
          </table:table-cell>
          <table:table-cell table:style-name="ce38" table:formula="of:=IF([.F288]&lt;=0;[.I288]*[.N288];MIN([.I288]*[.N288];[.F28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8]/[.M2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9];[Arbeitstypen.$A$2:.$B$6];2;0)" office:value-type="string" office:string-value="" calcext:value-type="error">
            <text:p>#N/A</text:p>
          </table:table-cell>
          <table:table-cell table:style-name="ce32" table:formula="of:=[.B289]*[.N289]" office:value-type="currency" office:currency="SFr." office:value="0" calcext:value-type="currency">
            <text:p>SFr. 0.00</text:p>
          </table:table-cell>
          <table:table-cell table:style-name="ce34" table:formula="of:=IF([.E289]&lt;=0;CEILING([.B289];15);MIN(CEILING([.B289];15);[.E289]))" office:value-type="float" office:value="0" calcext:value-type="float">
            <text:p>0</text:p>
          </table:table-cell>
          <table:table-cell table:style-name="ce36" table:formula="of:=[.I289]/(24*60)" office:value-type="time" office:time-value="PT00H00M00S" calcext:value-type="time">
            <text:p>00:00</text:p>
          </table:table-cell>
          <table:table-cell table:style-name="ce38" table:formula="of:=IF([.F289]&lt;=0;[.I289]*[.N289];MIN([.I289]*[.N289];[.F28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9]/[.M2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0];[Arbeitstypen.$A$2:.$B$6];2;0)" office:value-type="string" office:string-value="" calcext:value-type="error">
            <text:p>#N/A</text:p>
          </table:table-cell>
          <table:table-cell table:style-name="ce32" table:formula="of:=[.B290]*[.N290]" office:value-type="currency" office:currency="SFr." office:value="0" calcext:value-type="currency">
            <text:p>SFr. 0.00</text:p>
          </table:table-cell>
          <table:table-cell table:style-name="ce34" table:formula="of:=IF([.E290]&lt;=0;CEILING([.B290];15);MIN(CEILING([.B290];15);[.E290]))" office:value-type="float" office:value="0" calcext:value-type="float">
            <text:p>0</text:p>
          </table:table-cell>
          <table:table-cell table:style-name="ce36" table:formula="of:=[.I290]/(24*60)" office:value-type="time" office:time-value="PT00H00M00S" calcext:value-type="time">
            <text:p>00:00</text:p>
          </table:table-cell>
          <table:table-cell table:style-name="ce38" table:formula="of:=IF([.F290]&lt;=0;[.I290]*[.N290];MIN([.I290]*[.N290];[.F29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0]/[.M2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1];[Arbeitstypen.$A$2:.$B$6];2;0)" office:value-type="string" office:string-value="" calcext:value-type="error">
            <text:p>#N/A</text:p>
          </table:table-cell>
          <table:table-cell table:style-name="ce32" table:formula="of:=[.B291]*[.N291]" office:value-type="currency" office:currency="SFr." office:value="0" calcext:value-type="currency">
            <text:p>SFr. 0.00</text:p>
          </table:table-cell>
          <table:table-cell table:style-name="ce34" table:formula="of:=IF([.E291]&lt;=0;CEILING([.B291];15);MIN(CEILING([.B291];15);[.E291]))" office:value-type="float" office:value="0" calcext:value-type="float">
            <text:p>0</text:p>
          </table:table-cell>
          <table:table-cell table:style-name="ce36" table:formula="of:=[.I291]/(24*60)" office:value-type="time" office:time-value="PT00H00M00S" calcext:value-type="time">
            <text:p>00:00</text:p>
          </table:table-cell>
          <table:table-cell table:style-name="ce38" table:formula="of:=IF([.F291]&lt;=0;[.I291]*[.N291];MIN([.I291]*[.N291];[.F29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1]/[.M291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2];[Arbeitstypen.$A$2:.$B$6];2;0)" office:value-type="string" office:string-value="" calcext:value-type="error">
            <text:p>#N/A</text:p>
          </table:table-cell>
          <table:table-cell table:style-name="ce32" table:formula="of:=[.B292]*[.N292]" office:value-type="currency" office:currency="SFr." office:value="0" calcext:value-type="currency">
            <text:p>SFr. 0.00</text:p>
          </table:table-cell>
          <table:table-cell table:style-name="ce34" table:formula="of:=IF([.E292]&lt;=0;CEILING([.B292];15);MIN(CEILING([.B292];15);[.E292]))" office:value-type="float" office:value="0" calcext:value-type="float">
            <text:p>0</text:p>
          </table:table-cell>
          <table:table-cell table:style-name="ce36" table:formula="of:=[.I292]/(24*60)" office:value-type="time" office:time-value="PT00H00M00S" calcext:value-type="time">
            <text:p>00:00</text:p>
          </table:table-cell>
          <table:table-cell table:style-name="ce38" table:formula="of:=IF([.F292]&lt;=0;[.I292]*[.N292];MIN([.I292]*[.N292];[.F29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2]/[.M292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3];[Arbeitstypen.$A$2:.$B$6];2;0)" office:value-type="string" office:string-value="" calcext:value-type="error">
            <text:p>#N/A</text:p>
          </table:table-cell>
          <table:table-cell table:style-name="ce32" table:formula="of:=[.B293]*[.N293]" office:value-type="currency" office:currency="SFr." office:value="0" calcext:value-type="currency">
            <text:p>SFr. 0.00</text:p>
          </table:table-cell>
          <table:table-cell table:style-name="ce34" table:formula="of:=IF([.E293]&lt;=0;CEILING([.B293];15);MIN(CEILING([.B293];15);[.E293]))" office:value-type="float" office:value="0" calcext:value-type="float">
            <text:p>0</text:p>
          </table:table-cell>
          <table:table-cell table:style-name="ce36" table:formula="of:=[.I293]/(24*60)" office:value-type="time" office:time-value="PT00H00M00S" calcext:value-type="time">
            <text:p>00:00</text:p>
          </table:table-cell>
          <table:table-cell table:style-name="ce38" table:formula="of:=IF([.F293]&lt;=0;[.I293]*[.N293];MIN([.I293]*[.N293];[.F29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3]/[.M293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4];[Arbeitstypen.$A$2:.$B$6];2;0)" office:value-type="string" office:string-value="" calcext:value-type="error">
            <text:p>#N/A</text:p>
          </table:table-cell>
          <table:table-cell table:style-name="ce32" table:formula="of:=[.B294]*[.N294]" office:value-type="currency" office:currency="SFr." office:value="0" calcext:value-type="currency">
            <text:p>SFr. 0.00</text:p>
          </table:table-cell>
          <table:table-cell table:style-name="ce34" table:formula="of:=IF([.E294]&lt;=0;CEILING([.B294];15);MIN(CEILING([.B294];15);[.E294]))" office:value-type="float" office:value="0" calcext:value-type="float">
            <text:p>0</text:p>
          </table:table-cell>
          <table:table-cell table:style-name="ce36" table:formula="of:=[.I294]/(24*60)" office:value-type="time" office:time-value="PT00H00M00S" calcext:value-type="time">
            <text:p>00:00</text:p>
          </table:table-cell>
          <table:table-cell table:style-name="ce38" table:formula="of:=IF([.F294]&lt;=0;[.I294]*[.N294];MIN([.I294]*[.N294];[.F29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4]/[.M294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5];[Arbeitstypen.$A$2:.$B$6];2;0)" office:value-type="string" office:string-value="" calcext:value-type="error">
            <text:p>#N/A</text:p>
          </table:table-cell>
          <table:table-cell table:style-name="ce32" table:formula="of:=[.B295]*[.N295]" office:value-type="currency" office:currency="SFr." office:value="0" calcext:value-type="currency">
            <text:p>SFr. 0.00</text:p>
          </table:table-cell>
          <table:table-cell table:style-name="ce34" table:formula="of:=IF([.E295]&lt;=0;CEILING([.B295];15);MIN(CEILING([.B295];15);[.E295]))" office:value-type="float" office:value="0" calcext:value-type="float">
            <text:p>0</text:p>
          </table:table-cell>
          <table:table-cell table:style-name="ce36" table:formula="of:=[.I295]/(24*60)" office:value-type="time" office:time-value="PT00H00M00S" calcext:value-type="time">
            <text:p>00:00</text:p>
          </table:table-cell>
          <table:table-cell table:style-name="ce38" table:formula="of:=IF([.F295]&lt;=0;[.I295]*[.N295];MIN([.I295]*[.N295];[.F29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5]/[.M295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6];[Arbeitstypen.$A$2:.$B$6];2;0)" office:value-type="string" office:string-value="" calcext:value-type="error">
            <text:p>#N/A</text:p>
          </table:table-cell>
          <table:table-cell table:style-name="ce32" table:formula="of:=[.B296]*[.N296]" office:value-type="currency" office:currency="SFr." office:value="0" calcext:value-type="currency">
            <text:p>SFr. 0.00</text:p>
          </table:table-cell>
          <table:table-cell table:style-name="ce34" table:formula="of:=IF([.E296]&lt;=0;CEILING([.B296];15);MIN(CEILING([.B296];15);[.E296]))" office:value-type="float" office:value="0" calcext:value-type="float">
            <text:p>0</text:p>
          </table:table-cell>
          <table:table-cell table:style-name="ce36" table:formula="of:=[.I296]/(24*60)" office:value-type="time" office:time-value="PT00H00M00S" calcext:value-type="time">
            <text:p>00:00</text:p>
          </table:table-cell>
          <table:table-cell table:style-name="ce38" table:formula="of:=IF([.F296]&lt;=0;[.I296]*[.N296];MIN([.I296]*[.N296];[.F29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6]/[.M296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7];[Arbeitstypen.$A$2:.$B$6];2;0)" office:value-type="string" office:string-value="" calcext:value-type="error">
            <text:p>#N/A</text:p>
          </table:table-cell>
          <table:table-cell table:style-name="ce32" table:formula="of:=[.B297]*[.N297]" office:value-type="currency" office:currency="SFr." office:value="0" calcext:value-type="currency">
            <text:p>SFr. 0.00</text:p>
          </table:table-cell>
          <table:table-cell table:style-name="ce34" table:formula="of:=IF([.E297]&lt;=0;CEILING([.B297];15);MIN(CEILING([.B297];15);[.E297]))" office:value-type="float" office:value="0" calcext:value-type="float">
            <text:p>0</text:p>
          </table:table-cell>
          <table:table-cell table:style-name="ce36" table:formula="of:=[.I297]/(24*60)" office:value-type="time" office:time-value="PT00H00M00S" calcext:value-type="time">
            <text:p>00:00</text:p>
          </table:table-cell>
          <table:table-cell table:style-name="ce38" table:formula="of:=IF([.F297]&lt;=0;[.I297]*[.N297];MIN([.I297]*[.N297];[.F29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7]/[.M297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8];[Arbeitstypen.$A$2:.$B$6];2;0)" office:value-type="string" office:string-value="" calcext:value-type="error">
            <text:p>#N/A</text:p>
          </table:table-cell>
          <table:table-cell table:style-name="ce32" table:formula="of:=[.B298]*[.N298]" office:value-type="currency" office:currency="SFr." office:value="0" calcext:value-type="currency">
            <text:p>SFr. 0.00</text:p>
          </table:table-cell>
          <table:table-cell table:style-name="ce34" table:formula="of:=IF([.E298]&lt;=0;CEILING([.B298];15);MIN(CEILING([.B298];15);[.E298]))" office:value-type="float" office:value="0" calcext:value-type="float">
            <text:p>0</text:p>
          </table:table-cell>
          <table:table-cell table:style-name="ce36" table:formula="of:=[.I298]/(24*60)" office:value-type="time" office:time-value="PT00H00M00S" calcext:value-type="time">
            <text:p>00:00</text:p>
          </table:table-cell>
          <table:table-cell table:style-name="ce38" table:formula="of:=IF([.F298]&lt;=0;[.I298]*[.N298];MIN([.I298]*[.N298];[.F29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8]/[.M298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9];[Arbeitstypen.$A$2:.$B$6];2;0)" office:value-type="string" office:string-value="" calcext:value-type="error">
            <text:p>#N/A</text:p>
          </table:table-cell>
          <table:table-cell table:style-name="ce32" table:formula="of:=[.B299]*[.N299]" office:value-type="currency" office:currency="SFr." office:value="0" calcext:value-type="currency">
            <text:p>SFr. 0.00</text:p>
          </table:table-cell>
          <table:table-cell table:style-name="ce34" table:formula="of:=IF([.E299]&lt;=0;CEILING([.B299];15);MIN(CEILING([.B299];15);[.E299]))" office:value-type="float" office:value="0" calcext:value-type="float">
            <text:p>0</text:p>
          </table:table-cell>
          <table:table-cell table:style-name="ce36" table:formula="of:=[.I299]/(24*60)" office:value-type="time" office:time-value="PT00H00M00S" calcext:value-type="time">
            <text:p>00:00</text:p>
          </table:table-cell>
          <table:table-cell table:style-name="ce38" table:formula="of:=IF([.F299]&lt;=0;[.I299]*[.N299];MIN([.I299]*[.N299];[.F29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9]/[.M299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0];[Arbeitstypen.$A$2:.$B$6];2;0)" office:value-type="string" office:string-value="" calcext:value-type="error">
            <text:p>#N/A</text:p>
          </table:table-cell>
          <table:table-cell table:style-name="ce32" table:formula="of:=[.B300]*[.N300]" office:value-type="currency" office:currency="SFr." office:value="0" calcext:value-type="currency">
            <text:p>SFr. 0.00</text:p>
          </table:table-cell>
          <table:table-cell table:style-name="ce34" table:formula="of:=IF([.E300]&lt;=0;CEILING([.B300];15);MIN(CEILING([.B300];15);[.E300]))" office:value-type="float" office:value="0" calcext:value-type="float">
            <text:p>0</text:p>
          </table:table-cell>
          <table:table-cell table:style-name="ce36" table:formula="of:=[.I300]/(24*60)" office:value-type="time" office:time-value="PT00H00M00S" calcext:value-type="time">
            <text:p>00:00</text:p>
          </table:table-cell>
          <table:table-cell table:style-name="ce38" table:formula="of:=IF([.F300]&lt;=0;[.I300]*[.N300];MIN([.I300]*[.N300];[.F30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0]/[.M300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1];[Arbeitstypen.$A$2:.$B$6];2;0)" office:value-type="string" office:string-value="" calcext:value-type="error">
            <text:p>#N/A</text:p>
          </table:table-cell>
          <table:table-cell table:style-name="ce32" table:formula="of:=[.B301]*[.N301]" office:value-type="currency" office:currency="SFr." office:value="0" calcext:value-type="currency">
            <text:p>SFr. 0.00</text:p>
          </table:table-cell>
          <table:table-cell table:style-name="ce34" table:formula="of:=IF([.E301]&lt;=0;CEILING([.B301];15);MIN(CEILING([.B301];15);[.E301]))" office:value-type="float" office:value="0" calcext:value-type="float">
            <text:p>0</text:p>
          </table:table-cell>
          <table:table-cell table:style-name="ce36" table:formula="of:=[.I301]/(24*60)" office:value-type="time" office:time-value="PT00H00M00S" calcext:value-type="time">
            <text:p>00:00</text:p>
          </table:table-cell>
          <table:table-cell table:style-name="ce38" table:formula="of:=IF([.F301]&lt;=0;[.I301]*[.N301];MIN([.I301]*[.N301];[.F30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1]/[.M301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2];[Arbeitstypen.$A$2:.$B$6];2;0)" office:value-type="string" office:string-value="" calcext:value-type="error">
            <text:p>#N/A</text:p>
          </table:table-cell>
          <table:table-cell table:style-name="ce32" table:formula="of:=[.B302]*[.N302]" office:value-type="currency" office:currency="SFr." office:value="0" calcext:value-type="currency">
            <text:p>SFr. 0.00</text:p>
          </table:table-cell>
          <table:table-cell table:style-name="ce34" table:formula="of:=IF([.E302]&lt;=0;CEILING([.B302];15);MIN(CEILING([.B302];15);[.E302]))" office:value-type="float" office:value="0" calcext:value-type="float">
            <text:p>0</text:p>
          </table:table-cell>
          <table:table-cell table:style-name="ce36" table:formula="of:=[.I302]/(24*60)" office:value-type="time" office:time-value="PT00H00M00S" calcext:value-type="time">
            <text:p>00:00</text:p>
          </table:table-cell>
          <table:table-cell table:style-name="ce38" table:formula="of:=IF([.F302]&lt;=0;[.I302]*[.N302];MIN([.I302]*[.N302];[.F30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2]/[.M302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3];[Arbeitstypen.$A$2:.$B$6];2;0)" office:value-type="string" office:string-value="" calcext:value-type="error">
            <text:p>#N/A</text:p>
          </table:table-cell>
          <table:table-cell table:style-name="ce32" table:formula="of:=[.B303]*[.N303]" office:value-type="currency" office:currency="SFr." office:value="0" calcext:value-type="currency">
            <text:p>SFr. 0.00</text:p>
          </table:table-cell>
          <table:table-cell table:style-name="ce34" table:formula="of:=IF([.E303]&lt;=0;CEILING([.B303];15);MIN(CEILING([.B303];15);[.E303]))" office:value-type="float" office:value="0" calcext:value-type="float">
            <text:p>0</text:p>
          </table:table-cell>
          <table:table-cell table:style-name="ce36" table:formula="of:=[.I303]/(24*60)" office:value-type="time" office:time-value="PT00H00M00S" calcext:value-type="time">
            <text:p>00:00</text:p>
          </table:table-cell>
          <table:table-cell table:style-name="ce38" table:formula="of:=IF([.F303]&lt;=0;[.I303]*[.N303];MIN([.I303]*[.N303];[.F30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3]/[.M303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4];[Arbeitstypen.$A$2:.$B$6];2;0)" office:value-type="string" office:string-value="" calcext:value-type="error">
            <text:p>#N/A</text:p>
          </table:table-cell>
          <table:table-cell table:style-name="ce32" table:formula="of:=[.B304]*[.N304]" office:value-type="currency" office:currency="SFr." office:value="0" calcext:value-type="currency">
            <text:p>SFr. 0.00</text:p>
          </table:table-cell>
          <table:table-cell table:style-name="ce34" table:formula="of:=IF([.E304]&lt;=0;CEILING([.B304];15);MIN(CEILING([.B304];15);[.E304]))" office:value-type="float" office:value="0" calcext:value-type="float">
            <text:p>0</text:p>
          </table:table-cell>
          <table:table-cell table:style-name="ce36" table:formula="of:=[.I304]/(24*60)" office:value-type="time" office:time-value="PT00H00M00S" calcext:value-type="time">
            <text:p>00:00</text:p>
          </table:table-cell>
          <table:table-cell table:style-name="ce38" table:formula="of:=IF([.F304]&lt;=0;[.I304]*[.N304];MIN([.I304]*[.N304];[.F30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4]/[.M304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5];[Arbeitstypen.$A$2:.$B$6];2;0)" office:value-type="string" office:string-value="" calcext:value-type="error">
            <text:p>#N/A</text:p>
          </table:table-cell>
          <table:table-cell table:style-name="ce32" table:formula="of:=[.B305]*[.N305]" office:value-type="currency" office:currency="SFr." office:value="0" calcext:value-type="currency">
            <text:p>SFr. 0.00</text:p>
          </table:table-cell>
          <table:table-cell table:style-name="ce34" table:formula="of:=IF([.E305]&lt;=0;CEILING([.B305];15);MIN(CEILING([.B305];15);[.E305]))" office:value-type="float" office:value="0" calcext:value-type="float">
            <text:p>0</text:p>
          </table:table-cell>
          <table:table-cell table:style-name="ce36" table:formula="of:=[.I305]/(24*60)" office:value-type="time" office:time-value="PT00H00M00S" calcext:value-type="time">
            <text:p>00:00</text:p>
          </table:table-cell>
          <table:table-cell table:style-name="ce38" table:formula="of:=IF([.F305]&lt;=0;[.I305]*[.N305];MIN([.I305]*[.N305];[.F30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5]/[.M305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6];[Arbeitstypen.$A$2:.$B$6];2;0)" office:value-type="string" office:string-value="" calcext:value-type="error">
            <text:p>#N/A</text:p>
          </table:table-cell>
          <table:table-cell table:style-name="ce32" table:formula="of:=[.B306]*[.N306]" office:value-type="currency" office:currency="SFr." office:value="0" calcext:value-type="currency">
            <text:p>SFr. 0.00</text:p>
          </table:table-cell>
          <table:table-cell table:style-name="ce34" table:formula="of:=IF([.E306]&lt;=0;CEILING([.B306];15);MIN(CEILING([.B306];15);[.E306]))" office:value-type="float" office:value="0" calcext:value-type="float">
            <text:p>0</text:p>
          </table:table-cell>
          <table:table-cell table:style-name="ce36" table:formula="of:=[.I306]/(24*60)" office:value-type="time" office:time-value="PT00H00M00S" calcext:value-type="time">
            <text:p>00:00</text:p>
          </table:table-cell>
          <table:table-cell table:style-name="ce38" table:formula="of:=IF([.F306]&lt;=0;[.I306]*[.N306];MIN([.I306]*[.N306];[.F30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6]/[.M306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7];[Arbeitstypen.$A$2:.$B$6];2;0)" office:value-type="string" office:string-value="" calcext:value-type="error">
            <text:p>#N/A</text:p>
          </table:table-cell>
          <table:table-cell table:style-name="ce32" table:formula="of:=[.B307]*[.N307]" office:value-type="currency" office:currency="SFr." office:value="0" calcext:value-type="currency">
            <text:p>SFr. 0.00</text:p>
          </table:table-cell>
          <table:table-cell table:style-name="ce34" table:formula="of:=IF([.E307]&lt;=0;CEILING([.B307];15);MIN(CEILING([.B307];15);[.E307]))" office:value-type="float" office:value="0" calcext:value-type="float">
            <text:p>0</text:p>
          </table:table-cell>
          <table:table-cell table:style-name="ce36" table:formula="of:=[.I307]/(24*60)" office:value-type="time" office:time-value="PT00H00M00S" calcext:value-type="time">
            <text:p>00:00</text:p>
          </table:table-cell>
          <table:table-cell table:style-name="ce38" table:formula="of:=IF([.F307]&lt;=0;[.I307]*[.N307];MIN([.I307]*[.N307];[.F30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7]/[.M307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8];[Arbeitstypen.$A$2:.$B$6];2;0)" office:value-type="string" office:string-value="" calcext:value-type="error">
            <text:p>#N/A</text:p>
          </table:table-cell>
          <table:table-cell table:style-name="ce32" table:formula="of:=[.B308]*[.N308]" office:value-type="currency" office:currency="SFr." office:value="0" calcext:value-type="currency">
            <text:p>SFr. 0.00</text:p>
          </table:table-cell>
          <table:table-cell table:style-name="ce34" table:formula="of:=IF([.E308]&lt;=0;CEILING([.B308];15);MIN(CEILING([.B308];15);[.E308]))" office:value-type="float" office:value="0" calcext:value-type="float">
            <text:p>0</text:p>
          </table:table-cell>
          <table:table-cell table:style-name="ce36" table:formula="of:=[.I308]/(24*60)" office:value-type="time" office:time-value="PT00H00M00S" calcext:value-type="time">
            <text:p>00:00</text:p>
          </table:table-cell>
          <table:table-cell table:style-name="ce38" table:formula="of:=IF([.F308]&lt;=0;[.I308]*[.N308];MIN([.I308]*[.N308];[.F30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8]/[.M308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9];[Arbeitstypen.$A$2:.$B$6];2;0)" office:value-type="string" office:string-value="" calcext:value-type="error">
            <text:p>#N/A</text:p>
          </table:table-cell>
          <table:table-cell table:style-name="ce32" table:formula="of:=[.B309]*[.N309]" office:value-type="currency" office:currency="SFr." office:value="0" calcext:value-type="currency">
            <text:p>SFr. 0.00</text:p>
          </table:table-cell>
          <table:table-cell table:style-name="ce34" table:formula="of:=IF([.E309]&lt;=0;CEILING([.B309];15);MIN(CEILING([.B309];15);[.E309]))" office:value-type="float" office:value="0" calcext:value-type="float">
            <text:p>0</text:p>
          </table:table-cell>
          <table:table-cell table:style-name="ce36" table:formula="of:=[.I309]/(24*60)" office:value-type="time" office:time-value="PT00H00M00S" calcext:value-type="time">
            <text:p>00:00</text:p>
          </table:table-cell>
          <table:table-cell table:style-name="ce38" table:formula="of:=IF([.F309]&lt;=0;[.I309]*[.N309];MIN([.I309]*[.N309];[.F30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9]/[.M309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10];[Arbeitstypen.$A$2:.$B$6];2;0)" office:value-type="string" office:string-value="" calcext:value-type="error">
            <text:p>#N/A</text:p>
          </table:table-cell>
          <table:table-cell table:style-name="ce32" table:formula="of:=[.B310]*[.N310]" office:value-type="currency" office:currency="SFr." office:value="0" calcext:value-type="currency">
            <text:p>SFr. 0.00</text:p>
          </table:table-cell>
          <table:table-cell table:style-name="ce34" table:formula="of:=IF([.E310]&lt;=0;CEILING([.B310];15);MIN(CEILING([.B310];15);[.E310]))" office:value-type="float" office:value="0" calcext:value-type="float">
            <text:p>0</text:p>
          </table:table-cell>
          <table:table-cell table:style-name="ce36" table:formula="of:=[.I310]/(24*60)" office:value-type="time" office:time-value="PT00H00M00S" calcext:value-type="time">
            <text:p>00:00</text:p>
          </table:table-cell>
          <table:table-cell table:style-name="ce38" table:formula="of:=IF([.F310]&lt;=0;[.I310]*[.N310];MIN([.I310]*[.N310];[.F31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10]/[.M310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11];[Arbeitstypen.$A$2:.$B$6];2;0)" office:value-type="string" office:string-value="" calcext:value-type="error">
            <text:p>#N/A</text:p>
          </table:table-cell>
          <table:table-cell table:style-name="ce32" table:formula="of:=[.B311]*[.N311]" office:value-type="currency" office:currency="SFr." office:value="0" calcext:value-type="currency">
            <text:p>SFr. 0.00</text:p>
          </table:table-cell>
          <table:table-cell table:style-name="ce34" table:formula="of:=IF([.E311]&lt;=0;CEILING([.B311];15);MIN(CEILING([.B311];15);[.E311]))" office:value-type="float" office:value="0" calcext:value-type="float">
            <text:p>0</text:p>
          </table:table-cell>
          <table:table-cell table:style-name="ce36" table:formula="of:=[.I311]/(24*60)" office:value-type="time" office:time-value="PT00H00M00S" calcext:value-type="time">
            <text:p>00:00</text:p>
          </table:table-cell>
          <table:table-cell table:style-name="ce38" table:formula="of:=IF([.F311]&lt;=0;[.I311]*[.N311];MIN([.I311]*[.N311];[.F31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11]/[.M311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 table:number-rows-repeated="104826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Zeiterfassung.H12:Zeiterfassung.N311">
            <calcext:condition calcext:apply-style-name="Grau" calcext:value="=0" calcext:base-cell-address="Zeiterfassung.H12"/>
          </calcext:conditional-format>
          <calcext:conditional-format calcext:target-range-address="Zeiterfassung.G12:Zeiterfassung.G311">
            <calcext:condition calcext:apply-style-name="Rot" calcext:value="=#N/A" calcext:base-cell-address="Zeiterfassung.G12"/>
          </calcext:conditional-format>
        </calcext:conditional-formats>
      </table:table>
      <table:table table:name="Arbeitstypen" table:style-name="ta1" table:print="false">
        <table:table-column table:style-name="co9" table:default-cell-style-name="ce87"/>
        <table:table-column table:style-name="co10" table:default-cell-style-name="ce87"/>
        <table:table-column table:style-name="co11" table:default-cell-style-name="ce87"/>
        <table:table-column table:style-name="co12" table:default-cell-style-name="ce91"/>
        <table:table-column table:style-name="co12" table:default-cell-style-name="ce88"/>
        <table:table-column table:style-name="co13" table:default-cell-style-name="ce144"/>
        <table:table-column table:style-name="co13" table:default-cell-style-name="ce146"/>
        <table:table-column table:style-name="co14" table:default-cell-style-name="ce87"/>
        <table:table-column table:style-name="co15" table:default-cell-style-name="ce163"/>
        <table:table-column table:style-name="co13" table:default-cell-style-name="ce88"/>
        <table:table-column table:style-name="co13" table:default-cell-style-name="Default"/>
        <table:table-column table:style-name="co16" table:default-cell-style-name="Default"/>
        <table:table-column table:style-name="co13" table:number-columns-repeated="1012" table:default-cell-style-name="Default"/>
        <table:table-row table:style-name="ro4">
          <table:table-cell table:style-name="ce137" office:value-type="string" calcext:value-type="string">
            <text:p>Name</text:p>
          </table:table-cell>
          <table:table-cell table:style-name="ce137" office:value-type="string" calcext:value-type="string">
            <text:p>Zusammenfassen</text:p>
          </table:table-cell>
          <table:table-cell table:style-name="ce137" office:value-type="string" calcext:value-type="string">
            <text:p>zusf. auf X Min.</text:p>
          </table:table-cell>
          <table:table-cell table:style-name="ce139" office:value-type="string" calcext:value-type="string">
            <text:p>Minuten gebraucht</text:p>
          </table:table-cell>
          <table:table-cell table:style-name="ce141" office:value-type="string" calcext:value-type="string">
            <text:p>Minuten gerundet</text:p>
          </table:table-cell>
          <table:table-cell table:style-name="ce142" office:value-type="string" calcext:value-type="string">
            <text:p>Zeit</text:p>
          </table:table-cell>
          <table:table-cell table:style-name="ce145" office:value-type="string" calcext:value-type="string">
            <text:p>CHF</text:p>
          </table:table-cell>
          <table:table-cell table:style-name="ce147" office:value-type="string" calcext:value-type="string">
            <text:p>Zeit (Minuten)</text:p>
          </table:table-cell>
          <table:table-cell table:style-name="ce162" office:value-type="string" calcext:value-type="string">
            <text:p>Minutenansatz</text:p>
          </table:table-cell>
          <table:table-cell table:style-name="ce141" office:value-type="string" calcext:value-type="string">
            <text:p>Kosten</text:p>
          </table:table-cell>
          <table:table-cell table:style-name="ce165" table:number-columns-repeated="1014"/>
        </table:table-row>
        <table:table-row table:style-name="ro4">
          <table:table-cell office:value-type="string" calcext:value-type="string">
            <text:p>Inserat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table:style-name="ce140" office:value-type="string" calcext:value-type="string">
            <text:p>0</text:p>
          </table:table-cell>
          <table:table-cell table:formula="of:=CEILING([.D2];[.C2];0)" office:value-type="float" office:value="0" calcext:value-type="float">
            <text:p>0</text:p>
          </table:table-cell>
          <table:table-cell table:formula="of:=[.E2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48" office:value-type="float" office:value="60" calcext:value-type="float">
            <text:p>60</text:p>
          </table:table-cell>
          <table:table-cell table:formula="of:=[.G2]/[.H2]" office:value-type="currency" office:currency="SFr." office:value="0.833333333333333" calcext:value-type="currency">
            <text:p>SFr. 0.83</text:p>
          </table:table-cell>
          <table:table-cell table:style-name="ce163" table:formula="of:=[.E2]*[.I2]" office:value-type="currency" office:currency="SFr." office:value="0" calcext:value-type="currency">
            <text:p>SFr. 0.00</text:p>
          </table:table-cell>
          <table:table-cell/>
          <table:table-cell table:style-name="ce165" office:value-type="string" calcext:value-type="string">
            <text:p>Wenn «Zusammenfassen Ja», dann Stundenansatz (<text:span text:style-name="T3">CHF</text:span> und <text:span text:style-name="T3">Zeit</text:span>) hier ändern</text:p>
          </table:table-cell>
          <table:table-cell table:number-columns-repeated="1012"/>
        </table:table-row>
        <table:table-row table:style-name="ro4">
          <table:table-cell table:style-name="ce138" office:value-type="string" calcext:value-type="string">
            <text:p>Facebook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table:style-name="ce140" office:value-type="string" calcext:value-type="string">
            <text:p>0</text:p>
          </table:table-cell>
          <table:table-cell table:formula="of:=CEILING([.D3];[.C3];0)" office:value-type="float" office:value="0" calcext:value-type="float">
            <text:p>0</text:p>
          </table:table-cell>
          <table:table-cell table:formula="of:=[.E3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48" office:value-type="float" office:value="60" calcext:value-type="float">
            <text:p>60</text:p>
          </table:table-cell>
          <table:table-cell table:formula="of:=[.G3]/[.H3]" office:value-type="currency" office:currency="SFr." office:value="0.833333333333333" calcext:value-type="currency">
            <text:p>SFr. 0.83</text:p>
          </table:table-cell>
          <table:table-cell table:style-name="ce163" table:formula="of:=[.E3]*[.I3]" office:value-type="currency" office:currency="SFr." office:value="0" calcext:value-type="currency">
            <text:p>SFr. 0.0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tandardschreiben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table:style-name="ce140" office:value-type="string" calcext:value-type="string">
            <text:p>0</text:p>
          </table:table-cell>
          <table:table-cell table:formula="of:=CEILING([.D4];[.C4];0)" office:value-type="float" office:value="0" calcext:value-type="float">
            <text:p>0</text:p>
          </table:table-cell>
          <table:table-cell table:formula="of:=[.E4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48" office:value-type="float" office:value="60" calcext:value-type="float">
            <text:p>60</text:p>
          </table:table-cell>
          <table:table-cell table:formula="of:=[.G4]/[.H4]" office:value-type="currency" office:currency="SFr." office:value="0.833333333333333" calcext:value-type="currency">
            <text:p>SFr. 0.83</text:p>
          </table:table-cell>
          <table:table-cell table:style-name="ce163" table:formula="of:=[.E4]*[.I4]" office:value-type="currency" office:currency="SFr." office:value="0" calcext:value-type="currency">
            <text:p>SFr. 0.0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Varia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table:style-name="ce140" office:value-type="string" calcext:value-type="string">
            <text:p>0</text:p>
          </table:table-cell>
          <table:table-cell table:formula="of:=CEILING([.D5];[.C5];0)" office:value-type="float" office:value="0" calcext:value-type="float">
            <text:p>0</text:p>
          </table:table-cell>
          <table:table-cell table:formula="of:=[.E5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48" office:value-type="float" office:value="60" calcext:value-type="float">
            <text:p>60</text:p>
          </table:table-cell>
          <table:table-cell table:formula="of:=[.G5]/[.H5]" office:value-type="currency" office:currency="SFr." office:value="0.833333333333333" calcext:value-type="currency">
            <text:p>SFr. 0.83</text:p>
          </table:table-cell>
          <table:table-cell table:style-name="ce163" table:formula="of:=[.E5]*[.I5]" office:value-type="currency" office:currency="SFr." office:value="0" calcext:value-type="currency">
            <text:p>SFr. 0.00</text:p>
          </table:table-cell>
          <table:table-cell table:number-columns-repeated="1014"/>
        </table:table-row>
        <table:table-row table:style-name="ro4">
          <table:table-cell table:style-name="ce137" table:number-columns-repeated="2"/>
          <table:table-cell table:style-name="ce137" office:value-type="string" calcext:value-type="string">
            <text:p>TOTAL:</text:p>
          </table:table-cell>
          <table:table-cell table:style-name="ce139" office:value-type="string" calcext:value-type="string">
            <text:p>0</text:p>
          </table:table-cell>
          <table:table-cell table:style-name="ce141"/>
          <table:table-cell table:style-name="ce142" table:formula="of:=SUM([.F2:.F5])" office:value-type="time" office:time-value="PT00H00M00S" calcext:value-type="time">
            <text:p>00:00</text:p>
          </table:table-cell>
          <table:table-cell table:style-name="ce145"/>
          <table:table-cell table:style-name="ce137"/>
          <table:table-cell table:style-name="ce164"/>
          <table:table-cell table:style-name="ce164" table:formula="of:=SUM([.J2:.J5])" office:value-type="currency" office:currency="SFr." office:value="0" calcext:value-type="currency">
            <text:p>SFr. 0.00</text:p>
          </table:table-cell>
          <table:table-cell table:style-name="ce166"/>
          <table:table-cell table:style-name="ce165" office:value-type="string" calcext:value-type="string">
            <text:p>Neuen Arbeitstyp erfassen</text:p>
          </table:table-cell>
          <table:table-cell/>
          <table:table-cell table:style-name="ce166" table:number-columns-repeated="1011"/>
        </table:table-row>
        <table:table-row table:style-name="ro4">
          <table:table-cell table:number-columns-repeated="11"/>
          <table:table-cell office:value-type="string" calcext:value-type="string">
            <text:p>1. Zeile oberhalb der «<text:span text:style-name="T3">TOTAL:</text:span>»-Zeile einfügen</text:p>
          </table:table-cell>
          <table:table-cell table:number-columns-repeated="1012"/>
        </table:table-row>
        <table:table-row table:style-name="ro4">
          <table:table-cell table:number-columns-repeated="11"/>
          <table:table-cell office:value-type="string" calcext:value-type="string">
            <text:p>1.1 die «<text:span text:style-name="T3">TOTAL:</text:span>»-Zeile bildet den Abschluss und sollte die letzte Zeile bleiben</text:p>
          </table:table-cell>
          <table:table-cell table:style-name="ce166"/>
          <table:table-cell table:number-columns-repeated="1011"/>
        </table:table-row>
        <table:table-row table:style-name="ro4">
          <table:table-cell table:number-columns-repeated="11"/>
          <table:table-cell table:style-name="ce166" office:value-type="string" calcext:value-type="string">
            <text:p>2. Formeln der <text:span text:style-name="T4">blauen Spalten</text:span> nach unten ziehen </text:p>
          </table:table-cell>
          <table:table-cell table:number-columns-repeated="1012"/>
        </table:table-row>
        <table:table-row table:style-name="ro4">
          <table:table-cell table:number-columns-repeated="11"/>
          <table:table-cell office:value-type="string" calcext:value-type="string">
            <text:p>3. Eigene Werte in die <text:span text:style-name="T3">grünen Spalten</text:span> eintragen</text:p>
          </table:table-cell>
          <table:table-cell table:number-columns-repeated="1012"/>
        </table:table-row>
        <table:table-row table:style-name="ro4">
          <table:table-cell table:number-columns-repeated="11"/>
          <table:table-cell office:value-type="string" calcext:value-type="string">
            <text:p>4. Fertig :)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1"/>
          <table:table-cell table:style-name="ce165" office:value-type="string" calcext:value-type="string">
            <text:p>Legende</text:p>
          </table:table-cell>
          <table:table-cell table:number-columns-repeated="1012"/>
        </table:table-row>
        <table:table-row table:style-name="ro4">
          <table:table-cell table:number-columns-repeated="11"/>
          <table:table-cell table:style-name="ce87" office:value-type="string" calcext:value-type="string">
            <text:p>grüne Spalten:</text:p>
          </table:table-cell>
          <table:table-cell table:style-name="ce87" office:value-type="string" calcext:value-type="string">
            <text:p>überschreiben, Einstellungen und Werte zum jeweiligen Arbeitstyp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88" office:value-type="string" calcext:value-type="string">
            <text:p>blaue Spalten:</text:p>
          </table:table-cell>
          <table:table-cell table:style-name="ce88" office:value-type="string" calcext:value-type="string">
            <text:p>für neuen Typ Formel kopieren, sonst so lassen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91" office:value-type="string" calcext:value-type="string">
            <text:p>rote Spalten:</text:p>
          </table:table-cell>
          <table:table-cell table:style-name="ce91" office:value-type="string" calcext:value-type="string">
            <text:p>nicht ändern, Werte werden beim «Rechnung erstellen» automatisch eingetragen</text:p>
          </table:table-cell>
          <table:table-cell table:number-columns-repeated="1011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brechnung" table:style-name="ta1" table:print-ranges="Abrechnung.A1:Abrechnung.E17">
        <office:forms form:automatic-focus="false" form:apply-design-mode="false">
          <form:form form:name="Calc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office:event-listeners>
              <script:event-listener script:language="ooo:script" script:event-name="dom:submit" xlink:href="vnd.sun.star.script:Jeeves.Abrechnung.Main?language=Basic&amp;location=application" xlink:type="simple"/>
            </office:event-listeners>
            <form:button form:name="CalcButton" form:control-implementation="ooo:com.sun.star.form.component.CommandButton" xml:id="control1" form:id="control1" form:label="Rechnung erstell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Abrechnung.Main?language=Basic&amp;location=application" xlink:type="simple"/>
              </office:event-listeners>
            </form:button>
          </form:form>
        </office:forms>
        <table:shapes>
          <draw:control draw:z-index="0" draw:text-style-name="P1" svg:width="3.972cm" svg:height="1.096cm" svg:x="21.9cm" svg:y="0.804cm" draw:control="control1"/>
        </table:shapes>
        <table:table-column table:style-name="co25" table:default-cell-style-name="ce50"/>
        <table:table-column table:style-name="co26" table:default-cell-style-name="ce56"/>
        <table:table-column table:style-name="co27" table:default-cell-style-name="ce56"/>
        <table:table-column table:style-name="co28" table:default-cell-style-name="ce62"/>
        <table:table-column table:style-name="co29" table:default-cell-style-name="ce68"/>
        <table:table-column table:style-name="co13" table:number-columns-repeated="1019" table:default-cell-style-name="ce56"/>
        <table:table-row table:style-name="ro2" table:number-rows-repeated="2">
          <table:table-cell table:style-name="ce49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spanned="5" table:number-rows-spanned="1"/>
          <table:covered-table-cell table:number-columns-repeated="2" table:style-name="ce57"/>
          <table:covered-table-cell table:style-name="ce63"/>
          <table:covered-table-cell table:style-name="ce69"/>
          <table:table-cell table:number-columns-repeated="1019"/>
        </table:table-row>
        <table:table-row table:style-name="ro2">
          <table:table-cell table:style-name="ce52" office:value-type="string" calcext:value-type="string" table:number-columns-spanned="5" table:number-rows-spanned="1">
            <text:p><text:s/>| Abrechnung </text:p>
          </table:table-cell>
          <table:covered-table-cell table:number-columns-repeated="2" table:style-name="ce58"/>
          <table:covered-table-cell table:style-name="ce64"/>
          <table:covered-table-cell table:style-name="ce70"/>
          <table:table-cell table:number-columns-repeated="1019"/>
        </table:table-row>
        <table:table-row table:style-name="ro2">
          <table:table-cell table:style-name="ce53" office:value-type="string" calcext:value-type="string" table:number-columns-spanned="5" table:number-rows-spanned="1">
            <text:p>Datum: 27. Februar 2020</text:p>
          </table:table-cell>
          <table:covered-table-cell table:number-columns-repeated="2" table:style-name="ce59"/>
          <table:covered-table-cell table:style-name="ce65"/>
          <table:covered-table-cell table:style-name="ce71"/>
          <table:table-cell table:number-columns-repeated="1019"/>
        </table:table-row>
        <table:table-row table:style-name="ro2">
          <table:table-cell table:style-name="ce54" office:value-type="string" calcext:value-type="string">
            <text:p>Datum</text:p>
          </table:table-cell>
          <table:table-cell table:style-name="ce60" office:value-type="string" calcext:value-type="string">
            <text:p>Arbeit</text:p>
          </table:table-cell>
          <table:table-cell table:style-name="ce60" office:value-type="string" calcext:value-type="string">
            <text:p>Verrechnung</text:p>
          </table:table-cell>
          <table:table-cell table:style-name="ce66" office:value-type="string" calcext:value-type="string">
            <text:p>Zeit</text:p>
          </table:table-cell>
          <table:table-cell table:style-name="ce72" office:value-type="string" calcext:value-type="string">
            <text:p>CHF</text:p>
          </table:table-cell>
          <table:table-cell table:number-columns-repeated="1019"/>
        </table:table-row>
        <table:table-row table:style-name="ro6">
          <table:table-cell table:style-name="ce55"/>
          <table:table-cell table:style-name="ce61"/>
          <table:table-cell table:style-name="ce61" office:value-type="string" calcext:value-type="string">
            <text:p>Total: </text:p>
          </table:table-cell>
          <table:table-cell table:style-name="ce67"/>
          <table:table-cell table:style-name="ce74" table:formula="of:=SUM([.E8:.E9])" office:value-type="string" office:string-value="" calcext:value-type="error">
            <text:p>Err:522</text:p>
          </table:table-cell>
          <table:table-cell table:style-name="ce75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Zahlungsda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BAN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ntoinhaberin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erzlichen Dank und liebe Grüsse!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/>
          <table:table-cell table:number-columns-repeated="102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nfiguration" table:style-name="ta1" table:print="false">
        <office:forms form:automatic-focus="false" form:apply-design-mode="false"/>
        <table:table-column table:style-name="co30" table:default-cell-style-name="ce165"/>
        <table:table-column table:style-name="co31" table:default-cell-style-name="ce208"/>
        <table:table-column table:style-name="co13" table:number-columns-repeated="1022" table:default-cell-style-name="Default"/>
        <table:table-row table:style-name="ro4">
          <table:table-cell office:value-type="string" calcext:value-type="string">
            <text:p>Eigenschaft</text:p>
          </table:table-cell>
          <table:table-cell table:style-name="ce207" office:value-type="string" calcext:value-type="string">
            <text:p>Wert</text:p>
          </table:table-cell>
          <table:table-cell table:style-name="ce165" table:number-columns-repeated="1022"/>
        </table:table-row>
        <table:table-row table:style-name="ro4">
          <table:table-cell office:value-type="string" calcext:value-type="string">
            <text:p>Summe Zeit Anzeige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mme Geld Anzeige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fad Buchhaltung</text:p>
          </table:table-cell>
          <table:table-cell office:value-type="string" calcext:value-type="string">
            <text:p>/home/path/to/jeeves/bh.od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rsion</text:p>
          </table:table-cell>
          <table:table-cell table:style-name="ce209" office:value-type="string" calcext:value-type="string">
            <text:p>2.1.0</text:p>
          </table:table-cell>
          <table:table-cell table:number-columns-repeated="1022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Lucid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110P0"/>
    </number:currency-style>
    <number:date-style style:name="N111">
      <number:month number:style="long" number:textual="true"/>
      <number:text> </number:text>
      <number:year number:style="long"/>
    </number:dat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3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4">
      <number:year number:style="long"/>
    </number:date-style>
    <number:currency-style style:name="N1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CH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de" number:country="CH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number:date-style style:name="N2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10" number:language="de" number:country="CH">
      <number:day number:style="long"/>
      <number:text>. </number:text>
      <number:month number:textual="true"/>
    </number:date-style>
    <number:date-style style:name="N20111" number:language="de" number:country="CH">
      <number:month number:textual="true"/>
      <number:text> </number:text>
      <number:year/>
    </number:date-style>
    <number:time-style style:name="N20112" number:language="de" number:country="CH">
      <number:hours/>
      <number:text>:</number:text>
      <number:minutes number:style="long"/>
      <number:text> </number:text>
      <number:am-pm/>
    </number:time-style>
    <number:time-style style:name="N2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20115P0"/>
    </number:number-style>
    <number:number-style style:name="N2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16P0"/>
    </number:number-style>
    <number:number-style style:name="N2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20118P0"/>
    </number:number-style>
    <number:number-style style:name="N2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19P0"/>
    </number:number-style>
    <number:currency-style style:name="N20121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1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1P0"/>
    </number:currency-style>
    <number:currency-style style:name="N20122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2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2P0"/>
    </number:currency-style>
    <number:number-style style:name="N20123P0" style:volatile="true" number:language="de" number:country="CH">
      <number:number number:decimal-places="0" number:min-decimal-places="0" number:min-integer-digits="1" number:grouping="true"/>
    </number:number-style>
    <number:number-style style:name="N20123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20123P0"/>
    </number:number-style>
    <number:number-style style:name="N20124P0" style:volatile="true" number:language="de" number:country="CH">
      <number:number number:decimal-places="0" number:min-decimal-places="0" number:min-integer-digits="1" number:grouping="true"/>
    </number:number-style>
    <number:number-style style:name="N20124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24P0"/>
    </number:number-style>
    <number:number-style style:name="N20125P0" style:volatile="true" number:language="de" number:country="CH">
      <number:number number:decimal-places="2" number:min-decimal-places="2" number:min-integer-digits="1" number:grouping="true"/>
    </number:number-style>
    <number:number-style style:name="N20125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20125P0"/>
    </number:number-style>
    <number:number-style style:name="N20126P0" style:volatile="true" number:language="de" number:country="CH">
      <number:number number:decimal-places="2" number:min-decimal-places="2" number:min-integer-digits="1" number:grouping="true"/>
    </number:number-style>
    <number:number-style style:name="N20126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6P0"/>
    </number:number-style>
    <number:number-style style:name="N20130P0" style:volatile="true" number:language="de" number:country="CH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0P1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0P2" style:volatile="true" number:language="de" number:country="CH">
      <number:text> </number:text>
      <number:fill-character> </number:fill-character>
      <number:text>- </number:text>
    </number:number-style>
    <number:text-style style:name="N20130" number:language="de" number:country="CH">
      <number:text> </number:text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4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4P2" style:volatile="true" number:language="de" number:country="CH">
      <number:text> SFr. </number:text>
      <number:fill-character> </number:fill-character>
      <number:text>- </number:text>
    </number:number-style>
    <number:text-style style:name="N20134" number:language="de" number:country="CH">
      <number:text> </number:text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de" number:country="CH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8P1" style:volatile="true" number:language="de" number:country="CH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38P2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8" number:language="de" number:country="CH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2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42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2" number:language="de" number:country="CH">
      <number:text> </number:text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3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3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30108P0"/>
    </number:currency-style>
    <number:currency-style style:name="N4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5P0"/>
    </number:currency-style>
    <number:currency-style style:name="N50120P0" style:volatile="true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50120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50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Grau" style:family="table-cell" style:parent-style-name="Default">
      <style:text-properties fo:color="#c0c0c0"/>
    </style:style>
    <style:style style:name="Rot" style:family="table-cell" style:parent-style-name="Default">
      <style:text-properties fo:color="#80000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shadow="none" style:scale-to="75%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/>
    </style:style>
  </office:automatic-styles>
  <office:master-styles>
    <style:master-page style:name="Default" style:page-layout-name="Mpm1">
      <style:header/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.00.0000</text:date>, <text:time style:data-style-name="N2" text:time-value="14:06:01.45124257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5T12:37:28.533000000</meta:creation-date>
    <meta:editing-duration>P30DT9H49M29S</meta:editing-duration>
    <meta:editing-cycles>623</meta:editing-cycles>
    <meta:generator>LibreOffice/7.0.4.2$Linux_X86_64 LibreOffice_project/00$Build-2</meta:generator>
    <meta:initial-creator>Mensch Meyer</meta:initial-creator>
    <dc:date>2021-01-20T14:06:25.142011516</dc:date>
    <meta:print-date>2018-03-22T10:16:17.782000000</meta:print-date>
    <meta:printed-by>Mensch Meyer</meta:printed-by>
    <meta:document-statistic meta:table-count="4" meta:cell-count="3124" meta:object-count="1"/>
  </office:meta>
</office:document-meta>
</file>